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82/content.xml" manifest:media-type="text/xml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manifest.rdf" manifest:media-type="application/rdf+xml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Pictures/200000090000687600004C9FC60263326F83C7F4.svm" manifest:media-type=""/>
  <manifest:file-entry manifest:full-path="Pictures/20000009000098B100005ED03777704B27BF1523.svm" manifest:media-type=""/>
  <manifest:file-entry manifest:full-path="Pictures/200000090000CBAE000042B314C0C69863F70C34.svm" manifest:media-type=""/>
  <manifest:file-entry manifest:full-path="Pictures/2000000900004C13000049DE8F55975383A984A1.svm" manifest:media-type=""/>
  <manifest:file-entry manifest:full-path="Pictures/20000009000065FB000034ECFC712773A4F82D3B.svm" manifest:media-type=""/>
  <manifest:file-entry manifest:full-path="Pictures/200000090000DBAA000072A8142C46966D44EC49.svm" manifest:media-type=""/>
  <manifest:file-entry manifest:full-path="Pictures/200000090000B4CE00007569A9E4AA0CDFAF0F11.svm" manifest:media-type=""/>
  <manifest:file-entry manifest:full-path="Pictures/2000000900005645000042FAFE0DF2303C7D0AB8.svm" manifest:media-type=""/>
  <manifest:file-entry manifest:full-path="Pictures/200000090000A25700004F1AFED95BA5FB3C3B0D.svm" manifest:media-type=""/>
  <manifest:file-entry manifest:full-path="Pictures/200000090000545700004FEE5BF9DB59B10CD6F5.svm" manifest:media-type=""/>
  <manifest:file-entry manifest:full-path="Pictures/200000090000522300004E47A813EDD31686B58B.svm" manifest:media-type=""/>
  <manifest:file-entry manifest:full-path="Pictures/20000009000066410000410C088610C8E098E7A7.svm" manifest:media-type=""/>
  <manifest:file-entry manifest:full-path="Pictures/200000090000568C0000452E110B6638CC754821.svm" manifest:media-type=""/>
  <manifest:file-entry manifest:full-path="Pictures/200000090000A51800006C51574028033A5D665A.svm" manifest:media-type=""/>
  <manifest:file-entry manifest:full-path="Pictures/200000090000C9330000390EB8B2954B38BEA183.svm" manifest:media-type=""/>
  <manifest:file-entry manifest:full-path="Pictures/20000009000057EC00003C5C83418C8CC8BD3D3A.svm" manifest:media-type="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1/content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2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22" manifest:media-type=""/>
  <manifest:file-entry manifest:full-path="ObjectReplacements/Object 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0" manifest:media-type=""/>
  <manifest:file-entry manifest:full-path="ObjectReplacements/Object 5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222/settings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220/settings.xml" manifest:media-type="text/xml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Thumbnails/thumbnail.png" manifest:media-type="image/png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283/content.xml" manifest:media-type="text/xml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89/settings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Kozuka Gothic Pr6N EL" svg:font-family="'Kozuka Gothic Pr6N EL'" style:font-family-generic="roman"/>
    <style:font-face style:name="Times New Roman1" svg:font-family="'Times New Roman'" style:font-family-generic="roman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3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9.701cm" style:rel-column-width="37398*"/>
    </style:style>
    <style:style style:name="Tableau2.B" style:family="table-column">
      <style:table-column-properties style:column-width="7.299cm" style:rel-column-width="28137*"/>
    </style:style>
    <style:style style:name="Tableau2.A1" style:family="table-cell">
      <style:table-cell-properties fo:padding="0.097cm" fo:border="none"/>
    </style:style>
    <style:style style:name="Tableau16" style:family="table">
      <style:table-properties style:width="17cm" table:align="margins" style:may-break-between-rows="false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5.667cm" style:rel-column-width="21845*"/>
    </style:style>
    <style:style style:name="Tableau13.A1" style:family="table-cell">
      <style:table-cell-properties fo:padding="0.097cm" fo:border="none"/>
    </style:style>
    <style:style style:name="Tableau13.B1" style:family="table-cell">
      <style:table-cell-properties fo:padding="0.097cm" fo:border-left="0.05pt solid #000000" fo:border-right="0.05pt solid #000000" fo:border-top="none" fo:border-bottom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05pt solid #000000" fo:border-right="none" fo:border-top="none" fo:border-bottom="none"/>
    </style:style>
    <style:style style:name="Tableau4" style:family="table">
      <style:table-properties style:width="7.16cm" table:align="left" style:may-break-between-rows="false"/>
    </style:style>
    <style:style style:name="Tableau4.A" style:family="table-column">
      <style:table-column-properties style:column-width="1.739cm"/>
    </style:style>
    <style:style style:name="Tableau4.B" style:family="table-column">
      <style:table-column-properties style:column-width="0.647cm"/>
    </style:style>
    <style:style style:name="Tableau4.C" style:family="table-column">
      <style:table-column-properties style:column-width="1.554cm"/>
    </style:style>
    <style:style style:name="Tableau4.D" style:family="table-column">
      <style:table-column-properties style:column-width="0.926cm"/>
    </style:style>
    <style:style style:name="Tableau4.E" style:family="table-column">
      <style:table-column-properties style:column-width="1.517cm"/>
    </style:style>
    <style:style style:name="Tableau4.F" style:family="table-column">
      <style:table-column-properties style:column-width="0.776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none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4.E1" style:family="table-cell">
      <style:table-cell-properties fo:padding="0.097cm" fo:border-left="none" fo:border-right="none" fo:border-top="0.05pt solid #000000" fo:border-bottom="0.05pt solid #000000"/>
    </style:style>
    <style:style style:name="Tableau4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.F2" style:family="table-cell">
      <style:table-cell-properties fo:padding="0.097cm" fo:border-left="none" fo:border-right="0.05pt solid #000000" fo:border-top="none" fo:border-bottom="0.05pt solid #000000"/>
    </style:style>
    <style:style style:name="Tableau4.3" style:family="table-row">
      <style:table-row-properties style:row-height="1.6cm"/>
    </style:style>
    <style:style style:name="Tableau4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.D3" style:family="table-cell">
      <style:table-cell-properties style:vertical-align="top" fo:padding="0.097cm" fo:border-left="none" fo:border-right="none" fo:border-top="none" fo:border-bottom="0.05pt solid #000000"/>
    </style:style>
    <style:style style:name="Tableau4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9.936cm" style:rel-column-width="38302*"/>
    </style:style>
    <style:style style:name="Tableau5.B" style:family="table-column">
      <style:table-column-properties style:column-width="7.064cm" style:rel-column-width="27233*"/>
    </style:style>
    <style:style style:name="Tableau5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733cm" style:rel-column-width="33665*"/>
    </style:style>
    <style:style style:name="Tableau7.B" style:family="table-column">
      <style:table-column-properties style:column-width="8.267cm" style:rel-column-width="31870*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0.05pt solid #000000" fo:border-right="none" fo:border-top="none" fo:border-bottom="none"/>
    </style:style>
    <style:style style:name="Tableau9" style:family="table">
      <style:table-properties style:width="7.16cm" table:align="left" style:may-break-between-rows="false"/>
    </style:style>
    <style:style style:name="Tableau9.A" style:family="table-column">
      <style:table-column-properties style:column-width="1.739cm"/>
    </style:style>
    <style:style style:name="Tableau9.B" style:family="table-column">
      <style:table-column-properties style:column-width="0.647cm"/>
    </style:style>
    <style:style style:name="Tableau9.C" style:family="table-column">
      <style:table-column-properties style:column-width="1.554cm"/>
    </style:style>
    <style:style style:name="Tableau9.D" style:family="table-column">
      <style:table-column-properties style:column-width="0.926cm"/>
    </style:style>
    <style:style style:name="Tableau9.E" style:family="table-column">
      <style:table-column-properties style:column-width="1.517cm"/>
    </style:style>
    <style:style style:name="Tableau9.F" style:family="table-column">
      <style:table-column-properties style:column-width="0.776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-left="none" fo:border-right="none" fo:border-top="0.05pt solid #000000" fo:border-bottom="0.05pt solid #000000"/>
    </style:style>
    <style:style style:name="Tableau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9.E1" style:family="table-cell">
      <style:table-cell-properties fo:padding="0.097cm" fo:border-left="none" fo:border-right="none" fo:border-top="0.05pt solid #000000" fo:border-bottom="0.05pt solid #000000"/>
    </style:style>
    <style:style style:name="Tableau9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9.F2" style:family="table-cell">
      <style:table-cell-properties fo:padding="0.097cm" fo:border-left="none" fo:border-right="0.05pt solid #000000" fo:border-top="none" fo:border-bottom="0.05pt solid #000000"/>
    </style:style>
    <style:style style:name="Tableau9.3" style:family="table-row">
      <style:table-row-properties style:row-height="1.6cm"/>
    </style:style>
    <style:style style:name="Tableau9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9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9.936cm" style:rel-column-width="38302*"/>
    </style:style>
    <style:style style:name="Tableau10.B" style:family="table-column">
      <style:table-column-properties style:column-width="7.064cm" style:rel-column-width="27233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733cm" style:rel-column-width="33665*"/>
    </style:style>
    <style:style style:name="Tableau11.B" style:family="table-column">
      <style:table-column-properties style:column-width="8.267cm" style:rel-column-width="31870*"/>
    </style:style>
    <style:style style:name="Tableau11.A1" style:family="table-cell">
      <style:table-cell-properties fo:padding="0.097cm" fo:border="none"/>
    </style:style>
    <style:style style:name="Tableau22" style:family="table">
      <style:table-properties style:width="17cm" fo:break-before="page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padding="0.097cm" fo:border="0.05pt solid #000000"/>
    </style:style>
    <style:style style:name="Tableau12" style:family="table">
      <style:table-properties style:width="17cm" fo:break-before="page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14" style:family="table">
      <style:table-properties style:width="12.3cm" table:align="center" style:may-break-between-rows="false"/>
    </style:style>
    <style:style style:name="Tableau14.A" style:family="table-column">
      <style:table-column-properties style:column-width="2.946cm"/>
    </style:style>
    <style:style style:name="Tableau14.B" style:family="table-column">
      <style:table-column-properties style:column-width="1.249cm"/>
    </style:style>
    <style:style style:name="Tableau14.C" style:family="table-column">
      <style:table-column-properties style:column-width="6.613cm"/>
    </style:style>
    <style:style style:name="Tableau14.D" style:family="table-column">
      <style:table-column-properties style:column-width="1.492cm"/>
    </style:style>
    <style:style style:name="Tableau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-left="none" fo:border-right="none" fo:border-top="0.05pt solid #000000" fo:border-bottom="0.05pt solid #000000"/>
    </style:style>
    <style:style style:name="Tableau14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4.D2" style:family="table-cell">
      <style:table-cell-properties fo:padding="0.097cm" fo:border-left="none" fo:border-right="0.05pt solid #000000" fo:border-top="none" fo:border-bottom="0.05pt solid #000000"/>
    </style:style>
    <style:style style:name="Tableau14.3" style:family="table-row">
      <style:table-row-properties style:row-height="1.6cm"/>
    </style:style>
    <style:style style:name="Tableau14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14.D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14.D5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5.667cm" style:rel-column-width="21845*"/>
    </style:style>
    <style:style style:name="Tableau15.A1" style:family="table-cell">
      <style:table-cell-properties fo:padding="0.097cm" fo:border="none"/>
    </style:style>
    <style:style style:name="Tableau15.B1" style:family="table-cell">
      <style:table-cell-properties fo:padding="0.097cm" fo:border-left="0.05pt solid #000000" fo:border-right="0.05pt solid #000000" fo:border-top="none" fo:border-bottom="none"/>
    </style:style>
    <style:style style:name="Tableau6" style:family="table">
      <style:table-properties style:width="18.613cm" fo:margin-left="-0.191cm" table:align="left"/>
    </style:style>
    <style:style style:name="Tableau6.A" style:family="table-column">
      <style:table-column-properties style:column-width="5.168cm"/>
    </style:style>
    <style:style style:name="Tableau6.B" style:family="table-column">
      <style:table-column-properties style:column-width="6.616cm"/>
    </style:style>
    <style:style style:name="Tableau6.C" style:family="table-column">
      <style:table-column-properties style:column-width="6.828cm"/>
    </style:style>
    <style:style style:name="Tableau6.1" style:family="table-row">
      <style:table-row-properties style:row-height="0.582cm" fo:keep-together="auto"/>
    </style:style>
    <style:style style:name="Tableau6.A1" style:family="table-cell">
      <style:table-cell-properties style:vertical-align="" fo:padding-left="0.191cm" fo:padding-right="0.191cm" fo:padding-top="0cm" fo:padding-bottom="0cm" fo:border="1pt solid #000001"/>
    </style:style>
    <style:style style:name="Tableau6.2" style:family="table-row">
      <style:table-row-properties style:row-height="8.502cm" fo:keep-together="auto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320041"/>
    </style:style>
    <style:style style:name="P4" style:family="paragraph" style:parent-style-name="Standard">
      <style:paragraph-properties fo:text-align="center" style:justify-single-word="false"/>
      <style:text-properties officeooo:paragraph-rsid="0040f284"/>
    </style:style>
    <style:style style:name="P5" style:family="paragraph" style:parent-style-name="Standard">
      <style:paragraph-properties fo:text-align="center" style:justify-single-word="false"/>
      <style:text-properties officeooo:paragraph-rsid="004eb8a8"/>
    </style:style>
    <style:style style:name="P6" style:family="paragraph" style:parent-style-name="Standard">
      <style:paragraph-properties fo:text-align="center" style:justify-single-word="false"/>
      <style:text-properties officeooo:paragraph-rsid="00506791"/>
    </style:style>
    <style:style style:name="P7" style:family="paragraph" style:parent-style-name="Standard">
      <style:paragraph-properties fo:text-align="center" style:justify-single-word="false"/>
      <style:text-properties officeooo:paragraph-rsid="001f0d56"/>
    </style:style>
    <style:style style:name="P8" style:family="paragraph" style:parent-style-name="Standard">
      <style:text-properties style:font-name="Times" officeooo:rsid="00171fd5" officeooo:paragraph-rsid="00171fd5"/>
    </style:style>
    <style:style style:name="P9" style:family="paragraph" style:parent-style-name="Standard">
      <style:text-properties style:font-name="Times" officeooo:rsid="0018e6a8" officeooo:paragraph-rsid="00193649"/>
    </style:style>
    <style:style style:name="P10" style:family="paragraph" style:parent-style-name="Standard">
      <style:paragraph-properties fo:text-align="justify" style:justify-single-word="false"/>
      <style:text-properties style:font-name="Times" officeooo:rsid="0018e6a8" officeooo:paragraph-rsid="00193649"/>
    </style:style>
    <style:style style:name="P11" style:family="paragraph" style:parent-style-name="Standard">
      <style:paragraph-properties fo:text-align="justify" style:justify-single-word="false"/>
      <style:text-properties style:font-name="Times" officeooo:rsid="0018e6a8" officeooo:paragraph-rsid="0018e6a8"/>
    </style:style>
    <style:style style:name="P12" style:family="paragraph" style:parent-style-name="Standard">
      <style:text-properties style:font-name="Times" officeooo:rsid="001f0d56"/>
    </style:style>
    <style:style style:name="P13" style:family="paragraph" style:parent-style-name="Standard">
      <style:text-properties style:font-name="Times" officeooo:rsid="001f0d56" officeooo:paragraph-rsid="00234062"/>
    </style:style>
    <style:style style:name="P14" style:family="paragraph" style:parent-style-name="Standard">
      <style:text-properties style:font-name="Times" officeooo:paragraph-rsid="0040f284"/>
    </style:style>
    <style:style style:name="P15" style:family="paragraph" style:parent-style-name="Standard">
      <style:text-properties style:font-name="Times" fo:font-style="italic" officeooo:rsid="0044d357" officeooo:paragraph-rsid="0044d357" style:font-style-asian="italic" style:font-style-complex="italic"/>
    </style:style>
    <style:style style:name="P16" style:family="paragraph" style:parent-style-name="Standard">
      <style:text-properties style:font-name="Times" officeooo:rsid="0040f284" officeooo:paragraph-rsid="0040f284"/>
    </style:style>
    <style:style style:name="P17" style:family="paragraph" style:parent-style-name="Standard">
      <style:paragraph-properties fo:text-align="center" style:justify-single-word="false"/>
      <style:text-properties style:font-name="Times" officeooo:rsid="0040f284" officeooo:paragraph-rsid="0040f284"/>
    </style:style>
    <style:style style:name="P18" style:family="paragraph" style:parent-style-name="Standard">
      <style:paragraph-properties fo:text-align="justify" style:justify-single-word="false"/>
      <style:text-properties style:font-name="Times" officeooo:rsid="0040f284" officeooo:paragraph-rsid="0040f284"/>
    </style:style>
    <style:style style:name="P19" style:family="paragraph" style:parent-style-name="Standard">
      <style:text-properties officeooo:paragraph-rsid="001f0d56"/>
    </style:style>
    <style:style style:name="P20" style:family="paragraph" style:parent-style-name="Standard">
      <style:text-properties officeooo:paragraph-rsid="00217218"/>
    </style:style>
    <style:style style:name="P21" style:family="paragraph" style:parent-style-name="Standard">
      <style:text-properties officeooo:rsid="001f0d56" officeooo:paragraph-rsid="001f0d56"/>
    </style:style>
    <style:style style:name="P22" style:family="paragraph" style:parent-style-name="Standard">
      <style:text-properties fo:font-style="italic" officeooo:rsid="001f0d56" officeooo:paragraph-rsid="001f0d56" style:font-style-asian="italic" style:font-style-complex="italic"/>
    </style:style>
    <style:style style:name="P23" style:family="paragraph" style:parent-style-name="Standard">
      <style:text-properties fo:font-style="italic" officeooo:rsid="00234062" officeooo:paragraph-rsid="00234062" style:font-style-asian="italic" style:font-style-complex="italic"/>
    </style:style>
    <style:style style:name="P24" style:family="paragraph" style:parent-style-name="Standard">
      <style:text-properties fo:font-style="italic" officeooo:rsid="002c13eb" officeooo:paragraph-rsid="002c13eb" style:font-style-asian="italic" style:font-style-complex="italic"/>
    </style:style>
    <style:style style:name="P25" style:family="paragraph" style:parent-style-name="Standard">
      <style:text-properties fo:font-style="italic" officeooo:rsid="002c13eb" officeooo:paragraph-rsid="0031cfeb" style:font-style-asian="italic" style:font-style-complex="italic"/>
    </style:style>
    <style:style style:name="P26" style:family="paragraph" style:parent-style-name="Standard">
      <style:text-properties fo:font-style="italic" officeooo:rsid="002fa5db" officeooo:paragraph-rsid="002fa5db" style:font-style-asian="italic" style:font-style-complex="italic"/>
    </style:style>
    <style:style style:name="P27" style:family="paragraph" style:parent-style-name="Standard">
      <style:paragraph-properties fo:text-align="start" style:justify-single-word="false"/>
      <style:text-properties officeooo:rsid="00234062" officeooo:paragraph-rsid="00234062"/>
    </style:style>
    <style:style style:name="P28" style:family="paragraph" style:parent-style-name="Standard">
      <style:text-properties officeooo:rsid="00234062" officeooo:paragraph-rsid="00234062"/>
    </style:style>
    <style:style style:name="P29" style:family="paragraph" style:parent-style-name="Standard">
      <style:text-properties officeooo:paragraph-rsid="00264442"/>
    </style:style>
    <style:style style:name="P30" style:family="paragraph" style:parent-style-name="Standard">
      <style:text-properties officeooo:paragraph-rsid="00277548"/>
    </style:style>
    <style:style style:name="P31" style:family="paragraph" style:parent-style-name="Standard">
      <style:text-properties officeooo:paragraph-rsid="00290ce3"/>
    </style:style>
    <style:style style:name="P32" style:family="paragraph" style:parent-style-name="Standard">
      <style:paragraph-properties fo:text-align="start" style:justify-single-word="false"/>
      <style:text-properties officeooo:paragraph-rsid="002d8b2a"/>
    </style:style>
    <style:style style:name="P33" style:family="paragraph" style:parent-style-name="Standard">
      <style:text-properties officeooo:paragraph-rsid="002f1f02"/>
    </style:style>
    <style:style style:name="P34" style:family="paragraph" style:parent-style-name="Standard">
      <style:text-properties officeooo:paragraph-rsid="0031cfeb"/>
    </style:style>
    <style:style style:name="P35" style:family="paragraph" style:parent-style-name="Standard">
      <style:text-properties officeooo:paragraph-rsid="00395244"/>
    </style:style>
    <style:style style:name="P36" style:family="paragraph" style:parent-style-name="Standard">
      <style:text-properties style:text-position="0% 100%" style:font-name="Times New Roman1" fo:font-size="11pt" fo:letter-spacing="normal" fo:font-style="normal" fo:font-weight="normal" officeooo:paragraph-rsid="00395244" style:font-size-asian="11pt" style:font-style-asian="normal" style:font-weight-asian="normal" style:text-scale="100%"/>
    </style:style>
    <style:style style:name="P37" style:family="paragraph" style:parent-style-name="Standard">
      <style:text-properties style:text-position="0% 100%" style:font-name="Times New Roman1" officeooo:rsid="00407968" officeooo:paragraph-rsid="0040f284" style:font-name-asian="Times New Roman1" style:font-name-complex="Times New Roman1"/>
    </style:style>
    <style:style style:name="P38" style:family="paragraph" style:parent-style-name="Standard">
      <style:text-properties style:text-position="0% 100%" officeooo:paragraph-rsid="00395244"/>
    </style:style>
    <style:style style:name="P39" style:family="paragraph" style:parent-style-name="Standard">
      <style:text-properties officeooo:rsid="00217218" officeooo:paragraph-rsid="00217218"/>
    </style:style>
    <style:style style:name="P40" style:family="paragraph" style:parent-style-name="Standard">
      <style:text-properties officeooo:rsid="00264442" officeooo:paragraph-rsid="00264442"/>
    </style:style>
    <style:style style:name="P41" style:family="paragraph" style:parent-style-name="Standard">
      <style:text-properties officeooo:rsid="00264442" officeooo:paragraph-rsid="0031cfeb"/>
    </style:style>
    <style:style style:name="P42" style:family="paragraph" style:parent-style-name="Standard">
      <style:text-properties style:font-name="Times New Roman" officeooo:rsid="00277548" officeooo:paragraph-rsid="00277548"/>
    </style:style>
    <style:style style:name="P43" style:family="paragraph" style:parent-style-name="Standard">
      <style:text-properties style:font-name="Times New Roman" officeooo:rsid="00277548" officeooo:paragraph-rsid="0032e03b"/>
    </style:style>
    <style:style style:name="P44" style:family="paragraph" style:parent-style-name="Standard">
      <style:text-properties style:font-name="Times New Roman" style:text-underline-style="solid" style:text-underline-width="auto" style:text-underline-color="font-color" fo:font-weight="bold" officeooo:rsid="00290ce3" officeooo:paragraph-rsid="00290ce3" style:font-weight-asian="bold" style:font-weight-complex="bold"/>
    </style:style>
    <style:style style:name="P45" style:family="paragraph" style:parent-style-name="Standard">
      <style:text-properties style:font-name="Times New Roman" style:text-underline-style="solid" style:text-underline-width="auto" style:text-underline-color="font-color" fo:font-weight="bold" officeooo:rsid="00290ce3" officeooo:paragraph-rsid="0032e03b" style:font-weight-asian="bold" style:font-weight-complex="bold"/>
    </style:style>
    <style:style style:name="P46" style:family="paragraph" style:parent-style-name="Standard">
      <style:text-properties style:font-name="Times New Roman" style:text-underline-style="solid" style:text-underline-width="auto" style:text-underline-color="font-color" fo:font-weight="bold" officeooo:rsid="003666a7" officeooo:paragraph-rsid="003666a7" style:font-weight-asian="bold" style:font-weight-complex="bold"/>
    </style:style>
    <style:style style:name="P47" style:family="paragraph" style:parent-style-name="Standard">
      <style:text-properties style:font-name="Times New Roman" style:text-underline-style="solid" style:text-underline-width="auto" style:text-underline-color="font-color" fo:font-weight="bold" officeooo:rsid="00395244" officeooo:paragraph-rsid="0052cc48" style:font-weight-asian="bold" style:font-weight-complex="bold"/>
    </style:style>
    <style:style style:name="P48" style:family="paragraph" style:parent-style-name="Standard">
      <style:text-properties style:font-name="Times New Roman" officeooo:rsid="002c13eb" officeooo:paragraph-rsid="002c13eb"/>
    </style:style>
    <style:style style:name="P49" style:family="paragraph" style:parent-style-name="Standard">
      <style:text-properties style:font-name="Times New Roman" officeooo:rsid="002c13eb" officeooo:paragraph-rsid="0031cfeb"/>
    </style:style>
    <style:style style:name="P50" style:family="paragraph" style:parent-style-name="Standard">
      <style:paragraph-properties fo:text-align="justify" style:justify-single-word="false"/>
      <style:text-properties style:font-name="Times New Roman" officeooo:rsid="002c13eb" officeooo:paragraph-rsid="002c13eb"/>
    </style:style>
    <style:style style:name="P51" style:family="paragraph" style:parent-style-name="Standard">
      <style:text-properties style:font-name="Times New Roman" officeooo:rsid="002fa5db" officeooo:paragraph-rsid="002fa5db"/>
    </style:style>
    <style:style style:name="P52" style:family="paragraph" style:parent-style-name="Standard">
      <style:text-properties style:font-name="Times New Roman" officeooo:rsid="002fa5db" officeooo:paragraph-rsid="0031cfeb"/>
    </style:style>
    <style:style style:name="P53" style:family="paragraph" style:parent-style-name="Standard">
      <style:text-properties style:font-name="Times New Roman" officeooo:rsid="00395244" officeooo:paragraph-rsid="00395244"/>
    </style:style>
    <style:style style:name="P54" style:family="paragraph" style:parent-style-name="Standard">
      <style:paragraph-properties fo:text-align="justify" style:justify-single-word="false"/>
      <style:text-properties style:font-name="Times New Roman" officeooo:rsid="00290ce3" officeooo:paragraph-rsid="0032e03b"/>
    </style:style>
    <style:style style:name="P55" style:family="paragraph" style:parent-style-name="Standard">
      <style:text-properties style:font-name="Times New Roman" style:text-underline-style="none" fo:font-weight="normal" officeooo:rsid="00395244" officeooo:paragraph-rsid="0054ba64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tyle="normal" officeooo:rsid="0017829e" officeooo:paragraph-rsid="004b75f5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tyle="normal" fo:font-weight="bold" officeooo:rsid="004c1f04" officeooo:paragraph-rsid="004c1f04" style:font-weight-asian="bold" style:font-weight-complex="bold"/>
    </style:style>
    <style:style style:name="P58" style:family="paragraph" style:parent-style-name="Standard">
      <style:text-properties officeooo:rsid="00277548" officeooo:paragraph-rsid="00277548"/>
    </style:style>
    <style:style style:name="P59" style:family="paragraph" style:parent-style-name="Standard">
      <style:text-properties officeooo:rsid="00277548" officeooo:paragraph-rsid="0032e03b"/>
    </style:style>
    <style:style style:name="P60" style:family="paragraph" style:parent-style-name="Standard">
      <style:text-properties officeooo:rsid="002c13eb" officeooo:paragraph-rsid="002c13eb"/>
    </style:style>
    <style:style style:name="P61" style:family="paragraph" style:parent-style-name="Standard">
      <style:text-properties officeooo:rsid="00290ce3" officeooo:paragraph-rsid="00290ce3"/>
    </style:style>
    <style:style style:name="P62" style:family="paragraph" style:parent-style-name="Standard">
      <style:text-properties officeooo:rsid="00290ce3" officeooo:paragraph-rsid="0031cfeb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2d8b2a" officeooo:paragraph-rsid="002d8b2a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d8b2a" officeooo:paragraph-rsid="002d8b2a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e5d1" officeooo:paragraph-rsid="004b75f5" style:font-weight-asian="bold" style:font-weight-complex="bold"/>
    </style:style>
    <style:style style:name="P66" style:family="paragraph" style:parent-style-name="Standard">
      <style:text-properties style:text-underline-style="solid" style:text-underline-width="auto" style:text-underline-color="font-color" fo:font-weight="bold" officeooo:rsid="0052cc48" officeooo:paragraph-rsid="0052cc48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52cc48" officeooo:paragraph-rsid="0052cc48" style:font-weight-asian="bold" style:font-weight-complex="bold"/>
    </style:style>
    <style:style style:name="P68" style:family="paragraph" style:parent-style-name="Standard">
      <style:text-properties style:text-underline-style="solid" style:text-underline-width="auto" style:text-underline-color="font-color" officeooo:rsid="00526281"/>
    </style:style>
    <style:style style:name="P69" style:family="paragraph" style:parent-style-name="Standard">
      <style:text-properties style:text-underline-style="solid" style:text-underline-width="auto" style:text-underline-color="font-color" officeooo:rsid="001f0d56" officeooo:paragraph-rsid="001cc50c"/>
    </style:style>
    <style:style style:name="P70" style:family="paragraph" style:parent-style-name="Standard">
      <style:text-properties officeooo:rsid="002d8b2a" officeooo:paragraph-rsid="002d8b2a"/>
    </style:style>
    <style:style style:name="P71" style:family="paragraph" style:parent-style-name="Standard">
      <style:text-properties style:font-name="OpenSymbol1" officeooo:rsid="002f1f02" officeooo:paragraph-rsid="0031cfeb"/>
    </style:style>
    <style:style style:name="P72" style:family="paragraph" style:parent-style-name="Standard">
      <style:text-properties officeooo:paragraph-rsid="0040f284"/>
    </style:style>
    <style:style style:name="P73" style:family="paragraph" style:parent-style-name="Standard">
      <style:text-properties officeooo:paragraph-rsid="00438da6"/>
    </style:style>
    <style:style style:name="P74" style:family="paragraph" style:parent-style-name="Standard">
      <style:text-properties officeooo:paragraph-rsid="0044d357"/>
    </style:style>
    <style:style style:name="P75" style:family="paragraph" style:parent-style-name="Standard">
      <style:paragraph-properties fo:text-align="center" style:justify-single-word="false"/>
      <style:text-properties style:font-name="Atalante" officeooo:rsid="00407968" officeooo:paragraph-rsid="0040f284"/>
    </style:style>
    <style:style style:name="P76" style:family="paragraph" style:parent-style-name="Standard">
      <style:paragraph-properties fo:text-align="start" style:justify-single-word="false"/>
      <style:text-properties officeooo:rsid="0040f284" officeooo:paragraph-rsid="0040f284"/>
    </style:style>
    <style:style style:name="P77" style:family="paragraph" style:parent-style-name="Standard">
      <style:paragraph-properties fo:text-align="justify" style:justify-single-word="false"/>
      <style:text-properties officeooo:paragraph-rsid="00171fd5"/>
    </style:style>
    <style:style style:name="P78" style:family="paragraph" style:parent-style-name="Standard">
      <style:paragraph-properties fo:text-align="justify" style:justify-single-word="false"/>
      <style:text-properties officeooo:paragraph-rsid="0018e6a8"/>
    </style:style>
    <style:style style:name="P79" style:family="paragraph" style:parent-style-name="Standard">
      <style:paragraph-properties fo:text-align="justify" style:justify-single-word="false"/>
      <style:text-properties officeooo:paragraph-rsid="00193649"/>
    </style:style>
    <style:style style:name="P80" style:family="paragraph" style:parent-style-name="Standard">
      <style:paragraph-properties fo:text-align="justify" style:justify-single-word="false"/>
      <style:text-properties officeooo:paragraph-rsid="001f0d56"/>
    </style:style>
    <style:style style:name="P81" style:family="paragraph" style:parent-style-name="Standard">
      <style:paragraph-properties fo:text-align="justify" style:justify-single-word="false"/>
      <style:text-properties officeooo:paragraph-rsid="00264442"/>
    </style:style>
    <style:style style:name="P82" style:family="paragraph" style:parent-style-name="Standard">
      <style:paragraph-properties fo:text-align="justify" style:justify-single-word="false"/>
      <style:text-properties officeooo:paragraph-rsid="00234062"/>
    </style:style>
    <style:style style:name="P83" style:family="paragraph" style:parent-style-name="Standard">
      <style:paragraph-properties fo:text-align="justify" style:justify-single-word="false"/>
      <style:text-properties officeooo:paragraph-rsid="00290ce3"/>
    </style:style>
    <style:style style:name="P84" style:family="paragraph" style:parent-style-name="Standard">
      <style:paragraph-properties fo:text-align="justify" style:justify-single-word="false"/>
      <style:text-properties officeooo:paragraph-rsid="002c13eb"/>
    </style:style>
    <style:style style:name="P85" style:family="paragraph" style:parent-style-name="Standard">
      <style:paragraph-properties fo:text-align="justify" style:justify-single-word="false"/>
      <style:text-properties officeooo:paragraph-rsid="002d8b2a"/>
    </style:style>
    <style:style style:name="P86" style:family="paragraph" style:parent-style-name="Standard">
      <style:paragraph-properties fo:text-align="justify" style:justify-single-word="false"/>
      <style:text-properties officeooo:paragraph-rsid="002fa5db"/>
    </style:style>
    <style:style style:name="P87" style:family="paragraph" style:parent-style-name="Standard">
      <style:paragraph-properties fo:text-align="justify" style:justify-single-word="false"/>
      <style:text-properties officeooo:paragraph-rsid="0032e03b"/>
    </style:style>
    <style:style style:name="P88" style:family="paragraph" style:parent-style-name="Standard">
      <style:paragraph-properties fo:text-align="justify" style:justify-single-word="false"/>
      <style:text-properties officeooo:paragraph-rsid="004b75f5"/>
    </style:style>
    <style:style style:name="P89" style:family="paragraph" style:parent-style-name="Standard">
      <style:paragraph-properties fo:text-align="justify" style:justify-single-word="false"/>
      <style:text-properties officeooo:paragraph-rsid="004e780e"/>
    </style:style>
    <style:style style:name="P90" style:family="paragraph" style:parent-style-name="Standard">
      <style:text-properties officeooo:paragraph-rsid="002fa5db"/>
    </style:style>
    <style:style style:name="P91" style:family="paragraph" style:parent-style-name="Standard">
      <style:paragraph-properties fo:text-align="justify" style:justify-single-word="false"/>
      <style:text-properties officeooo:rsid="000624c8" officeooo:paragraph-rsid="004b75f5"/>
    </style:style>
    <style:style style:name="P92" style:family="paragraph" style:parent-style-name="Standard">
      <style:paragraph-properties fo:text-align="justify" style:justify-single-word="false"/>
      <style:text-properties officeooo:rsid="000624c8" officeooo:paragraph-rsid="004dc919"/>
    </style:style>
    <style:style style:name="P93" style:family="paragraph" style:parent-style-name="Standard">
      <style:paragraph-properties fo:text-align="center" style:justify-single-word="false"/>
      <style:text-properties officeooo:rsid="000624c8" officeooo:paragraph-rsid="004b75f5"/>
    </style:style>
    <style:style style:name="P94" style:family="paragraph" style:parent-style-name="Standard">
      <style:paragraph-properties fo:text-align="justify" style:justify-single-word="false"/>
      <style:text-properties officeooo:rsid="000de5d1" officeooo:paragraph-rsid="004b75f5"/>
    </style:style>
    <style:style style:name="P95" style:family="paragraph" style:parent-style-name="Standard">
      <style:paragraph-properties fo:text-align="justify" style:justify-single-word="false"/>
      <style:text-properties fo:font-style="normal" officeooo:rsid="000de5d1" officeooo:paragraph-rsid="004b75f5"/>
    </style:style>
    <style:style style:name="P96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/>
      <style:text-properties fo:font-style="normal" style:text-underline-style="solid" style:text-underline-width="auto" style:text-underline-color="font-color" fo:font-weight="bold" officeooo:rsid="0014920d" officeooo:paragraph-rsid="004b75f5" style:font-weight-asian="bold" style:font-weight-complex="bold"/>
    </style:style>
    <style:style style:name="P97" style:family="paragraph" style:parent-style-name="Standard">
      <style:text-properties officeooo:paragraph-rsid="004b75f5"/>
    </style:style>
    <style:style style:name="P98" style:family="paragraph" style:parent-style-name="Standard">
      <style:text-properties officeooo:paragraph-rsid="004dc919"/>
    </style:style>
    <style:style style:name="P99" style:family="paragraph" style:parent-style-name="Standard">
      <style:text-properties officeooo:paragraph-rsid="0054ba64"/>
    </style:style>
    <style:style style:name="P100" style:family="paragraph" style:parent-style-name="Standard">
      <style:text-properties officeooo:rsid="0052cc48" officeooo:paragraph-rsid="0052cc48"/>
    </style:style>
    <style:style style:name="P101" style:family="paragraph" style:parent-style-name="Standard">
      <style:paragraph-properties fo:text-align="start" style:justify-single-word="false"/>
      <style:text-properties officeooo:rsid="0052cc48" officeooo:paragraph-rsid="0052cc48"/>
    </style:style>
    <style:style style:name="P102" style:family="paragraph" style:parent-style-name="Standard">
      <style:paragraph-properties fo:text-align="center" style:justify-single-word="false"/>
      <style:text-properties officeooo:rsid="004e780e" officeooo:paragraph-rsid="004e780e"/>
    </style:style>
    <style:style style:name="P103" style:family="paragraph" style:parent-style-name="Standard">
      <style:paragraph-properties fo:text-align="start" style:justify-single-word="false"/>
      <style:text-properties officeooo:rsid="004e780e" officeooo:paragraph-rsid="004e780e"/>
    </style:style>
    <style:style style:name="P104" style:family="paragraph" style:parent-style-name="Standard">
      <style:paragraph-properties fo:text-align="start" style:justify-single-word="false"/>
      <style:text-properties officeooo:rsid="0050c298" officeooo:paragraph-rsid="0050c298"/>
    </style:style>
    <style:style style:name="P105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06" style:family="paragraph" style:parent-style-name="Heading">
      <style:paragraph-properties fo:text-align="center" style:justify-single-word="false"/>
      <style:text-properties officeooo:paragraph-rsid="004b75f5"/>
    </style:style>
    <style:style style:name="P107" style:family="paragraph" style:parent-style-name="Heading">
      <style:paragraph-properties fo:text-align="center" style:justify-single-word="false"/>
      <style:text-properties officeooo:paragraph-rsid="004dc919"/>
    </style:style>
    <style:style style:name="P108" style:family="paragraph" style:parent-style-name="Standard">
      <style:paragraph-properties fo:break-before="page"/>
      <style:text-properties style:font-name="Times New Roman" style:text-underline-style="solid" style:text-underline-width="auto" style:text-underline-color="font-color" fo:font-weight="bold" officeooo:rsid="00395244" officeooo:paragraph-rsid="00395244" style:font-weight-asian="bold" style:font-weight-complex="bold"/>
    </style:style>
    <style:style style:name="P109" style:family="paragraph" style:parent-style-name="Standard">
      <style:paragraph-properties fo:break-before="page"/>
      <style:text-properties fo:font-weight="bold" officeooo:paragraph-rsid="0052cc48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</style:style>
    <style:style style:name="P111" style:family="paragraph" style:parent-style-name="Table_20_Contents">
      <style:paragraph-properties fo:text-align="center" style:justify-single-word="false"/>
      <style:text-properties officeooo:paragraph-rsid="00264442"/>
    </style:style>
    <style:style style:name="P112" style:family="paragraph" style:parent-style-name="Table_20_Contents">
      <style:paragraph-properties fo:text-align="center" style:justify-single-word="false"/>
      <style:text-properties officeooo:paragraph-rsid="0031cfeb"/>
    </style:style>
    <style:style style:name="P113" style:family="paragraph" style:parent-style-name="Table_20_Contents">
      <style:text-properties officeooo:paragraph-rsid="00277548"/>
    </style:style>
    <style:style style:name="P114" style:family="paragraph" style:parent-style-name="Table_20_Contents">
      <style:text-properties officeooo:paragraph-rsid="0031cfeb"/>
    </style:style>
    <style:style style:name="P115" style:family="paragraph" style:parent-style-name="Table_20_Contents">
      <style:text-properties officeooo:paragraph-rsid="0032e03b"/>
    </style:style>
    <style:style style:name="P116" style:family="paragraph" style:parent-style-name="Table_20_Contents">
      <style:paragraph-properties fo:text-align="center" style:justify-single-word="false"/>
      <style:text-properties fo:font-style="italic" officeooo:rsid="00320041" officeooo:paragraph-rsid="00320041"/>
    </style:style>
    <style:style style:name="P117" style:family="paragraph" style:parent-style-name="Table_20_Contents">
      <style:paragraph-properties fo:text-align="center" style:justify-single-word="false"/>
      <style:text-properties fo:font-style="italic" officeooo:rsid="00438da6" officeooo:paragraph-rsid="00438da6"/>
    </style:style>
    <style:style style:name="P118" style:family="paragraph" style:parent-style-name="Table_20_Contents">
      <style:paragraph-properties fo:text-align="center" style:justify-single-word="false"/>
      <style:text-properties officeooo:rsid="00320041" officeooo:paragraph-rsid="0032424b"/>
    </style:style>
    <style:style style:name="P119" style:family="paragraph" style:parent-style-name="Table_20_Contents">
      <style:paragraph-properties fo:text-align="center" style:justify-single-word="false"/>
      <style:text-properties officeooo:rsid="00320041" officeooo:paragraph-rsid="00320041"/>
    </style:style>
    <style:style style:name="P120" style:family="paragraph" style:parent-style-name="Table_20_Contents">
      <style:paragraph-properties fo:text-align="center" style:justify-single-word="false"/>
      <style:text-properties officeooo:rsid="0032424b" officeooo:paragraph-rsid="00320041"/>
    </style:style>
    <style:style style:name="P121" style:family="paragraph" style:parent-style-name="Table_20_Contents">
      <style:paragraph-properties fo:text-align="center" style:justify-single-word="false"/>
      <style:text-properties officeooo:rsid="00506791" officeooo:paragraph-rsid="00506791"/>
    </style:style>
    <style:style style:name="P122" style:family="paragraph" style:parent-style-name="Table_20_Contents">
      <style:paragraph-properties fo:text-align="center" style:justify-single-word="false"/>
      <style:text-properties officeooo:rsid="005607ef" officeooo:paragraph-rsid="005607ef"/>
    </style:style>
    <style:style style:name="P123" style:family="paragraph" style:parent-style-name="Table_20_Contents">
      <style:paragraph-properties fo:text-align="center" style:justify-single-word="false"/>
      <style:text-properties officeooo:rsid="0059cb2d" officeooo:paragraph-rsid="0059cb2d"/>
    </style:style>
    <style:style style:name="P124" style:family="paragraph" style:parent-style-name="Text_20_body">
      <style:paragraph-properties fo:text-align="center" style:justify-single-word="false"/>
      <style:text-properties style:font-name="Times" fo:font-size="18pt" fo:font-weight="bold" officeooo:rsid="00163721" officeooo:paragraph-rsid="00163721" style:font-size-asian="18pt" style:font-weight-asian="bold" style:font-size-complex="18pt" style:font-weight-complex="bold"/>
    </style:style>
    <style:style style:name="P125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126" style:family="paragraph" style:parent-style-name="Table_20_Heading">
      <style:paragraph-properties fo:text-align="center" style:justify-single-word="false"/>
      <style:text-properties fo:font-style="italic" fo:font-weight="normal" officeooo:paragraph-rsid="0031cfeb"/>
    </style:style>
    <style:style style:name="P127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128" style:family="paragraph" style:parent-style-name="Table_20_Heading">
      <style:paragraph-properties fo:text-align="center" style:justify-single-word="false"/>
      <style:text-properties fo:font-style="normal" fo:font-weight="normal" officeooo:paragraph-rsid="0031cfeb"/>
    </style:style>
    <style:style style:name="P129" style:family="paragraph" style:parent-style-name="Table_20_Heading">
      <style:paragraph-properties fo:text-align="center" style:justify-single-word="false"/>
      <style:text-properties fo:font-style="normal" fo:font-weight="normal" officeooo:rsid="00320041" officeooo:paragraph-rsid="00320041"/>
    </style:style>
    <style:style style:name="P130" style:family="paragraph" style:parent-style-name="Table_20_Heading">
      <style:paragraph-properties fo:text-align="center" style:justify-single-word="false"/>
      <style:text-properties fo:font-style="normal" fo:font-weight="normal" officeooo:rsid="005607ef" officeooo:paragraph-rsid="005607ef"/>
    </style:style>
    <style:style style:name="P131" style:family="paragraph" style:parent-style-name="Table_20_Heading">
      <style:paragraph-properties fo:text-align="center" style:justify-single-word="false"/>
      <style:text-properties fo:font-style="normal" fo:font-weight="normal" officeooo:rsid="0057cfb0" officeooo:paragraph-rsid="0057cfb0"/>
    </style:style>
    <style:style style:name="P132" style:family="paragraph" style:parent-style-name="Table_20_Heading">
      <style:text-properties officeooo:paragraph-rsid="0031cfeb"/>
    </style:style>
    <style:style style:name="P133" style:family="paragraph" style:parent-style-name="Table_20_Heading">
      <style:paragraph-properties fo:text-align="center" style:justify-single-word="false"/>
      <style:text-properties fo:font-weight="normal" officeooo:rsid="005d16a8" officeooo:paragraph-rsid="005d16a8"/>
    </style:style>
    <style:style style:name="P134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officeooo:paragraph-rsid="0057cfb0"/>
    </style:style>
    <style:style style:name="P135" style:family="paragraph" style:parent-style-name="Standard" style:list-style-name="L2">
      <style:text-properties officeooo:paragraph-rsid="0040f284"/>
    </style:style>
    <style:style style:name="P136" style:family="paragraph" style:parent-style-name="Standard" style:list-style-name="L3">
      <style:text-properties officeooo:paragraph-rsid="0040f284"/>
    </style:style>
    <style:style style:name="P137" style:family="paragraph" style:parent-style-name="Standard" style:list-style-name="L4">
      <style:text-properties officeooo:paragraph-rsid="0040f284"/>
    </style:style>
    <style:style style:name="P138" style:family="paragraph" style:parent-style-name="Standard" style:list-style-name="L5">
      <style:text-properties officeooo:paragraph-rsid="0031cfeb"/>
    </style:style>
    <style:style style:name="P139" style:family="paragraph" style:parent-style-name="Standard" style:list-style-name="L5">
      <style:paragraph-properties fo:text-align="justify" style:justify-single-word="false"/>
      <style:text-properties officeooo:paragraph-rsid="003666a7"/>
    </style:style>
    <style:style style:name="P140" style:family="paragraph" style:parent-style-name="Standard" style:list-style-name="L6">
      <style:paragraph-properties fo:text-align="justify" style:justify-single-word="false"/>
      <style:text-properties officeooo:paragraph-rsid="004b75f5"/>
    </style:style>
    <style:style style:name="P141" style:family="paragraph" style:parent-style-name="Standard" style:list-style-name="L7">
      <loext:graphic-properties draw:fill="solid" draw:fill-color="#e6e6e6" draw:opacity="100%"/>
      <style:paragraph-properties fo:text-align="justify" style:justify-single-word="false" fo:background-color="#e6e6e6"/>
      <style:text-properties officeooo:paragraph-rsid="004b75f5"/>
    </style:style>
    <style:style style:name="P142" style:family="paragraph" style:parent-style-name="Standard" style:list-style-name="L7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604ad7"/>
    </style:style>
    <style:style style:name="P143" style:family="paragraph" style:parent-style-name="Standard" style:list-style-name="L8">
      <style:paragraph-properties fo:text-align="justify" style:justify-single-word="false"/>
      <style:text-properties officeooo:paragraph-rsid="004e780e"/>
    </style:style>
    <style:style style:name="P14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277548"/>
    </style:style>
    <style:style style:name="P14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59cb2d"/>
    </style:style>
    <style:style style:name="P14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2c13eb"/>
    </style:style>
    <style:style style:name="P147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2d8b2a"/>
    </style:style>
    <style:style style:name="P148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2f1f02"/>
    </style:style>
    <style:style style:name="P149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2e03b"/>
    </style:style>
    <style:style style:name="P150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1cfeb"/>
    </style:style>
    <style:style style:name="P151" style:family="paragraph" style:parent-style-name="Standard" style:list-style-name="L6">
      <style:paragraph-properties fo:text-align="center" style:justify-single-word="false"/>
      <style:text-properties officeooo:paragraph-rsid="004b75f5"/>
    </style:style>
    <style:style style:name="P152" style:family="paragraph" style:parent-style-name="Standard" style:list-style-name="L7">
      <loext:graphic-properties draw:fill="solid" draw:fill-color="#e6e6e6" draw:opacity="100%"/>
      <style:paragraph-properties fo:text-align="center" style:justify-single-word="false" fo:background-color="#e6e6e6"/>
      <style:text-properties officeooo:paragraph-rsid="004b75f5"/>
    </style:style>
    <style:style style:name="P153" style:family="paragraph" style:parent-style-name="Standard" style:list-style-name="L7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604ad7"/>
    </style:style>
    <style:style style:name="P154" style:family="paragraph" style:parent-style-name="Standard" style:list-style-name="L8">
      <style:paragraph-properties fo:text-align="center" style:justify-single-word="false"/>
      <style:text-properties officeooo:paragraph-rsid="004e780e"/>
    </style:style>
    <style:style style:name="P155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59cb2d"/>
    </style:style>
    <style:style style:name="P156" style:family="paragraph" style:parent-style-name="Standard" style:list-style-name="L6">
      <style:paragraph-properties fo:text-align="center" style:justify-single-word="false"/>
      <style:text-properties fo:font-style="normal" officeooo:rsid="0014920d" officeooo:paragraph-rsid="004b75f5"/>
    </style:style>
    <style:style style:name="P157" style:family="paragraph" style:parent-style-name="Standard" style:list-style-name="L7">
      <loext:graphic-properties draw:fill="solid" draw:fill-color="#e6e6e6" draw:opacity="100%"/>
      <style:paragraph-properties fo:text-align="justify" style:justify-single-word="false" fo:background-color="#e6e6e6"/>
      <style:text-properties fo:font-style="normal" officeooo:rsid="0017829e" officeooo:paragraph-rsid="004b75f5"/>
    </style:style>
    <style:style style:name="P158" style:family="paragraph" style:parent-style-name="Standard" style:list-style-name="L7">
      <loext:graphic-properties draw:fill="none" draw:fill-color="#ffffff" draw:opacity="100%"/>
      <style:paragraph-properties fo:text-align="justify" style:justify-single-word="false" fo:background-color="transparent"/>
      <style:text-properties fo:font-style="normal" officeooo:rsid="0017829e" officeooo:paragraph-rsid="00604ad7"/>
    </style:style>
    <style:style style:name="P159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style="normal" style:text-underline-style="solid" style:text-underline-width="auto" style:text-underline-color="font-color" fo:font-weight="bold" officeooo:rsid="0014920d" officeooo:paragraph-rsid="00604ad7" style:font-weight-asian="bold" style:font-weight-complex="bold"/>
    </style:style>
    <style:style style:name="P160" style:family="paragraph" style:parent-style-name="Standard" style:list-style-name="L8">
      <style:paragraph-properties fo:text-align="start" style:justify-single-word="false"/>
      <style:text-properties officeooo:paragraph-rsid="0054ba64"/>
    </style:style>
    <style:style style:name="P161" style:family="paragraph" style:parent-style-name="Standard" style:list-style-name="L9">
      <style:text-properties officeooo:paragraph-rsid="00526281"/>
    </style:style>
    <style:style style:name="P162" style:family="paragraph" style:parent-style-name="Standard" style:list-style-name="L9">
      <style:text-properties officeooo:paragraph-rsid="0052cc48"/>
    </style:style>
    <style:style style:name="P163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rsid="001cc50c" officeooo:paragraph-rsid="0057cfb0" style:font-weight-asian="bold" style:font-weight-complex="bold"/>
    </style:style>
    <style:style style:name="P164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277548" officeooo:paragraph-rsid="00277548" style:font-weight-asian="bold" style:font-weight-complex="bold"/>
    </style:style>
    <style:style style:name="P165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277548" officeooo:paragraph-rsid="0032e03b" style:font-weight-asian="bold" style:font-weight-complex="bold"/>
    </style:style>
    <style:style style:name="P166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2d8b2a" officeooo:paragraph-rsid="002d8b2a" style:font-weight-asian="bold" style:font-weight-complex="bold"/>
    </style:style>
    <style:style style:name="P167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2c13eb" officeooo:paragraph-rsid="0031cfeb" style:font-weight-asian="bold" style:font-weight-complex="bold"/>
    </style:style>
    <style:style style:name="P168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style:text-underline-style="solid" style:text-underline-width="auto" style:text-underline-color="font-color" fo:font-weight="bold" officeooo:rsid="001f0d56" officeooo:paragraph-rsid="001f0d56" style:font-weight-asian="bold" style:font-weight-complex="bold"/>
    </style:style>
    <style:style style:name="P169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style:text-underline-style="solid" style:text-underline-width="auto" style:text-underline-color="font-color" fo:font-weight="bold" officeooo:rsid="00234062" officeooo:paragraph-rsid="00234062" style:font-weight-asian="bold" style:font-weight-complex="bold"/>
    </style:style>
    <style:style style:name="P170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officeooo:rsid="001f0d56" officeooo:paragraph-rsid="001f0d56"/>
    </style:style>
    <style:style style:name="P171" style:family="paragraph" style:parent-style-name="Standard">
      <style:text-properties style:font-name="Times" fo:font-style="italic" officeooo:rsid="001f0d56" officeooo:paragraph-rsid="0040f284" style:font-style-asian="italic" style:font-style-complex="italic"/>
    </style:style>
    <style:style style:name="P172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1f0d56"/>
    </style:style>
    <style:style style:name="P173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rsid="001f0d56" officeooo:paragraph-rsid="001f0d56"/>
    </style:style>
    <style:style style:name="P174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234062"/>
    </style:style>
    <style:style style:name="P175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rsid="00234062" officeooo:paragraph-rsid="00234062"/>
    </style:style>
    <style:style style:name="P17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weight="normal" officeooo:rsid="002d8b2a" officeooo:paragraph-rsid="002d8b2a" style:font-weight-asian="normal" style:font-weight-complex="normal"/>
    </style:style>
    <style:style style:name="P177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1cfeb"/>
    </style:style>
    <style:style style:name="P178" style:family="paragraph" style:parent-style-name="Standard">
      <style:paragraph-properties fo:text-align="justify" style:justify-single-word="false"/>
      <style:text-properties style:font-name="Times New Roman" fo:font-style="normal" officeooo:rsid="0017829e" officeooo:paragraph-rsid="004b75f5"/>
    </style:style>
    <style:style style:name="P179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font-name="Times" style:text-underline-style="solid" style:text-underline-width="auto" style:text-underline-color="font-color" fo:font-weight="bold" officeooo:rsid="001f0d56" officeooo:paragraph-rsid="001f0d56" style:font-weight-asian="bold" style:font-weight-complex="bold"/>
    </style:style>
    <style:style style:name="P180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text-underline-style="solid" style:text-underline-width="auto" style:text-underline-color="font-color" fo:font-weight="bold" officeooo:rsid="002c13eb" officeooo:paragraph-rsid="002c13eb" style:font-weight-asian="bold" style:font-weight-complex="bold"/>
    </style:style>
    <style:style style:name="P181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2" style:family="paragraph" style:parent-style-name="Heading_20_1">
      <style:text-properties style:text-underline-style="solid" style:text-underline-width="auto" style:text-underline-color="font-color" officeooo:rsid="00171fd5" officeooo:paragraph-rsid="00163721"/>
    </style:style>
    <style:style style:name="P183" style:family="paragraph" style:parent-style-name="Heading_20_1" style:list-style-name="">
      <style:text-properties style:text-underline-style="solid" style:text-underline-width="auto" style:text-underline-color="font-color" officeooo:rsid="00264442" officeooo:paragraph-rsid="00264442"/>
    </style:style>
    <style:style style:name="P184" style:family="paragraph" style:parent-style-name="Heading_20_1">
      <style:text-properties officeooo:paragraph-rsid="0031cfeb"/>
    </style:style>
    <style:style style:name="P185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f0d56" officeooo:paragraph-rsid="001f0d56"/>
    </style:style>
    <style:style style:name="P186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264442" officeooo:paragraph-rsid="00264442"/>
    </style:style>
    <style:style style:name="P187" style:family="paragraph" style:parent-style-name="Heading_20_2">
      <style:text-properties style:text-underline-style="solid" style:text-underline-width="auto" style:text-underline-color="font-color"/>
    </style:style>
    <style:style style:name="P188" style:family="paragraph" style:parent-style-name="Heading_20_2">
      <style:text-properties style:text-underline-style="solid" style:text-underline-width="auto" style:text-underline-color="font-color" officeooo:rsid="00171fd5" officeooo:paragraph-rsid="00171fd5"/>
    </style:style>
    <style:style style:name="P189" style:family="paragraph" style:parent-style-name="Heading_20_2">
      <style:text-properties style:text-underline-style="solid" style:text-underline-width="auto" style:text-underline-color="font-color" officeooo:rsid="001cc50c" officeooo:paragraph-rsid="001cc50c"/>
    </style:style>
    <style:style style:name="P190" style:family="paragraph" style:parent-style-name="Heading_20_2">
      <style:text-properties style:text-underline-style="solid" style:text-underline-width="auto" style:text-underline-color="font-color" officeooo:rsid="001f0d56"/>
    </style:style>
    <style:style style:name="P191" style:family="paragraph" style:parent-style-name="Heading_20_2">
      <style:text-properties style:text-underline-style="solid" style:text-underline-width="auto" style:text-underline-color="font-color" officeooo:rsid="002d8b2a"/>
    </style:style>
    <style:style style:name="P192" style:family="paragraph" style:parent-style-name="Heading_20_2" style:list-style-name="">
      <style:text-properties style:text-underline-style="solid" style:text-underline-width="auto" style:text-underline-color="font-color" officeooo:rsid="002d8b2a" officeooo:paragraph-rsid="0031cfeb"/>
    </style:style>
    <style:style style:name="P193" style:family="paragraph" style:parent-style-name="Heading_20_2">
      <style:text-properties style:text-underline-style="solid" style:text-underline-width="auto" style:text-underline-color="font-color" officeooo:paragraph-rsid="0031cfeb"/>
    </style:style>
    <style:style style:name="P194" style:family="paragraph" style:parent-style-name="Heading_20_2">
      <style:text-properties style:font-name="Arial" style:text-underline-style="solid" style:text-underline-width="auto" style:text-underline-color="font-color" officeooo:rsid="00234062"/>
    </style:style>
    <style:style style:name="P195" style:family="paragraph" style:parent-style-name="Heading_20_2">
      <style:text-properties officeooo:paragraph-rsid="0031cfeb"/>
    </style:style>
    <style:style style:name="P196" style:family="paragraph" style:parent-style-name="Heading_20_2">
      <style:paragraph-properties fo:break-before="page"/>
      <style:text-properties style:text-underline-style="solid" style:text-underline-width="auto" style:text-underline-color="font-color" officeooo:rsid="002d8b2a" officeooo:paragraph-rsid="0031cfeb"/>
    </style:style>
    <style:style style:name="P197" style:family="paragraph" style:parent-style-name="Heading_20_3">
      <style:paragraph-properties fo:text-align="start" style:justify-single-word="false"/>
      <style:text-properties officeooo:paragraph-rsid="004b75f5"/>
    </style:style>
    <style:style style:name="P19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199" style:family="paragraph">
      <loext:graphic-properties draw:fill-color="#000000"/>
      <style:paragraph-properties fo:text-align="center"/>
    </style:style>
    <style:style style:name="T1" style:family="text">
      <style:text-properties officeooo:rsid="00163721"/>
    </style:style>
    <style:style style:name="T2" style:family="text">
      <style:text-properties style:font-name="Atalante" officeooo:rsid="00171fd5"/>
    </style:style>
    <style:style style:name="T3" style:family="text">
      <style:text-properties style:font-name="Atalante" officeooo:rsid="0018e6a8"/>
    </style:style>
    <style:style style:name="T4" style:family="text">
      <style:text-properties style:font-name="Atalante" officeooo:rsid="00277548"/>
    </style:style>
    <style:style style:name="T5" style:family="text">
      <style:text-properties style:font-name="Atalante" officeooo:rsid="002c13eb"/>
    </style:style>
    <style:style style:name="T6" style:family="text">
      <style:text-properties style:font-name="Atalante" officeooo:rsid="002f1f02"/>
    </style:style>
    <style:style style:name="T7" style:family="text">
      <style:text-properties style:font-name="Atalante" officeooo:rsid="002fa5db"/>
    </style:style>
    <style:style style:name="T8" style:family="text">
      <style:text-properties style:font-name="Atalante" fo:font-style="normal" officeooo:rsid="003666a7" style:font-style-asian="normal" style:font-style-complex="normal"/>
    </style:style>
    <style:style style:name="T9" style:family="text">
      <style:text-properties style:font-name="Atalante" fo:font-style="normal" fo:font-weight="normal" officeooo:rsid="00277548" style:font-style-asian="normal" style:font-weight-asian="normal" style:font-style-complex="normal" style:font-weight-complex="normal"/>
    </style:style>
    <style:style style:name="T10" style:family="text">
      <style:text-properties style:font-name="Atalante" officeooo:rsid="00407968"/>
    </style:style>
    <style:style style:name="T11" style:family="text">
      <style:text-properties style:font-name="Atalante" officeooo:rsid="00407968" style:font-name-asian="Arial Unicode MS" style:font-name-complex="Tahoma"/>
    </style:style>
    <style:style style:name="T12" style:family="text">
      <style:text-properties style:font-name="Atalante" officeooo:rsid="002d8b2a"/>
    </style:style>
    <style:style style:name="T13" style:family="text">
      <style:text-properties style:font-name="Atalante" fo:font-weight="normal" officeooo:rsid="002d8b2a" style:font-weight-asian="normal" style:font-weight-complex="normal"/>
    </style:style>
    <style:style style:name="T14" style:family="text">
      <style:text-properties style:font-name="Times New Roman" officeooo:rsid="00171fd5"/>
    </style:style>
    <style:style style:name="T15" style:family="text">
      <style:text-properties style:font-name="Times New Roman" fo:font-style="normal" officeooo:rsid="00171fd5"/>
    </style:style>
    <style:style style:name="T16" style:family="text">
      <style:text-properties style:font-name="Times New Roman" fo:font-style="normal" officeooo:rsid="004e780e"/>
    </style:style>
    <style:style style:name="T17" style:family="text">
      <style:text-properties style:font-name="Times New Roman" fo:font-style="normal" fo:font-weight="normal" officeooo:rsid="00277548" style:font-style-asian="normal" style:font-weight-asian="normal" style:font-style-complex="normal" style:font-weight-complex="normal"/>
    </style:style>
    <style:style style:name="T18" style:family="text">
      <style:text-properties style:font-name="Times New Roman" officeooo:rsid="00277548"/>
    </style:style>
    <style:style style:name="T19" style:family="text">
      <style:text-properties style:font-name="Times New Roman" officeooo:rsid="00290ce3"/>
    </style:style>
    <style:style style:name="T20" style:family="text">
      <style:text-properties style:font-name="Times New Roman" fo:font-weight="bold" officeooo:rsid="00290ce3" style:font-weight-asian="bold" style:font-weight-complex="bold"/>
    </style:style>
    <style:style style:name="T21" style:family="text">
      <style:text-properties style:font-name="Times New Roman" fo:font-weight="bold" officeooo:rsid="00277548" style:font-weight-asian="bold" style:font-weight-complex="bold"/>
    </style:style>
    <style:style style:name="T22" style:family="text">
      <style:text-properties style:font-name="Times New Roman" fo:font-weight="bold" officeooo:rsid="002c13eb" style:font-weight-asian="bold" style:font-weight-complex="bold"/>
    </style:style>
    <style:style style:name="T23" style:family="text">
      <style:text-properties style:font-name="Times New Roman" fo:font-weight="bold" officeooo:rsid="002f1f02" style:font-weight-asian="bold" style:font-weight-complex="bold"/>
    </style:style>
    <style:style style:name="T24" style:family="text">
      <style:text-properties style:font-name="Times New Roman" fo:font-weight="bold" officeooo:rsid="002fa5db" style:font-weight-asian="bold" style:font-weight-complex="bold"/>
    </style:style>
    <style:style style:name="T25" style:family="text">
      <style:text-properties style:font-name="Times New Roman" fo:font-weight="bold" officeooo:rsid="0032e03b" style:font-weight-asian="bold" style:font-weight-complex="bold"/>
    </style:style>
    <style:style style:name="T26" style:family="text">
      <style:text-properties style:font-name="Times New Roman" officeooo:rsid="002c13eb"/>
    </style:style>
    <style:style style:name="T27" style:family="text">
      <style:text-properties style:font-name="Times New Roman" officeooo:rsid="002f1f02"/>
    </style:style>
    <style:style style:name="T28" style:family="text">
      <style:text-properties style:font-name="Times New Roman" officeooo:rsid="002fa5db"/>
    </style:style>
    <style:style style:name="T29" style:family="text">
      <style:text-properties style:font-name="Times New Roman" officeooo:rsid="0032e03b"/>
    </style:style>
    <style:style style:name="T30" style:family="text">
      <style:text-properties style:font-name="Times New Roman" officeooo:rsid="00365c97"/>
    </style:style>
    <style:style style:name="T31" style:family="text">
      <style:text-properties style:font-name="Times New Roman" officeooo:rsid="003666a7"/>
    </style:style>
    <style:style style:name="T32" style:family="text">
      <style:text-properties style:font-name="Times New Roman" fo:font-size="18pt" fo:font-weight="bold" officeooo:rsid="00a39901" style:font-size-asian="18pt" style:font-weight-asian="bold" style:font-size-complex="18pt" style:font-weight-complex="bold"/>
    </style:style>
    <style:style style:name="T33" style:family="text">
      <style:text-properties style:font-name="Times New Roman" fo:font-size="18pt" fo:font-weight="bold" officeooo:rsid="000de5d1" style:font-size-asian="18pt" style:font-weight-asian="bold" style:font-size-complex="18pt" style:font-weight-complex="bold"/>
    </style:style>
    <style:style style:name="T34" style:family="text">
      <style:text-properties style:font-name="Times New Roman" fo:font-size="18pt" fo:font-weight="bold" officeooo:rsid="004dc919" style:font-size-asian="18pt" style:font-weight-asian="bold" style:font-size-complex="18pt" style:font-weight-complex="bold"/>
    </style:style>
    <style:style style:name="T35" style:family="text">
      <style:text-properties style:font-name="Times New Roman" fo:font-style="italic" officeooo:rsid="004e780e" style:font-style-asian="italic" style:font-style-complex="italic"/>
    </style:style>
    <style:style style:name="T36" style:family="text">
      <style:text-properties fo:font-style="italic" officeooo:rsid="001f0d56" style:font-style-asian="italic" style:font-style-complex="italic"/>
    </style:style>
    <style:style style:name="T37" style:family="text">
      <style:text-properties fo:font-style="italic" officeooo:rsid="000de5d1"/>
    </style:style>
    <style:style style:name="T38" style:family="text">
      <style:text-properties fo:font-style="italic" officeooo:rsid="0014920d"/>
    </style:style>
    <style:style style:name="T39" style:family="text">
      <style:text-properties fo:font-style="italic" fo:font-weight="normal" officeooo:rsid="0059cb2d" style:font-weight-asian="normal" style:font-weight-complex="normal"/>
    </style:style>
    <style:style style:name="T40" style:family="text">
      <style:text-properties style:font-name="Times" officeooo:rsid="00171fd5"/>
    </style:style>
    <style:style style:name="T41" style:family="text">
      <style:text-properties style:font-name="Times" officeooo:rsid="0018e6a8"/>
    </style:style>
    <style:style style:name="T42" style:family="text">
      <style:text-properties style:font-name="Times" officeooo:rsid="001f0d56"/>
    </style:style>
    <style:style style:name="T43" style:family="text">
      <style:text-properties style:font-name="Times" officeooo:rsid="00234062"/>
    </style:style>
    <style:style style:name="T44" style:family="text">
      <style:text-properties style:font-name="Times" officeooo:rsid="003e9d88"/>
    </style:style>
    <style:style style:name="T45" style:family="text">
      <style:text-properties style:font-name="Times" fo:font-style="italic" officeooo:rsid="0040f284"/>
    </style:style>
    <style:style style:name="T46" style:family="text">
      <style:text-properties style:font-name="Times" fo:font-style="normal" officeooo:rsid="0040f284"/>
    </style:style>
    <style:style style:name="T47" style:family="text">
      <style:text-properties style:font-name="Times" fo:font-style="normal" officeooo:rsid="0018e6a8"/>
    </style:style>
    <style:style style:name="T48" style:family="text">
      <style:text-properties style:font-name="Times" officeooo:rsid="00407968"/>
    </style:style>
    <style:style style:name="T49" style:family="text">
      <style:text-properties style:font-name="Times" officeooo:rsid="0040f284"/>
    </style:style>
    <style:style style:name="T50" style:family="text">
      <style:text-properties fo:font-weight="bold" officeooo:rsid="001cc50c" style:font-weight-asian="bold" style:font-weight-complex="bold"/>
    </style:style>
    <style:style style:name="T51" style:family="text">
      <style:text-properties fo:font-weight="bold" officeooo:rsid="00290ce3" style:font-weight-asian="bold" style:font-weight-complex="bold"/>
    </style:style>
    <style:style style:name="T52" style:family="text">
      <style:text-properties fo:font-weight="bold" officeooo:rsid="002d8b2a" style:font-weight-asian="bold" style:font-weight-complex="bold"/>
    </style:style>
    <style:style style:name="T53" style:family="text">
      <style:text-properties fo:font-weight="bold" officeooo:rsid="002f1f02" style:font-weight-asian="bold" style:font-weight-complex="bold"/>
    </style:style>
    <style:style style:name="T54" style:family="text">
      <style:text-properties fo:font-weight="bold" officeooo:rsid="000de5d1" style:font-weight-asian="bold" style:font-weight-complex="bold"/>
    </style:style>
    <style:style style:name="T55" style:family="text">
      <style:text-properties fo:font-weight="bold" officeooo:rsid="0014920d" style:font-weight-asian="bold" style:font-weight-complex="bold"/>
    </style:style>
    <style:style style:name="T56" style:family="text">
      <style:text-properties officeooo:rsid="001cc50c"/>
    </style:style>
    <style:style style:name="T57" style:family="text">
      <style:text-properties style:font-name="OpenSymbol1" officeooo:rsid="001cc50c"/>
    </style:style>
    <style:style style:name="T58" style:family="text">
      <style:text-properties style:font-name="OpenSymbol1" officeooo:rsid="001f0d56"/>
    </style:style>
    <style:style style:name="T59" style:family="text">
      <style:text-properties style:font-name="OpenSymbol1" officeooo:rsid="00217218"/>
    </style:style>
    <style:style style:name="T60" style:family="text">
      <style:text-properties style:font-name="OpenSymbol1" officeooo:rsid="00234062"/>
    </style:style>
    <style:style style:name="T61" style:family="text">
      <style:text-properties style:font-name="OpenSymbol1" officeooo:rsid="002f1f02"/>
    </style:style>
    <style:style style:name="T62" style:family="text">
      <style:text-properties style:font-name="OpenSymbol1" officeooo:rsid="002fa5db"/>
    </style:style>
    <style:style style:name="T63" style:family="text">
      <style:text-properties style:font-name="OpenSymbol1" officeooo:rsid="003666a7"/>
    </style:style>
    <style:style style:name="T64" style:family="text">
      <style:text-properties style:font-name="OpenSymbol1" officeooo:rsid="0040f284"/>
    </style:style>
    <style:style style:name="T65" style:family="text">
      <style:text-properties style:font-name="OpenSymbol1" fo:font-style="normal" officeooo:rsid="000de5d1"/>
    </style:style>
    <style:style style:name="T66" style:family="text">
      <style:text-properties style:font-name="OpenSymbol1" fo:font-style="normal" officeooo:rsid="0014920d"/>
    </style:style>
    <style:style style:name="T67" style:family="text">
      <style:text-properties style:font-name="OpenSymbol1" officeooo:rsid="0014920d"/>
    </style:style>
    <style:style style:name="T68" style:family="text">
      <style:text-properties style:text-underline-style="solid" style:text-underline-width="auto" style:text-underline-color="font-color" officeooo:rsid="00264442"/>
    </style:style>
    <style:style style:name="T6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fo:font-weight="bold" officeooo:rsid="002f1f02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officeooo:rsid="0031cfeb"/>
    </style:style>
    <style:style style:name="T72" style:family="text">
      <style:text-properties style:text-underline-style="solid" style:text-underline-width="auto" style:text-underline-color="font-color" officeooo:rsid="0052cc48"/>
    </style:style>
    <style:style style:name="T73" style:family="text">
      <style:text-properties officeooo:rsid="001f0d56"/>
    </style:style>
    <style:style style:name="T74" style:family="text">
      <style:text-properties officeooo:rsid="00217218"/>
    </style:style>
    <style:style style:name="T75" style:family="text">
      <style:text-properties officeooo:rsid="00234062"/>
    </style:style>
    <style:style style:name="T76" style:family="text">
      <style:text-properties officeooo:rsid="00264442"/>
    </style:style>
    <style:style style:name="T77" style:family="text">
      <style:text-properties officeooo:rsid="00277548"/>
    </style:style>
    <style:style style:name="T78" style:family="text">
      <style:text-properties officeooo:rsid="00290ce3"/>
    </style:style>
    <style:style style:name="T79" style:family="text">
      <style:text-properties officeooo:rsid="002c13eb"/>
    </style:style>
    <style:style style:name="T80" style:family="text">
      <style:text-properties officeooo:rsid="002d8b2a"/>
    </style:style>
    <style:style style:name="T81" style:family="text">
      <style:text-properties fo:font-weight="normal" officeooo:rsid="002d8b2a" style:font-weight-asian="normal" style:font-weight-complex="normal"/>
    </style:style>
    <style:style style:name="T82" style:family="text">
      <style:text-properties fo:font-weight="normal" officeooo:rsid="0059cb2d" style:font-weight-asian="normal" style:font-weight-complex="normal"/>
    </style:style>
    <style:style style:name="T83" style:family="text">
      <style:text-properties officeooo:rsid="002f1f02"/>
    </style:style>
    <style:style style:name="T84" style:family="text">
      <style:text-properties style:font-name="OpenSymbol3" officeooo:rsid="002f1f02"/>
    </style:style>
    <style:style style:name="T85" style:family="text">
      <style:text-properties style:font-name="OpenSymbol3" officeooo:rsid="0032e03b"/>
    </style:style>
    <style:style style:name="T86" style:family="text">
      <style:text-properties style:font-name="OpenSymbol3" officeooo:rsid="003666a7"/>
    </style:style>
    <style:style style:name="T87" style:family="text">
      <style:text-properties style:font-name="OpenSymbol3" fo:font-style="normal" officeooo:rsid="0040f284" style:font-style-asian="normal" style:font-style-complex="normal"/>
    </style:style>
    <style:style style:name="T88" style:family="text">
      <style:text-properties officeooo:rsid="002fa5db"/>
    </style:style>
    <style:style style:name="T89" style:family="text">
      <style:text-properties officeooo:rsid="003666a7"/>
    </style:style>
    <style:style style:name="T90" style:family="text">
      <style:text-properties fo:color="#cc009a" style:font-name="Times New Roman1" fo:font-size="11pt" fo:letter-spacing="normal" fo:font-weight="normal" style:font-size-asian="11pt" style:font-weight-asian="normal" style:text-scale="100%"/>
    </style:style>
    <style:style style:name="T91" style:family="text">
      <style:text-properties fo:color="#cc009a" style:font-name="Times New Roman1" fo:font-size="11pt" fo:letter-spacing="0.002cm" fo:font-weight="normal" style:font-size-asian="11pt" style:font-weight-asian="normal" style:text-scale="100%"/>
    </style:style>
    <style:style style:name="T92" style:family="text">
      <style:text-properties fo:color="#cc009a" style:font-name="Times New Roman1" fo:font-size="11pt" fo:letter-spacing="-0.002cm" fo:font-weight="normal" style:font-size-asian="11pt" style:font-weight-asian="normal" style:text-scale="100%"/>
    </style:style>
    <style:style style:name="T93" style:family="text">
      <style:text-properties style:font-name="Times New Roman1" fo:font-size="11pt" fo:letter-spacing="normal" fo:font-weight="bold" style:font-size-asian="11pt" style:font-weight-asian="bold" style:text-scale="100%"/>
    </style:style>
    <style:style style:name="T94" style:family="text">
      <style:text-properties style:font-name="Times New Roman1" fo:font-size="11pt" fo:letter-spacing="normal" fo:font-weight="normal" style:font-size-asian="11pt" style:font-weight-asian="normal" style:text-scale="100%"/>
    </style:style>
    <style:style style:name="T95" style:family="text">
      <style:text-properties style:font-name="Times New Roman1" fo:font-size="11pt" fo:letter-spacing="normal" fo:font-style="italic" fo:font-weight="normal" style:font-size-asian="11pt" style:font-style-asian="normal" style:font-weight-asian="normal" style:text-scale="100%"/>
    </style:style>
    <style:style style:name="T96" style:family="text">
      <style:text-properties style:font-name="Times New Roman1" fo:font-size="11pt" fo:letter-spacing="normal" fo:font-style="normal" fo:font-weight="normal" style:font-size-asian="11pt" style:font-style-asian="normal" style:font-weight-asian="normal" style:text-scale="100%"/>
    </style:style>
    <style:style style:name="T97" style:family="text">
      <style:text-properties style:font-name="Times New Roman1" fo:font-size="11pt" fo:letter-spacing="-0.016cm" fo:font-weight="bold" style:font-size-asian="11pt" style:font-weight-asian="bold" style:text-scale="100%"/>
    </style:style>
    <style:style style:name="T98" style:family="text">
      <style:text-properties style:font-name="Times New Roman1" fo:font-size="11pt" fo:letter-spacing="-0.009cm" fo:font-weight="bold" style:font-size-asian="11pt" style:font-weight-asian="bold" style:text-scale="100%"/>
    </style:style>
    <style:style style:name="T99" style:family="text">
      <style:text-properties style:font-name="Times New Roman1" fo:font-size="11pt" fo:letter-spacing="-0.004cm" fo:font-weight="bold" style:font-size-asian="11pt" style:font-weight-asian="bold" style:text-scale="100%"/>
    </style:style>
    <style:style style:name="T100" style:family="text">
      <style:text-properties style:font-name="Times New Roman1" fo:font-size="11pt" fo:letter-spacing="-0.004cm" fo:font-weight="normal" style:font-size-asian="11pt" style:font-weight-asian="normal" style:text-scale="100%"/>
    </style:style>
    <style:style style:name="T101" style:family="text">
      <style:text-properties style:font-name="Times New Roman1" fo:font-size="11pt" fo:letter-spacing="0.002cm" fo:font-weight="bold" style:font-size-asian="11pt" style:font-weight-asian="bold" style:text-scale="100%"/>
    </style:style>
    <style:style style:name="T102" style:family="text">
      <style:text-properties style:font-name="Times New Roman1" fo:font-size="11pt" fo:letter-spacing="0.002cm" fo:font-weight="normal" style:font-size-asian="11pt" style:font-weight-asian="normal" style:text-scale="100%"/>
    </style:style>
    <style:style style:name="T103" style:family="text">
      <style:text-properties style:font-name="Times New Roman1" fo:font-size="11pt" fo:letter-spacing="-0.002cm" fo:font-weight="normal" style:font-size-asian="11pt" style:font-weight-asian="normal" style:text-scale="100%"/>
    </style:style>
    <style:style style:name="T104" style:family="text">
      <style:text-properties style:font-name="Times New Roman1" fo:font-size="11pt" fo:letter-spacing="-0.123cm" fo:font-style="normal" fo:font-weight="normal" style:font-size-asian="11pt" style:font-style-asian="normal" style:font-weight-asian="normal" style:text-scale="220%"/>
    </style:style>
    <style:style style:name="T105" style:family="text">
      <style:text-properties style:font-name="Times New Roman1" fo:font-size="11pt" fo:letter-spacing="0.078cm" fo:font-style="italic" fo:font-weight="normal" style:font-size-asian="11pt" style:font-style-asian="italic" style:font-weight-asian="normal" style:text-scale="100%"/>
    </style:style>
    <style:style style:name="T106" style:family="text">
      <style:text-properties style:font-name="Times New Roman1" fo:font-size="11pt" fo:letter-spacing="0.083cm" fo:font-style="normal" fo:font-weight="normal" style:font-size-asian="11pt" style:font-style-asian="normal" style:font-weight-asian="normal" style:text-scale="100%"/>
    </style:style>
    <style:style style:name="T107" style:family="text">
      <style:text-properties style:font-name="Times New Roman1" fo:font-size="11pt" fo:letter-spacing="-0.005cm" fo:font-style="italic" fo:font-weight="normal" style:font-size-asian="11pt" style:font-style-asian="italic" style:font-weight-asian="normal" style:text-scale="100%"/>
    </style:style>
    <style:style style:name="T108" style:family="text">
      <style:text-properties style:font-name="Times New Roman1" fo:font-size="7pt" fo:letter-spacing="-0.009cm" fo:font-style="italic" fo:font-weight="normal" style:font-size-asian="7pt" style:font-style-asian="italic" style:font-weight-asian="normal" style:text-scale="100%"/>
    </style:style>
    <style:style style:name="T109" style:family="text">
      <style:text-properties style:font-name="Times New Roman1" officeooo:rsid="00407968" style:font-name-asian="Times New Roman1" style:font-name-complex="Times New Roman1"/>
    </style:style>
    <style:style style:name="T110" style:family="text">
      <style:text-properties style:font-name="Kozuka Gothic Pr6N EL" fo:font-size="11.5pt" fo:letter-spacing="normal" fo:font-weight="normal" style:font-size-asian="11.5pt" style:font-weight-asian="normal" style:text-scale="178%"/>
    </style:style>
    <style:style style:name="T111" style:family="text">
      <style:text-properties style:font-name="Kozuka Gothic Pr6N EL" fo:font-size="11.5pt" fo:letter-spacing="0.009cm" fo:font-weight="normal" style:font-size-asian="11.5pt" style:font-weight-asian="normal" style:text-scale="178%"/>
    </style:style>
    <style:style style:name="T112" style:family="text">
      <style:text-properties style:text-position="0% 100%" style:font-name="Times New Roman1" fo:font-size="11pt" fo:letter-spacing="normal" fo:font-weight="normal" style:font-size-asian="11pt" style:font-weight-asian="normal" style:text-scale="100%"/>
    </style:style>
    <style:style style:name="T113" style:family="text">
      <style:text-properties style:text-position="0% 100%" style:font-name="Times New Roman1" fo:font-size="11pt" fo:letter-spacing="normal" fo:font-style="normal" fo:font-weight="normal" style:font-size-asian="11pt" style:font-style-asian="normal" style:font-weight-asian="normal" style:text-scale="100%"/>
    </style:style>
    <style:style style:name="T114" style:family="text">
      <style:text-properties style:text-position="0% 100%" style:font-name="Times New Roman1" fo:font-size="11pt" fo:letter-spacing="-0.002cm" fo:font-weight="normal" style:font-size-asian="11pt" style:font-weight-asian="normal" style:text-scale="100%"/>
    </style:style>
    <style:style style:name="T115" style:family="text">
      <style:text-properties style:text-position="0% 100%" style:font-name="Times New Roman1" fo:font-size="11pt" fo:letter-spacing="-0.004cm" fo:font-weight="normal" style:font-size-asian="11pt" style:font-weight-asian="normal" style:text-scale="100%"/>
    </style:style>
    <style:style style:name="T116" style:family="text">
      <style:text-properties style:text-position="0% 100%" style:font-name="Times New Roman1" fo:font-size="11pt" fo:letter-spacing="0.002cm" fo:font-weight="normal" style:font-size-asian="11pt" style:font-weight-asian="normal" style:text-scale="100%"/>
    </style:style>
    <style:style style:name="T117" style:family="text">
      <style:text-properties style:text-position="0% 100%" style:font-name="Times New Roman1" officeooo:rsid="00407968" style:font-name-asian="Times New Roman1" style:font-name-complex="Times New Roman1"/>
    </style:style>
    <style:style style:name="T118" style:family="text">
      <style:text-properties style:text-position="0% 100%" style:font-name="Times New Roman" officeooo:rsid="00407968" style:font-name-asian="Arial Unicode MS" style:font-name-complex="Tahoma"/>
    </style:style>
    <style:style style:name="T119" style:family="text">
      <style:text-properties style:text-position="0% 100%" style:font-name="Atalante" officeooo:rsid="00407968" style:font-name-asian="Arial Unicode MS" style:font-name-complex="Tahoma"/>
    </style:style>
    <style:style style:name="T120" style:family="text">
      <style:text-properties style:text-position="sub 58%" style:font-name="Times New Roman" officeooo:rsid="00407968" style:font-name-asian="Arial Unicode MS" style:font-name-complex="Tahoma"/>
    </style:style>
    <style:style style:name="T121" style:family="text">
      <style:text-properties style:text-position="sub 58%" style:font-name="Times New Roman" officeooo:rsid="00407968"/>
    </style:style>
    <style:style style:name="T122" style:family="text">
      <style:text-properties officeooo:rsid="000de5d1"/>
    </style:style>
    <style:style style:name="T123" style:family="text">
      <style:text-properties fo:font-style="normal" officeooo:rsid="000de5d1"/>
    </style:style>
    <style:style style:name="T124" style:family="text">
      <style:text-properties fo:font-style="normal" fo:font-weight="bold" officeooo:rsid="000de5d1" style:font-weight-asian="bold" style:font-weight-complex="bold"/>
    </style:style>
    <style:style style:name="T125" style:family="text">
      <style:text-properties fo:font-style="normal" officeooo:rsid="00104491"/>
    </style:style>
    <style:style style:name="T126" style:family="text">
      <style:text-properties fo:font-style="normal" officeooo:rsid="0002a6ee"/>
    </style:style>
    <style:style style:name="T127" style:family="text">
      <style:text-properties fo:font-style="normal" officeooo:rsid="0014920d"/>
    </style:style>
    <style:style style:name="T128" style:family="text">
      <style:text-properties fo:font-style="normal" officeooo:rsid="0017829e"/>
    </style:style>
    <style:style style:name="T129" style:family="text">
      <style:text-properties fo:font-style="normal" officeooo:rsid="004dc919"/>
    </style:style>
    <style:style style:name="T130" style:family="text">
      <style:text-properties officeooo:rsid="0014920d"/>
    </style:style>
    <style:style style:name="T131" style:family="text">
      <style:text-properties officeooo:rsid="004e780e"/>
    </style:style>
    <style:style style:name="T132" style:family="text">
      <style:text-properties officeooo:rsid="00526281"/>
    </style:style>
    <style:style style:name="T133" style:family="text">
      <style:text-properties officeooo:rsid="0052cc48"/>
    </style:style>
    <style:style style:name="T134" style:family="text">
      <style:text-properties officeooo:rsid="0054ba64"/>
    </style:style>
    <style:style style:name="T135" style:family="text">
      <style:text-properties officeooo:rsid="0059cb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5">Chapitre <text:span text:style-name="T1">13</text:span></text:p>
            <text:p text:style-name="P124">Fonctions trigonométriques</text:p>
          </table:table-cell>
        </table:table-row>
      </table:table>
      <text:p text:style-name="P2"/>
      <text:h text:style-name="P182" text:outline-level="1">Définitions</text:h>
      <text:h text:style-name="P188" text:outline-level="2">Enroulement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/>
            <text:p text:style-name="P77"><text:span text:style-name="T40">On considère le repère du plan </text:span><text:span text:style-name="T40"><draw:frame draw:style-name="fr4" draw:name="Objet1" text:anchor-type="as-char" svg:width="1.7cm" svg:height="0.527cm" draw:z-index="50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40">, </text:span><text:span text:style-name="T2">c</text:span><text:span text:style-name="T14"> le cercle trigonométrique, A le point de coordonnées </text:span><text:span text:style-name="T14"><draw:frame draw:style-name="fr4" draw:name="Objet2" text:anchor-type="as-char" svg:width="1.159cm" svg:height="0.485cm" draw:z-index="51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4"> et </text:span><text:span text:style-name="T14"><draw:frame draw:style-name="fr4" draw:name="Objet3" text:anchor-type="as-char" svg:width="0.476cm" svg:height="0.469cm" draw:z-index="52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15"> la droite</text:span><text:span text:style-name="T47"> </text:span><text:span text:style-name="T40">orientée munie du repère </text:span><text:span text:style-name="T40"><draw:frame draw:style-name="fr4" draw:name="Objet4" text:anchor-type="as-char" svg:width="1.298cm" svg:height="0.526cm" draw:z-index="53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40">.</text:span></text:p>
            <text:p text:style-name="P78"><text:span text:style-name="T41">Soit </text:span><text:span text:style-name="T41"><draw:frame draw:style-name="fr4" draw:name="Objet5" text:anchor-type="as-char" svg:width="0.443cm" svg:height="0.469cm" draw:z-index="54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41"> un nombre réel quelconque et N le point de </text:span><text:span text:style-name="T41"><draw:frame draw:style-name="fr4" draw:name="Objet6" text:anchor-type="as-char" svg:width="0.476cm" svg:height="0.469cm" draw:z-index="56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41"> tel que </text:span><text:span text:style-name="T41"><draw:frame draw:style-name="fr4" draw:name="Objet7" text:anchor-type="as-char" svg:width="1.75cm" svg:height="0.527cm" draw:z-index="57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41">.</text:span></text:p>
            <text:p text:style-name="P79"><text:span text:style-name="T41">La droite </text:span><text:span text:style-name="T41"><draw:frame draw:style-name="fr4" draw:name="Objet8" text:anchor-type="as-char" svg:width="0.476cm" svg:height="0.469cm" draw:z-index="58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41"> est « enroulée » sur le cercle trigonométrique ; au point N de </text:span><text:span text:style-name="T41"><draw:frame draw:style-name="fr4" draw:name="Objet9" text:anchor-type="as-char" svg:width="0.476cm" svg:height="0.469cm" draw:z-index="59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41"> correspond un point M de </text:span><text:span text:style-name="T3">c</text:span><text:span text:style-name="T41">. </text:span></text:p>
            <text:p text:style-name="P79"><text:span text:style-name="T41">Le nombre </text:span><text:span text:style-name="T41"><draw:frame draw:style-name="fr4" draw:name="Objet10" text:anchor-type="as-char" svg:width="0.443cm" svg:height="0.469cm" draw:z-index="0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41"> est donc une mesure, en radians, de l'angle orienté </text:span><text:span text:style-name="T41"><draw:frame draw:style-name="fr4" draw:name="Objet11" text:anchor-type="as-char" svg:width="1.621cm" svg:height="0.624cm" draw:z-index="1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41">.</text:span></text:p>
            <text:p text:style-name="P11">Le cosinus de cet angle est l'abscisse du point M.</text:p>
            <text:p text:style-name="P10">Le sinus de cet angle est l'ordonnée du point M.</text:p>
            <text:p text:style-name="P9"/>
          </table:table-cell>
          <table:table-cell table:style-name="Tableau2.A1" office:value-type="string">
            <text:p text:style-name="Table_20_Contents"><draw:frame draw:style-name="fr1" draw:name="Image1" text:anchor-type="paragraph" svg:width="7.107cm" svg:height="6.735cm" draw:z-index="49"><draw:image xlink:href="Pictures/200000090000545700004FEE5BF9DB59B10CD6F5.svm" xlink:type="simple" xlink:show="embed" xlink:actuate="onLoad"/></draw:frame></text:p>
          </table:table-cell>
        </table:table-row>
      </table:table>
      <text:p text:style-name="P79"><text:span text:style-name="T41">Ainsi, les deux nombres </text:span><text:span text:style-name="T41"><draw:frame draw:style-name="fr4" draw:name="Objet12" text:anchor-type="as-char" svg:width="1.062cm" svg:height="0.469cm" draw:z-index="60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41"> et </text:span><text:span text:style-name="T41"><draw:frame draw:style-name="fr4" draw:name="Objet13" text:anchor-type="as-char" svg:width="0.998cm" svg:height="0.469cm" draw:z-index="61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41"> sont donnés par les points H et K, projetés orthogonaux de M respectivement sur les deux axes </text:span><text:span text:style-name="T41"><draw:frame draw:style-name="fr4" draw:name="Objet14" text:anchor-type="as-char" svg:width="1.229cm" svg:height="0.605cm" draw:z-index="62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41"> et </text:span><text:span text:style-name="T41"><draw:frame draw:style-name="fr4" draw:name="Objet15" text:anchor-type="as-char" svg:width="1.229cm" svg:height="0.603cm" draw:z-index="63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41">.</text:span></text:p>
      <text:p text:style-name="P19"><text:span text:style-name="T42">Pour tout </text:span><text:span text:style-name="T42"><draw:frame draw:style-name="fr4" draw:name="Objet23" text:anchor-type="as-char" svg:width="0.443cm" svg:height="0.469cm" draw:z-index="64"><draw:object xlink:href="./Object 22" xlink:type="simple" xlink:show="embed" xlink:actuate="onLoad"/><draw:image xlink:href="./ObjectReplacements/Object 22" xlink:type="simple" xlink:show="embed" xlink:actuate="onLoad"/></draw:frame></text:span><text:span text:style-name="T42"> réel :</text:span></text:p>
      <text:p text:style-name="P7"><text:span text:style-name="T42"><draw:frame draw:style-name="fr4" draw:name="Objet24" text:anchor-type="as-char" svg:width="2.524cm" svg:height="0.469cm" draw:z-index="65"><draw:object xlink:href="./Object 27" xlink:type="simple" xlink:show="embed" xlink:actuate="onLoad"/><draw:image xlink:href="./ObjectReplacements/Object 27" xlink:type="simple" xlink:show="embed" xlink:actuate="onLoad"/></draw:frame></text:span><text:span text:style-name="T42"> ; </text:span><text:span text:style-name="T42"><draw:frame draw:style-name="fr4" draw:name="Objet25" text:anchor-type="as-char" svg:width="2.462cm" svg:height="0.469cm" draw:z-index="66"><draw:object xlink:href="./Object 28" xlink:type="simple" xlink:show="embed" xlink:actuate="onLoad"/><draw:image xlink:href="./ObjectReplacements/Object 28" xlink:type="simple" xlink:show="embed" xlink:actuate="onLoad"/></draw:frame></text:span><text:span text:style-name="T42"> et </text:span><text:span text:style-name="T42"><draw:frame draw:style-name="fr4" draw:name="Objet26" text:anchor-type="as-char" svg:width="2.986cm" svg:height="0.529cm" draw:z-index="67"><draw:object xlink:href="./Object 29" xlink:type="simple" xlink:show="embed" xlink:actuate="onLoad"/><draw:image xlink:href="./ObjectReplacements/Object 29" xlink:type="simple" xlink:show="embed" xlink:actuate="onLoad"/></draw:frame></text:span></text:p>
      <text:h text:style-name="P189" text:outline-level="2">Fonctions</text:h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63">Définitions :</text:p>
            <text:list xml:id="list8207243442010846745" text:style-name="L1">
              <text:list-item>
                <text:p text:style-name="P134"><text:span text:style-name="T56">La fonction </text:span><text:span text:style-name="T56"><draw:frame draw:style-name="fr4" draw:name="Objet18" text:anchor-type="as-char" svg:width="0.443cm" svg:height="0.469cm" draw:z-index="68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56"><draw:g text:anchor-type="as-char" svg:y="-0.21cm" draw:z-index="12" draw:style-name="gr1"><draw:line draw:style-name="gr2" draw:text-style-name="P198" svg:x1="0cm" svg:y1="0.001cm" svg:x2="0cm" svg:y2="0.167cm"><text:p/></draw:line><draw:line draw:style-name="gr2" draw:text-style-name="P198" svg:x1="0cm" svg:y1="0.084cm" svg:x2="0.529cm" svg:y2="0.084cm"><text:p/></draw:line><draw:line draw:style-name="gr2" draw:text-style-name="P198" svg:x1="0.529cm" svg:y1="0.084cm" svg:x2="0.439cm" svg:y2="0.001cm"><text:p/></draw:line><draw:line draw:style-name="gr2" draw:text-style-name="P198" svg:x1="0.529cm" svg:y1="0.084cm" svg:x2="0.439cm" svg:y2="0.167cm"><text:p/></draw:line></draw:g></text:span><text:span text:style-name="T56"> </text:span><text:span text:style-name="T56"><draw:frame draw:style-name="fr4" draw:name="Objet19" text:anchor-type="as-char" svg:width="0.998cm" svg:height="0.469cm" draw:z-index="6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56"> définie sur </text:span><text:span text:style-name="T57">ℝ</text:span> <text:span text:style-name="T56">est appelée </text:span><text:span text:style-name="T50">fonction sinus</text:span><text:span text:style-name="T56"> et notée sin.</text:span></text:p>
              </text:list-item>
              <text:list-item>
                <text:p text:style-name="P134"><text:span text:style-name="T56">La fonction </text:span><text:span text:style-name="T56"><draw:frame draw:style-name="fr4" draw:name="Objet20" text:anchor-type="as-char" svg:width="0.443cm" svg:height="0.469cm" draw:z-index="70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56"><draw:g text:anchor-type="as-char" svg:y="-0.21cm" draw:z-index="14" draw:style-name="gr1"><draw:line draw:style-name="gr2" draw:text-style-name="P198" svg:x1="0cm" svg:y1="0.001cm" svg:x2="0cm" svg:y2="0.167cm"><text:p/></draw:line><draw:line draw:style-name="gr2" draw:text-style-name="P198" svg:x1="0cm" svg:y1="0.084cm" svg:x2="0.529cm" svg:y2="0.084cm"><text:p/></draw:line><draw:line draw:style-name="gr2" draw:text-style-name="P198" svg:x1="0.529cm" svg:y1="0.084cm" svg:x2="0.439cm" svg:y2="0.001cm"><text:p/></draw:line><draw:line draw:style-name="gr2" draw:text-style-name="P198" svg:x1="0.529cm" svg:y1="0.084cm" svg:x2="0.439cm" svg:y2="0.167cm"><text:p/></draw:line></draw:g></text:span><text:span text:style-name="T56"> </text:span><text:span text:style-name="T56"><draw:frame draw:style-name="fr4" draw:name="Objet21" text:anchor-type="as-char" svg:width="1.062cm" svg:height="0.469cm" draw:z-index="7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56"> définie sur </text:span><text:span text:style-name="T57">ℝ</text:span> <text:span text:style-name="T56">est appelée </text:span><text:span text:style-name="T50">fonction cosinus</text:span><text:span text:style-name="T56"> et notée cos.</text:span></text:p>
              </text:list-item>
            </text:list>
          </table:table-cell>
        </table:table-row>
      </table:table>
      <text:p text:style-name="P69"/>
      <text:h text:style-name="P185" text:outline-level="1">Dérivabilité</text:h>
      <text:h text:style-name="P190" text:outline-level="2">Dérivabilité de la fonction sinus</text:h>
      <text:p text:style-name="P168">Propriété :</text:p>
      <text:p text:style-name="P170">La fonction sinus est dérivable en 0.</text:p>
      <text:p text:style-name="P12"/>
      <text:p text:style-name="P15">Lemmes :</text:p>
      <text:list xml:id="list3239188831661830630" text:style-name="L2">
        <text:list-item>
          <text:p text:style-name="P135"><text:span text:style-name="T49">Montrons que la fonction sinus est continue en </text:span><text:span text:style-name="T49"><draw:frame draw:style-name="fr4" draw:name="Objet180" text:anchor-type="as-char" svg:width="1.02cm" svg:height="0.469cm" draw:z-index="73"><draw:object xlink:href="./Object 185" xlink:type="simple" xlink:show="embed" xlink:actuate="onLoad"/><draw:image xlink:href="./ObjectReplacements/Object 185" xlink:type="simple" xlink:show="embed" xlink:actuate="onLoad"/></draw:frame></text:span><text:span text:style-name="T49">.</text:span></text:p>
        </text:list-item>
      </text:list>
      <table:table table:name="Tableau13" table:style-name="Tableau13">
        <table:table-column table:style-name="Tableau13.A" table:number-columns-repeated="3"/>
        <table:table-row>
          <table:table-cell table:style-name="Tableau13.A1" office:value-type="string">
            <text:p text:style-name="P72"><text:span text:style-name="T44">Pour </text:span><text:span text:style-name="T44"><draw:frame draw:style-name="fr4" draw:name="Objet181" text:anchor-type="as-char" svg:width="1.589cm" svg:height="0.778cm" draw:z-index="74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44"> on a :</text:span></text:p>
            <text:p text:style-name="P72"><text:span text:style-name="T48"><draw:frame draw:style-name="fr4" draw:name="Objet182" text:anchor-type="as-char" svg:width="2.787cm" svg:height="0.469cm" draw:z-index="76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48"> </text:span><text:span text:style-name="T49">soit</text:span></text:p>
            <text:p text:style-name="P16"><draw:frame draw:style-name="fr4" draw:name="Objet183" text:anchor-type="as-char" svg:width="3.471cm" svg:height="1cm" draw:z-index="77"><draw:object xlink:href="./Object 188" xlink:type="simple" xlink:show="embed" xlink:actuate="onLoad"/><draw:image xlink:href="./ObjectReplacements/Object 188" xlink:type="simple" xlink:show="embed" xlink:actuate="onLoad"/><svg:desc>formule</svg:desc></draw:frame></text:p>
            <text:p text:style-name="P72"><text:span text:style-name="T49">soit </text:span><text:span text:style-name="T49"><draw:frame draw:style-name="fr4" draw:name="Objet184" text:anchor-type="as-char" svg:width="2.171cm" svg:height="0.469cm" draw:z-index="78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49">.</text:span></text:p>
            <text:p text:style-name="P18">Par le théorème des gendarmes,</text:p>
            <text:p text:style-name="P4"><text:span text:style-name="T49"><draw:frame draw:style-name="fr4" draw:name="Objet185" text:anchor-type="as-char" svg:width="2.265cm" svg:height="0.785cm" draw:z-index="79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49">.</text:span></text:p>
            <text:p text:style-name="P18">La fonction sinus étant impaire, on a également :</text:p>
            <text:p text:style-name="P17"><draw:frame draw:style-name="fr4" draw:name="Objet192" text:anchor-type="as-char" svg:width="2.252cm" svg:height="0.785cm" draw:z-index="80"><draw:object xlink:href="./Object 197" xlink:type="simple" xlink:show="embed" xlink:actuate="onLoad"/><draw:image xlink:href="./ObjectReplacements/Object 197" xlink:type="simple" xlink:show="embed" xlink:actuate="onLoad"/><svg:desc>formule</svg:desc></draw:frame></text:p>
          </table:table-cell>
          <table:table-cell table:style-name="Tableau13.B1" office:value-type="string">
            <text:p text:style-name="P75"><draw:frame draw:style-name="fr2" draw:name="images12" text:anchor-type="paragraph" svg:width="5.473cm" svg:height="4.249cm" draw:z-index="15"><draw:image xlink:href="Pictures/2000000900005645000042FAFE0DF2303C7D0AB8.svm" xlink:type="simple" xlink:show="embed" xlink:actuate="onLoad"/></draw:frame></text:p>
            <text:p text:style-name="P4"><text:span text:style-name="T10">a</text:span><text:span text:style-name="T121">OAM </text:span><text:span text:style-name="T109">≤ </text:span><text:span text:style-name="T11">a</text:span><text:span text:style-name="T120">secteurOAM </text:span><text:span text:style-name="T109">≤ </text:span><text:span text:style-name="T11">a</text:span><text:span text:style-name="T120">OAT</text:span></text:p>
          </table:table-cell>
          <table:table-cell table:style-name="Tableau13.A1" office:value-type="string">
            <text:p text:style-name="P76">Justification :</text:p>
            <text:list xml:id="list5234657374879712201" text:style-name="L3">
              <text:list-item>
                <text:p text:style-name="P136"><text:span text:style-name="T10">a</text:span><text:span text:style-name="T121">OHM</text:span><text:span text:style-name="T118">= </text:span><text:span text:style-name="T118"><draw:frame draw:style-name="fr4" draw:name="Objet186" text:anchor-type="as-char" svg:width="1.647cm" svg:height="1cm" draw:z-index="81"><draw:object xlink:href="./Object 191" xlink:type="simple" xlink:show="embed" xlink:actuate="onLoad"/><draw:image xlink:href="./ObjectReplacements/Object 191" xlink:type="simple" xlink:show="embed" xlink:actuate="onLoad"/><svg:desc>formule</svg:desc></draw:frame></text:span></text:p>
              </text:list-item>
              <text:list-item>
                <text:p text:style-name="P136"><text:span text:style-name="T119">a</text:span><text:span text:style-name="T120">secteurOAM</text:span><text:span text:style-name="T117">= </text:span><text:span text:style-name="T117"><draw:frame draw:style-name="fr4" draw:name="Objet187" text:anchor-type="as-char" svg:width="0.527cm" svg:height="1cm" draw:z-index="82"><draw:object xlink:href="./Object 192" xlink:type="simple" xlink:show="embed" xlink:actuate="onLoad"/><draw:image xlink:href="./ObjectReplacements/Object 192" xlink:type="simple" xlink:show="embed" xlink:actuate="onLoad"/><svg:desc>formule</svg:desc></draw:frame></text:span></text:p>
              </text:list-item>
              <text:list-item>
                <text:p text:style-name="P136"><text:span text:style-name="T11">a</text:span><text:span text:style-name="T120">OAT</text:span><text:span text:style-name="T118">= </text:span><text:span text:style-name="T118"><draw:frame draw:style-name="fr4" draw:name="Objet188" text:anchor-type="as-char" svg:width="1.688cm" svg:height="1cm" draw:z-index="83"><draw:object xlink:href="./Object 193" xlink:type="simple" xlink:show="embed" xlink:actuate="onLoad"/><draw:image xlink:href="./ObjectReplacements/Object 193" xlink:type="simple" xlink:show="embed" xlink:actuate="onLoad"/><svg:desc>formule</svg:desc></draw:frame></text:span></text:p>
              </text:list-item>
            </text:list>
            <text:p text:style-name="P37">Ainsi on obtient :</text:p>
            <text:p text:style-name="P4"><text:span text:style-name="T117"><draw:frame draw:style-name="fr4" draw:name="Objet189" text:anchor-type="as-char" svg:width="1.647cm" svg:height="1cm" draw:z-index="84"><draw:object xlink:href="./Object 194" xlink:type="simple" xlink:show="embed" xlink:actuate="onLoad"/><draw:image xlink:href="./ObjectReplacements/Object 194" xlink:type="simple" xlink:show="embed" xlink:actuate="onLoad"/><svg:desc>formule</svg:desc></draw:frame></text:span><text:span text:style-name="T117">≤</text:span><text:span text:style-name="T117"><draw:frame draw:style-name="fr4" draw:name="Objet190" text:anchor-type="as-char" svg:width="0.527cm" svg:height="1cm" draw:z-index="85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17">≤</text:span><text:span text:style-name="T117"><draw:frame draw:style-name="fr4" draw:name="Objet191" text:anchor-type="as-char" svg:width="1.688cm" svg:height="1cm" draw:z-index="86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    </table:table-cell>
        </table:table-row>
      </table:table>
      <text:p text:style-name="P74"><text:span text:style-name="T49">D'où </text:span><text:span text:style-name="T49"><draw:frame draw:style-name="fr4" draw:name="Objet193" text:anchor-type="as-char" svg:width="2.252cm" svg:height="0.75cm" draw:z-index="87"><draw:object xlink:href="./Object 198" xlink:type="simple" xlink:show="embed" xlink:actuate="onLoad"/><draw:image xlink:href="./ObjectReplacements/Object 198" xlink:type="simple" xlink:show="embed" xlink:actuate="onLoad"/></draw:frame></text:span><text:span text:style-name="T49">. </text:span></text:p>
      <text:p text:style-name="P74"><text:span text:style-name="T49">De plus </text:span><text:span text:style-name="T49"><draw:frame draw:style-name="fr4" draw:name="Objet194" text:anchor-type="as-char" svg:width="1.558cm" svg:height="0.469cm" draw:z-index="88"><draw:object xlink:href="./Object 199" xlink:type="simple" xlink:show="embed" xlink:actuate="onLoad"/><draw:image xlink:href="./ObjectReplacements/Object 199" xlink:type="simple" xlink:show="embed" xlink:actuate="onLoad"/></draw:frame></text:span><text:span text:style-name="T49">. </text:span></text:p>
      <text:p text:style-name="P74"><text:span text:style-name="T49">On en déduit que la fonction sinus est continue en </text:span><text:span text:style-name="T49"><draw:frame draw:style-name="fr4" draw:name="Objet195" text:anchor-type="as-char" svg:width="1.02cm" svg:height="0.469cm" draw:z-index="89"><draw:object xlink:href="./Object 200" xlink:type="simple" xlink:show="embed" xlink:actuate="onLoad"/><draw:image xlink:href="./ObjectReplacements/Object 200" xlink:type="simple" xlink:show="embed" xlink:actuate="onLoad"/></draw:frame></text:span><text:span text:style-name="T49">.</text:span></text:p>
      <text:list xml:id="list4485829174493017814" text:style-name="L4">
        <text:list-item>
          <text:p text:style-name="P137"><text:span text:style-name="T49">Montrons maintenant que la fonction sinus est dérivable en </text:span><text:span text:style-name="T49"><draw:frame draw:style-name="fr4" draw:name="Objet196" text:anchor-type="as-char" svg:width="1.02cm" svg:height="0.469cm" draw:z-index="90"><draw:object xlink:href="./Object 201" xlink:type="simple" xlink:show="embed" xlink:actuate="onLoad"/><draw:image xlink:href="./ObjectReplacements/Object 201" xlink:type="simple" xlink:show="embed" xlink:actuate="onLoad"/></draw:frame></text:span><text:span text:style-name="T49">, de nombre dérivé 1.</text:span></text:p>
        </text:list-item>
      </text:list>
      <text:p text:style-name="P73"><text:span text:style-name="T44">Pour </text:span><text:span text:style-name="T44"><draw:frame draw:style-name="fr4" draw:name="Objet88" text:anchor-type="as-char" svg:width="1.589cm" svg:height="0.778cm" draw:z-index="91"><draw:object xlink:href="./Object 154" xlink:type="simple" xlink:show="embed" xlink:actuate="onLoad"/><draw:image xlink:href="./ObjectReplacements/Object 154" xlink:type="simple" xlink:show="embed" xlink:actuate="onLoad"/><svg:desc>formule</svg:desc></draw:frame></text:span><text:span text:style-name="T44"> on a :</text:span></text:p>
      <text:p text:style-name="P73"><text:span text:style-name="T48"><draw:frame draw:style-name="fr4" draw:name="Objet197" text:anchor-type="as-char" svg:width="2.787cm" svg:height="0.469cm" draw:z-index="92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48"> </text:span><text:span text:style-name="T49">soit</text:span></text:p>
      <text:p text:style-name="P73"><text:span text:style-name="T49"><draw:frame draw:style-name="fr4" draw:name="Objet87" text:anchor-type="as-char" svg:width="3.471cm" svg:height="1cm" draw:z-index="93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49"> </text:span><text:span text:style-name="T64">⇔ </text:span><text:span text:style-name="T49"><draw:frame draw:style-name="fr4" draw:name="Objet198" text:anchor-type="as-char" svg:width="3.577cm" svg:height="1cm" draw:z-index="94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49"> ⇔ </text:span><text:span text:style-name="T49"><draw:frame draw:style-name="fr4" draw:name="Objet199" text:anchor-type="as-char" svg:width="3.378cm" svg:height="1cm" draw:z-index="95"><draw:object xlink:href="./Object 173" xlink:type="simple" xlink:show="embed" xlink:actuate="onLoad"/><draw:image xlink:href="./ObjectReplacements/Object 173" xlink:type="simple" xlink:show="embed" xlink:actuate="onLoad"/></draw:frame></text:span></text:p>
      <text:p text:style-name="P72"><text:span text:style-name="T49">Pour tout </text:span><text:span text:style-name="T45">x </text:span><text:span text:style-name="T87">∈</text:span><text:span text:style-name="T87"><draw:frame draw:style-name="fr4" draw:name="Objet89" text:anchor-type="as-char" svg:width="1.711cm" svg:height="0.854cm" draw:z-index="96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46">, </text:span><text:span text:style-name="T46"><draw:frame draw:style-name="fr4" draw:name="Objet174" text:anchor-type="as-char" svg:width="3.171cm" svg:height="0.572cm" draw:z-index="97"><draw:object xlink:href="./Object 179" xlink:type="simple" xlink:show="embed" xlink:actuate="onLoad"/><draw:image xlink:href="./ObjectReplacements/Object 179" xlink:type="simple" xlink:show="embed" xlink:actuate="onLoad"/></draw:frame></text:span><text:span text:style-name="T46">.</text:span></text:p>
      <text:p text:style-name="P72"><text:span text:style-name="T46">Comme </text:span><text:span text:style-name="T46"><draw:frame draw:style-name="fr4" draw:name="Objet175" text:anchor-type="as-char" svg:width="2.252cm" svg:height="0.75cm" draw:z-index="98"><draw:object xlink:href="./Object 180" xlink:type="simple" xlink:show="embed" xlink:actuate="onLoad"/><draw:image xlink:href="./ObjectReplacements/Object 180" xlink:type="simple" xlink:show="embed" xlink:actuate="onLoad"/><svg:desc>formule</svg:desc></draw:frame></text:span><text:span text:style-name="T46">, on a donc </text:span><text:span text:style-name="T46"><draw:frame draw:style-name="fr4" draw:name="Objet176" text:anchor-type="as-char" svg:width="2.304cm" svg:height="0.75cm" draw:z-index="99"><draw:object xlink:href="./Object 181" xlink:type="simple" xlink:show="embed" xlink:actuate="onLoad"/><draw:image xlink:href="./ObjectReplacements/Object 181" xlink:type="simple" xlink:show="embed" xlink:actuate="onLoad"/><svg:desc>formule</svg:desc></draw:frame></text:span><text:span text:style-name="T46">.</text:span></text:p>
      <text:p text:style-name="P72"><text:span text:style-name="T46">Par le théorème des gendarmes, on obtient </text:span><text:span text:style-name="T46"><draw:frame draw:style-name="fr4" draw:name="Objet177" text:anchor-type="as-char" svg:width="2.337cm" svg:height="1.028cm" draw:z-index="100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46">.</text:span></text:p>
      <text:p text:style-name="P72"><text:span text:style-name="T46">La fonction sinus est impaire, on a donc </text:span><text:span text:style-name="T46"><draw:frame draw:style-name="fr4" draw:name="Objet178" text:anchor-type="as-char" svg:width="2.325cm" svg:height="1.028cm" draw:z-index="101"><draw:object xlink:href="./Object 183" xlink:type="simple" xlink:show="embed" xlink:actuate="onLoad"/><draw:image xlink:href="./ObjectReplacements/Object 183" xlink:type="simple" xlink:show="embed" xlink:actuate="onLoad"/><svg:desc>formule</svg:desc></draw:frame></text:span><text:span text:style-name="T46">.</text:span></text:p>
      <text:p text:style-name="P72"><text:span text:style-name="T46">Ainsi </text:span><text:span text:style-name="T46"><draw:frame draw:style-name="fr4" draw:name="Objet179" text:anchor-type="as-char" svg:width="2.325cm" svg:height="1cm" draw:z-index="102"><draw:object xlink:href="./Object 184" xlink:type="simple" xlink:show="embed" xlink:actuate="onLoad"/><draw:image xlink:href="./ObjectReplacements/Object 184" xlink:type="simple" xlink:show="embed" xlink:actuate="onLoad"/><svg:desc>formule</svg:desc></draw:frame></text:span></text:p>
      <text:p text:style-name="P171"/>
      <text:p text:style-name="P14"><text:span text:style-name="T36">Démonstration </text:span><text:span text:style-name="T73">:</text:span></text:p>
      <text:p text:style-name="P19"><text:span text:style-name="T42">Pour tout nombre réel </text:span><text:span text:style-name="T42"><draw:frame draw:style-name="fr4" draw:name="Objet16" text:anchor-type="as-char" svg:width="1.004cm" svg:height="0.469cm" draw:z-index="103"><draw:object xlink:href="./Object 2" xlink:type="simple" xlink:show="embed" xlink:actuate="onLoad"/><draw:image xlink:href="./ObjectReplacements/Object 2" xlink:type="simple" xlink:show="embed" xlink:actuate="onLoad"/></draw:frame></text:span><text:span text:style-name="T42">, </text:span><text:span text:style-name="T42"><draw:frame draw:style-name="fr4" draw:name="Objet17" text:anchor-type="as-char" svg:width="3.425cm" svg:height="1cm" draw:z-index="104"><draw:object xlink:href="./Object 4" xlink:type="simple" xlink:show="embed" xlink:actuate="onLoad"/><draw:image xlink:href="./ObjectReplacements/Object 4" xlink:type="simple" xlink:show="embed" xlink:actuate="onLoad"/></draw:frame></text:span><text:span text:style-name="T42">.</text:span></text:p>
      <text:p text:style-name="P19"><text:span text:style-name="T42">Or </text:span><text:span text:style-name="T42"><draw:frame draw:style-name="fr4" draw:name="Objet22" text:anchor-type="as-char" svg:width="2.311cm" svg:height="1cm" draw:z-index="105"><draw:object xlink:href="./Object 21" xlink:type="simple" xlink:show="embed" xlink:actuate="onLoad"/><draw:image xlink:href="./ObjectReplacements/Object 21" xlink:type="simple" xlink:show="embed" xlink:actuate="onLoad"/></draw:frame></text:span><text:span text:style-name="T42"> donc la fonction sinus est dérivable en 0 et </text:span><text:span text:style-name="T42"><draw:frame draw:style-name="fr4" draw:name="Objet27" text:anchor-type="as-char" svg:width="2.011cm" svg:height="0.485cm" draw:z-index="106"><draw:object xlink:href="./Object 30" xlink:type="simple" xlink:show="embed" xlink:actuate="onLoad"/><draw:image xlink:href="./ObjectReplacements/Object 30" xlink:type="simple" xlink:show="embed" xlink:actuate="onLoad"/></draw:frame></text:span><text:span text:style-name="T42">.</text:span></text:p>
      <text:p text:style-name="P179">Propriété :</text:p>
      <text:p text:style-name="P172"><text:span text:style-name="T42">La fonction sinus est dérivable sur </text:span><text:span text:style-name="T58">ℝ</text:span> <text:span text:style-name="T73">et pour tout nombre réel </text:span><text:span text:style-name="T73"><draw:frame draw:style-name="fr4" draw:name="Objet28" text:anchor-type="as-char" svg:width="0.443cm" svg:height="0.469cm" draw:z-index="107"><draw:object xlink:href="./Object 31" xlink:type="simple" xlink:show="embed" xlink:actuate="onLoad"/><draw:image xlink:href="./ObjectReplacements/Object 31" xlink:type="simple" xlink:show="embed" xlink:actuate="onLoad"/></draw:frame></text:span><text:span text:style-name="T73">,</text:span></text:p>
      <text:p text:style-name="P173"><draw:frame draw:style-name="fr4" draw:name="Objet29" text:anchor-type="as-char" svg:width="2.986cm" svg:height="0.485cm" draw:z-index="108"><draw:object xlink:href="./Object 32" xlink:type="simple" xlink:show="embed" xlink:actuate="onLoad"/><draw:image xlink:href="./ObjectReplacements/Object 32" xlink:type="simple" xlink:show="embed" xlink:actuate="onLoad"/></draw:frame></text:p>
      <text:p text:style-name="P21"/>
      <text:p text:style-name="P22">Démonstration :</text:p>
      <text:p text:style-name="P80"><text:span text:style-name="T73"><draw:frame draw:style-name="fr4" draw:name="Objet30" text:anchor-type="as-char" svg:width="0.441cm" svg:height="0.469cm" draw:z-index="109"><draw:object xlink:href="./Object 33" xlink:type="simple" xlink:show="embed" xlink:actuate="onLoad"/><draw:image xlink:href="./ObjectReplacements/Object 33" xlink:type="simple" xlink:show="embed" xlink:actuate="onLoad"/></draw:frame></text:span><text:span text:style-name="T73"> désigne un nombre réel. Étudier la dérivabilité en </text:span><text:span text:style-name="T73"><draw:frame draw:style-name="fr4" draw:name="Objet31" text:anchor-type="as-char" svg:width="0.441cm" svg:height="0.469cm" draw:z-index="110"><draw:object xlink:href="./Object 34" xlink:type="simple" xlink:show="embed" xlink:actuate="onLoad"/><draw:image xlink:href="./ObjectReplacements/Object 34" xlink:type="simple" xlink:show="embed" xlink:actuate="onLoad"/></draw:frame></text:span><text:span text:style-name="T73"> de la fonction sinus, c'est étudier la limite en 0 de la fonction </text:span><text:span text:style-name="T73"><draw:frame draw:style-name="fr4" draw:name="Objet32" text:anchor-type="as-char" svg:width="0.43cm" svg:height="0.469cm" draw:z-index="111"><draw:object xlink:href="./Object 35" xlink:type="simple" xlink:show="embed" xlink:actuate="onLoad"/><draw:image xlink:href="./ObjectReplacements/Object 35" xlink:type="simple" xlink:show="embed" xlink:actuate="onLoad"/></draw:frame></text:span><text:span text:style-name="T73"><draw:g text:anchor-type="as-char" svg:y="-0.21cm" draw:z-index="18" draw:style-name="gr1"><draw:line draw:style-name="gr2" draw:text-style-name="P198" svg:x1="0cm" svg:y1="0.001cm" svg:x2="0cm" svg:y2="0.167cm"><text:p/></draw:line><draw:line draw:style-name="gr2" draw:text-style-name="P198" svg:x1="0cm" svg:y1="0.084cm" svg:x2="0.529cm" svg:y2="0.084cm"><text:p/></draw:line><draw:line draw:style-name="gr2" draw:text-style-name="P198" svg:x1="0.529cm" svg:y1="0.084cm" svg:x2="0.439cm" svg:y2="0.001cm"><text:p/></draw:line><draw:line draw:style-name="gr2" draw:text-style-name="P198" svg:x1="0.529cm" svg:y1="0.084cm" svg:x2="0.439cm" svg:y2="0.167cm"><text:p/></draw:line></draw:g></text:span><text:span text:style-name="T73"> </text:span><text:span text:style-name="T73"><draw:frame draw:style-name="fr4" draw:name="Objet33" text:anchor-type="as-char" svg:width="3.043cm" svg:height="1.016cm" draw:z-index="75"><draw:object xlink:href="./Object 36" xlink:type="simple" xlink:show="embed" xlink:actuate="onLoad"/><draw:image xlink:href="./ObjectReplacements/Object 36" xlink:type="simple" xlink:show="embed" xlink:actuate="onLoad"/></draw:frame></text:span><text:span text:style-name="T73">.</text:span></text:p>
      <text:p text:style-name="P19"><text:span text:style-name="T73">Or pour tout nombre réel </text:span><text:span text:style-name="T73"><draw:frame draw:style-name="fr4" draw:name="Objet34" text:anchor-type="as-char" svg:width="1.004cm" svg:height="0.469cm" draw:z-index="2"><draw:object xlink:href="./Object 38" xlink:type="simple" xlink:show="embed" xlink:actuate="onLoad"/><draw:image xlink:href="./ObjectReplacements/Object 38" xlink:type="simple" xlink:show="embed" xlink:actuate="onLoad"/></draw:frame></text:span><text:span text:style-name="T73">,</text:span></text:p>
      <text:p text:style-name="P19"><text:span text:style-name="T73"><draw:frame draw:style-name="fr4" draw:name="Objet35" text:anchor-type="as-char" svg:width="13.319cm" svg:height="1.016cm" draw:z-index="112"><draw:object xlink:href="./Object 40" xlink:type="simple" xlink:show="embed" xlink:actuate="onLoad"/><draw:image xlink:href="./ObjectReplacements/Object 40" xlink:type="simple" xlink:show="embed" xlink:actuate="onLoad"/></draw:frame></text:span><text:span text:style-name="T73">.</text:span></text:p>
      <text:p text:style-name="P19"><text:span text:style-name="T73">Or </text:span><text:span text:style-name="T73"><draw:frame draw:style-name="fr4" draw:name="Objet36" text:anchor-type="as-char" svg:width="3.747cm" svg:height="0.545cm" draw:z-index="113"><draw:object xlink:href="./Object 41" xlink:type="simple" xlink:show="embed" xlink:actuate="onLoad"/><draw:image xlink:href="./ObjectReplacements/Object 41" xlink:type="simple" xlink:show="embed" xlink:actuate="onLoad"/></draw:frame></text:span><text:span text:style-name="T73">, donc </text:span><text:span text:style-name="T73"><draw:frame draw:style-name="fr4" draw:name="Objet37" text:anchor-type="as-char" svg:width="3.747cm" svg:height="0.545cm" draw:z-index="114"><draw:object xlink:href="./Object 42" xlink:type="simple" xlink:show="embed" xlink:actuate="onLoad"/><draw:image xlink:href="./ObjectReplacements/Object 42" xlink:type="simple" xlink:show="embed" xlink:actuate="onLoad"/></draw:frame></text:span><text:span text:style-name="T73"> donc avec </text:span><text:span text:style-name="T73"><draw:frame draw:style-name="fr4" draw:name="Objet38" text:anchor-type="as-char" svg:width="1.296cm" svg:height="0.469cm" draw:z-index="115"><draw:object xlink:href="./Object 43" xlink:type="simple" xlink:show="embed" xlink:actuate="onLoad"/><draw:image xlink:href="./ObjectReplacements/Object 43" xlink:type="simple" xlink:show="embed" xlink:actuate="onLoad"/></draw:frame></text:span><text:span text:style-name="T73"> : </text:span><text:span text:style-name="T73"><draw:frame draw:style-name="fr4" draw:name="Objet39" text:anchor-type="as-char" svg:width="3.242cm" svg:height="1cm" draw:z-index="116"><draw:object xlink:href="./Object 44" xlink:type="simple" xlink:show="embed" xlink:actuate="onLoad"/><draw:image xlink:href="./ObjectReplacements/Object 44" xlink:type="simple" xlink:show="embed" xlink:actuate="onLoad"/></draw:frame></text:span><text:span text:style-name="T73">.</text:span></text:p>
      <text:p text:style-name="P19"><text:span text:style-name="T73"><draw:frame draw:style-name="fr4" draw:name="Objet40" text:anchor-type="as-char" svg:width="3.888cm" svg:height="0.485cm" draw:z-index="117"><draw:object xlink:href="./Object 45" xlink:type="simple" xlink:show="embed" xlink:actuate="onLoad"/><draw:image xlink:href="./ObjectReplacements/Object 45" xlink:type="simple" xlink:show="embed" xlink:actuate="onLoad"/></draw:frame></text:span><text:span text:style-name="T73">, donc avec </text:span><text:span text:style-name="T73"><draw:frame draw:style-name="fr4" draw:name="Objet41" text:anchor-type="as-char" svg:width="1.296cm" svg:height="0.469cm" draw:z-index="118"><draw:object xlink:href="./Object 46" xlink:type="simple" xlink:show="embed" xlink:actuate="onLoad"/><draw:image xlink:href="./ObjectReplacements/Object 46" xlink:type="simple" xlink:show="embed" xlink:actuate="onLoad"/></draw:frame></text:span><text:span text:style-name="T73"> : </text:span><text:span text:style-name="T73"><draw:frame draw:style-name="fr4" draw:name="Objet42" text:anchor-type="as-char" svg:width="3.454cm" svg:height="1cm" draw:z-index="119"><draw:object xlink:href="./Object 47" xlink:type="simple" xlink:show="embed" xlink:actuate="onLoad"/><draw:image xlink:href="./ObjectReplacements/Object 47" xlink:type="simple" xlink:show="embed" xlink:actuate="onLoad"/></draw:frame></text:span><text:span text:style-name="T73">.</text:span></text:p>
      <text:p text:style-name="P19"><text:span text:style-name="T73">D'où </text:span><text:span text:style-name="T73"><draw:frame draw:style-name="fr4" draw:name="Objet43" text:anchor-type="as-char" svg:width="14.811cm" svg:height="1.632cm" draw:z-index="120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p>
      <text:p text:style-name="P20"><text:span text:style-name="T74">soit </text:span><text:span text:style-name="T74"><draw:frame draw:style-name="fr4" draw:name="Objet44" text:anchor-type="as-char" svg:width="6.248cm" svg:height="2.062cm" draw:z-index="121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74">.</text:span></text:p>
      <text:p text:style-name="P20"><text:span text:style-name="T74">Or </text:span><text:span text:style-name="T74"><draw:frame draw:style-name="fr4" draw:name="Objet45" text:anchor-type="as-char" svg:width="3.916cm" svg:height="1.099cm" draw:z-index="122"><draw:object xlink:href="./Object 5" xlink:type="simple" xlink:show="embed" xlink:actuate="onLoad"/><draw:image xlink:href="./ObjectReplacements/Object 5" xlink:type="simple" xlink:show="embed" xlink:actuate="onLoad"/></draw:frame></text:span><text:span text:style-name="T74"> et </text:span><text:span text:style-name="T74"><draw:frame draw:style-name="fr4" draw:name="Objet46" text:anchor-type="as-char" svg:width="2.395cm" svg:height="2.062cm" draw:z-index="123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74"> donc </text:span><text:span text:style-name="T74"><draw:frame draw:style-name="fr4" draw:name="Objet47" text:anchor-type="as-char" svg:width="4.932cm" svg:height="1.016cm" draw:z-index="124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74">.</text:span></text:p>
      <text:p text:style-name="P20"><text:span text:style-name="T74">Ainsi la fonction sinus est dérivable sur </text:span><text:span text:style-name="T59">ℝ</text:span> <text:span text:style-name="T74">et pour tout nombre réel </text:span><text:span text:style-name="T74"><draw:frame draw:style-name="fr4" draw:name="Objet48" text:anchor-type="as-char" svg:width="0.443cm" svg:height="0.469cm" draw:z-index="125"><draw:object xlink:href="./Object 49" xlink:type="simple" xlink:show="embed" xlink:actuate="onLoad"/><draw:image xlink:href="./ObjectReplacements/Object 49" xlink:type="simple" xlink:show="embed" xlink:actuate="onLoad"/></draw:frame></text:span><text:span text:style-name="T74">, </text:span><text:span text:style-name="T74"><draw:frame draw:style-name="fr4" draw:name="Objet49" text:anchor-type="as-char" svg:width="2.679cm" svg:height="0.485cm" draw:z-index="126"><draw:object xlink:href="./Object 50" xlink:type="simple" xlink:show="embed" xlink:actuate="onLoad"/><draw:image xlink:href="./ObjectReplacements/Object 50" xlink:type="simple" xlink:show="embed" xlink:actuate="onLoad"/></draw:frame></text:span><text:span text:style-name="T74">.</text:span></text:p>
      <text:p text:style-name="P39"/>
      <text:h text:style-name="P194" text:outline-level="2">Dérivabilité de la fonction cosinus</text:h>
      <text:p text:style-name="P169">Propriété :</text:p>
      <text:p text:style-name="P174"><text:span text:style-name="T43">La fonction cosinus est dérivable sur </text:span><text:span text:style-name="T60">ℝ</text:span> <text:span text:style-name="T75">et pour tout nombre réel </text:span><text:span text:style-name="T75"><draw:frame draw:style-name="fr4" draw:name="Objet50" text:anchor-type="as-char" svg:width="0.443cm" svg:height="0.469cm" draw:z-index="127"><draw:object xlink:href="./Object 3" xlink:type="simple" xlink:show="embed" xlink:actuate="onLoad"/><draw:image xlink:href="./ObjectReplacements/Object 3" xlink:type="simple" xlink:show="embed" xlink:actuate="onLoad"/></draw:frame></text:span><text:span text:style-name="T75">,</text:span></text:p>
      <text:p text:style-name="P175"><draw:frame draw:style-name="fr4" draw:name="Objet51" text:anchor-type="as-char" svg:width="2.988cm" svg:height="0.485cm" draw:z-index="128"><draw:object xlink:href="./Object 51" xlink:type="simple" xlink:show="embed" xlink:actuate="onLoad"/><draw:image xlink:href="./ObjectReplacements/Object 51" xlink:type="simple" xlink:show="embed" xlink:actuate="onLoad"/></draw:frame></text:p>
      <text:p text:style-name="P27"/>
      <text:p text:style-name="P23">Démonstration :</text:p>
      <text:p text:style-name="P29"><text:span text:style-name="T75">On sait que, pour tout nombre réel </text:span><text:span text:style-name="T75"><draw:frame draw:style-name="fr4" draw:name="Objet52" text:anchor-type="as-char" svg:width="0.443cm" svg:height="0.469cm" draw:z-index="129"><draw:object xlink:href="./Object 52" xlink:type="simple" xlink:show="embed" xlink:actuate="onLoad"/><draw:image xlink:href="./ObjectReplacements/Object 52" xlink:type="simple" xlink:show="embed" xlink:actuate="onLoad"/></draw:frame></text:span><text:span text:style-name="T75">, </text:span><text:span text:style-name="T75"><draw:frame draw:style-name="fr4" draw:name="Objet53" text:anchor-type="as-char" svg:width="3.179cm" svg:height="0.854cm" draw:z-index="130"><draw:object xlink:href="./Object 53" xlink:type="simple" xlink:show="embed" xlink:actuate="onLoad"/><draw:image xlink:href="./ObjectReplacements/Object 53" xlink:type="simple" xlink:show="embed" xlink:actuate="onLoad"/></draw:frame></text:span><text:span text:style-name="T75">. </text:span></text:p>
      <text:p text:style-name="P81"><text:span text:style-name="T75">La fonction sin est dérivable sur </text:span><text:span text:style-name="T60">ℝ</text:span>, <text:span text:style-name="T75">donc la fonction </text:span><text:span text:style-name="T75"><draw:frame draw:style-name="fr4" draw:name="Objet54" text:anchor-type="as-char" svg:width="0.517cm" svg:height="0.469cm" draw:z-index="131"><draw:object xlink:href="./Object 54" xlink:type="simple" xlink:show="embed" xlink:actuate="onLoad"/><draw:image xlink:href="./ObjectReplacements/Object 54" xlink:type="simple" xlink:show="embed" xlink:actuate="onLoad"/></draw:frame></text:span><text:span text:style-name="T75"> : </text:span><text:span text:style-name="T75"><draw:frame draw:style-name="fr4" draw:name="Objet55" text:anchor-type="as-char" svg:width="0.443cm" svg:height="0.469cm" draw:z-index="132"><draw:object xlink:href="./Object 55" xlink:type="simple" xlink:show="embed" xlink:actuate="onLoad"/><draw:image xlink:href="./ObjectReplacements/Object 55" xlink:type="simple" xlink:show="embed" xlink:actuate="onLoad"/></draw:frame></text:span><text:span text:style-name="T75"><draw:g text:anchor-type="as-char" svg:y="-0.21cm" draw:z-index="20" draw:style-name="gr1"><draw:line draw:style-name="gr2" draw:text-style-name="P198" svg:x1="0cm" svg:y1="0.001cm" svg:x2="0cm" svg:y2="0.167cm"><text:p/></draw:line><draw:line draw:style-name="gr2" draw:text-style-name="P198" svg:x1="0cm" svg:y1="0.084cm" svg:x2="0.529cm" svg:y2="0.084cm"><text:p/></draw:line><draw:line draw:style-name="gr2" draw:text-style-name="P198" svg:x1="0.529cm" svg:y1="0.084cm" svg:x2="0.439cm" svg:y2="0.001cm"><text:p/></draw:line><draw:line draw:style-name="gr2" draw:text-style-name="P198" svg:x1="0.529cm" svg:y1="0.084cm" svg:x2="0.439cm" svg:y2="0.167cm"><text:p/></draw:line></draw:g></text:span><text:span text:style-name="T75"> </text:span><text:span text:style-name="T75"><draw:frame draw:style-name="fr4" draw:name="Objet56" text:anchor-type="as-char" svg:width="1.963cm" svg:height="0.854cm" draw:z-index="72"><draw:object xlink:href="./Object 56" xlink:type="simple" xlink:show="embed" xlink:actuate="onLoad"/><draw:image xlink:href="./ObjectReplacements/Object 56" xlink:type="simple" xlink:show="embed" xlink:actuate="onLoad"/></draw:frame></text:span><text:span text:style-name="T75"> est dérivable sur </text:span><text:span text:style-name="T60">ℝ</text:span> <text:span text:style-name="T75">et :</text:span></text:p>
      <text:p text:style-name="P82"><text:span text:style-name="T75">pour tout nombre réel </text:span><text:span text:style-name="T75"><draw:frame draw:style-name="fr4" draw:name="Objet57" text:anchor-type="as-char" svg:width="0.443cm" svg:height="0.469cm" draw:z-index="3"><draw:object xlink:href="./Object 57" xlink:type="simple" xlink:show="embed" xlink:actuate="onLoad"/><draw:image xlink:href="./ObjectReplacements/Object 57" xlink:type="simple" xlink:show="embed" xlink:actuate="onLoad"/></draw:frame></text:span><text:span text:style-name="T75">, </text:span><text:span text:style-name="T75"><draw:frame draw:style-name="fr4" draw:name="Objet58" text:anchor-type="as-char" svg:width="7.726cm" svg:height="0.854cm" draw:z-index="133"><draw:object xlink:href="./Object 58" xlink:type="simple" xlink:show="embed" xlink:actuate="onLoad"/><draw:image xlink:href="./ObjectReplacements/Object 58" xlink:type="simple" xlink:show="embed" xlink:actuate="onLoad"/></draw:frame></text:span><text:span text:style-name="T75"> donc </text:span><text:span text:style-name="T75"><draw:frame draw:style-name="fr4" draw:name="Objet59" text:anchor-type="as-char" svg:width="2.988cm" svg:height="0.485cm" draw:z-index="134"><draw:object xlink:href="./Object 59" xlink:type="simple" xlink:show="embed" xlink:actuate="onLoad"/><draw:image xlink:href="./ObjectReplacements/Object 59" xlink:type="simple" xlink:show="embed" xlink:actuate="onLoad"/></draw:frame></text:span><text:span text:style-name="T75">.</text:span></text:p>
      <text:p text:style-name="P28"/>
      <text:p text:style-name="P13"/>
      <text:h text:style-name="P183" text:outline-level="1"/>
      <text:h text:style-name="P186" text:outline-level="1">Étude de la fonction sinus</text:h>
      <text:h text:style-name="Heading_20_2" text:outline-level="2"><text:span text:style-name="T68">Étude sur l'intervalle </text:span><text:span text:style-name="T68"><draw:frame draw:style-name="fr4" draw:name="Objet60" text:anchor-type="as-char" svg:width="1.109cm" svg:height="0.517cm" draw:z-index="135"><draw:object xlink:href="./Object 60" xlink:type="simple" xlink:show="embed" xlink:actuate="onLoad"/><draw:image xlink:href="./ObjectReplacements/Object 60" xlink:type="simple" xlink:show="embed" xlink:actuate="onLoad"/></draw:frame></text:span></text:h>
      <text:p text:style-name="Standard">Pour <text:span text:style-name="T76">tout nombre réel </text:span><text:span text:style-name="T76"><draw:frame draw:style-name="fr4" draw:name="Objet61" text:anchor-type="as-char" svg:width="0.443cm" svg:height="0.469cm" draw:z-index="136"><draw:object xlink:href="./Object 61" xlink:type="simple" xlink:show="embed" xlink:actuate="onLoad"/><draw:image xlink:href="./ObjectReplacements/Object 61" xlink:type="simple" xlink:show="embed" xlink:actuate="onLoad"/></draw:frame></text:span><text:span text:style-name="T76">, </text:span><text:span text:style-name="T76"><draw:frame draw:style-name="fr4" draw:name="Objet63" text:anchor-type="as-char" svg:width="2.679cm" svg:height="0.485cm" draw:z-index="137"><draw:object xlink:href="./Object 63" xlink:type="simple" xlink:show="embed" xlink:actuate="onLoad"/><draw:image xlink:href="./ObjectReplacements/Object 63" xlink:type="simple" xlink:show="embed" xlink:actuate="onLoad"/></draw:frame></text:span><text:span text:style-name="T76">.</text:span></text:p>
      <text:p text:style-name="P29"><text:span text:style-name="T76">Or </text:span><text:span text:style-name="T76"><draw:frame draw:style-name="fr4" draw:name="Objet64" text:anchor-type="as-char" svg:width="1.931cm" svg:height="0.485cm" draw:z-index="138"><draw:object xlink:href="./Object 64" xlink:type="simple" xlink:show="embed" xlink:actuate="onLoad"/><draw:image xlink:href="./ObjectReplacements/Object 64" xlink:type="simple" xlink:show="embed" xlink:actuate="onLoad"/></draw:frame></text:span><text:span text:style-name="T76"> sur </text:span><text:span text:style-name="T76"><draw:frame draw:style-name="fr4" draw:name="Objet65" text:anchor-type="as-char" svg:width="1.288cm" svg:height="0.854cm" draw:z-index="139"><draw:object xlink:href="./Object 65" xlink:type="simple" xlink:show="embed" xlink:actuate="onLoad"/><draw:image xlink:href="./ObjectReplacements/Object 65" xlink:type="simple" xlink:show="embed" xlink:actuate="onLoad"/></draw:frame></text:span><text:span text:style-name="T76"> et </text:span><text:span text:style-name="T76"><draw:frame draw:style-name="fr4" draw:name="Objet66" text:anchor-type="as-char" svg:width="1.639cm" svg:height="0.469cm" draw:z-index="140"><draw:object xlink:href="./Object 66" xlink:type="simple" xlink:show="embed" xlink:actuate="onLoad"/><draw:image xlink:href="./ObjectReplacements/Object 66" xlink:type="simple" xlink:show="embed" xlink:actuate="onLoad"/></draw:frame></text:span><text:span text:style-name="T76"> sur </text:span><text:span text:style-name="T76"><draw:frame draw:style-name="fr4" draw:name="Objet67" text:anchor-type="as-char" svg:width="1.319cm" svg:height="0.854cm" draw:z-index="141"><draw:object xlink:href="./Object 67" xlink:type="simple" xlink:show="embed" xlink:actuate="onLoad"/><draw:image xlink:href="./ObjectReplacements/Object 67" xlink:type="simple" xlink:show="embed" xlink:actuate="onLoad"/></draw:frame></text:span><text:span text:style-name="T76">.</text:span></text:p>
      <text:p text:style-name="P29"><text:span text:style-name="T76">Donc, la fonction sinus est croissante sur </text:span><text:span text:style-name="T76"><draw:frame draw:style-name="fr4" draw:name="Objet68" text:anchor-type="as-char" svg:width="1.288cm" svg:height="0.854cm" draw:z-index="142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76"> et décroissante sur </text:span><text:span text:style-name="T76"><draw:frame draw:style-name="fr4" draw:name="Objet69" text:anchor-type="as-char" svg:width="1.319cm" svg:height="0.854cm" draw:z-index="143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76">.</text:span></text:p>
      <text:p text:style-name="P4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1"><text:span text:style-name="T76">Tableau de variation sur </text:span><text:span text:style-name="T76"><draw:frame draw:style-name="fr4" draw:name="Objet70" text:anchor-type="as-char" svg:width="1.215cm" svg:height="0.483cm" draw:z-index="149"><draw:object xlink:href="./Object 70" xlink:type="simple" xlink:show="embed" xlink:actuate="onLoad"/><draw:image xlink:href="./ObjectReplacements/Object 70" xlink:type="simple" xlink:show="embed" xlink:actuate="onLoad"/></draw:frame></text:span></text:p>
          </table:table-cell>
          <table:table-cell table:style-name="Tableau3.B1" office:value-type="string">
            <text:p text:style-name="P111"><text:span text:style-name="T76">Courbe sur </text:span><text:span text:style-name="T76"><draw:frame draw:style-name="fr4" draw:name="Objet71" text:anchor-type="as-char" svg:width="1.215cm" svg:height="0.483cm" draw:z-index="150"><draw:object xlink:href="./Object 71" xlink:type="simple" xlink:show="embed" xlink:actuate="onLoad"/><draw:image xlink:href="./ObjectReplacements/Object 71" xlink:type="simple" xlink:show="embed" xlink:actuate="onLoad"/></draw:frame></text:span></text:p>
          </table:table-cell>
        </table:table-row>
        <table:table-row>
          <table:table-cell table:style-name="Tableau3.A1" office:value-type="string">
            <text:p text:style-name="P125"/>
          </table:table-cell>
          <table:table-cell table:style-name="Tableau3.B1" table:number-rows-spanned="2" office:value-type="string">
            <text:p text:style-name="Table_20_Contents"><draw:frame draw:style-name="fr3" draw:name="images2" text:anchor-type="paragraph" svg:width="8.306cm" svg:height="4.309cm" draw:z-index="21"><draw:image xlink:href="Pictures/20000009000065FB000034ECFC712773A4F82D3B.svm" xlink:type="simple" xlink:show="embed" xlink:actuate="onLoad"/></draw:frame></text:p>
          </table:table-cell>
        </table:table-row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125">x</text:p>
                </table:table-cell>
                <table:table-cell table:style-name="Tableau4.A1" office:value-type="string">
                  <text:p text:style-name="P127">0</text:p>
                </table:table-cell>
                <table:table-cell table:style-name="Tableau4.C1" office:value-type="string">
                  <text:p text:style-name="Table_20_Heading"/>
                </table:table-cell>
                <table:table-cell table:style-name="Tableau4.D1" office:value-type="string">
                  <text:p text:style-name="P131"><draw:frame draw:style-name="fr4" draw:name="Objet74" text:anchor-type="as-char" svg:width="0.54cm" svg:height="0.797cm" draw:z-index="151"><draw:object xlink:href="./Object 74" xlink:type="simple" xlink:show="embed" xlink:actuate="onLoad"/><draw:image xlink:href="./ObjectReplacements/Object 74" xlink:type="simple" xlink:show="embed" xlink:actuate="onLoad"/></draw:frame></text:p>
                </table:table-cell>
                <table:table-cell table:style-name="Tableau4.E1" office:value-type="string">
                  <text:p text:style-name="Table_20_Heading"/>
                </table:table-cell>
                <table:table-cell table:style-name="Tableau4.F1" office:value-type="string">
                  <text:p text:style-name="P131"><draw:frame draw:style-name="fr4" draw:name="Objet75" text:anchor-type="as-char" svg:width="0.457cm" svg:height="0.266cm" draw:z-index="6"><draw:object xlink:href="./Object 75" xlink:type="simple" xlink:show="embed" xlink:actuate="onLoad"/><draw:image xlink:href="./ObjectReplacements/Object 75" xlink:type="simple" xlink:show="embed" xlink:actuate="onLoad"/></draw:frame></text:p>
                </table:table-cell>
              </table:table-row>
              <table:table-row>
                <table:table-cell table:style-name="Tableau4.A2" office:value-type="string">
                  <text:p text:style-name="P117"><draw:frame draw:style-name="fr4" draw:name="Objet72" text:anchor-type="as-char" svg:width="1.478cm" svg:height="0.485cm" draw:z-index="152"><draw:object xlink:href="./Object 72" xlink:type="simple" xlink:show="embed" xlink:actuate="onLoad"/><draw:image xlink:href="./ObjectReplacements/Object 72" xlink:type="simple" xlink:show="embed" xlink:actuate="onLoad"/></draw:frame></text:p>
                </table:table-cell>
                <table:table-cell table:style-name="Tableau4.B2" office:value-type="string">
                  <text:p text:style-name="P123">1</text:p>
                </table:table-cell>
                <table:table-cell table:style-name="Tableau4.C2" office:value-type="string">
                  <text:p text:style-name="P110">+</text:p>
                </table:table-cell>
                <table:table-cell table:style-name="Tableau4.C2" office:value-type="string">
                  <text:p text:style-name="P110">0</text:p>
                </table:table-cell>
                <table:table-cell table:style-name="Tableau4.C2" office:value-type="string">
                  <text:p text:style-name="P110">–</text:p>
                </table:table-cell>
                <table:table-cell table:style-name="Tableau4.F2" office:value-type="string">
                  <text:p text:style-name="P110">-<text:span text:style-name="T135">1</text:span></text:p>
                </table:table-cell>
              </table:table-row>
              <table:table-row table:style-name="Tableau4.3">
                <table:table-cell table:style-name="Tableau4.A2" office:value-type="string">
                  <text:p text:style-name="P117"><draw:frame draw:style-name="fr4" draw:name="Objet73" text:anchor-type="as-char" svg:width="1.305cm" svg:height="0.485cm" draw:z-index="153"><draw:object xlink:href="./Object 73" xlink:type="simple" xlink:show="embed" xlink:actuate="onLoad"/><draw:image xlink:href="./ObjectReplacements/Object 73" xlink:type="simple" xlink:show="embed" xlink:actuate="onLoad"/></draw:frame></text:p>
                </table:table-cell>
                <table:table-cell table:style-name="Tableau4.B3" office:value-type="string">
                  <text:p text:style-name="P110">0</text:p>
                </table:table-cell>
                <table:table-cell table:style-name="Tableau4.C2" office:value-type="string">
                  <text:p text:style-name="P110"><draw:polygon text:anchor-type="as-char" draw:z-index="24" draw:style-name="gr3" draw:text-style-name="P199" svg:width="1.012cm" svg:height="0.849cm" svg:viewBox="0 0 1013 850" draw:points="0,850 1013,0 867,238 754,103 1013,0"><text:p/></draw:polygon></text:p>
                </table:table-cell>
                <table:table-cell table:style-name="Tableau4.D3" office:value-type="string">
                  <text:p text:style-name="P110">1</text:p>
                </table:table-cell>
                <table:table-cell table:style-name="Tableau4.C2" office:value-type="string">
                  <text:p text:style-name="P110"><draw:polygon text:anchor-type="as-char" draw:z-index="25" draw:style-name="gr3" draw:text-style-name="P199" svg:width="1.012cm" svg:height="0.849cm" svg:viewBox="0 0 1013 850" draw:points="0,0 1013,850 754,747 867,613 1013,850"><text:p/></draw:polygon></text:p>
                </table:table-cell>
                <table:table-cell table:style-name="Tableau4.F3" office:value-type="string">
                  <text:p text:style-name="P110">0</text:p>
                </table:table-cell>
              </table:table-row>
            </table:table>
            <text:p text:style-name="P113"/>
          </table:table-cell>
          <table:covered-table-cell/>
        </table:table-row>
      </table:table>
      <text:p text:style-name="P40"/>
      <text:h text:style-name="P187" text:outline-level="2"><text:span text:style-name="T77">Courbe représentative sur </text:span><text:span text:style-name="T77"><draw:frame draw:style-name="fr4" draw:name="Objet76" text:anchor-type="as-char" svg:width="1.558cm" svg:height="0.483cm" draw:z-index="4"><draw:object xlink:href="./Object 76" xlink:type="simple" xlink:show="embed" xlink:actuate="onLoad"/><draw:image xlink:href="./ObjectReplacements/Object 76" xlink:type="simple" xlink:show="embed" xlink:actuate="onLoad"/></draw:frame></text:span></text:h>
      <text:p text:style-name="P164">Définition :</text:p>
      <text:p text:style-name="P144"><text:span text:style-name="T77">Soit </text:span><text:span text:style-name="T77"><draw:frame draw:style-name="fr4" draw:name="Objet79" text:anchor-type="as-char" svg:width="0.517cm" svg:height="0.469cm" draw:z-index="5"><draw:object xlink:href="./Object 79" xlink:type="simple" xlink:show="embed" xlink:actuate="onLoad"/><draw:image xlink:href="./ObjectReplacements/Object 79" xlink:type="simple" xlink:show="embed" xlink:actuate="onLoad"/></draw:frame></text:span><text:span text:style-name="T77"> une fonction définie sur un ensemble </text:span><text:span text:style-name="T4">d</text:span><text:span text:style-name="T18">.</text:span></text:p>
      <text:p text:style-name="P145"><text:span text:style-name="T18">La fonction </text:span><text:span text:style-name="T18"><draw:frame draw:style-name="fr4" draw:name="Objet80" text:anchor-type="as-char" svg:width="0.517cm" svg:height="0.469cm" draw:z-index="144"><draw:object xlink:href="./Object 80" xlink:type="simple" xlink:show="embed" xlink:actuate="onLoad"/><draw:image xlink:href="./ObjectReplacements/Object 80" xlink:type="simple" xlink:show="embed" xlink:actuate="onLoad"/></draw:frame></text:span><text:span text:style-name="T18"> est </text:span><text:span text:style-name="T20">im</text:span><text:span text:style-name="T21">paire</text:span><text:span text:style-name="T18"> si, pour tout nombre réel </text:span><text:span text:style-name="T18"><draw:frame draw:style-name="fr4" draw:name="Objet81" text:anchor-type="as-char" svg:width="0.443cm" svg:height="0.469cm" draw:z-index="145"><draw:object xlink:href="./Object 81" xlink:type="simple" xlink:show="embed" xlink:actuate="onLoad"/><draw:image xlink:href="./ObjectReplacements/Object 81" xlink:type="simple" xlink:show="embed" xlink:actuate="onLoad"/></draw:frame></text:span><text:span text:style-name="T18"> de </text:span><text:span text:style-name="T4">d</text:span><text:span text:style-name="T18">, le nombre </text:span><text:span text:style-name="T18"><draw:frame draw:style-name="fr4" draw:name="Objet82" text:anchor-type="as-char" svg:width="1.072cm" svg:height="0.485cm" draw:z-index="146"><draw:object xlink:href="./Object 82" xlink:type="simple" xlink:show="embed" xlink:actuate="onLoad"/><draw:image xlink:href="./ObjectReplacements/Object 82" xlink:type="simple" xlink:show="embed" xlink:actuate="onLoad"/></draw:frame></text:span><text:span text:style-name="T18"> appartient à </text:span><text:span text:style-name="T4">d</text:span><text:span text:style-name="T18"> et :</text:span></text:p>
      <text:p text:style-name="P155"><text:span text:style-name="T18"><text:s/></text:span><text:span text:style-name="T18"><draw:frame draw:style-name="fr4" draw:name="Objet83" text:anchor-type="as-char" svg:width="2.969cm" svg:height="0.485cm" draw:z-index="147"><draw:object xlink:href="./Object 83" xlink:type="simple" xlink:show="embed" xlink:actuate="onLoad"/><draw:image xlink:href="./ObjectReplacements/Object 83" xlink:type="simple" xlink:show="embed" xlink:actuate="onLoad"/></draw:frame></text:span></text:p>
      <text:p text:style-name="P4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4"/>
            <text:p text:style-name="P44">Interprétation graphique :</text:p>
            <text:p text:style-name="P83"><text:span text:style-name="T19">Dans un repère orthogonal, la courbe représentative d'une fonction </text:span><text:span text:style-name="T26">im</text:span><text:span text:style-name="T19">paire est symétrique par rapport à l'</text:span><text:span text:style-name="T26">origine.</text:span></text:p>
          </table:table-cell>
          <table:table-cell table:style-name="Tableau5.A1" office:value-type="string">
            <text:p text:style-name="Table_20_Contents"><draw:frame draw:style-name="fr3" draw:name="images3" text:anchor-type="paragraph" svg:width="6.412cm" svg:height="6.227cm" draw:z-index="26"><draw:image xlink:href="Pictures/2000000900004C13000049DE8F55975383A984A1.svm" xlink:type="simple" xlink:show="embed" xlink:actuate="onLoad"/></draw:frame></text:p>
          </table:table-cell>
        </table:table-row>
      </table:table>
      <text:p text:style-name="P58"/>
      <text:p text:style-name="P30"><text:span text:style-name="T77">On sait que pour tout nombre réel </text:span><text:span text:style-name="T77"><draw:frame draw:style-name="fr4" draw:name="Objet77" text:anchor-type="as-char" svg:width="0.443cm" svg:height="0.469cm" draw:z-index="148"><draw:object xlink:href="./Object 77" xlink:type="simple" xlink:show="embed" xlink:actuate="onLoad"/><draw:image xlink:href="./ObjectReplacements/Object 77" xlink:type="simple" xlink:show="embed" xlink:actuate="onLoad"/></draw:frame></text:span><text:span text:style-name="T77">, </text:span><text:span text:style-name="T77"><draw:frame draw:style-name="fr4" draw:name="Objet78" text:anchor-type="as-char" svg:width="3.366cm" svg:height="0.485cm" draw:z-index="16"><draw:object xlink:href="./Object 78" xlink:type="simple" xlink:show="embed" xlink:actuate="onLoad"/><draw:image xlink:href="./ObjectReplacements/Object 78" xlink:type="simple" xlink:show="embed" xlink:actuate="onLoad"/></draw:frame></text:span><text:span text:style-name="T77">.</text:span></text:p>
      <text:p text:style-name="P31"><text:span text:style-name="T78">La fonction sinus est </text:span><text:span text:style-name="T51">impaire</text:span><text:span text:style-name="T78">.</text:span></text:p>
      <text:p text:style-name="P60"/>
      <text:p text:style-name="P180">Propriété :</text:p>
      <text:p text:style-name="P146"><text:span text:style-name="T79">La courbe représentative </text:span><text:span text:style-name="T5">c</text:span><text:span text:style-name="T26"> de la fonction sinus est </text:span><text:span text:style-name="T22">symétrique par rapport à l'origine</text:span><text:span text:style-name="T26"> O du repère.</text:span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4"/>
            <text:p text:style-name="P24">Démonstration :</text:p>
            <text:p text:style-name="P84"><text:span text:style-name="T79">Pour tout nombre réel </text:span><text:span text:style-name="T79"><draw:frame draw:style-name="fr4" draw:name="Objet90" text:anchor-type="as-char" svg:width="0.443cm" svg:height="0.469cm" draw:z-index="165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79">, on note </text:span><text:span text:style-name="T79"><draw:frame draw:style-name="fr4" draw:name="Objet91" text:anchor-type="as-char" svg:width="2.194cm" svg:height="0.485cm" draw:z-index="166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79"> et </text:span><text:span text:style-name="T79"><draw:frame draw:style-name="fr4" draw:name="Objet92" text:anchor-type="as-char" svg:width="3.277cm" svg:height="0.485cm" draw:z-index="167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79"> deux points de </text:span><text:span text:style-name="T5">c</text:span><text:span text:style-name="T26">.</text:span></text:p>
            <text:p text:style-name="P50">Or :</text:p>
            <text:p text:style-name="P84"><text:span text:style-name="T26"><draw:frame draw:style-name="fr4" draw:name="Objet93" text:anchor-type="as-char" svg:width="2.237cm" svg:height="1.016cm" draw:z-index="168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6"> et </text:span><text:span text:style-name="T26"><draw:frame draw:style-name="fr4" draw:name="Objet94" text:anchor-type="as-char" svg:width="5.736cm" svg:height="1.016cm" draw:z-index="169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p>
            <text:p text:style-name="P84"><text:span text:style-name="T26">Donc, le milieu de </text:span><text:span text:style-name="T26"><draw:frame draw:style-name="fr4" draw:name="Objet95" text:anchor-type="as-char" svg:width="1.485cm" svg:height="0.483cm" draw:z-index="170"><draw:object xlink:href="./Object 98" xlink:type="simple" xlink:show="embed" xlink:actuate="onLoad"/><draw:image xlink:href="./ObjectReplacements/Object 98" xlink:type="simple" xlink:show="embed" xlink:actuate="onLoad"/><svg:desc>formule</svg:desc></draw:frame></text:span><text:span text:style-name="T26"> est l'origine O du repère et </text:span><text:span text:style-name="T26"><draw:frame draw:style-name="fr4" draw:name="Objet96" text:anchor-type="as-char" svg:width="0.778cm" svg:height="0.469cm" draw:z-index="184"><draw:object xlink:href="./Object 99" xlink:type="simple" xlink:show="embed" xlink:actuate="onLoad"/><draw:image xlink:href="./ObjectReplacements/Object 99" xlink:type="simple" xlink:show="embed" xlink:actuate="onLoad"/><svg:desc>formule</svg:desc></draw:frame></text:span><text:span text:style-name="T26"> est le symétrique de M par rapport à O.</text:span></text:p>
            <text:p text:style-name="P48"/>
            <text:p text:style-name="P61"/>
          </table:table-cell>
          <table:table-cell table:style-name="Tableau7.A1" office:value-type="string">
            <text:p text:style-name="Table_20_Contents"><draw:frame draw:style-name="fr3" draw:name="images5" text:anchor-type="paragraph" svg:width="8.073cm" svg:height="6.452cm" draw:z-index="27"><draw:image xlink:href="Pictures/200000090000568C0000452E110B6638CC754821.svm" xlink:type="simple" xlink:show="embed" xlink:actuate="onLoad"/></draw:frame></text:p>
          </table:table-cell>
        </table:table-row>
      </table:table>
      <text:p text:style-name="P24"/>
      <text:h text:style-name="P191" text:outline-level="2">Courbe représentative de la fonction sinus</text:h>
      <text:p text:style-name="P166">Définition :</text:p>
      <text:p text:style-name="P147"><text:span text:style-name="T80">Soit </text:span><text:span text:style-name="T80"><draw:frame draw:style-name="fr4" draw:name="Objet97" text:anchor-type="as-char" svg:width="0.517cm" svg:height="0.469cm" draw:z-index="55"><draw:object xlink:href="./Object 87" xlink:type="simple" xlink:show="embed" xlink:actuate="onLoad"/><draw:image xlink:href="./ObjectReplacements/Object 87" xlink:type="simple" xlink:show="embed" xlink:actuate="onLoad"/></draw:frame></text:span><text:span text:style-name="T80"> une fonction définie sur un intervalle </text:span><text:span text:style-name="T12">d</text:span><text:span text:style-name="T80">.</text:span></text:p>
      <text:p text:style-name="P145"><text:span text:style-name="T80">La fonction </text:span><text:span text:style-name="T80"><draw:frame draw:style-name="fr4" draw:name="Objet98" text:anchor-type="as-char" svg:width="0.517cm" svg:height="0.469cm" draw:z-index="154"><draw:object xlink:href="./Object 88" xlink:type="simple" xlink:show="embed" xlink:actuate="onLoad"/><draw:image xlink:href="./ObjectReplacements/Object 88" xlink:type="simple" xlink:show="embed" xlink:actuate="onLoad"/></draw:frame></text:span><text:span text:style-name="T80"> est </text:span><text:span text:style-name="T52">périodique de période T</text:span><text:span text:style-name="T81"> s'il existe un nombre réel strictement positif T tel que, pour tout nombre réel </text:span><text:span text:style-name="T81"><draw:frame draw:style-name="fr4" draw:name="Objet99" text:anchor-type="as-char" svg:width="0.443cm" svg:height="0.469cm" draw:z-index="155"><draw:object xlink:href="./Object 89" xlink:type="simple" xlink:show="embed" xlink:actuate="onLoad"/><draw:image xlink:href="./ObjectReplacements/Object 89" xlink:type="simple" xlink:show="embed" xlink:actuate="onLoad"/></draw:frame></text:span><text:span text:style-name="T81"> de </text:span><text:span text:style-name="T13">d</text:span><text:span text:style-name="T81">, </text:span><text:span text:style-name="T82">le nombre </text:span><text:span text:style-name="T82"><draw:frame draw:style-name="fr4" draw:name="Objet291" text:anchor-type="as-char" svg:width="1.011cm" svg:height="0.469cm" draw:z-index="156"><draw:object xlink:href="./Object 213" xlink:type="simple" xlink:show="embed" xlink:actuate="onLoad"/><draw:image xlink:href="./ObjectReplacements/Object 213" xlink:type="simple" xlink:show="embed" xlink:actuate="onLoad"/></draw:frame></text:span><text:span text:style-name="T39"> </text:span><text:span text:style-name="T17">appartient à </text:span><text:span text:style-name="T9">d </text:span>et<text:span text:style-name="T81"> :</text:span></text:p>
      <text:p text:style-name="P176"><draw:frame draw:style-name="fr4" draw:name="Objet100" text:anchor-type="as-char" svg:width="2.921cm" svg:height="0.485cm" draw:z-index="157"><draw:object xlink:href="./Object 151" xlink:type="simple" xlink:show="embed" xlink:actuate="onLoad"/><draw:image xlink:href="./ObjectReplacements/Object 151" xlink:type="simple" xlink:show="embed" xlink:actuate="onLoad"/></draw:frame></text:p>
      <text:p text:style-name="P63"/>
      <text:p text:style-name="P64">Interprétation graphique :</text:p>
      <text:p text:style-name="P85"><text:span text:style-name="T81">Dans un repère </text:span><text:span text:style-name="T81"><draw:frame draw:style-name="fr4" draw:name="Objet101" text:anchor-type="as-char" svg:width="1.7cm" svg:height="0.527cm" draw:z-index="158"><draw:object xlink:href="./Object 90" xlink:type="simple" xlink:show="embed" xlink:actuate="onLoad"/><draw:image xlink:href="./ObjectReplacements/Object 90" xlink:type="simple" xlink:show="embed" xlink:actuate="onLoad"/></draw:frame></text:span><text:span text:style-name="T81">, la courbe représentative d'une fonction périodique de période T est invariante par translation de vecteur </text:span><text:span text:style-name="T81"><draw:frame draw:style-name="fr4" draw:name="Objet102" text:anchor-type="as-char" svg:width="0.656cm" svg:height="0.512cm" draw:z-index="159"><draw:object xlink:href="./Object 91" xlink:type="simple" xlink:show="embed" xlink:actuate="onLoad"/><draw:image xlink:href="./ObjectReplacements/Object 91" xlink:type="simple" xlink:show="embed" xlink:actuate="onLoad"/></draw:frame></text:span><text:span text:style-name="T81">.</text:span></text:p>
      <text:p text:style-name="P63"><draw:frame draw:style-name="fr3" draw:name="images6" text:anchor-type="paragraph" svg:width="11.495cm" svg:height="5.999cm" draw:z-index="28"><draw:image xlink:href="Pictures/200000090000DBAA000072A8142C46966D44EC49.svm" xlink:type="simple" xlink:show="embed" xlink:actuate="onLoad"/></draw:frame></text:p>
      <text:p text:style-name="P64">Remarque :</text:p>
      <text:p text:style-name="P32"><text:span text:style-name="T81">Si T est une période de </text:span><text:span text:style-name="T81"><draw:frame draw:style-name="fr4" draw:name="Objet103" text:anchor-type="as-char" svg:width="0.517cm" svg:height="0.469cm" draw:z-index="160"><draw:object xlink:href="./Object 92" xlink:type="simple" xlink:show="embed" xlink:actuate="onLoad"/><draw:image xlink:href="./ObjectReplacements/Object 92" xlink:type="simple" xlink:show="embed" xlink:actuate="onLoad"/></draw:frame></text:span><text:span text:style-name="T81"> et </text:span><text:span text:style-name="T81"><draw:frame draw:style-name="fr4" draw:name="Objet104" text:anchor-type="as-char" svg:width="0.43cm" svg:height="0.469cm" draw:z-index="8"><draw:object xlink:href="./Object 100" xlink:type="simple" xlink:show="embed" xlink:actuate="onLoad"/><draw:image xlink:href="./ObjectReplacements/Object 100" xlink:type="simple" xlink:show="embed" xlink:actuate="onLoad"/></draw:frame></text:span><text:span text:style-name="T81"> un entier naturel </text:span><text:span text:style-name="T81"><draw:frame draw:style-name="fr4" draw:name="Objet105" text:anchor-type="as-char" svg:width="0.751cm" svg:height="0.469cm" draw:z-index="161"><draw:object xlink:href="./Object 101" xlink:type="simple" xlink:show="embed" xlink:actuate="onLoad"/><draw:image xlink:href="./ObjectReplacements/Object 101" xlink:type="simple" xlink:show="embed" xlink:actuate="onLoad"/></draw:frame></text:span><text:span text:style-name="T81"> est également une période de </text:span><text:span text:style-name="T81"><draw:frame draw:style-name="fr4" draw:name="Objet106" text:anchor-type="as-char" svg:width="0.517cm" svg:height="0.469cm" draw:z-index="162"><draw:object xlink:href="./Object 102" xlink:type="simple" xlink:show="embed" xlink:actuate="onLoad"/><draw:image xlink:href="./ObjectReplacements/Object 102" xlink:type="simple" xlink:show="embed" xlink:actuate="onLoad"/></draw:frame></text:span><text:span text:style-name="T81">.</text:span></text:p>
      <text:p text:style-name="P70"/>
      <text:p text:style-name="P33"><text:span text:style-name="T83">On sait que, pour tout nombre réel </text:span><text:span text:style-name="T83"><draw:frame draw:style-name="fr4" draw:name="Objet107" text:anchor-type="as-char" svg:width="0.443cm" svg:height="0.469cm" draw:z-index="163"><draw:object xlink:href="./Object 103" xlink:type="simple" xlink:show="embed" xlink:actuate="onLoad"/><draw:image xlink:href="./ObjectReplacements/Object 103" xlink:type="simple" xlink:show="embed" xlink:actuate="onLoad"/></draw:frame></text:span><text:span text:style-name="T83">, </text:span><text:span text:style-name="T83"><draw:frame draw:style-name="fr4" draw:name="Objet108" text:anchor-type="as-char" svg:width="3.565cm" svg:height="0.485cm" draw:z-index="164"><draw:object xlink:href="./Object 104" xlink:type="simple" xlink:show="embed" xlink:actuate="onLoad"/><draw:image xlink:href="./ObjectReplacements/Object 104" xlink:type="simple" xlink:show="embed" xlink:actuate="onLoad"/></draw:frame></text:span><text:span text:style-name="T83">.</text:span></text:p>
      <text:p text:style-name="P33"><text:span text:style-name="T83">La fonction sinus est </text:span><text:span text:style-name="T53">périodique de période </text:span><text:span text:style-name="T53"><draw:frame draw:style-name="fr4" draw:name="Objet109" text:anchor-type="as-char" svg:width="0.727cm" svg:height="0.469cm" draw:z-index="171"><draw:object xlink:href="./Object 105" xlink:type="simple" xlink:show="embed" xlink:actuate="onLoad"/><draw:image xlink:href="./ObjectReplacements/Object 105" xlink:type="simple" xlink:show="embed" xlink:actuate="onLoad"/></draw:frame></text:span><text:span text:style-name="T83">.</text:span></text:p>
      <text:p text:style-name="P33"><text:span text:style-name="T83">On en déduit alors que </text:span><text:span text:style-name="T83"><draw:frame draw:style-name="fr4" draw:name="Objet110" text:anchor-type="as-char" svg:width="3.545cm" svg:height="0.485cm" draw:z-index="172"><draw:object xlink:href="./Object 106" xlink:type="simple" xlink:show="embed" xlink:actuate="onLoad"/><draw:image xlink:href="./ObjectReplacements/Object 106" xlink:type="simple" xlink:show="embed" xlink:actuate="onLoad"/></draw:frame></text:span><text:span text:style-name="T83"> pour tout </text:span><text:span text:style-name="T83"><draw:frame draw:style-name="fr4" draw:name="Objet111" text:anchor-type="as-char" svg:width="0.445cm" svg:height="0.469cm" draw:z-index="173"><draw:object xlink:href="./Object 107" xlink:type="simple" xlink:show="embed" xlink:actuate="onLoad"/><draw:image xlink:href="./ObjectReplacements/Object 107" xlink:type="simple" xlink:show="embed" xlink:actuate="onLoad"/></draw:frame></text:span><text:span text:style-name="T84">∈</text:span><text:span text:style-name="T61">ℤ.</text:span></text:p>
      <text:p text:style-name="Standard"/>
      <text:p text:style-name="P181">Prop<text:span text:style-name="T83">riété :</text:span></text:p>
      <text:p text:style-name="P148"><text:span text:style-name="T83">Dans un repère </text:span><text:span text:style-name="T83"><draw:frame draw:style-name="fr4" draw:name="Objet112" text:anchor-type="as-char" svg:width="1.7cm" svg:height="0.527cm" draw:z-index="174"><draw:object xlink:href="./Object 108" xlink:type="simple" xlink:show="embed" xlink:actuate="onLoad"/><draw:image xlink:href="./ObjectReplacements/Object 108" xlink:type="simple" xlink:show="embed" xlink:actuate="onLoad"/></draw:frame></text:span><text:span text:style-name="T83">, la courbe représentative </text:span><text:span text:style-name="T6">c</text:span><text:span text:style-name="T27"> de la fonction sinus est </text:span><text:span text:style-name="T23">invariante par toute translation de vecteur </text:span><text:span text:style-name="T23"><draw:frame draw:style-name="fr4" draw:name="Objet113" text:anchor-type="as-char" svg:width="1.289cm" svg:height="0.512cm" draw:z-index="175"><draw:object xlink:href="./Object 109" xlink:type="simple" xlink:show="embed" xlink:actuate="onLoad"/><draw:image xlink:href="./ObjectReplacements/Object 109" xlink:type="simple" xlink:show="embed" xlink:actuate="onLoad"/></draw:frame></text:span><text:span text:style-name="T27"> où </text:span><text:span text:style-name="T27"><draw:frame draw:style-name="fr4" draw:name="Objet114" text:anchor-type="as-char" svg:width="0.445cm" svg:height="0.469cm" draw:z-index="176"><draw:object xlink:href="./Object 110" xlink:type="simple" xlink:show="embed" xlink:actuate="onLoad"/><draw:image xlink:href="./ObjectReplacements/Object 110" xlink:type="simple" xlink:show="embed" xlink:actuate="onLoad"/></draw:frame></text:span><text:span text:style-name="T84">∈</text:span><text:span text:style-name="T61">ℤ</text:span>.</text:p>
      <text:p text:style-name="P33"/>
      <text:p text:style-name="P26">Démonstration :</text:p>
      <text:p text:style-name="P86"><text:span text:style-name="T88">Pour tout </text:span><text:span text:style-name="T88"><draw:frame draw:style-name="fr4" draw:name="Objet115" text:anchor-type="as-char" svg:width="0.443cm" svg:height="0.469cm" draw:z-index="177"><draw:object xlink:href="./Object 111" xlink:type="simple" xlink:show="embed" xlink:actuate="onLoad"/><draw:image xlink:href="./ObjectReplacements/Object 111" xlink:type="simple" xlink:show="embed" xlink:actuate="onLoad"/></draw:frame></text:span><text:span text:style-name="T88"> de </text:span><text:span text:style-name="T62">ℝ</text:span> <text:span text:style-name="T88">et tout </text:span><text:span text:style-name="T88"><draw:frame draw:style-name="fr4" draw:name="Objet116" text:anchor-type="as-char" svg:width="0.445cm" svg:height="0.469cm" draw:z-index="178"><draw:object xlink:href="./Object 112" xlink:type="simple" xlink:show="embed" xlink:actuate="onLoad"/><draw:image xlink:href="./ObjectReplacements/Object 112" xlink:type="simple" xlink:show="embed" xlink:actuate="onLoad"/></draw:frame></text:span><text:span text:style-name="T88"> de </text:span><text:span text:style-name="T62">ℤ</text:span>, <text:span text:style-name="T88">on note </text:span><text:span text:style-name="T88"><draw:frame draw:style-name="fr4" draw:name="Objet117" text:anchor-type="as-char" svg:width="2.194cm" svg:height="0.485cm" draw:z-index="179"><draw:object xlink:href="./Object 113" xlink:type="simple" xlink:show="embed" xlink:actuate="onLoad"/><draw:image xlink:href="./ObjectReplacements/Object 113" xlink:type="simple" xlink:show="embed" xlink:actuate="onLoad"/></draw:frame></text:span><text:span text:style-name="T88"> et </text:span><text:span text:style-name="T88"><draw:frame draw:style-name="fr4" draw:name="Objet118" text:anchor-type="as-char" svg:width="4.881cm" svg:height="0.485cm" draw:z-index="180"><draw:object xlink:href="./Object 114" xlink:type="simple" xlink:show="embed" xlink:actuate="onLoad"/><draw:image xlink:href="./ObjectReplacements/Object 114" xlink:type="simple" xlink:show="embed" xlink:actuate="onLoad"/></draw:frame></text:span><text:span text:style-name="T88"> deux points de </text:span><text:span text:style-name="T7">c</text:span><text:span text:style-name="T28">.</text:span></text:p>
      <text:p text:style-name="P86"><text:span text:style-name="T28">Alors </text:span><text:span text:style-name="T28"><draw:frame draw:style-name="fr4" draw:name="Objet155" text:anchor-type="as-char" svg:width="2.773cm" svg:height="1.115cm" draw:z-index="181"><draw:object xlink:href="./Object 155" xlink:type="simple" xlink:show="embed" xlink:actuate="onLoad"/><draw:image xlink:href="./ObjectReplacements/Object 155" xlink:type="simple" xlink:show="embed" xlink:actuate="onLoad"/></draw:frame></text:span><text:span text:style-name="T28">, donc </text:span><text:span text:style-name="T28"><draw:frame draw:style-name="fr4" draw:name="Objet120" text:anchor-type="as-char" svg:width="2.658cm" svg:height="0.527cm" draw:z-index="182"><draw:object xlink:href="./Object 118" xlink:type="simple" xlink:show="embed" xlink:actuate="onLoad"/><draw:image xlink:href="./ObjectReplacements/Object 118" xlink:type="simple" xlink:show="embed" xlink:actuate="onLoad"/></draw:frame></text:span><text:span text:style-name="T28"> et </text:span><text:span text:style-name="T28"><draw:frame draw:style-name="fr4" draw:name="Objet121" text:anchor-type="as-char" svg:width="0.778cm" svg:height="0.469cm" draw:z-index="183"><draw:object xlink:href="./Object 119" xlink:type="simple" xlink:show="embed" xlink:actuate="onLoad"/><draw:image xlink:href="./ObjectReplacements/Object 119" xlink:type="simple" xlink:show="embed" xlink:actuate="onLoad"/></draw:frame></text:span><text:span text:style-name="T28"> est l'image de M par la translation de vecteur </text:span><text:span text:style-name="T28"><draw:frame draw:style-name="fr4" draw:name="Objet122" text:anchor-type="as-char" svg:width="1.289cm" svg:height="0.512cm" draw:z-index="185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8">.</text:span></text:p>
      <text:p text:style-name="P51"><draw:frame draw:style-name="fr1" draw:name="images7" text:anchor-type="paragraph" svg:width="17cm" svg:height="4.821cm" draw:z-index="29"><draw:image xlink:href="Pictures/200000090000C9330000390EB8B2954B38BEA183.svm" xlink:type="simple" xlink:show="embed" xlink:actuate="onLoad"/></draw:frame></text:p>
      <text:p text:style-name="P90"><text:span text:style-name="T28">La courbe de la fonction sinus est appelée </text:span><text:span text:style-name="T24">une sinusoïde</text:span><text:span text:style-name="T28">.</text:span></text:p>
      <text:p text:style-name="P51"/>
      <text:p text:style-name="P51"/>
      <text:p text:style-name="P51"/>
      <text:h text:style-name="P184" text:outline-level="1"><text:span text:style-name="T68">Étude de la fonction </text:span><text:span text:style-name="T71">co</text:span><text:span text:style-name="T68">sinus</text:span></text:h>
      <text:h text:style-name="P195" text:outline-level="2"><text:span text:style-name="T68">Étude sur l'intervalle </text:span><text:span text:style-name="T68"><draw:frame draw:style-name="fr4" draw:name="Objet123" text:anchor-type="as-char" svg:width="1.109cm" svg:height="0.517cm" draw:z-index="186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h>
      <text:p text:style-name="P34">Pour <text:span text:style-name="T76">tout nombre réel </text:span><text:span text:style-name="T76"><draw:frame draw:style-name="fr4" draw:name="Objet124" text:anchor-type="as-char" svg:width="0.443cm" svg:height="0.469cm" draw:z-index="9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76">, </text:span><text:span text:style-name="T76"><draw:frame draw:style-name="fr4" draw:name="Objet126" text:anchor-type="as-char" svg:width="2.988cm" svg:height="0.485cm" draw:z-index="187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76">.</text:span></text:p>
      <text:p text:style-name="P34"><text:span text:style-name="T76">Or </text:span><text:span text:style-name="T76"><draw:frame draw:style-name="fr4" draw:name="Objet127" text:anchor-type="as-char" svg:width="1.868cm" svg:height="0.485cm" draw:z-index="188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76"> sur </text:span><text:span text:style-name="T76"><draw:frame draw:style-name="fr4" draw:name="Objet128" text:anchor-type="as-char" svg:width="1.109cm" svg:height="0.517cm" draw:z-index="189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76"> donc </text:span><text:span text:style-name="T76"><draw:frame draw:style-name="fr4" draw:name="Objet129" text:anchor-type="as-char" svg:width="2.104cm" svg:height="0.485cm" draw:z-index="190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76"> sur </text:span><text:span text:style-name="T76"><draw:frame draw:style-name="fr4" draw:name="Objet62" text:anchor-type="as-char" svg:width="1.109cm" svg:height="0.517cm" draw:z-index="191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76">.</text:span></text:p>
      <text:p text:style-name="P34"><text:span text:style-name="T76">Donc, la fonction cosinus est décroissante sur </text:span><text:span text:style-name="T76"><draw:frame draw:style-name="fr4" draw:name="Objet125" text:anchor-type="as-char" svg:width="1.109cm" svg:height="0.517cm" draw:z-index="192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76">.</text:span></text:p>
      <text:p text:style-name="P4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12"><text:span text:style-name="T76">Tableau de variation sur </text:span><text:span text:style-name="T76"><draw:frame draw:style-name="fr4" draw:name="Objet133" text:anchor-type="as-char" svg:width="1.215cm" svg:height="0.483cm" draw:z-index="197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    </table:table-cell>
          <table:table-cell table:style-name="Tableau8.B1" office:value-type="string">
            <text:p text:style-name="P112"><text:span text:style-name="T76">Courbe sur </text:span><text:span text:style-name="T76"><draw:frame draw:style-name="fr4" draw:name="Objet134" text:anchor-type="as-char" svg:width="1.215cm" svg:height="0.483cm" draw:z-index="206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p>
          </table:table-cell>
        </table:table-row>
        <table:table-row>
          <table:table-cell table:style-name="Tableau8.A1" office:value-type="string">
            <text:p text:style-name="P126"/>
          </table:table-cell>
          <table:table-cell table:style-name="Tableau8.B1" table:number-rows-spanned="2" office:value-type="string">
            <text:p text:style-name="P114"><draw:frame draw:style-name="fr3" draw:name="images8" text:anchor-type="paragraph" svg:width="8.306cm" svg:height="5.701cm" draw:z-index="30"><draw:image xlink:href="Pictures/20000009000057EC00003C5C83418C8CC8BD3D3A.svm" xlink:type="simple" xlink:show="embed" xlink:actuate="onLoad"/></draw:frame></text:p>
          </table:table-cell>
        </table:table-row>
        <table:table-row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column table:style-name="Tableau9.F"/>
              <table:table-row>
                <table:table-cell table:style-name="Tableau9.A1" office:value-type="string">
                  <text:p text:style-name="P126">x</text:p>
                </table:table-cell>
                <table:table-cell table:style-name="Tableau9.A1" office:value-type="string">
                  <text:p text:style-name="P128">0</text:p>
                </table:table-cell>
                <table:table-cell table:style-name="Tableau9.C1" office:value-type="string">
                  <text:p text:style-name="P132"/>
                </table:table-cell>
                <table:table-cell table:style-name="Tableau9.D1" office:value-type="string">
                  <text:p text:style-name="P129"><draw:frame draw:style-name="fr4" draw:name="Objet130" text:anchor-type="as-char" svg:width="0.54cm" svg:height="0.778cm" draw:z-index="208"><draw:object xlink:href="./Object 126" xlink:type="simple" xlink:show="embed" xlink:actuate="onLoad"/><draw:image xlink:href="./ObjectReplacements/Object 126" xlink:type="simple" xlink:show="embed" xlink:actuate="onLoad"/></draw:frame></text:p>
                </table:table-cell>
                <table:table-cell table:style-name="Tableau9.E1" office:value-type="string">
                  <text:p text:style-name="P132"/>
                </table:table-cell>
                <table:table-cell table:style-name="Tableau9.F1" office:value-type="string">
                  <text:p text:style-name="P129"><draw:frame draw:style-name="fr4" draw:name="Objet131" text:anchor-type="as-char" svg:width="0.457cm" svg:height="0.245cm" draw:z-index="31"><draw:object xlink:href="./Object 127" xlink:type="simple" xlink:show="embed" xlink:actuate="onLoad"/><draw:image xlink:href="./ObjectReplacements/Object 127" xlink:type="simple" xlink:show="embed" xlink:actuate="onLoad"/></draw:frame></text:p>
                </table:table-cell>
              </table:table-row>
              <table:table-row>
                <table:table-cell table:style-name="Tableau9.A2" office:value-type="string">
                  <text:p text:style-name="P116"><draw:frame draw:style-name="fr4" draw:name="Objet132" text:anchor-type="as-char" svg:width="1.542cm" svg:height="0.485cm" draw:z-index="209"><draw:object xlink:href="./Object 128" xlink:type="simple" xlink:show="embed" xlink:actuate="onLoad"/><draw:image xlink:href="./ObjectReplacements/Object 128" xlink:type="simple" xlink:show="embed" xlink:actuate="onLoad"/></draw:frame></text:p>
                </table:table-cell>
                <table:table-cell table:style-name="Tableau9.B2" office:value-type="string">
                  <text:p text:style-name="P119">0</text:p>
                </table:table-cell>
                <table:table-cell table:style-name="Tableau9.C2" office:value-type="string">
                  <text:p text:style-name="P118">–</text:p>
                </table:table-cell>
                <table:table-cell table:style-name="Tableau9.C2" office:value-type="string">
                  <text:p text:style-name="P120">-1</text:p>
                </table:table-cell>
                <table:table-cell table:style-name="Tableau9.C2" office:value-type="string">
                  <text:p text:style-name="P118">–</text:p>
                </table:table-cell>
                <table:table-cell table:style-name="Tableau9.F2" office:value-type="string">
                  <text:p text:style-name="P119">0</text:p>
                </table:table-cell>
              </table:table-row>
              <table:table-row table:style-name="Tableau9.3">
                <table:table-cell table:style-name="Tableau9.A2" office:value-type="string">
                  <text:p text:style-name="P116"><draw:frame draw:style-name="fr4" draw:name="Objet135" text:anchor-type="as-char" svg:width="1.369cm" svg:height="0.485cm" draw:z-index="210"><draw:object xlink:href="./Object 131" xlink:type="simple" xlink:show="embed" xlink:actuate="onLoad"/><draw:image xlink:href="./ObjectReplacements/Object 131" xlink:type="simple" xlink:show="embed" xlink:actuate="onLoad"/></draw:frame></text:p>
                </table:table-cell>
                <table:table-cell table:style-name="Tableau9.B3" office:value-type="string">
                  <text:p text:style-name="P119">1</text:p>
                </table:table-cell>
                <table:table-cell table:style-name="Tableau9.C2" office:value-type="string">
                  <text:p text:style-name="P3"><draw:polygon text:anchor-type="as-char" draw:z-index="32" draw:style-name="gr3" draw:text-style-name="P199" svg:width="1.012cm" svg:height="0.849cm" svg:viewBox="0 0 1013 850" draw:points="0,0 1013,850 754,747 867,613 1013,850"><text:p/></draw:polygon></text:p>
                </table:table-cell>
                <table:table-cell table:style-name="Tableau9.C2" office:value-type="string">
                  <text:p text:style-name="P119">0</text:p>
                </table:table-cell>
                <table:table-cell table:style-name="Tableau9.C2" office:value-type="string">
                  <text:p text:style-name="P112"><draw:polygon text:anchor-type="as-char" draw:z-index="33" draw:style-name="gr3" draw:text-style-name="P199" svg:width="1.012cm" svg:height="0.849cm" svg:viewBox="0 0 1013 850" draw:points="0,0 1013,850 754,747 867,613 1013,850"><text:p/></draw:polygon></text:p>
                </table:table-cell>
                <table:table-cell table:style-name="Tableau9.F3" office:value-type="string">
                  <text:p text:style-name="P119">-1</text:p>
                </table:table-cell>
              </table:table-row>
            </table:table>
            <text:p text:style-name="P114"/>
          </table:table-cell>
          <table:covered-table-cell/>
        </table:table-row>
      </table:table>
      <text:p text:style-name="P41"/>
      <text:h text:style-name="P193" text:outline-level="2"><text:soft-page-break/><text:span text:style-name="T77">Courbe représentative sur </text:span><text:span text:style-name="T77"><draw:frame draw:style-name="fr4" draw:name="Objet139" text:anchor-type="as-char" svg:width="1.558cm" svg:height="0.483cm" draw:z-index="19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h>
      <text:p text:style-name="P165">Définition :</text:p>
      <text:p text:style-name="P149"><text:span text:style-name="T77">Soit </text:span><text:span text:style-name="T77"><draw:frame draw:style-name="fr4" draw:name="Objet136" text:anchor-type="as-char" svg:width="0.517cm" svg:height="0.469cm" draw:z-index="10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77"> une fonction définie sur un ensemble </text:span><text:span text:style-name="T4">d</text:span><text:span text:style-name="T18">.</text:span></text:p>
      <text:p text:style-name="P145"><text:span text:style-name="T18">La fonction </text:span><text:span text:style-name="T18"><draw:frame draw:style-name="fr4" draw:name="Objet137" text:anchor-type="as-char" svg:width="0.517cm" svg:height="0.469cm" draw:z-index="193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18"> est </text:span><text:span text:style-name="T21">paire</text:span><text:span text:style-name="T18"> si, pour tout nombre réel </text:span><text:span text:style-name="T18"><draw:frame draw:style-name="fr4" draw:name="Objet138" text:anchor-type="as-char" svg:width="0.443cm" svg:height="0.469cm" draw:z-index="194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18"> de </text:span><text:span text:style-name="T4">d</text:span><text:span text:style-name="T18">, le nombre </text:span><text:span text:style-name="T18"><draw:frame draw:style-name="fr4" draw:name="Objet140" text:anchor-type="as-char" svg:width="1.072cm" svg:height="0.485cm" draw:z-index="195"><draw:object xlink:href="./Object 136" xlink:type="simple" xlink:show="embed" xlink:actuate="onLoad"/><draw:image xlink:href="./ObjectReplacements/Object 136" xlink:type="simple" xlink:show="embed" xlink:actuate="onLoad"/><svg:desc>formule</svg:desc></draw:frame></text:span><text:span text:style-name="T18"> appartient à </text:span><text:span text:style-name="T4">d</text:span><text:span text:style-name="T18"> et :</text:span></text:p>
      <text:p text:style-name="P155"><text:span text:style-name="T18"><text:s/></text:span><text:span text:style-name="T18"><draw:frame draw:style-name="fr4" draw:name="Objet141" text:anchor-type="as-char" svg:width="2.662cm" svg:height="0.485cm" draw:z-index="196"><draw:object xlink:href="./Object 137" xlink:type="simple" xlink:show="embed" xlink:actuate="onLoad"/><draw:image xlink:href="./ObjectReplacements/Object 137" xlink:type="simple" xlink:show="embed" xlink:actuate="onLoad"/></draw:frame></text:span></text:p>
      <text:p text:style-name="P43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45"/>
            <text:p text:style-name="P45">Interprétation graphique :</text:p>
            <text:p text:style-name="P54">Dans un repère orthogonal, la courbe représentative d'une fonction paire est symétrique par rapport à l'axe des ordonnées.</text:p>
          </table:table-cell>
          <table:table-cell table:style-name="Tableau10.A1" office:value-type="string">
            <text:p text:style-name="P115"><draw:frame draw:style-name="fr3" draw:name="images9" text:anchor-type="paragraph" svg:width="6.087cm" svg:height="5.8cm" draw:z-index="34"><draw:image xlink:href="Pictures/200000090000522300004E47A813EDD31686B58B.svm" xlink:type="simple" xlink:show="embed" xlink:actuate="onLoad"/></draw:frame></text:p>
          </table:table-cell>
        </table:table-row>
      </table:table>
      <text:p text:style-name="P59"/>
      <text:p text:style-name="P34"><text:span text:style-name="T77">On sait que pour tout nombre réel </text:span><text:span text:style-name="T77"><draw:frame draw:style-name="fr4" draw:name="Objet145" text:anchor-type="as-char" svg:width="0.443cm" svg:height="0.469cm" draw:z-index="207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77">, </text:span><text:span text:style-name="T77"><draw:frame draw:style-name="fr4" draw:name="Objet146" text:anchor-type="as-char" svg:width="3.184cm" svg:height="0.485cm" draw:z-index="13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77">.</text:span></text:p>
      <text:p text:style-name="P34"><text:span text:style-name="T78">La fonction cosinus est </text:span><text:span text:style-name="T51">paire</text:span><text:span text:style-name="T78">.</text:span></text:p>
      <text:p text:style-name="P62"/>
      <text:p text:style-name="P62"/>
      <text:p text:style-name="P167">Propriété :</text:p>
      <text:p text:style-name="P150"><text:span text:style-name="T79">La courbe représentative </text:span><text:span text:style-name="T85"></text:span><text:span text:style-name="T26"> de la fonction </text:span><text:span text:style-name="T29">co</text:span><text:span text:style-name="T26">sinus est </text:span><text:span text:style-name="T22">symétrique par rapport à l'</text:span><text:span text:style-name="T25">axe des ordonnées</text:span><text:span text:style-name="T26"> du repère.</text:span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5"/>
            <text:p text:style-name="P25">Démonstration :</text:p>
            <text:p text:style-name="P87"><text:span text:style-name="T79">Pour tout nombre réel </text:span><text:span text:style-name="T79"><draw:frame draw:style-name="fr4" draw:name="Objet147" text:anchor-type="as-char" svg:width="0.443cm" svg:height="0.469cm" draw:z-index="198"><draw:object xlink:href="./Object 143" xlink:type="simple" xlink:show="embed" xlink:actuate="onLoad"/><draw:image xlink:href="./ObjectReplacements/Object 143" xlink:type="simple" xlink:show="embed" xlink:actuate="onLoad"/><svg:desc>formule</svg:desc></draw:frame></text:span><text:span text:style-name="T79">, on note M et </text:span><text:span text:style-name="T79"><draw:frame draw:style-name="fr4" draw:name="Objet142" text:anchor-type="as-char" svg:width="0.778cm" svg:height="0.469cm" draw:z-index="199"><draw:object xlink:href="./Object 139" xlink:type="simple" xlink:show="embed" xlink:actuate="onLoad"/><draw:image xlink:href="./ObjectReplacements/Object 139" xlink:type="simple" xlink:show="embed" xlink:actuate="onLoad"/></draw:frame></text:span><text:span text:style-name="T79"> les points de </text:span><text:span text:style-name="T85"></text:span><text:span text:style-name="T26"> </text:span><text:span text:style-name="T29">d'abscisse respectives </text:span><text:span text:style-name="T29"><draw:frame draw:style-name="fr4" draw:name="Objet143" text:anchor-type="as-char" svg:width="0.443cm" svg:height="0.469cm" draw:z-index="200"><draw:object xlink:href="./Object 140" xlink:type="simple" xlink:show="embed" xlink:actuate="onLoad"/><draw:image xlink:href="./ObjectReplacements/Object 140" xlink:type="simple" xlink:show="embed" xlink:actuate="onLoad"/></draw:frame></text:span><text:span text:style-name="T29"> et </text:span><text:span text:style-name="T29"><draw:frame draw:style-name="fr4" draw:name="Objet144" text:anchor-type="as-char" svg:width="0.776cm" svg:height="0.469cm" draw:z-index="201"><draw:object xlink:href="./Object 144" xlink:type="simple" xlink:show="embed" xlink:actuate="onLoad"/><draw:image xlink:href="./ObjectReplacements/Object 144" xlink:type="simple" xlink:show="embed" xlink:actuate="onLoad"/></draw:frame></text:span><text:span text:style-name="T29">.</text:span></text:p>
            <text:p text:style-name="P87"><text:span text:style-name="T29">L'ordonnée de M est </text:span><text:span text:style-name="T29"><draw:frame draw:style-name="fr4" draw:name="Objet148" text:anchor-type="as-char" svg:width="1.062cm" svg:height="0.469cm" draw:z-index="202"><draw:object xlink:href="./Object 145" xlink:type="simple" xlink:show="embed" xlink:actuate="onLoad"/><draw:image xlink:href="./ObjectReplacements/Object 145" xlink:type="simple" xlink:show="embed" xlink:actuate="onLoad"/></draw:frame></text:span><text:span text:style-name="T29"> et l'ordonnée de </text:span><text:span text:style-name="T29"><draw:frame draw:style-name="fr4" draw:name="Objet149" text:anchor-type="as-char" svg:width="0.778cm" svg:height="0.469cm" draw:z-index="203"><draw:object xlink:href="./Object 146" xlink:type="simple" xlink:show="embed" xlink:actuate="onLoad"/><draw:image xlink:href="./ObjectReplacements/Object 146" xlink:type="simple" xlink:show="embed" xlink:actuate="onLoad"/></draw:frame></text:span><text:span text:style-name="T29"> est </text:span><text:span text:style-name="T29"><draw:frame draw:style-name="fr4" draw:name="Objet150" text:anchor-type="as-char" svg:width="2.877cm" svg:height="0.485cm" draw:z-index="204"><draw:object xlink:href="./Object 147" xlink:type="simple" xlink:show="embed" xlink:actuate="onLoad"/><draw:image xlink:href="./ObjectReplacements/Object 147" xlink:type="simple" xlink:show="embed" xlink:actuate="onLoad"/></draw:frame></text:span><text:span text:style-name="T29">.</text:span></text:p>
            <text:p text:style-name="P87"><text:span text:style-name="T29">Donc M et</text:span><text:span text:style-name="T26"> </text:span><text:span text:style-name="T26"><draw:frame draw:style-name="fr4" draw:name="Objet153" text:anchor-type="as-char" svg:width="0.778cm" svg:height="0.469cm" draw:z-index="205"><draw:object xlink:href="./Object 149" xlink:type="simple" xlink:show="embed" xlink:actuate="onLoad"/><draw:image xlink:href="./ObjectReplacements/Object 149" xlink:type="simple" xlink:show="embed" xlink:actuate="onLoad"/></draw:frame></text:span><text:span text:style-name="T26"> </text:span><text:span text:style-name="T29">son</text:span><text:span text:style-name="T26">t symétrique</text:span><text:span text:style-name="T29">s</text:span><text:span text:style-name="T26"> par rapport à </text:span><text:span text:style-name="T29">l'axe des ordonnées</text:span><text:span text:style-name="T26">.</text:span></text:p>
            <text:p text:style-name="P49"/>
            <text:p text:style-name="P62"/>
          </table:table-cell>
          <table:table-cell table:style-name="Tableau11.A1" office:value-type="string">
            <text:p text:style-name="P114"><draw:frame draw:style-name="fr3" draw:name="images10" text:anchor-type="paragraph" svg:width="8.073cm" svg:height="5.135cm" draw:z-index="35"><draw:image xlink:href="Pictures/20000009000066410000410C088610C8E098E7A7.svm" xlink:type="simple" xlink:show="embed" xlink:actuate="onLoad"/></draw:frame></text:p>
          </table:table-cell>
        </table:table-row>
      </table:table>
      <text:p text:style-name="P25"/>
      <text:h text:style-name="P192" text:outline-level="2"/>
      <text:h text:style-name="P196" text:outline-level="2">Courbe représentative de la fonction cosinus</text:h>
      <text:p text:style-name="P34"><text:span text:style-name="T83">On sait que, pour tout nombre réel </text:span><text:span text:style-name="T83"><draw:frame draw:style-name="fr4" draw:name="Objet164" text:anchor-type="as-char" svg:width="0.443cm" svg:height="0.469cm" draw:z-index="218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83">, </text:span><text:span text:style-name="T83"><draw:frame draw:style-name="fr4" draw:name="Objet165" text:anchor-type="as-char" svg:width="3.692cm" svg:height="0.485cm" draw:z-index="22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83">.</text:span></text:p>
      <text:p text:style-name="P34"><text:span text:style-name="T83">La fonction cosinus est </text:span><text:span text:style-name="T53">périodique de période </text:span><text:span text:style-name="T53"><draw:frame draw:style-name="fr4" draw:name="Objet166" text:anchor-type="as-char" svg:width="0.727cm" svg:height="0.469cm" draw:z-index="223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T83">.</text:span></text:p>
      <text:p text:style-name="P34"><text:span text:style-name="T83">On en déduit alors que </text:span><text:span text:style-name="T83"><draw:frame draw:style-name="fr4" draw:name="Objet167" text:anchor-type="as-char" svg:width="3.672cm" svg:height="0.485cm" draw:z-index="226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83"> pour tout </text:span><text:span text:style-name="T83"><draw:frame draw:style-name="fr4" draw:name="Objet168" text:anchor-type="as-char" svg:width="0.445cm" svg:height="0.469cm" draw:z-index="230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84">∈</text:span><text:span text:style-name="T61">ℤ.</text:span></text:p>
      <text:p text:style-name="P71"/>
      <text:p text:style-name="P177"><text:span text:style-name="T69">Prop</text:span><text:span text:style-name="T70">riété :</text:span></text:p>
      <text:p text:style-name="P150"><text:span text:style-name="T83">Dans un repère </text:span><text:span text:style-name="T83"><draw:frame draw:style-name="fr4" draw:name="Objet169" text:anchor-type="as-char" svg:width="1.7cm" svg:height="0.527cm" draw:z-index="252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83">, la courbe représentative </text:span><text:span text:style-name="T6">c</text:span><text:span text:style-name="T27"> de la fonction </text:span><text:span text:style-name="T30">co</text:span><text:span text:style-name="T27">sinus est </text:span><text:span text:style-name="T23">invariante par toute translation de vecteur </text:span><text:span text:style-name="T23"><draw:frame draw:style-name="fr4" draw:name="Objet170" text:anchor-type="as-char" svg:width="1.289cm" svg:height="0.512cm" draw:z-index="263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27"> où </text:span><text:span text:style-name="T27"><draw:frame draw:style-name="fr4" draw:name="Objet171" text:anchor-type="as-char" svg:width="0.445cm" svg:height="0.469cm" draw:z-index="264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84">∈</text:span><text:span text:style-name="T61">ℤ</text:span>.</text:p>
      <text:p text:style-name="P52"/>
      <text:p text:style-name="P52"><draw:frame draw:style-name="fr2" draw:name="images4" text:anchor-type="paragraph" svg:width="17cm" svg:height="5.567cm" draw:z-index="36"><draw:image xlink:href="Pictures/200000090000CBAE000042B314C0C69863F70C34.svm" xlink:type="simple" xlink:show="embed" xlink:actuate="onLoad"/></draw:frame></text:p>
      <text:p text:style-name="P46">Remarques :</text:p>
      <text:list xml:id="list8675817886612827427" text:style-name="L5">
        <text:list-item>
          <text:p text:style-name="P139"><text:span text:style-name="T31">Pour tout </text:span><text:span text:style-name="T31"><draw:frame draw:style-name="fr4" draw:name="Objet151" text:anchor-type="as-char" svg:width="0.443cm" svg:height="0.469cm" draw:z-index="289"><draw:object xlink:href="./Object 138" xlink:type="simple" xlink:show="embed" xlink:actuate="onLoad"/><draw:image xlink:href="./ObjectReplacements/Object 138" xlink:type="simple" xlink:show="embed" xlink:actuate="onLoad"/></draw:frame></text:span><text:span text:style-name="T86">∈</text:span><text:span text:style-name="T63">ℝ</text:span>, <draw:frame draw:style-name="fr4" draw:name="Objet152" text:anchor-type="as-char" svg:width="3.466cm" svg:height="0.854cm" draw:z-index="23"><draw:object xlink:href="./Object 148" xlink:type="simple" xlink:show="embed" xlink:actuate="onLoad"/><draw:image xlink:href="./ObjectReplacements/Object 148" xlink:type="simple" xlink:show="embed" xlink:actuate="onLoad"/></draw:frame> <text:span text:style-name="T89">donc la courbe représentative </text:span><text:span text:style-name="T8">c</text:span><text:span text:style-name="T89"> de la fonction sinus est l'image de la courbe représentative </text:span><text:span text:style-name="T86"></text:span> <text:span text:style-name="T89">de la fonction cosinus par la translation de vecteur </text:span><text:span text:style-name="T89"><draw:frame draw:style-name="fr4" draw:name="Objet154" text:anchor-type="as-char" svg:width="0.817cm" svg:height="0.799cm" draw:z-index="292"><draw:object xlink:href="./Object 150" xlink:type="simple" xlink:show="embed" xlink:actuate="onLoad"/><draw:image xlink:href="./ObjectReplacements/Object 150" xlink:type="simple" xlink:show="embed" xlink:actuate="onLoad"/></draw:frame></text:span><text:span text:style-name="T89">.</text:span></text:p>
        </text:list-item>
        <text:list-item>
          <text:p text:style-name="P138"><text:span text:style-name="T28">La courbe de la fonction </text:span><text:span text:style-name="T31">co</text:span><text:span text:style-name="T28">sinus est </text:span><text:span text:style-name="T31">aussi</text:span><text:span text:style-name="T28"> appelée </text:span><text:span text:style-name="T24">une sinusoïde</text:span><text:span text:style-name="T28">.</text:span></text:p>
        </text:list-item>
      </text:list>
      <text:p text:style-name="P52"/>
      <text:p text:style-name="P97"/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06"><text:span text:style-name="T32">Annexe </text:span><text:span text:style-name="T34">1</text:span><text:span text:style-name="T32"> : </text:span><text:span text:style-name="T33">Équation différentielle</text:span></text:p>
          </table:table-cell>
        </table:table-row>
      </table:table>
      <text:p text:style-name="P91"/>
      <text:p text:style-name="P91"><text:span text:style-name="T122">La mécanique, la dynamique, l'électricité, la biologie, la démographie, les probabilités … fourmillent de situations dont l'étude conduit à une </text:span><text:span text:style-name="T54">équation différentielle</text:span><text:span text:style-name="T122">, que l'on peut présenter sommairement comme une relation entre une fonction et ses dérivées successives, et qui est réalisée sur un intervalle.</text:span></text:p>
      <text:p text:style-name="P91"><text:span text:style-name="T122">Dans une équation différentielle, l'</text:span><text:span text:style-name="T54">inconnue est la fonction</text:span><text:span text:style-name="T122">.</text:span></text:p>
      <text:p text:style-name="P94"/>
      <text:p text:style-name="P94"/>
      <text:p text:style-name="P65">Exemple :</text:p>
      <text:p text:style-name="P91"><text:span text:style-name="T123">En physique, le mouvement d'un oscillateur libre non amorti (élastique, électrique, … ) est régi par une équation différentielle du </text:span><text:span text:style-name="T124">second ordre</text:span><text:span text:style-name="T123">, du type :</text:span></text:p>
      <text:p text:style-name="P93"><text:span text:style-name="T123"><draw:frame draw:style-name="fr4" draw:name="Objet161" text:anchor-type="as-char" svg:width="1.917cm" svg:height="0.529cm" draw:z-index="211"><draw:object xlink:href="./Object 174" xlink:type="simple" xlink:show="embed" xlink:actuate="onLoad"/><draw:image xlink:href="./ObjectReplacements/Object 174" xlink:type="simple" xlink:show="embed" xlink:actuate="onLoad"/><svg:desc>formule</svg:desc></draw:frame></text:span><text:span text:style-name="T123"> où </text:span><text:span text:style-name="T123"><draw:frame draw:style-name="fr4" draw:name="Objet162" text:anchor-type="as-char" svg:width="0.517cm" svg:height="0.469cm" draw:z-index="212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123"> est la pulsation de l'oscillateur.</text:span></text:p>
      <text:p text:style-name="P91"><text:span text:style-name="T123">C'est le cas du ressort, du pendule (si on néglige l'amortissement), d'un circuit (</text:span><text:span text:style-name="T37">L</text:span><text:span text:style-name="T123">, </text:span><text:span text:style-name="T37">C</text:span><text:span text:style-name="T123">), ou des systèmes entretenus : mouvement des marées, montres, trampolines ,...</text:span></text:p>
      <text:p text:style-name="P95"/>
      <text:p text:style-name="P88"><text:span text:style-name="T123">Une </text:span><text:span text:style-name="T124">fonction solution</text:span><text:span text:style-name="T123"> sur un intervalle </text:span><text:span text:style-name="T37">I</text:span><text:span text:style-name="T123"> de l'équation différentielle </text:span><text:span text:style-name="T123"><draw:frame draw:style-name="fr4" draw:name="Objet163" text:anchor-type="as-char" svg:width="2.101cm" svg:height="0.469cm" draw:z-index="213"><draw:object xlink:href="./Object 176" xlink:type="simple" xlink:show="embed" xlink:actuate="onLoad"/><draw:image xlink:href="./ObjectReplacements/Object 176" xlink:type="simple" xlink:show="embed" xlink:actuate="onLoad"/><svg:desc>formule</svg:desc></draw:frame></text:span><text:span text:style-name="T123"> est une fonction </text:span><text:span text:style-name="T123"><draw:frame draw:style-name="fr4" draw:name="Objet200" text:anchor-type="as-char" svg:width="0.517cm" svg:height="0.469cm" draw:z-index="214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123">, dérivable </text:span><text:span text:style-name="T129">deux fois sur </text:span><text:span text:style-name="T37">I</text:span><text:span text:style-name="T123"> telle que </text:span><text:span text:style-name="T123"><draw:frame draw:style-name="fr4" draw:name="Objet201" text:anchor-type="as-char" svg:width="3.337cm" svg:height="0.485cm" draw:z-index="215"><draw:object xlink:href="./Object 178" xlink:type="simple" xlink:show="embed" xlink:actuate="onLoad"/><draw:image xlink:href="./ObjectReplacements/Object 178" xlink:type="simple" xlink:show="embed" xlink:actuate="onLoad"/><svg:desc>formule</svg:desc></draw:frame></text:span><text:span text:style-name="T123"> pour tout </text:span><text:span text:style-name="T37">x</text:span><text:span text:style-name="T123"> de </text:span><text:span text:style-name="T37">I</text:span><text:span text:style-name="T123">. (Sans précision, on considère que </text:span><text:span text:style-name="T37">I</text:span><text:span text:style-name="T123">=</text:span><text:span text:style-name="T65">ℝ</text:span><text:span text:style-name="T122">).</text:span></text:p>
      <text:p text:style-name="P88"><text:span text:style-name="T54">Résoudre l'équation différentielle</text:span><text:span text:style-name="T122"> </text:span><text:span text:style-name="T122"><draw:frame draw:style-name="fr4" draw:name="Objet202" text:anchor-type="as-char" svg:width="2.101cm" svg:height="0.469cm" draw:z-index="216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22">, c'est trouver toutes les solutions.</text:span></text:p>
      <text:h text:style-name="P197" text:outline-level="3"><text:span text:style-name="T125">Équation </text:span><text:span text:style-name="T125"><draw:frame draw:style-name="fr4" draw:name="Objet233" text:anchor-type="as-char" svg:width="2.912cm" svg:height="0.619cm" draw:z-index="217"><draw:object xlink:href="./Object 233" xlink:type="simple" xlink:show="embed" xlink:actuate="onLoad"/><draw:image xlink:href="./ObjectReplacements/Object 233" xlink:type="simple" xlink:show="embed" xlink:actuate="onLoad"/><svg:desc>formule</svg:desc></draw:frame></text:span></text:h>
      <text:list xml:id="list7739431814726176406" text:style-name="L6">
        <text:list-item>
          <text:p text:style-name="P140"><text:span text:style-name="T127">Les fonctions </text:span><text:span text:style-name="T38">x</text:span><text:span text:style-name="T127"> </text:span><text:span text:style-name="T126"><draw:g text:anchor-type="as-char" svg:y="-0.21cm" draw:z-index="37" draw:style-name="gr1"><draw:line draw:style-name="gr2" draw:text-style-name="P198" svg:x1="0cm" svg:y1="-0.001cm" svg:x2="0cm" svg:y2="0.165cm"><text:p/></draw:line><draw:line draw:style-name="gr2" draw:text-style-name="P198" svg:x1="0cm" svg:y1="0.082cm" svg:x2="0.529cm" svg:y2="0.082cm"><text:p/></draw:line><draw:line draw:style-name="gr2" draw:text-style-name="P198" svg:x1="0.529cm" svg:y1="0.082cm" svg:x2="0.439cm" svg:y2="-0.001cm"><text:p/></draw:line><draw:line draw:style-name="gr2" draw:text-style-name="P198" svg:x1="0.529cm" svg:y1="0.082cm" svg:x2="0.439cm" svg:y2="0.165cm"><text:p/></draw:line></draw:g></text:span><text:span text:style-name="T126"> </text:span><text:span text:style-name="T127"><draw:frame draw:style-name="fr4" draw:name="Objet234" text:anchor-type="as-char" svg:width="3.392cm" svg:height="0.469cm" draw:z-index="219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127"> (A,B réels) sont solutions</text:span></text:p>
          <text:p text:style-name="P140"><text:span text:style-name="T127">Si </text:span><text:span text:style-name="T127"><draw:frame draw:style-name="fr4" draw:name="Objet235" text:anchor-type="as-char" svg:width="2.514cm" svg:height="0.485cm" draw:z-index="220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127">, on a :</text:span></text:p>
          <text:p text:style-name="P151"><text:span text:style-name="T127"><draw:frame draw:style-name="fr4" draw:name="Objet236" text:anchor-type="as-char" svg:width="3.291cm" svg:height="0.485cm" draw:z-index="221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127"> et </text:span><text:span text:style-name="T127"><draw:frame draw:style-name="fr4" draw:name="Objet237" text:anchor-type="as-char" svg:width="5.669cm" svg:height="0.545cm" draw:z-index="222"><draw:object xlink:href="./Object 237" xlink:type="simple" xlink:show="embed" xlink:actuate="onLoad"/><draw:image xlink:href="./ObjectReplacements/Object 237" xlink:type="simple" xlink:show="embed" xlink:actuate="onLoad"/><svg:desc>formule</svg:desc></draw:frame></text:span></text:p>
          <text:p text:style-name="P140"><text:span text:style-name="T127">ce qui montre que </text:span><text:span text:style-name="T38">x</text:span><text:span text:style-name="T127"> </text:span><text:span text:style-name="T126"><draw:g text:anchor-type="as-char" svg:y="-0.21cm" draw:z-index="38" draw:style-name="gr1"><draw:line draw:style-name="gr2" draw:text-style-name="P198" svg:x1="0cm" svg:y1="-0.001cm" svg:x2="0cm" svg:y2="0.165cm"><text:p/></draw:line><draw:line draw:style-name="gr2" draw:text-style-name="P198" svg:x1="0cm" svg:y1="0.082cm" svg:x2="0.529cm" svg:y2="0.082cm"><text:p/></draw:line><draw:line draw:style-name="gr2" draw:text-style-name="P198" svg:x1="0.529cm" svg:y1="0.082cm" svg:x2="0.439cm" svg:y2="-0.001cm"><text:p/></draw:line><draw:line draw:style-name="gr2" draw:text-style-name="P198" svg:x1="0.529cm" svg:y1="0.082cm" svg:x2="0.439cm" svg:y2="0.165cm"><text:p/></draw:line></draw:g></text:span><text:span text:style-name="T126"> </text:span><text:span text:style-name="T127"><draw:frame draw:style-name="fr4" draw:name="Objet238" text:anchor-type="as-char" svg:width="1.321cm" svg:height="0.469cm" draw:z-index="224"><draw:object xlink:href="./Object 238" xlink:type="simple" xlink:show="embed" xlink:actuate="onLoad"/><draw:image xlink:href="./ObjectReplacements/Object 238" xlink:type="simple" xlink:show="embed" xlink:actuate="onLoad"/><svg:desc>formule</svg:desc></draw:frame></text:span><text:span text:style-name="T127"> est solution de </text:span><text:span text:style-name="T127"><draw:frame draw:style-name="fr4" draw:name="Objet239" text:anchor-type="as-char" svg:width="2.432cm" svg:height="0.529cm" draw:z-index="225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127">.</text:span></text:p>
          <text:p text:style-name="P140"><text:span text:style-name="T127">La vérification est analogue pour </text:span><text:span text:style-name="T38">x</text:span><text:span text:style-name="T127"> </text:span><text:span text:style-name="T126"><draw:g text:anchor-type="as-char" svg:y="-0.21cm" draw:z-index="39" draw:style-name="gr1"><draw:line draw:style-name="gr2" draw:text-style-name="P198" svg:x1="0cm" svg:y1="-0.001cm" svg:x2="0cm" svg:y2="0.165cm"><text:p/></draw:line><draw:line draw:style-name="gr2" draw:text-style-name="P198" svg:x1="0cm" svg:y1="0.082cm" svg:x2="0.529cm" svg:y2="0.082cm"><text:p/></draw:line><draw:line draw:style-name="gr2" draw:text-style-name="P198" svg:x1="0.529cm" svg:y1="0.082cm" svg:x2="0.439cm" svg:y2="-0.001cm"><text:p/></draw:line><draw:line draw:style-name="gr2" draw:text-style-name="P198" svg:x1="0.529cm" svg:y1="0.082cm" svg:x2="0.439cm" svg:y2="0.165cm"><text:p/></draw:line></draw:g></text:span><text:span text:style-name="T126"> </text:span><text:span text:style-name="T127"><draw:frame draw:style-name="fr4" draw:name="Objet240" text:anchor-type="as-char" svg:width="1.259cm" svg:height="0.469cm" draw:z-index="227"><draw:object xlink:href="./Object 240" xlink:type="simple" xlink:show="embed" xlink:actuate="onLoad"/><draw:image xlink:href="./ObjectReplacements/Object 240" xlink:type="simple" xlink:show="embed" xlink:actuate="onLoad"/><svg:desc>formule</svg:desc></draw:frame></text:span><text:span text:style-name="T127">.</text:span></text:p>
          <text:p text:style-name="P140"><text:span text:style-name="T127">Or on remarque que la combinaison linéaire de deux fonctions vérifiant </text:span><text:span text:style-name="T127"><draw:frame draw:style-name="fr4" draw:name="Objet241" text:anchor-type="as-char" svg:width="2.432cm" svg:height="0.529cm" draw:z-index="228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127"> est encore solution de </text:span><text:span text:style-name="T127"><draw:frame draw:style-name="fr4" draw:name="Objet242" text:anchor-type="as-char" svg:width="2.432cm" svg:height="0.529cm" draw:z-index="229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127">. Donc </text:span><text:span text:style-name="T38">x</text:span><text:span text:style-name="T127"> </text:span><text:span text:style-name="T126"><draw:g text:anchor-type="as-char" svg:y="-0.21cm" draw:z-index="40" draw:style-name="gr1"><draw:line draw:style-name="gr2" draw:text-style-name="P198" svg:x1="0cm" svg:y1="-0.001cm" svg:x2="0cm" svg:y2="0.165cm"><text:p/></draw:line><draw:line draw:style-name="gr2" draw:text-style-name="P198" svg:x1="0cm" svg:y1="0.082cm" svg:x2="0.529cm" svg:y2="0.082cm"><text:p/></draw:line><draw:line draw:style-name="gr2" draw:text-style-name="P198" svg:x1="0.529cm" svg:y1="0.082cm" svg:x2="0.439cm" svg:y2="-0.001cm"><text:p/></draw:line><draw:line draw:style-name="gr2" draw:text-style-name="P198" svg:x1="0.529cm" svg:y1="0.082cm" svg:x2="0.439cm" svg:y2="0.165cm"><text:p/></draw:line></draw:g></text:span><text:span text:style-name="T126"> </text:span><text:span text:style-name="T127"><draw:frame draw:style-name="fr4" draw:name="Objet243" text:anchor-type="as-char" svg:width="3.392cm" svg:height="0.469cm" draw:z-index="231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127"> vérifie </text:span><text:span text:style-name="T127"><draw:frame draw:style-name="fr4" draw:name="Objet244" text:anchor-type="as-char" svg:width="2.432cm" svg:height="0.529cm" draw:z-index="232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127">.</text:span></text:p>
        </text:list-item>
        <text:list-item>
          <text:p text:style-name="P140"><text:span text:style-name="T127">Toute solution </text:span><text:span text:style-name="T127"><draw:frame draw:style-name="fr4" draw:name="Objet245" text:anchor-type="as-char" svg:width="0.462cm" svg:height="0.469cm" draw:z-index="233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27"> telle que </text:span><text:span text:style-name="T127"><draw:frame draw:style-name="fr4" draw:name="Objet246" text:anchor-type="as-char" svg:width="2.944cm" svg:height="0.485cm" draw:z-index="234"><draw:object xlink:href="./Object 246" xlink:type="simple" xlink:show="embed" xlink:actuate="onLoad"/><draw:image xlink:href="./ObjectReplacements/Object 246" xlink:type="simple" xlink:show="embed" xlink:actuate="onLoad"/><svg:desc>formule</svg:desc></draw:frame></text:span><text:span text:style-name="T127"> est la fonction nulle</text:span></text:p>
          <text:p text:style-name="P140"><text:span text:style-name="T127">Si </text:span><text:span text:style-name="T38">y</text:span><text:span text:style-name="T127"> vérifie </text:span><text:span text:style-name="T127"><draw:frame draw:style-name="fr4" draw:name="Objet247" text:anchor-type="as-char" svg:width="2.432cm" svg:height="0.529cm" draw:z-index="235"><draw:object xlink:href="./Object 247" xlink:type="simple" xlink:show="embed" xlink:actuate="onLoad"/><draw:image xlink:href="./ObjectReplacements/Object 247" xlink:type="simple" xlink:show="embed" xlink:actuate="onLoad"/><svg:desc>formule</svg:desc></draw:frame></text:span><text:span text:style-name="T127">, la fonction </text:span><text:span text:style-name="T127"><draw:frame draw:style-name="fr4" draw:name="Objet248" text:anchor-type="as-char" svg:width="2.524cm" svg:height="0.529cm" draw:z-index="236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127"> est dérivable sur </text:span><text:span text:style-name="T66">ℝ</text:span> <text:span text:style-name="T130">et </text:span><text:span text:style-name="T130"><draw:frame draw:style-name="fr4" draw:name="Objet249" text:anchor-type="as-char" svg:width="4.099cm" svg:height="0.529cm" draw:z-index="237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30">, soit </text:span><text:span text:style-name="T130"><draw:frame draw:style-name="fr4" draw:name="Objet250" text:anchor-type="as-char" svg:width="4.219cm" svg:height="0.545cm" draw:z-index="238"><draw:object xlink:href="./Object 250" xlink:type="simple" xlink:show="embed" xlink:actuate="onLoad"/><draw:image xlink:href="./ObjectReplacements/Object 250" xlink:type="simple" xlink:show="embed" xlink:actuate="onLoad"/><svg:desc>formule</svg:desc></draw:frame></text:span><text:span text:style-name="T130">, donc </text:span><text:span text:style-name="T130"><draw:frame draw:style-name="fr4" draw:name="Objet251" text:anchor-type="as-char" svg:width="0.422cm" svg:height="0.469cm" draw:z-index="239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130"> est une fonction constante sur </text:span><text:span text:style-name="T67">ℝ</text:span>.</text:p>
          <text:p text:style-name="P140"><text:span text:style-name="T130">Si </text:span><text:span text:style-name="T130"><draw:frame draw:style-name="fr4" draw:name="Objet252" text:anchor-type="as-char" svg:width="1.596cm" svg:height="0.485cm" draw:z-index="240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130"> et </text:span><text:span text:style-name="T130"><draw:frame draw:style-name="fr4" draw:name="Objet253" text:anchor-type="as-char" svg:width="1.771cm" svg:height="0.485cm" draw:z-index="241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130">, on a </text:span><text:span text:style-name="T130"><draw:frame draw:style-name="fr4" draw:name="Objet254" text:anchor-type="as-char" svg:width="1.556cm" svg:height="0.485cm" draw:z-index="242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130">, donc </text:span><text:span text:style-name="T130"><draw:frame draw:style-name="fr4" draw:name="Objet255" text:anchor-type="as-char" svg:width="0.422cm" svg:height="0.469cm" draw:z-index="243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130"> est la fonction nulle.</text:span></text:p>
          <text:p text:style-name="P140"><text:span text:style-name="T130">La relation </text:span><text:span text:style-name="T130"><draw:frame draw:style-name="fr4" draw:name="Objet256" text:anchor-type="as-char" svg:width="2.528cm" svg:height="0.529cm" draw:z-index="244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130"> avec </text:span><text:span text:style-name="T130"><draw:frame draw:style-name="fr4" draw:name="Objet257" text:anchor-type="as-char" svg:width="1.111cm" svg:height="0.469cm" draw:z-index="245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130">, implique alors </text:span><text:span text:style-name="T130"><draw:frame draw:style-name="fr4" draw:name="Objet258" text:anchor-type="as-char" svg:width="1.827cm" svg:height="0.469cm" draw:z-index="246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130">, donc </text:span><text:span text:style-name="T130"><draw:frame draw:style-name="fr4" draw:name="Objet259" text:anchor-type="as-char" svg:width="0.462cm" svg:height="0.469cm" draw:z-index="247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130"> est la </text:span><text:span text:style-name="T55">fonction nulle</text:span><text:span text:style-name="T130">.</text:span></text:p>
        </text:list-item>
        <text:list-item>
          <text:p text:style-name="P140"><text:span text:style-name="T130">Résolution de </text:span><text:span text:style-name="T130"><draw:frame draw:style-name="fr4" draw:name="Objet260" text:anchor-type="as-char" svg:width="2.432cm" svg:height="0.529cm" draw:z-index="248"><draw:object xlink:href="./Object 260" xlink:type="simple" xlink:show="embed" xlink:actuate="onLoad"/><draw:image xlink:href="./ObjectReplacements/Object 260" xlink:type="simple" xlink:show="embed" xlink:actuate="onLoad"/><svg:desc>formule</svg:desc></draw:frame></text:span></text:p>
          <text:p text:style-name="P140"><text:span text:style-name="T130">Si </text:span><text:span text:style-name="T130"><draw:frame draw:style-name="fr4" draw:name="Objet261" text:anchor-type="as-char" svg:width="0.462cm" svg:height="0.469cm" draw:z-index="249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130"> vérifie </text:span><text:span text:style-name="T130"><draw:frame draw:style-name="fr4" draw:name="Objet262" text:anchor-type="as-char" svg:width="2.432cm" svg:height="0.529cm" draw:z-index="250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130">, la fonction </text:span><text:span text:style-name="T130"><draw:frame draw:style-name="fr4" draw:name="Objet263" text:anchor-type="as-char" svg:width="0.422cm" svg:height="0.469cm" draw:z-index="251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130"> :</text:span></text:p>
          <text:p text:style-name="P151"><text:span text:style-name="T38">x</text:span><text:span text:style-name="T127"> </text:span><text:span text:style-name="T126"><draw:g text:anchor-type="as-char" svg:y="-0.21cm" draw:z-index="41" draw:style-name="gr1"><draw:line draw:style-name="gr2" draw:text-style-name="P198" svg:x1="0cm" svg:y1="-0.001cm" svg:x2="0cm" svg:y2="0.165cm"><text:p/></draw:line><draw:line draw:style-name="gr2" draw:text-style-name="P198" svg:x1="0cm" svg:y1="0.082cm" svg:x2="0.529cm" svg:y2="0.082cm"><text:p/></draw:line><draw:line draw:style-name="gr2" draw:text-style-name="P198" svg:x1="0.529cm" svg:y1="0.082cm" svg:x2="0.439cm" svg:y2="-0.001cm"><text:p/></draw:line><draw:line draw:style-name="gr2" draw:text-style-name="P198" svg:x1="0.529cm" svg:y1="0.082cm" svg:x2="0.439cm" svg:y2="0.165cm"><text:p/></draw:line></draw:g></text:span><text:span text:style-name="T126"> </text:span><text:span text:style-name="T127"><draw:frame draw:style-name="fr4" draw:name="Objet264" text:anchor-type="as-char" svg:width="5.907cm" svg:height="1.016cm" draw:z-index="253"><draw:object xlink:href="./Object 264" xlink:type="simple" xlink:show="embed" xlink:actuate="onLoad"/><draw:image xlink:href="./ObjectReplacements/Object 264" xlink:type="simple" xlink:show="embed" xlink:actuate="onLoad"/><svg:desc>formule</svg:desc></draw:frame></text:span></text:p>
          <text:p text:style-name="P140"><text:span text:style-name="T127">vérifie aussi </text:span><text:span text:style-name="T127"><draw:frame draw:style-name="fr4" draw:name="Objet265" text:anchor-type="as-char" svg:width="2.432cm" svg:height="0.529cm" draw:z-index="254"><draw:object xlink:href="./Object 265" xlink:type="simple" xlink:show="embed" xlink:actuate="onLoad"/><draw:image xlink:href="./ObjectReplacements/Object 265" xlink:type="simple" xlink:show="embed" xlink:actuate="onLoad"/><svg:desc>formule</svg:desc></draw:frame></text:span><text:span text:style-name="T127">, d'après la remarque initiale.</text:span></text:p>
          <text:p text:style-name="P140"><text:span text:style-name="T127">De plus, on vérifie que </text:span><text:span text:style-name="T127"><draw:frame draw:style-name="fr4" draw:name="Objet266" text:anchor-type="as-char" svg:width="1.556cm" svg:height="0.485cm" draw:z-index="255"><draw:object xlink:href="./Object 266" xlink:type="simple" xlink:show="embed" xlink:actuate="onLoad"/><draw:image xlink:href="./ObjectReplacements/Object 266" xlink:type="simple" xlink:show="embed" xlink:actuate="onLoad"/><svg:desc>formule</svg:desc></draw:frame></text:span><text:span text:style-name="T127"> et </text:span><text:span text:style-name="T127"><draw:frame draw:style-name="fr4" draw:name="Objet267" text:anchor-type="as-char" svg:width="1.73cm" svg:height="0.485cm" draw:z-index="256"><draw:object xlink:href="./Object 267" xlink:type="simple" xlink:show="embed" xlink:actuate="onLoad"/><draw:image xlink:href="./ObjectReplacements/Object 267" xlink:type="simple" xlink:show="embed" xlink:actuate="onLoad"/><svg:desc>formule</svg:desc></draw:frame></text:span><text:span text:style-name="T127">, donc d'après la remarque précédente, </text:span><text:span text:style-name="T127"><draw:frame draw:style-name="fr4" draw:name="Objet268" text:anchor-type="as-char" svg:width="0.422cm" svg:height="0.469cm" draw:z-index="257"><draw:object xlink:href="./Object 268" xlink:type="simple" xlink:show="embed" xlink:actuate="onLoad"/><draw:image xlink:href="./ObjectReplacements/Object 268" xlink:type="simple" xlink:show="embed" xlink:actuate="onLoad"/><svg:desc>formule</svg:desc></draw:frame></text:span><text:span text:style-name="T127"> est la fonction nulle.</text:span></text:p>
          <text:p text:style-name="P140"><text:span text:style-name="T127">Il en résulte qu'il existe deux constantes </text:span><text:span text:style-name="T127"><draw:frame draw:style-name="fr4" draw:name="Objet269" text:anchor-type="as-char" svg:width="0.542cm" svg:height="0.469cm" draw:z-index="258"><draw:object xlink:href="./Object 269" xlink:type="simple" xlink:show="embed" xlink:actuate="onLoad"/><draw:image xlink:href="./ObjectReplacements/Object 269" xlink:type="simple" xlink:show="embed" xlink:actuate="onLoad"/><svg:desc>formule</svg:desc></draw:frame></text:span><text:span text:style-name="T127"> et </text:span><text:span text:style-name="T127"><draw:frame draw:style-name="fr4" draw:name="Objet270" text:anchor-type="as-char" svg:width="0.496cm" svg:height="0.469cm" draw:z-index="259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127"> (</text:span><text:span text:style-name="T127"><draw:frame draw:style-name="fr4" draw:name="Objet271" text:anchor-type="as-char" svg:width="1.729cm" svg:height="0.485cm" draw:z-index="260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27">, </text:span><text:span text:style-name="T127"><draw:frame draw:style-name="fr4" draw:name="Objet272" text:anchor-type="as-char" svg:width="1.926cm" svg:height="1.016cm" draw:z-index="261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127">) telles que :</text:span></text:p>
          <text:p text:style-name="P156"><draw:frame draw:style-name="fr4" draw:name="Objet273" text:anchor-type="as-char" svg:width="4.584cm" svg:height="0.485cm" draw:z-index="262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  </text:list-item>
      </text:list>
      <table:table table:name="Tableau17" table:style-name="Tableau17">
        <table:table-column table:style-name="Tableau17.A"/>
        <text:soft-page-break/>
        <table:table-row>
          <table:table-cell table:style-name="Tableau17.A1" office:value-type="string">
            <text:p text:style-name="P159">Propriété :</text:p>
            <text:list xml:id="list1348592878919508713" text:style-name="L7">
              <text:list-item>
                <text:p text:style-name="P142"><text:span text:style-name="T128">Les fonctions solutions de l'équation différentielle </text:span><text:span text:style-name="T128"><draw:frame draw:style-name="fr4" draw:name="Objet295" text:anchor-type="as-char" svg:width="2.432cm" svg:height="0.529cm" draw:z-index="319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128"> (</text:span><text:span text:style-name="T128"><draw:frame draw:style-name="fr4" draw:name="Objet296" text:anchor-type="as-char" svg:width="1.111cm" svg:height="0.469cm" draw:z-index="320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128">) sont les fonctions :</text:span></text:p>
                <text:p text:style-name="P153"><text:span text:style-name="T38">x</text:span><text:span text:style-name="T127"> </text:span><text:span text:style-name="T126"><draw:g text:anchor-type="as-char" svg:y="-0.21cm" draw:z-index="321" draw:style-name="gr1"><draw:line draw:style-name="gr2" draw:text-style-name="P198" svg:x1="0cm" svg:y1="-0.001cm" svg:x2="0cm" svg:y2="0.165cm"><text:p/></draw:line><draw:line draw:style-name="gr2" draw:text-style-name="P198" svg:x1="0cm" svg:y1="0.082cm" svg:x2="0.529cm" svg:y2="0.082cm"><text:p/></draw:line><draw:line draw:style-name="gr2" draw:text-style-name="P198" svg:x1="0.529cm" svg:y1="0.082cm" svg:x2="0.439cm" svg:y2="-0.001cm"><text:p/></draw:line><draw:line draw:style-name="gr2" draw:text-style-name="P198" svg:x1="0.529cm" svg:y1="0.082cm" svg:x2="0.439cm" svg:y2="0.165cm"><text:p/></draw:line></draw:g></text:span><text:span text:style-name="T126"> </text:span><text:span text:style-name="T127"><draw:frame draw:style-name="fr4" draw:name="Objet297" text:anchor-type="as-char" svg:width="3.392cm" svg:height="0.469cm" draw:z-index="322"><draw:object xlink:href="./Object 297" xlink:type="simple" xlink:show="embed" xlink:actuate="onLoad"/><draw:image xlink:href="./ObjectReplacements/Object 297" xlink:type="simple" xlink:show="embed" xlink:actuate="onLoad"/><svg:desc>formule</svg:desc></draw:frame></text:span></text:p>
                <text:p text:style-name="P158">A, B réels quelconques.</text:p>
              </text:list-item>
              <text:list-item>
                <text:p text:style-name="P158">Il existe une unique solution de cette équation satisfaisant aux conditions initiales :</text:p>
                <text:p text:style-name="P153"><text:span text:style-name="T128"><draw:frame draw:style-name="fr4" draw:name="Objet298" text:anchor-type="as-char" svg:width="1.921cm" svg:height="0.533cm" draw:z-index="323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128"> et </text:span><text:span text:style-name="T128"><draw:frame draw:style-name="fr4" draw:name="Objet299" text:anchor-type="as-char" svg:width="2.268cm" svg:height="0.533cm" draw:z-index="324"><draw:object xlink:href="./Object 299" xlink:type="simple" xlink:show="embed" xlink:actuate="onLoad"/><draw:image xlink:href="./ObjectReplacements/Object 299" xlink:type="simple" xlink:show="embed" xlink:actuate="onLoad"/><svg:desc>formule</svg:desc></draw:frame></text:span></text:p>
                <text:p text:style-name="P142"><text:span text:style-name="T128">(</text:span><text:span text:style-name="T128"><draw:frame draw:style-name="fr4" draw:name="Objet292" text:anchor-type="as-char" svg:width="0.577cm" svg:height="0.533cm" draw:z-index="316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128">, </text:span><text:span text:style-name="T128"><draw:frame draw:style-name="fr4" draw:name="Objet293" text:anchor-type="as-char" svg:width="0.594cm" svg:height="0.533cm" draw:z-index="317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128"> et </text:span><text:span text:style-name="T128"><draw:frame draw:style-name="fr4" draw:name="Objet294" text:anchor-type="as-char" svg:width="0.769cm" svg:height="0.533cm" draw:z-index="318"><draw:object xlink:href="./Object 224" xlink:type="simple" xlink:show="embed" xlink:actuate="onLoad"/><draw:image xlink:href="./ObjectReplacements/Object 224" xlink:type="simple" xlink:show="embed" xlink:actuate="onLoad"/><svg:desc>formule</svg:desc></draw:frame></text:span><text:span text:style-name="T128"> réels donnés).</text:span></text:p>
              </text:list-item>
            </text:list>
          </table:table-cell>
        </table:table-row>
      </table:table>
      <text:p text:style-name="P56"/>
      <text:p text:style-name="P56"/>
      <text:p text:style-name="P57">Interprétation graphique :</text:p>
      <text:p text:style-name="P56"><draw:frame draw:style-name="fr3" draw:name="images11" text:anchor-type="paragraph" svg:width="15.67cm" svg:height="9.728cm" draw:z-index="42"><draw:image xlink:href="Pictures/20000009000098B100005ED03777704B27BF1523.svm" xlink:type="simple" xlink:show="embed" xlink:actuate="onLoad"/></draw:frame></text:p>
      <text:p text:style-name="P56"/>
      <text:p text:style-name="P56"/>
      <text:p text:style-name="P56"/>
      <text:p text:style-name="P98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07"><text:span text:style-name="T32">Annexe </text:span><text:span text:style-name="T34">2</text:span><text:span text:style-name="T32"> : </text:span><text:span text:style-name="T34">Courbe paramétrée</text:span></text:p>
          </table:table-cell>
        </table:table-row>
      </table:table>
      <text:p text:style-name="P92"/>
      <text:p text:style-name="P89"><text:span text:style-name="T16">On considère l'ensemble </text:span><text:span text:style-name="T16"><draw:frame draw:style-name="fr4" draw:name="Objet119" text:anchor-type="as-char" svg:width="0.803cm" svg:height="0.467cm" draw:z-index="265"><draw:object xlink:href="./Object 116" xlink:type="simple" xlink:show="embed" xlink:actuate="onLoad"/><draw:image xlink:href="./ObjectReplacements/Object 116" xlink:type="simple" xlink:show="embed" xlink:actuate="onLoad"/></draw:frame></text:span><text:span text:style-name="T16"> des points </text:span><text:span text:style-name="T16"><draw:frame draw:style-name="fr4" draw:name="Objet156" text:anchor-type="as-char" svg:width="1.102cm" svg:height="0.485cm" draw:z-index="266"><draw:object xlink:href="./Object 156" xlink:type="simple" xlink:show="embed" xlink:actuate="onLoad"/><draw:image xlink:href="./ObjectReplacements/Object 156" xlink:type="simple" xlink:show="embed" xlink:actuate="onLoad"/></draw:frame></text:span><text:span text:style-name="T16"> dont les coordonnées </text:span><text:span text:style-name="T16"><draw:frame draw:style-name="fr4" draw:name="Objet157" text:anchor-type="as-char" svg:width="2.2cm" svg:height="0.485cm" draw:z-index="267"><draw:object xlink:href="./Object 157" xlink:type="simple" xlink:show="embed" xlink:actuate="onLoad"/><draw:image xlink:href="./ObjectReplacements/Object 157" xlink:type="simple" xlink:show="embed" xlink:actuate="onLoad"/></draw:frame></text:span><text:span text:style-name="T16"> sont définies, pour tout réel </text:span><text:span text:style-name="T35">t</text:span> <text:span text:style-name="T131">de l'intervalle </text:span><text:span text:style-name="T131"><draw:frame draw:style-name="fr4" draw:name="Objet158" text:anchor-type="as-char" svg:width="1.558cm" svg:height="0.483cm" draw:z-index="268"><draw:object xlink:href="./Object 158" xlink:type="simple" xlink:show="embed" xlink:actuate="onLoad"/><draw:image xlink:href="./ObjectReplacements/Object 158" xlink:type="simple" xlink:show="embed" xlink:actuate="onLoad"/></draw:frame></text:span><text:span text:style-name="T131"> par :</text:span></text:p>
      <text:p text:style-name="P102"><draw:frame draw:style-name="fr4" draw:name="Objet159" text:anchor-type="as-char" svg:width="2.893cm" svg:height="1.09cm" draw:z-index="269"><draw:object xlink:href="./Object 159" xlink:type="simple" xlink:show="embed" xlink:actuate="onLoad"/><draw:image xlink:href="./ObjectReplacements/Object 159" xlink:type="simple" xlink:show="embed" xlink:actuate="onLoad"/></draw:frame></text:p>
      <text:p text:style-name="P67">Étude de la courbe</text:p>
      <text:list xml:id="list4029333811394601917" text:style-name="L8">
        <text:list-item>
          <text:p text:style-name="P143"><text:span text:style-name="T131">Pour tout réel</text:span><text:span text:style-name="T16"> </text:span><text:span text:style-name="T35">t</text:span><text:span text:style-name="T131"> de l'intervalle </text:span><text:span text:style-name="T131"><draw:frame draw:style-name="fr4" draw:name="Objet160" text:anchor-type="as-char" svg:width="1.558cm" svg:height="0.483cm" draw:z-index="270"><draw:object xlink:href="./Object 168" xlink:type="simple" xlink:show="embed" xlink:actuate="onLoad"/><draw:image xlink:href="./ObjectReplacements/Object 168" xlink:type="simple" xlink:show="embed" xlink:actuate="onLoad"/><svg:desc>formule</svg:desc></draw:frame></text:span><text:span text:style-name="T131"> :</text:span></text:p>
          <text:p text:style-name="P154"><text:span text:style-name="T131"><text:s/></text:span><text:span text:style-name="T131"><draw:frame draw:style-name="fr4" draw:name="Objet172" text:anchor-type="as-char" svg:width="3.468cm" svg:height="1.09cm" draw:z-index="271"><draw:object xlink:href="./Object 169" xlink:type="simple" xlink:show="embed" xlink:actuate="onLoad"/><draw:image xlink:href="./ObjectReplacements/Object 169" xlink:type="simple" xlink:show="embed" xlink:actuate="onLoad"/></draw:frame></text:span></text:p>
          <text:p text:style-name="P143"><text:span text:style-name="T131">Donc </text:span><text:span text:style-name="T131"><draw:frame draw:style-name="fr4" draw:name="Objet173" text:anchor-type="as-char" svg:width="1.411cm" svg:height="0.485cm" draw:z-index="272"><draw:object xlink:href="./Object 170" xlink:type="simple" xlink:show="embed" xlink:actuate="onLoad"/><draw:image xlink:href="./ObjectReplacements/Object 170" xlink:type="simple" xlink:show="embed" xlink:actuate="onLoad"/></draw:frame></text:span><text:span text:style-name="T131"> est l'image du point </text:span><text:span text:style-name="T131"><draw:frame draw:style-name="fr4" draw:name="Objet203" text:anchor-type="as-char" svg:width="1.102cm" svg:height="0.485cm" draw:z-index="273"><draw:object xlink:href="./Object 203" xlink:type="simple" xlink:show="embed" xlink:actuate="onLoad"/><draw:image xlink:href="./ObjectReplacements/Object 203" xlink:type="simple" xlink:show="embed" xlink:actuate="onLoad"/></draw:frame></text:span><text:span text:style-name="T131"> de </text:span><text:span text:style-name="T131"><draw:frame draw:style-name="fr4" draw:name="Objet204" text:anchor-type="as-char" svg:width="0.803cm" svg:height="0.467cm" draw:z-index="274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31"> par la symétrie d'axe </text:span><text:span text:style-name="T131"><draw:frame draw:style-name="fr4" draw:name="Objet205" text:anchor-type="as-char" svg:width="1.124cm" svg:height="0.485cm" draw:z-index="275"><draw:object xlink:href="./Object 205" xlink:type="simple" xlink:show="embed" xlink:actuate="onLoad"/><draw:image xlink:href="./ObjectReplacements/Object 205" xlink:type="simple" xlink:show="embed" xlink:actuate="onLoad"/></draw:frame></text:span><text:span text:style-name="T131">.</text:span></text:p>
          <text:p text:style-name="P160"><text:span text:style-name="T133">On peut donc ramener l'intervalle d'étude à </text:span><text:span text:style-name="T133"><draw:frame draw:style-name="fr4" draw:name="Objet213" text:anchor-type="as-char" svg:width="1.109cm" svg:height="0.517cm" draw:z-index="276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133">.</text:span></text:p>
        </text:list-item>
        <text:list-item>
          <text:p text:style-name="P143"><text:span text:style-name="T131">Pour tout réel</text:span><text:span text:style-name="T16"> </text:span><text:span text:style-name="T35">t</text:span><text:span text:style-name="T131"> de l'intervalle </text:span><text:span text:style-name="T131"><draw:frame draw:style-name="fr4" draw:name="Objet210" text:anchor-type="as-char" svg:width="1.558cm" svg:height="0.483cm" draw:z-index="277"><draw:object xlink:href="./Object 210" xlink:type="simple" xlink:show="embed" xlink:actuate="onLoad"/><draw:image xlink:href="./ObjectReplacements/Object 210" xlink:type="simple" xlink:show="embed" xlink:actuate="onLoad"/><svg:desc>formule</svg:desc></draw:frame></text:span><text:span text:style-name="T131"> :</text:span></text:p>
          <text:p text:style-name="P154"><text:span text:style-name="T131"><text:s/></text:span><text:span text:style-name="T131"><draw:frame draw:style-name="fr4" draw:name="Objet211" text:anchor-type="as-char" svg:width="3.81cm" svg:height="1.09cm" draw:z-index="278"><draw:object xlink:href="./Object 211" xlink:type="simple" xlink:show="embed" xlink:actuate="onLoad"/><draw:image xlink:href="./ObjectReplacements/Object 211" xlink:type="simple" xlink:show="embed" xlink:actuate="onLoad"/></draw:frame></text:span></text:p>
          <text:p text:style-name="P143"><text:span text:style-name="T131">Donc </text:span><text:span text:style-name="T131"><draw:frame draw:style-name="fr4" draw:name="Objet206" text:anchor-type="as-char" svg:width="1.713cm" svg:height="0.485cm" draw:z-index="279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131"> est l'image du point </text:span><text:span text:style-name="T131"><draw:frame draw:style-name="fr4" draw:name="Objet207" text:anchor-type="as-char" svg:width="1.102cm" svg:height="0.485cm" draw:z-index="280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T131"> de </text:span><text:span text:style-name="T131"><draw:frame draw:style-name="fr4" draw:name="Objet208" text:anchor-type="as-char" svg:width="0.803cm" svg:height="0.467cm" draw:z-index="281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31"> par la symétrie d'axe </text:span><text:span text:style-name="T131"><draw:frame draw:style-name="fr4" draw:name="Objet209" text:anchor-type="as-char" svg:width="1.141cm" svg:height="0.485cm" draw:z-index="282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31">.</text:span></text:p>
          <text:p text:style-name="P160"><text:span text:style-name="T133">On peut donc ramener l'intervalle d'étude à </text:span><text:span text:style-name="T133"><draw:frame draw:style-name="fr4" draw:name="Objet214" text:anchor-type="as-char" svg:width="1.288cm" svg:height="0.854cm" draw:z-index="283"><draw:object xlink:href="./Object 289" xlink:type="simple" xlink:show="embed" xlink:actuate="onLoad"/><draw:image xlink:href="./ObjectReplacements/Object 289" xlink:type="simple" xlink:show="embed" xlink:actuate="onLoad"/><svg:desc>formule</svg:desc></draw:frame></text:span></text:p>
        </text:list-item>
        <text:list-item>
          <text:p text:style-name="P143"><text:span text:style-name="T131">Pour tout réel</text:span><text:span text:style-name="T16"> </text:span><text:span text:style-name="T35">t</text:span><text:span text:style-name="T131"> de l'intervalle </text:span><text:span text:style-name="T131"><draw:frame draw:style-name="fr4" draw:name="Objet216" text:anchor-type="as-char" svg:width="1.558cm" svg:height="0.483cm" draw:z-index="284"><draw:object xlink:href="./Object 216" xlink:type="simple" xlink:show="embed" xlink:actuate="onLoad"/><draw:image xlink:href="./ObjectReplacements/Object 216" xlink:type="simple" xlink:show="embed" xlink:actuate="onLoad"/><svg:desc>formule</svg:desc></draw:frame></text:span><text:span text:style-name="T131"> :</text:span></text:p>
          <text:p text:style-name="P154"><text:span text:style-name="T131"><text:s/></text:span><text:span text:style-name="T131"><draw:frame draw:style-name="fr4" draw:name="Objet217" text:anchor-type="as-char" svg:width="3.313cm" svg:height="1.09cm" draw:z-index="285"><draw:object xlink:href="./Object 217" xlink:type="simple" xlink:show="embed" xlink:actuate="onLoad"/><draw:image xlink:href="./ObjectReplacements/Object 217" xlink:type="simple" xlink:show="embed" xlink:actuate="onLoad"/></draw:frame></text:span></text:p>
        </text:list-item>
      </text:list>
      <text:p text:style-name="P101"/>
      <text:p text:style-name="P103"/>
      <text:p text:style-name="P104">On construit le tableau de variations suivant :</text:p>
      <text:p text:style-name="P104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>
          <table:table-cell table:style-name="Tableau14.A1" office:value-type="string">
            <text:p text:style-name="P133"><draw:frame draw:style-name="fr4" draw:name="Objet212" text:anchor-type="as-char" svg:width="0.353cm" svg:height="0.469cm" draw:z-index="315"><draw:object xlink:href="./Object 214" xlink:type="simple" xlink:show="embed" xlink:actuate="onLoad"/><draw:image xlink:href="./ObjectReplacements/Object 214" xlink:type="simple" xlink:show="embed" xlink:actuate="onLoad"/></draw:frame></text:p>
          </table:table-cell>
          <table:table-cell table:style-name="Tableau14.A1" office:value-type="string">
            <text:p text:style-name="P127">0</text:p>
          </table:table-cell>
          <table:table-cell table:style-name="Tableau14.C1" office:value-type="string">
            <text:p text:style-name="Table_20_Heading"/>
          </table:table-cell>
          <table:table-cell table:style-name="Tableau14.D1" office:value-type="string">
            <text:p text:style-name="P130"><draw:frame draw:style-name="fr4" draw:name="Objet215" text:anchor-type="as-char" svg:width="0.54cm" svg:height="0.778cm" draw:z-index="286"><draw:object xlink:href="./Object 218" xlink:type="simple" xlink:show="embed" xlink:actuate="onLoad"/><draw:image xlink:href="./ObjectReplacements/Object 218" xlink:type="simple" xlink:show="embed" xlink:actuate="onLoad"/></draw:frame></text:p>
          </table:table-cell>
        </table:table-row>
        <table:table-row>
          <table:table-cell table:style-name="Tableau14.A2" office:value-type="string">
            <text:p text:style-name="P122"><draw:frame draw:style-name="fr4" draw:name="Objet219" text:anchor-type="as-char" svg:width="1.117cm" svg:height="0.485cm" draw:z-index="287"><draw:object xlink:href="./Object 212" xlink:type="simple" xlink:show="embed" xlink:actuate="onLoad"/><draw:image xlink:href="./ObjectReplacements/Object 212" xlink:type="simple" xlink:show="embed" xlink:actuate="onLoad"/></draw:frame></text:p>
          </table:table-cell>
          <table:table-cell table:style-name="Tableau14.A2" office:value-type="string">
            <text:p text:style-name="P110">0</text:p>
          </table:table-cell>
          <table:table-cell table:style-name="Tableau14.C2" office:value-type="string">
            <text:p text:style-name="P110">–</text:p>
          </table:table-cell>
          <table:table-cell table:style-name="Tableau14.D2" office:value-type="string">
            <text:p text:style-name="Table_20_Contents"/>
          </table:table-cell>
        </table:table-row>
        <table:table-row table:style-name="Tableau14.3">
          <table:table-cell table:style-name="Tableau14.A2" office:value-type="string">
            <text:p text:style-name="P122"><draw:frame draw:style-name="fr4" draw:name="Objet221" text:anchor-type="as-char" svg:width="0.944cm" svg:height="0.485cm" draw:z-index="288"><draw:object xlink:href="./Object 221" xlink:type="simple" xlink:show="embed" xlink:actuate="onLoad"/><draw:image xlink:href="./ObjectReplacements/Object 221" xlink:type="simple" xlink:show="embed" xlink:actuate="onLoad"/></draw:frame></text:p>
          </table:table-cell>
          <table:table-cell table:style-name="Tableau14.B3" office:value-type="string">
            <text:p text:style-name="P110">5</text:p>
          </table:table-cell>
          <table:table-cell table:style-name="Tableau14.C2" office:value-type="string">
            <text:p text:style-name="P5"><draw:polygon text:anchor-type="as-char" draw:z-index="43" draw:style-name="gr4" draw:text-style-name="P199" svg:width="1.012cm" svg:height="0.849cm" svg:viewBox="0 0 1013 850" draw:points="0,0 1013,850 754,747 867,613 1013,850"><text:p/></draw:polygon></text:p>
          </table:table-cell>
          <table:table-cell table:style-name="Tableau14.D3" office:value-type="string">
            <text:p text:style-name="P110">0</text:p>
          </table:table-cell>
        </table:table-row>
        <table:table-row table:style-name="Tableau14.3">
          <table:table-cell table:style-name="Tableau14.A2" office:value-type="string">
            <text:p text:style-name="P110"><draw:frame draw:style-name="fr4" draw:name="Objet220" text:anchor-type="as-char" svg:width="1.136cm" svg:height="0.485cm" draw:z-index="290"><draw:object xlink:href="./Object 220" xlink:type="simple" xlink:show="embed" xlink:actuate="onLoad"/><draw:image xlink:href="./ObjectReplacements/Object 220" xlink:type="simple" xlink:show="embed" xlink:actuate="onLoad"/></draw:frame></text:p>
          </table:table-cell>
          <table:table-cell table:style-name="Tableau14.A2" office:value-type="string">
            <text:p text:style-name="P110"/>
          </table:table-cell>
          <table:table-cell table:style-name="Tableau14.C2" office:value-type="string">
            <text:p text:style-name="P121">+</text:p>
          </table:table-cell>
          <table:table-cell table:style-name="Tableau14.D3" office:value-type="string">
            <text:p text:style-name="P121">0</text:p>
          </table:table-cell>
        </table:table-row>
        <table:table-row table:style-name="Tableau14.3">
          <table:table-cell table:style-name="Tableau14.A2" office:value-type="string">
            <text:p text:style-name="P110"><draw:frame draw:style-name="fr4" draw:name="Objet222" text:anchor-type="as-char" svg:width="0.961cm" svg:height="0.485cm" draw:z-index="291"><draw:object xlink:href="./Object 222" xlink:type="simple" xlink:show="embed" xlink:actuate="onLoad"/><draw:image xlink:href="./ObjectReplacements/Object 222" xlink:type="simple" xlink:show="embed" xlink:actuate="onLoad"/></draw:frame></text:p>
          </table:table-cell>
          <table:table-cell table:style-name="Tableau14.A2" office:value-type="string">
            <text:p text:style-name="P121">0</text:p>
          </table:table-cell>
          <table:table-cell table:style-name="Tableau14.C2" office:value-type="string">
            <text:p text:style-name="P6"><draw:polygon text:anchor-type="as-char" draw:z-index="44" draw:style-name="gr4" draw:text-style-name="P199" svg:width="1.012cm" svg:height="0.849cm" svg:viewBox="0 0 1013 850" draw:points="0,850 1013,0 867,238 754,103 1013,0"><text:p/></draw:polygon></text:p>
          </table:table-cell>
          <table:table-cell table:style-name="Tableau14.D5" office:value-type="string">
            <text:p text:style-name="P121">3</text:p>
          </table:table-cell>
        </table:table-row>
      </table:table>
      <text:p text:style-name="P68"/>
      <text:p text:style-name="P66"/>
      <text:p text:style-name="P109"><text:span text:style-name="T72">Construction de </text:span><text:span text:style-name="T72"><draw:frame draw:style-name="fr4" draw:name="Objet229" text:anchor-type="as-char" svg:width="0.803cm" svg:height="0.467cm" draw:z-index="293"><draw:object xlink:href="./Object 230" xlink:type="simple" xlink:show="embed" xlink:actuate="onLoad"/><draw:image xlink:href="./ObjectReplacements/Object 230" xlink:type="simple" xlink:show="embed" xlink:actuate="onLoad"/><svg:desc>formule</svg:desc></draw:frame></text:span></text:p>
      <text:list xml:id="list3857462725603188884" text:style-name="L9">
        <text:list-item>
          <text:p text:style-name="P161"><text:span text:style-name="T132">On place les points de </text:span><text:span text:style-name="T132"><draw:frame draw:style-name="fr4" draw:name="Objet223" text:anchor-type="as-char" svg:width="0.803cm" svg:height="0.467cm" draw:z-index="294"><draw:object xlink:href="./Object 223" xlink:type="simple" xlink:show="embed" xlink:actuate="onLoad"/><draw:image xlink:href="./ObjectReplacements/Object 223" xlink:type="simple" xlink:show="embed" xlink:actuate="onLoad"/><svg:desc>formule</svg:desc></draw:frame></text:span><text:span text:style-name="T132"> correspondant aux paramètres 0, </text:span><text:span text:style-name="T132"><draw:frame draw:style-name="fr4" draw:name="Objet224" text:anchor-type="as-char" svg:width="0.54cm" svg:height="0.778cm" draw:z-index="295"><draw:object xlink:href="./Object 225" xlink:type="simple" xlink:show="embed" xlink:actuate="onLoad"/><draw:image xlink:href="./ObjectReplacements/Object 225" xlink:type="simple" xlink:show="embed" xlink:actuate="onLoad"/></draw:frame></text:span><text:span text:style-name="T132">, </text:span><text:span text:style-name="T132"><draw:frame draw:style-name="fr4" draw:name="Objet225" text:anchor-type="as-char" svg:width="0.54cm" svg:height="0.778cm" draw:z-index="296"><draw:object xlink:href="./Object 226" xlink:type="simple" xlink:show="embed" xlink:actuate="onLoad"/><draw:image xlink:href="./ObjectReplacements/Object 226" xlink:type="simple" xlink:show="embed" xlink:actuate="onLoad"/></draw:frame></text:span><text:span text:style-name="T132">, </text:span><text:span text:style-name="T132"><draw:frame draw:style-name="fr4" draw:name="Objet226" text:anchor-type="as-char" svg:width="0.54cm" svg:height="0.778cm" draw:z-index="297"><draw:object xlink:href="./Object 227" xlink:type="simple" xlink:show="embed" xlink:actuate="onLoad"/><draw:image xlink:href="./ObjectReplacements/Object 227" xlink:type="simple" xlink:show="embed" xlink:actuate="onLoad"/></draw:frame></text:span><text:span text:style-name="T132"> et </text:span><text:span text:style-name="T132"><draw:frame draw:style-name="fr4" draw:name="Objet227" text:anchor-type="as-char" svg:width="0.54cm" svg:height="0.778cm" draw:z-index="298"><draw:object xlink:href="./Object 228" xlink:type="simple" xlink:show="embed" xlink:actuate="onLoad"/><draw:image xlink:href="./ObjectReplacements/Object 228" xlink:type="simple" xlink:show="embed" xlink:actuate="onLoad"/></draw:frame></text:span><text:span text:style-name="T132">.</text:span></text:p>
        </text:list-item>
      </text:list>
      <text:p text:style-name="P99"><text:span text:style-name="T134"><text:tab/></text:span><text:span text:style-name="T134"><draw:frame draw:style-name="fr4" draw:name="Objet218" text:anchor-type="as-char" svg:width="2.459cm" svg:height="0.485cm" draw:z-index="299"><draw:object xlink:href="./Object 290" xlink:type="simple" xlink:show="embed" xlink:actuate="onLoad"/><draw:image xlink:href="./ObjectReplacements/Object 290" xlink:type="simple" xlink:show="embed" xlink:actuate="onLoad"/></draw:frame></text:span><text:span text:style-name="T134"> ; </text:span><text:span text:style-name="T134"><draw:frame draw:style-name="fr4" draw:name="Objet228" text:anchor-type="as-char" svg:width="3.373cm" svg:height="1.139cm" draw:z-index="300"><draw:object xlink:href="./Object 291" xlink:type="simple" xlink:show="embed" xlink:actuate="onLoad"/><draw:image xlink:href="./ObjectReplacements/Object 291" xlink:type="simple" xlink:show="embed" xlink:actuate="onLoad"/></draw:frame></text:span><text:span text:style-name="T134"> ; </text:span><text:span text:style-name="T134"><draw:frame draw:style-name="fr4" draw:name="Objet287" text:anchor-type="as-char" svg:width="3.9cm" svg:height="1.139cm" draw:z-index="301"><draw:object xlink:href="./Object 293" xlink:type="simple" xlink:show="embed" xlink:actuate="onLoad"/><draw:image xlink:href="./ObjectReplacements/Object 293" xlink:type="simple" xlink:show="embed" xlink:actuate="onLoad"/></draw:frame></text:span><text:span text:style-name="T134"> ; </text:span></text:p>
      <text:p text:style-name="P99"><text:span text:style-name="T134"><text:tab/><text:tab/><text:tab/></text:span><text:span text:style-name="T134"><draw:frame draw:style-name="fr4" draw:name="Objet288" text:anchor-type="as-char" svg:width="3.374cm" svg:height="1.139cm" draw:z-index="302"><draw:object xlink:href="./Object 294" xlink:type="simple" xlink:show="embed" xlink:actuate="onLoad"/><draw:image xlink:href="./ObjectReplacements/Object 294" xlink:type="simple" xlink:show="embed" xlink:actuate="onLoad"/></draw:frame></text:span><text:span text:style-name="T134"> ; </text:span><text:span text:style-name="T134"><draw:frame draw:style-name="fr4" draw:name="Objet289" text:anchor-type="as-char" svg:width="2.602cm" svg:height="0.854cm" draw:z-index="303"><draw:object xlink:href="./Object 295" xlink:type="simple" xlink:show="embed" xlink:actuate="onLoad"/><draw:image xlink:href="./ObjectReplacements/Object 295" xlink:type="simple" xlink:show="embed" xlink:actuate="onLoad"/></draw:frame></text:span></text:p>
      <text:list xml:id="list100135220095505" text:continue-numbering="true" text:style-name="L9">
        <text:list-item>
          <text:p text:style-name="P162"><text:span text:style-name="T133">On observe que la tangente au point </text:span><text:span text:style-name="T133"><draw:frame draw:style-name="fr4" draw:name="Objet231" text:anchor-type="as-char" svg:width="1.175cm" svg:height="0.485cm" draw:z-index="304"><draw:object xlink:href="./Object 232" xlink:type="simple" xlink:show="embed" xlink:actuate="onLoad"/><draw:image xlink:href="./ObjectReplacements/Object 232" xlink:type="simple" xlink:show="embed" xlink:actuate="onLoad"/></draw:frame></text:span><text:span text:style-name="T133"> est parallèle à l'axe des ordonnées : </text:span><text:span text:style-name="T133"><draw:frame draw:style-name="fr4" draw:name="Objet230" text:anchor-type="as-char" svg:width="1.752cm" svg:height="0.485cm" draw:z-index="305"><draw:object xlink:href="./Object 231" xlink:type="simple" xlink:show="embed" xlink:actuate="onLoad"/><draw:image xlink:href="./ObjectReplacements/Object 231" xlink:type="simple" xlink:show="embed" xlink:actuate="onLoad"/></draw:frame></text:span><text:span text:style-name="T133">.</text:span></text:p>
        </text:list-item>
        <text:list-item>
          <text:p text:style-name="P162"><text:span text:style-name="T133">On observe que la tangente au point </text:span><text:span text:style-name="T133"><draw:frame draw:style-name="fr4" draw:name="Objet232" text:anchor-type="as-char" svg:width="1.319cm" svg:height="0.854cm" draw:z-index="306"><draw:object xlink:href="./Object 282" xlink:type="simple" xlink:show="embed" xlink:actuate="onLoad"/><draw:image xlink:href="./ObjectReplacements/Object 282" xlink:type="simple" xlink:show="embed" xlink:actuate="onLoad"/><svg:desc>formule</svg:desc></draw:frame></text:span><text:span text:style-name="T133"> est parallèle à l'axe des abscisses : </text:span><text:span text:style-name="T133"><draw:frame draw:style-name="fr4" draw:name="Objet282" text:anchor-type="as-char" svg:width="1.91cm" svg:height="0.854cm" draw:z-index="307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133">.</text:span></text:p>
        </text:list-item>
        <text:list-item>
          <text:p text:style-name="P162"><text:span text:style-name="T133">On construit la partie de </text:span><text:span text:style-name="T133"><draw:frame draw:style-name="fr4" draw:name="Objet283" text:anchor-type="as-char" svg:width="0.803cm" svg:height="0.467cm" draw:z-index="308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133"> obtenue lorsque t décrit l'intervalle </text:span><text:span text:style-name="T133"><draw:frame draw:style-name="fr4" draw:name="Objet284" text:anchor-type="as-char" svg:width="1.288cm" svg:height="0.854cm" draw:z-index="309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133">.</text:span></text:p>
        </text:list-item>
        <text:list-item>
          <text:p text:style-name="P162"><text:span text:style-name="T133">On conclut en traçant le symétrique par rapport à </text:span><text:span text:style-name="T133"><draw:frame draw:style-name="fr4" draw:name="Objet285" text:anchor-type="as-char" svg:width="1.141cm" svg:height="0.485cm" draw:z-index="310"><draw:object xlink:href="./Object 286" xlink:type="simple" xlink:show="embed" xlink:actuate="onLoad"/><draw:image xlink:href="./ObjectReplacements/Object 286" xlink:type="simple" xlink:show="embed" xlink:actuate="onLoad"/></draw:frame></text:span><text:span text:style-name="T133"> puis le symétrique par rapport à </text:span><text:span text:style-name="T133"><draw:frame draw:style-name="fr4" draw:name="Objet286" text:anchor-type="as-char" svg:width="1.124cm" svg:height="0.485cm" draw:z-index="312"><draw:object xlink:href="./Object 287" xlink:type="simple" xlink:show="embed" xlink:actuate="onLoad"/><draw:image xlink:href="./ObjectReplacements/Object 287" xlink:type="simple" xlink:show="embed" xlink:actuate="onLoad"/></draw:frame></text:span><text:span text:style-name="T133">.</text:span></text:p>
        </text:list-item>
      </text:list>
      <text:p text:style-name="P100"/>
      <table:table table:name="Tableau15" table:style-name="Tableau15">
        <table:table-column table:style-name="Tableau15.A" table:number-columns-repeated="3"/>
        <table:table-row>
          <table:table-cell table:style-name="Tableau15.A1" office:value-type="string">
            <text:p text:style-name="Table_20_Contents"><draw:frame draw:style-name="fr2" draw:name="images14" text:anchor-type="paragraph" svg:width="5.472cm" svg:height="4.013cm" draw:z-index="45"><draw:image xlink:href="Pictures/200000090000687600004C9FC60263326F83C7F4.svm" xlink:type="simple" xlink:show="embed" xlink:actuate="onLoad"/></draw:frame></text:p>
          </table:table-cell>
          <table:table-cell table:style-name="Tableau15.B1" office:value-type="string">
            <text:p text:style-name="Table_20_Contents"><draw:frame draw:style-name="fr2" draw:name="images15" text:anchor-type="paragraph" svg:width="5.473cm" svg:height="2.665cm" draw:z-index="46"><draw:image xlink:href="Pictures/200000090000A25700004F1AFED95BA5FB3C3B0D.svm" xlink:type="simple" xlink:show="embed" xlink:actuate="onLoad"/></draw:frame></text:p>
          </table:table-cell>
          <table:table-cell table:style-name="Tableau15.A1" office:value-type="string">
            <text:p text:style-name="Table_20_Contents"><draw:frame draw:style-name="fr2" draw:name="images16" text:anchor-type="paragraph" svg:width="5.473cm" svg:height="3.59cm" draw:z-index="7"><draw:image xlink:href="Pictures/200000090000A51800006C51574028033A5D665A.svm" xlink:type="simple" xlink:show="embed" xlink:actuate="onLoad"/></draw:frame></text:p>
          </table:table-cell>
        </table:table-row>
      </table:table>
      <text:p text:style-name="P47"/>
      <text:p text:style-name="P55"><text:span text:style-name="T134">On obtient ainsi </text:span><text:span text:style-name="T134"><draw:frame draw:style-name="fr4" draw:name="Objet290" text:anchor-type="as-char" svg:width="0.803cm" svg:height="0.467cm" draw:z-index="17"><draw:object xlink:href="./Object 296" xlink:type="simple" xlink:show="embed" xlink:actuate="onLoad"/><draw:image xlink:href="./ObjectReplacements/Object 296" xlink:type="simple" xlink:show="embed" xlink:actuate="onLoad"/><svg:desc>formule</svg:desc></draw:frame></text:span></text:p>
      <text:p text:style-name="P47"><draw:frame draw:style-name="fr2" draw:name="images13" text:anchor-type="paragraph" svg:width="17cm" svg:height="11.038cm" draw:z-index="47"><draw:image xlink:href="Pictures/200000090000B4CE00007569A9E4AA0CDFAF0F11.svm" xlink:type="simple" xlink:show="embed" xlink:actuate="onLoad"/></draw:frame></text:p>
      <text:p text:style-name="P108">Programme :</text:p>
      <text:p text:style-name="P53"/>
      <text:p text:style-name="P53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35">Contenus</text:p>
          </table:table-cell>
          <table:table-cell table:style-name="Tableau6.A1" office:value-type="string">
            <text:p text:style-name="P35">Capacités attendues</text:p>
          </table:table-cell>
          <table:table-cell table:style-name="Tableau6.A1" office:value-type="string">
            <text:p text:style-name="P35"><text:span text:style-name="T90">C</text:span><text:span text:style-name="T91">o</text:span><text:span text:style-name="T92">mme</text:span><text:span text:style-name="T90">ntaires</text:span></text:p>
          </table:table-cell>
        </table:table-row>
        <table:table-row table:style-name="Tableau6.2">
          <table:table-cell table:style-name="Tableau6.A1" office:value-type="string">
            <text:p text:style-name="P38"><text:span text:style-name="T93">Fonctions</text:span><text:span text:style-name="T97"> </text:span><text:span text:style-name="T93">sinus</text:span><text:span text:style-name="T98"> </text:span><text:span text:style-name="T93">et</text:span><text:span text:style-name="T99"> </text:span><text:span text:style-name="T93">cosin</text:span><text:span text:style-name="T101">u</text:span><text:span text:style-name="T93">s</text:span></text:p>
          </table:table-cell>
          <table:table-cell table:style-name="Tableau6.A1" office:value-type="string">
            <text:p text:style-name="P38"><text:span text:style-name="T110">•</text:span><text:span text:style-name="T111"> </text:span><text:span text:style-name="T94">Connaître la dérivée des fonctions</text:span></text:p>
            <text:p text:style-name="P38">sinus et cosinus.</text:p>
            <text:p text:style-name="P38"/>
            <text:p text:style-name="P38"><text:span text:style-name="T110">•</text:span><text:span text:style-name="T111"> </text:span><text:span text:style-name="T94">Connaître q</text:span><text:span text:style-name="T103">u</text:span><text:span text:style-name="T94">elques propr</text:span><text:span text:style-name="T103">ié</text:span><text:span text:style-name="T94">tés de ces fonctions, </text:span><text:span text:style-name="T103">n</text:span><text:span text:style-name="T94">o</text:span><text:span text:style-name="T103">t</text:span><text:span text:style-name="T102">a</text:span><text:span text:style-name="T103">mme</text:span><text:span text:style-name="T94">nt parité et périodicité.</text:span></text:p>
            <text:p text:style-name="P38"><text:span text:style-name="T110">•</text:span><text:span text:style-name="T111"> </text:span><text:span text:style-name="T94">Connaître les représentati</text:span><text:span text:style-name="T102">o</text:span><text:span text:style-name="T94">ns graphiques de</text:span><text:span text:style-name="T100"> </text:span><text:span text:style-name="T94">ces fonctions.</text:span></text:p>
          </table:table-cell>
          <table:table-cell table:style-name="Tableau6.A1" office:value-type="string">
            <text:p text:style-name="P35"><text:span text:style-name="T112">On fait le lien entre le nombre dérivé de la fonction si</text:span><text:span text:style-name="T114">nu</text:span><text:span text:style-name="T112">s en 0 et la li</text:span><text:span text:style-name="T114">m</text:span><text:span text:style-name="T112">ite en 0 de </text:span><text:span text:style-name="T113"><draw:frame draw:style-name="fr5" draw:name="Objet84" text:anchor-type="as-char" svg:y="-0.57cm" svg:width="1.007cm" svg:height="0.917cm" draw:z-index="311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13">.</text:span></text:p>
            <text:p text:style-name="P36"/>
            <text:p text:style-name="P35"><text:span text:style-name="T112">En dehors d</text:span><text:span text:style-name="T115">e</text:span><text:span text:style-name="T112">s exe</text:span><text:span text:style-name="T115">m</text:span><text:span text:style-name="T112">ples</text:span><text:span text:style-name="T116"> </text:span><text:span text:style-name="T112">étudiés, aucun développe</text:span><text:span text:style-name="T115">m</text:span><text:span text:style-name="T116">e</text:span><text:span text:style-name="T112">nt </text:span><text:span text:style-name="T114">n</text:span><text:span text:style-name="T116">’</text:span><text:span text:style-name="T112">est attendu sur les no</text:span><text:span text:style-name="T114">t</text:span><text:span text:style-name="T112">ions de périodicité et de parité.</text:span></text:p>
            <text:p text:style-name="P38"/>
            <text:p text:style-name="P38"><text:span text:style-name="T94">On fait le lien entre les rés</text:span><text:span text:style-name="T102">u</text:span><text:span text:style-name="T94">ltats obtenus</text:span><text:span text:style-name="T103"> </text:span><text:span text:style-name="T94">en utilisant le cercle trigonométrique et les représentati</text:span><text:span text:style-name="T102">o</text:span><text:span text:style-name="T94">ns graphiques</text:span><text:span text:style-name="T100"> </text:span><text:span text:style-name="T94">des fonctions</text:span></text:p>
            <text:p text:style-name="P38"><text:span text:style-name="T95">x</text:span><text:span text:style-name="T108"> </text:span><text:span text:style-name="T108"><draw:g text:anchor-type="as-char" svg:y="-0.21cm" draw:z-index="48" draw:style-name="gr1"><draw:line draw:style-name="gr2" draw:text-style-name="P198" svg:x1="0cm" svg:y1="-0.001cm" svg:x2="0cm" svg:y2="0.165cm"><text:p/></draw:line><draw:line draw:style-name="gr2" draw:text-style-name="P198" svg:x1="0cm" svg:y1="0.082cm" svg:x2="0.529cm" svg:y2="0.082cm"><text:p/></draw:line><draw:line draw:style-name="gr2" draw:text-style-name="P198" svg:x1="0.529cm" svg:y1="0.082cm" svg:x2="0.439cm" svg:y2="-0.001cm"><text:p/></draw:line><draw:line draw:style-name="gr2" draw:text-style-name="P198" svg:x1="0.529cm" svg:y1="0.082cm" svg:x2="0.439cm" svg:y2="0.165cm"><text:p/></draw:line></draw:g></text:span><text:span text:style-name="T108"> <text:s text:c="2"/></text:span><text:span text:style-name="T104"><draw:frame draw:style-name="fr5" draw:name="Objet85" text:anchor-type="as-char" svg:y="-0.347cm" svg:width="0.988cm" svg:height="0.43cm" draw:z-index="313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105"> </text:span><text:span text:style-name="T96">et</text:span><text:span text:style-name="T106"> </text:span><text:span text:style-name="T95">x</text:span><text:span text:style-name="T108"> </text:span><text:span text:style-name="T108"><draw:g text:anchor-type="as-char" svg:y="-0.21cm" draw:z-index="11" draw:style-name="gr1"><draw:line draw:style-name="gr2" draw:text-style-name="P198" svg:x1="0cm" svg:y1="-0.001cm" svg:x2="0cm" svg:y2="0.165cm"><text:p/></draw:line><draw:line draw:style-name="gr2" draw:text-style-name="P198" svg:x1="0cm" svg:y1="0.082cm" svg:x2="0.529cm" svg:y2="0.082cm"><text:p/></draw:line><draw:line draw:style-name="gr2" draw:text-style-name="P198" svg:x1="0.529cm" svg:y1="0.082cm" svg:x2="0.439cm" svg:y2="-0.001cm"><text:p/></draw:line><draw:line draw:style-name="gr2" draw:text-style-name="P198" svg:x1="0.529cm" svg:y1="0.082cm" svg:x2="0.439cm" svg:y2="0.165cm"><text:p/></draw:line></draw:g></text:span><text:span text:style-name="T108"> <text:s/></text:span><text:span text:style-name="T108"><draw:frame draw:style-name="fr5" draw:name="Objet86" text:anchor-type="as-char" svg:y="-0.347cm" svg:width="0.931cm" svg:height="0.43cm" draw:z-index="314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107"> </text:span><text:span text:style-name="T96">.</text:span></text:p>
            <text:p text:style-name="P38"/>
            <text:p text:style-name="P35">↔<text:span text:style-name="T114">[</text:span><text:span text:style-name="T112">SPC] Ondes progressives sinusoïdales, oscillateur</text:span><text:span text:style-name="T116"> </text:span><text:span text:style-name="T112">mécanique.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Kozuka Gothic Pr6N EL" svg:font-family="'Kozuka Gothic Pr6N EL'" style:font-family-generic="roman"/>
    <style:font-face style:name="Times New Roman1" svg:font-family="'Times New Roman'" style:font-family-generic="roman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3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3:08:53.84</meta:creation-date>
    <meta:editing-duration>PT7H40M1S</meta:editing-duration>
    <meta:editing-cycles>66</meta:editing-cycles>
    <meta:generator>LibreOffice/5.1.6.2$Linux_X86_64 LibreOffice_project/10m0$Build-2</meta:generator>
    <dc:date>2017-12-16T10:01:33.620964081</dc:date>
    <meta:document-statistic meta:table-count="18" meta:image-count="16" meta:object-count="291" meta:page-count="14" meta:paragraph-count="269" meta:word-count="1728" meta:character-count="9191" meta:non-whitespace-character-count="7575"/>
  </office:meta>
</office:document-meta>
</file>

<file path=Object 1/content.xml><?xml version="1.0" encoding="utf-8"?>
<math xmlns="http://www.w3.org/1998/Math/MathML">
  <semantics>
    <mrow>
      <mrow>
        <mfrac>
          <mrow>
            <mi>sin</mi>
            <mrow>
              <mrow>
                <mo stretchy="false">(</mo>
                <mrow>
                  <mrow>
                    <mi>a</mi>
                    <mo stretchy="false">+</mo>
                    <mi>h</mi>
                  </mrow>
                </mrow>
                <mo stretchy="false">)</mo>
              </mrow>
              <mo stretchy="false">−</mo>
              <mi>sin</mi>
            </mrow>
            <mrow>
              <mi>a</mi>
            </mrow>
          </mrow>
          <mrow>
            <mi>h</mi>
          </mrow>
        </mfrac>
        <mo stretchy="false">=</mo>
        <mfrac>
          <mrow>
            <mrow>
              <mi>sin</mi>
              <mrow>
                <mfrac>
                  <mrow>
                    <mi>h</mi>
                  </mrow>
                  <mrow>
                    <mn>2</mn>
                  </mrow>
                </mfrac>
              </mrow>
            </mrow>
          </mrow>
          <mrow>
            <mfrac>
              <mi>h</mi>
              <mn>2</mn>
            </mfrac>
          </mrow>
        </mfrac>
      </mrow>
      <mi>cos</mi>
      <mfenced open="(" close=")">
        <mrow>
          <mrow>
            <mi>a</mi>
            <mo stretchy="false">+</mo>
            <mfrac>
              <mi>h</mi>
              <mn>2</mn>
            </mfrac>
          </mrow>
        </mrow>
      </mfenced>
    </mrow>
    <annotation encoding="StarMath 5.0">{ sin (a+h)- sin {a}}over{h}={ { sin {{h}over{2}}} }over{h over 2} cos left(a+h over 2 right)</annotation>
  </semantics>
</math>
</file>

<file path=Object 10/content.xml><?xml version="1.0" encoding="utf-8"?>
<math xmlns="http://www.w3.org/1998/Math/MathML">
  <semantics>
    <mrow>
      <mi>sin</mi>
      <mrow>
        <mi>x</mi>
      </mrow>
    </mrow>
    <annotation encoding="StarMath 5.0"> sin {x}</annotation>
  </semantics>
</math>
</file>

<file path=Object 100/content.xml><?xml version="1.0" encoding="utf-8"?>
<math xmlns="http://www.w3.org/1998/Math/MathML">
  <semantics>
    <mrow>
      <mi>n</mi>
    </mrow>
    <annotation encoding="StarMath 5.0">n</annotation>
  </semantics>
</math>
</file>

<file path=Object 101/content.xml><?xml version="1.0" encoding="utf-8"?>
<math xmlns="http://www.w3.org/1998/Math/MathML">
  <semantics>
    <mrow>
      <mi>n</mi>
      <mstyle mathvariant="normal">
        <mrow>
          <mrow>
            <mi mathvariant="normal">T</mi>
          </mrow>
        </mrow>
      </mstyle>
    </mrow>
    <annotation encoding="StarMath 5.0">n nitalic{T}</annotation>
  </semantics>
</math>
</file>

<file path=Object 102/content.xml><?xml version="1.0" encoding="utf-8"?>
<math xmlns="http://www.w3.org/1998/Math/MathML">
  <semantics>
    <mrow>
      <mi>f</mi>
    </mrow>
    <annotation encoding="StarMath 5.0">f</annotation>
  </semantics>
</math>
</file>

<file path=Object 103/content.xml><?xml version="1.0" encoding="utf-8"?>
<math xmlns="http://www.w3.org/1998/Math/MathML">
  <semantics>
    <mrow>
      <mi>x</mi>
    </mrow>
    <annotation encoding="StarMath 5.0">x</annotation>
  </semantics>
</math>
</file>

<file path=Object 104/content.xml><?xml version="1.0" encoding="utf-8"?>
<math xmlns="http://www.w3.org/1998/Math/MathML">
  <semantics>
    <mrow>
      <mi>sin</mi>
      <mrow>
        <mrow>
          <mo stretchy="false">(</mo>
          <mrow>
            <mrow>
              <mi>x</mi>
              <mo stretchy="false">+</mo>
              <mrow>
                <mn>2</mn>
              </mrow>
            </mrow>
            <mo stretchy="false">π</mo>
          </mrow>
          <mo stretchy="false">)</mo>
        </mrow>
        <mo stretchy="false">=</mo>
        <mi>sin</mi>
      </mrow>
      <mrow>
        <mo stretchy="false">(</mo>
        <mrow>
          <mi>x</mi>
        </mrow>
        <mo stretchy="false">)</mo>
      </mrow>
    </mrow>
    <annotation encoding="StarMath 5.0"> sin (x+{2} %pi )= sin (x)</annotation>
  </semantics>
</math>
</file>

<file path=Object 105/content.xml><?xml version="1.0" encoding="utf-8"?>
<math xmlns="http://www.w3.org/1998/Math/MathML">
  <semantics>
    <mrow>
      <mrow>
        <mn>2</mn>
      </mrow>
      <mo stretchy="false">π</mo>
    </mrow>
    <annotation encoding="StarMath 5.0">{2} %pi </annotation>
  </semantics>
</math>
</file>

<file path=Object 106/content.xml><?xml version="1.0" encoding="utf-8"?>
<math xmlns="http://www.w3.org/1998/Math/MathML">
  <semantics>
    <mrow>
      <mi>sin</mi>
      <mrow>
        <mrow>
          <mo stretchy="false">(</mo>
          <mrow>
            <mrow>
              <mi>x</mi>
              <mo stretchy="false">+</mo>
              <mi>k</mi>
            </mrow>
            <mrow>
              <mrow>
                <mn>2</mn>
              </mrow>
              <mo stretchy="false">π</mo>
            </mrow>
          </mrow>
          <mo stretchy="false">)</mo>
        </mrow>
        <mo stretchy="false">=</mo>
        <mi>sin</mi>
      </mrow>
      <mrow>
        <mi>x</mi>
      </mrow>
    </mrow>
    <annotation encoding="StarMath 5.0"> sin (x+k{{2} %pi })= sin {x}</annotation>
  </semantics>
</math>
</file>

<file path=Object 107/content.xml><?xml version="1.0" encoding="utf-8"?>
<math xmlns="http://www.w3.org/1998/Math/MathML">
  <semantics>
    <mrow>
      <mi>k</mi>
    </mrow>
    <annotation encoding="StarMath 5.0">k</annotation>
  </semantics>
</math>
</file>

<file path=Object 108/content.xml><?xml version="1.0" encoding="utf-8"?>
<math xmlns="http://www.w3.org/1998/Math/MathML">
  <semantics>
    <mrow>
      <mrow>
        <mo stretchy="false">(</mo>
        <mrow>
          <mstyle mathvariant="normal">
            <mrow>
              <mrow>
                <mi mathvariant="normal">O</mi>
              </mrow>
            </mrow>
          </mstyle>
          <mstyle mathvariant="normal">
            <mrow>
              <mi mathvariant="normal">;</mi>
            </mrow>
          </mstyle>
          <mover accent="true">
            <mrow>
              <mi>i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j</mi>
            </mrow>
            <mo stretchy="false">⃗</mo>
          </mover>
        </mrow>
        <mo stretchy="false">)</mo>
      </mrow>
    </mrow>
    <annotation encoding="StarMath 5.0">(nitalic  nitalic{O} nitalic ; vec {i} nitalic , vec {j})</annotation>
  </semantics>
</math>
</file>

<file path=Object 109/content.xml><?xml version="1.0" encoding="utf-8"?>
<math xmlns="http://www.w3.org/1998/Math/MathML">
  <semantics>
    <mrow>
      <mrow>
        <mi>k</mi>
      </mrow>
      <mrow>
        <mrow>
          <mn>2</mn>
          <mo stretchy="false">π</mo>
        </mrow>
      </mrow>
      <mover accent="true">
        <mrow>
          <mi>i</mi>
        </mrow>
        <mo stretchy="false">⃗</mo>
      </mover>
    </mrow>
    <annotation encoding="StarMath 5.0"> {k} {{2%pi}} vec {i}</annotation>
  </semantics>
</math>
</file>

<file path=Object 11/content.xml><?xml version="1.0" encoding="utf-8"?>
<math xmlns="http://www.w3.org/1998/Math/MathML">
  <semantics>
    <mrow>
      <mi>sin</mi>
      <mrow>
        <mi>x</mi>
      </mrow>
    </mrow>
    <annotation encoding="StarMath 5.0"> sin {x}</annotation>
  </semantics>
</math>
</file>

<file path=Object 110/content.xml><?xml version="1.0" encoding="utf-8"?>
<math xmlns="http://www.w3.org/1998/Math/MathML">
  <semantics>
    <mrow>
      <mi>k</mi>
    </mrow>
    <annotation encoding="StarMath 5.0">k</annotation>
  </semantics>
</math>
</file>

<file path=Object 111/content.xml><?xml version="1.0" encoding="utf-8"?>
<math xmlns="http://www.w3.org/1998/Math/MathML">
  <semantics>
    <mrow>
      <mi>x</mi>
    </mrow>
    <annotation encoding="StarMath 5.0">x</annotation>
  </semantics>
</math>
</file>

<file path=Object 112/content.xml><?xml version="1.0" encoding="utf-8"?>
<math xmlns="http://www.w3.org/1998/Math/MathML">
  <semantics>
    <mrow>
      <mi>k</mi>
    </mrow>
    <annotation encoding="StarMath 5.0">k</annotation>
  </semantics>
</math>
</file>

<file path=Object 113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row>
        <mo stretchy="false">(</mo>
        <mrow>
          <mi>x</mi>
          <mstyle mathvariant="normal">
            <mrow>
              <mi mathvariant="normal">;</mi>
            </mrow>
          </mstyle>
          <mi>sin</mi>
          <mrow>
            <mi>x</mi>
          </mrow>
        </mrow>
        <mo stretchy="false">)</mo>
      </mrow>
    </mrow>
    <annotation encoding="StarMath 5.0"> nitalic{M}(x nitalic;  sin {x})</annotation>
  </semantics>
</math>
</file>

<file path=Object 114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  <mrow>
        <mo stretchy="false">(</mo>
        <mrow>
          <mrow>
            <mrow>
              <mi>x</mi>
              <mo stretchy="false">+</mo>
              <mrow>
                <mn>2</mn>
              </mrow>
            </mrow>
            <mi>k</mi>
            <mo stretchy="false">π</mo>
          </mrow>
          <mi>,</mi>
          <mi>sin</mi>
          <mrow>
            <mo stretchy="false">(</mo>
            <mrow>
              <mrow>
                <mi>x</mi>
                <mo stretchy="false">+</mo>
                <mrow>
                  <mn>2</mn>
                </mrow>
              </mrow>
              <mi>k</mi>
              <mo stretchy="false">π</mo>
            </mrow>
            <mo stretchy="false">)</mo>
          </mrow>
        </mrow>
        <mo stretchy="false">)</mo>
      </mrow>
    </mrow>
    <annotation encoding="StarMath 5.0"> nitalic{M}'({x+{2}k %pi }, sin (x+{2}k %pi ))</annotation>
  </semantics>
</math>
</file>

<file path=Object 115/content.xml><?xml version="1.0" encoding="utf-8"?>
<math xmlns="http://www.w3.org/1998/Math/MathML">
  <semantics>
    <mrow>
      <mfenced open="[" close="]">
        <mrow>
          <mrow>
            <mn>0</mn>
          </mrow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{0} nitalic;  {%pi } right]</annotation>
  </semantics>
</math>
</file>

<file path=Object 116/content.xml><?xml version="1.0" encoding="utf-8"?>
<math xmlns="http://www.w3.org/1998/Math/MathML">
  <semantics>
    <mrow>
      <mrow>
        <mo stretchy="false">(</mo>
        <mrow>
          <mo stretchy="false">Γ</mo>
        </mrow>
        <mo stretchy="false">)</mo>
      </mrow>
    </mrow>
    <annotation encoding="StarMath 5.0">(%GAMMA )</annotation>
  </semantics>
</math>
</file>

<file path=Object 117/content.xml><?xml version="1.0" encoding="utf-8"?>
<math xmlns="http://www.w3.org/1998/Math/MathML">
  <semantics>
    <mrow>
      <mi>x</mi>
    </mrow>
    <annotation encoding="StarMath 5.0">x</annotation>
  </semantics>
</math>
</file>

<file path=Object 118/content.xml><?xml version="1.0" encoding="utf-8"?>
<math xmlns="http://www.w3.org/1998/Math/MathML">
  <semantics>
    <mrow>
      <mrow>
        <mover accent="true">
          <mrow>
            <mstyle mathvariant="normal">
              <mrow>
                <mrow>
                  <mi>MM</mi>
                </mrow>
              </mrow>
            </mstyle>
            <mi>'</mi>
          </mrow>
          <mo stretchy="false">⃗</mo>
        </mover>
        <mo stretchy="false">=</mo>
        <mrow>
          <mi>k</mi>
        </mrow>
      </mrow>
      <mrow>
        <mrow>
          <mn>2</mn>
          <mo stretchy="false">π</mo>
        </mrow>
      </mrow>
      <mover accent="true">
        <mrow>
          <mi>i</mi>
        </mrow>
        <mo stretchy="false">⃗</mo>
      </mover>
    </mrow>
    <annotation encoding="StarMath 5.0"> widevec { nitalic{MM}'}=  {k}  {{2%pi}} vec {i}</annotation>
  </semantics>
</math>
</file>

<file path=Object 119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2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style mathvariant="normal">
                      <mrow>
                        <mrow>
                          <mi mathvariant="normal">O</mi>
                        </mrow>
                      </mrow>
                    </mstyle>
                  </mrow>
                  <mstyle mathvariant="normal">
                    <mrow>
                      <mrow>
                        <mi mathvariant="normal">;</mi>
                      </mrow>
                    </mrow>
                  </mstyle>
                  <mover accent="true">
                    <mrow>
                      <mi>i</mi>
                    </mrow>
                    <mo stretchy="false">⃗</mo>
                  </mover>
                </mrow>
              </mtd>
            </mtr>
          </mtable>
        </mrow>
      </mfenced>
    </mrow>
    <annotation encoding="StarMath 5.0"> left(matrix{ { nitalic{O}} nitalic{;}  vec {i}}right)</annotation>
  </semantics>
</math>
</file>

<file path=Object 120/content.xml><?xml version="1.0" encoding="utf-8"?>
<math xmlns="http://www.w3.org/1998/Math/MathML">
  <semantics>
    <mrow>
      <mrow>
        <mi>k</mi>
      </mrow>
      <mrow>
        <mrow>
          <mn>2</mn>
          <mo stretchy="false">π</mo>
        </mrow>
      </mrow>
      <mover accent="true">
        <mrow>
          <mi>i</mi>
        </mrow>
        <mo stretchy="false">⃗</mo>
      </mover>
    </mrow>
    <annotation encoding="StarMath 5.0"> {k} {{2%pi}} vec {i}</annotation>
  </semantics>
</math>
</file>

<file path=Object 121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0 nitalic;  { %pi} right]</annotation>
  </semantics>
</math>
</file>

<file path=Object 122/content.xml><?xml version="1.0" encoding="utf-8"?>
<math xmlns="http://www.w3.org/1998/Math/MathML">
  <semantics>
    <mrow>
      <mi>cos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sin</mi>
        </mrow>
      </mrow>
      <mrow>
        <mi>x</mi>
      </mrow>
    </mrow>
    <annotation encoding="StarMath 5.0">cos '(x)= - sin {x}</annotation>
  </semantics>
</math>
</file>

<file path=Object 123/content.xml><?xml version="1.0" encoding="utf-8"?>
<math xmlns="http://www.w3.org/1998/Math/MathML">
  <semantics>
    <mrow>
      <mi>sin</mi>
      <mrow>
        <mrow>
          <mo stretchy="false">(</mo>
          <mrow>
            <mi>x</mi>
          </mrow>
          <mo stretchy="false">)</mo>
        </mrow>
        <mo stretchy="false">⩾</mo>
        <mrow>
          <mn>0</mn>
        </mrow>
      </mrow>
    </mrow>
    <annotation encoding="StarMath 5.0">sin (x) geslant {0}</annotation>
  </semantics>
</math>
</file>

<file path=Object 124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0 nitalic;  { %pi} right]</annotation>
  </semantics>
</math>
</file>

<file path=Object 125/content.xml><?xml version="1.0" encoding="utf-8"?>
<math xmlns="http://www.w3.org/1998/Math/MathML">
  <semantics>
    <mrow>
      <mi>cos</mi>
      <mi>'</mi>
      <mrow>
        <mrow>
          <mo stretchy="false">(</mo>
          <mrow>
            <mrow>
              <mi>x</mi>
            </mrow>
          </mrow>
          <mo stretchy="false">)</mo>
        </mrow>
        <mo stretchy="false">⩽</mo>
        <mrow>
          <mn>0</mn>
        </mrow>
      </mrow>
    </mrow>
    <annotation encoding="StarMath 5.0"> cos '({x}) leslant {0}</annotation>
  </semantics>
</math>
</file>

<file path=Object 126/content.xml><?xml version="1.0" encoding="utf-8"?>
<math xmlns="http://www.w3.org/1998/Math/MathML">
  <semantics>
    <mrow>
      <mfrac>
        <mrow>
          <mo stretchy="false">π</mo>
        </mrow>
        <mrow>
          <mn>2</mn>
        </mrow>
      </mfrac>
    </mrow>
    <annotation encoding="StarMath 5.0"> {%pi}over{2}</annotation>
  </semantics>
</math>
</file>

<file path=Object 127/content.xml><?xml version="1.0" encoding="utf-8"?>
<math xmlns="http://www.w3.org/1998/Math/MathML">
  <semantics>
    <mrow>
      <mo stretchy="false">π</mo>
    </mrow>
    <annotation encoding="StarMath 5.0">%pi </annotation>
  </semantics>
</math>
</file>

<file path=Object 128/content.xml><?xml version="1.0" encoding="utf-8"?>
<math xmlns="http://www.w3.org/1998/Math/MathML">
  <semantics>
    <mrow>
      <mi>cos</mi>
      <mi>'</mi>
      <mrow>
        <mo stretchy="false">(</mo>
        <mrow>
          <mi>x</mi>
        </mrow>
        <mo stretchy="false">)</mo>
      </mrow>
    </mrow>
    <annotation encoding="StarMath 5.0"> cos '(x)</annotation>
  </semantics>
</math>
</file>

<file path=Object 129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13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style mathvariant="normal">
                      <mrow>
                        <mrow>
                          <mi mathvariant="normal">O</mi>
                        </mrow>
                      </mrow>
                    </mstyle>
                  </mrow>
                  <mstyle mathvariant="normal">
                    <mrow>
                      <mrow>
                        <mi mathvariant="normal">;</mi>
                      </mrow>
                    </mrow>
                  </mstyle>
                  <mover accent="true">
                    <mrow>
                      <mi>j</mi>
                    </mrow>
                    <mo stretchy="false">⃗</mo>
                  </mover>
                </mrow>
              </mtd>
            </mtr>
          </mtable>
        </mrow>
      </mfenced>
    </mrow>
    <annotation encoding="StarMath 5.0"> left(matrix{ { nitalic{O}} nitalic{;}  vec {j}}right)</annotation>
  </semantics>
</math>
</file>

<file path=Object 130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131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 cos (x)</annotation>
  </semantics>
</math>
</file>

<file path=Object 132/content.xml><?xml version="1.0" encoding="utf-8"?>
<math xmlns="http://www.w3.org/1998/Math/MathML">
  <semantics>
    <mrow>
      <mi>f</mi>
    </mrow>
    <annotation encoding="StarMath 5.0">f</annotation>
  </semantics>
</math>
</file>

<file path=Object 133/content.xml><?xml version="1.0" encoding="utf-8"?>
<math xmlns="http://www.w3.org/1998/Math/MathML">
  <semantics>
    <mrow>
      <mi>f</mi>
    </mrow>
    <annotation encoding="StarMath 5.0">f</annotation>
  </semantics>
</math>
</file>

<file path=Object 134/content.xml><?xml version="1.0" encoding="utf-8"?>
<math xmlns="http://www.w3.org/1998/Math/MathML">
  <semantics>
    <mrow>
      <mi>x</mi>
    </mrow>
    <annotation encoding="StarMath 5.0">x</annotation>
  </semantics>
</math>
</file>

<file path=Object 135/content.xml><?xml version="1.0" encoding="utf-8"?>
<math xmlns="http://www.w3.org/1998/Math/MathML">
  <semantics>
    <mrow>
      <mrow>
        <mo stretchy="false">[</mo>
        <mo stretchy="false">−</mo>
        <mo stretchy="false">π</mo>
      </mrow>
      <mstyle mathvariant="normal">
        <mrow>
          <mi mathvariant="normal">;</mi>
        </mrow>
      </mstyle>
      <mo stretchy="false">π</mo>
      <mo stretchy="false">]</mo>
    </mrow>
    <annotation encoding="StarMath 5.0">\[- %pi  nitalic;  %pi \]</annotation>
  </semantics>
</math>
</file>

<file path=Object 136/content.xml><?xml version="1.0" encoding="utf-8"?>
<math xmlns="http://www.w3.org/1998/Math/MathML">
  <semantics>
    <mrow>
      <mrow>
        <mo stretchy="false">(</mo>
        <mrow>
          <mrow>
            <mo stretchy="false">−</mo>
            <mi>x</mi>
          </mrow>
        </mrow>
        <mo stretchy="false">)</mo>
      </mrow>
    </mrow>
    <annotation encoding="StarMath 5.0">(-x)</annotation>
  </semantics>
</math>
</file>

<file path=Object 137/content.xml><?xml version="1.0" encoding="utf-8"?>
<math xmlns="http://www.w3.org/1998/Math/MathML">
  <semantics>
    <mrow>
      <mi>f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(-x)=f(x)</annotation>
  </semantics>
</math>
</file>

<file path=Object 138/content.xml><?xml version="1.0" encoding="utf-8"?>
<math xmlns="http://www.w3.org/1998/Math/MathML">
  <semantics>
    <mrow>
      <mi>x</mi>
    </mrow>
    <annotation encoding="StarMath 5.0">x</annotation>
  </semantics>
</math>
</file>

<file path=Object 139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4/content.xml><?xml version="1.0" encoding="utf-8"?>
<math xmlns="http://www.w3.org/1998/Math/MathML">
  <semantics>
    <mrow>
      <mrow>
        <mo stretchy="false">(</mo>
        <mrow>
          <mstyle mathvariant="normal">
            <mrow>
              <mrow>
                <mi mathvariant="normal">O</mi>
              </mrow>
            </mrow>
          </mstyle>
          <mstyle mathvariant="normal">
            <mrow>
              <mi mathvariant="normal">;</mi>
            </mrow>
          </mstyle>
          <mover accent="true">
            <mrow>
              <mi>i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j</mi>
            </mrow>
            <mo stretchy="false">⃗</mo>
          </mover>
        </mrow>
        <mo stretchy="false">)</mo>
      </mrow>
    </mrow>
    <annotation encoding="StarMath 5.0">(nitalic  nitalic{O} nitalic ; vec {i} nitalic , vec {j})</annotation>
  </semantics>
</math>
</file>

<file path=Object 140/content.xml><?xml version="1.0" encoding="utf-8"?>
<math xmlns="http://www.w3.org/1998/Math/MathML">
  <semantics>
    <mrow>
      <mi>x</mi>
    </mrow>
    <annotation encoding="StarMath 5.0">x</annotation>
  </semantics>
</math>
</file>

<file path=Object 141/content.xml><?xml version="1.0" encoding="utf-8"?>
<math xmlns="http://www.w3.org/1998/Math/MathML">
  <semantics>
    <mrow>
      <mi>x</mi>
    </mrow>
    <annotation encoding="StarMath 5.0">x</annotation>
  </semantics>
</math>
</file>

<file path=Object 142/content.xml><?xml version="1.0" encoding="utf-8"?>
<math xmlns="http://www.w3.org/1998/Math/MathML">
  <semantics>
    <mrow>
      <mi>cos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</mrow>
    <annotation encoding="StarMath 5.0"> cos (-x)=cos (x)</annotation>
  </semantics>
</math>
</file>

<file path=Object 143/content.xml><?xml version="1.0" encoding="utf-8"?>
<math xmlns="http://www.w3.org/1998/Math/MathML">
  <semantics>
    <mrow>
      <mi>x</mi>
    </mrow>
    <annotation encoding="StarMath 5.0">x</annotation>
  </semantics>
</math>
</file>

<file path=Object 144/content.xml><?xml version="1.0" encoding="utf-8"?>
<math xmlns="http://www.w3.org/1998/Math/MathML">
  <semantics>
    <mrow>
      <mrow>
        <mo stretchy="false">−</mo>
        <mi>x</mi>
      </mrow>
    </mrow>
    <annotation encoding="StarMath 5.0">-x</annotation>
  </semantics>
</math>
</file>

<file path=Object 145/content.xml><?xml version="1.0" encoding="utf-8"?>
<math xmlns="http://www.w3.org/1998/Math/MathML">
  <semantics>
    <mrow>
      <mi>cos</mi>
      <mrow>
        <mi>x</mi>
      </mrow>
    </mrow>
    <annotation encoding="StarMath 5.0"> cos {x}</annotation>
  </semantics>
</math>
</file>

<file path=Object 146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47/content.xml><?xml version="1.0" encoding="utf-8"?>
<math xmlns="http://www.w3.org/1998/Math/MathML">
  <semantics>
    <mrow>
      <mi>cos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i>cos</mi>
      </mrow>
      <mrow>
        <mi>x</mi>
      </mrow>
    </mrow>
    <annotation encoding="StarMath 5.0"> cos (-x)= cos {x}</annotation>
  </semantics>
</math>
</file>

<file path=Object 148/content.xml><?xml version="1.0" encoding="utf-8"?>
<math xmlns="http://www.w3.org/1998/Math/MathML">
  <semantics>
    <mrow>
      <mi>sin</mi>
      <mrow>
        <mfenced open="(" close=")">
          <mrow>
            <mrow>
              <mi>x</mi>
              <mo stretchy="false">+</mo>
              <mfrac>
                <mrow>
                  <mo stretchy="false">π</mo>
                </mrow>
                <mrow>
                  <mn>2</mn>
                </mrow>
              </mfrac>
            </mrow>
          </mrow>
        </mfenced>
        <mo stretchy="false">=</mo>
        <mi>cos</mi>
      </mrow>
      <mrow>
        <mo stretchy="false">(</mo>
        <mrow>
          <mi>x</mi>
        </mrow>
        <mo stretchy="false">)</mo>
      </mrow>
    </mrow>
    <annotation encoding="StarMath 5.0"> sin  left(x+ {%pi }over{2} right)= cos (x)</annotation>
  </semantics>
</math>
</file>

<file path=Object 149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5/content.xml><?xml version="1.0" encoding="utf-8"?>
<math xmlns="http://www.w3.org/1998/Math/MathML">
  <semantics>
    <mrow>
      <mrow>
        <mo stretchy="false">(</mo>
        <mrow>
          <mrow>
            <mn>1</mn>
          </mrow>
          <mstyle mathvariant="normal">
            <mrow>
              <mi mathvariant="normal">;</mi>
            </mrow>
          </mstyle>
          <mrow>
            <mn>0</mn>
          </mrow>
        </mrow>
        <mo stretchy="false">)</mo>
      </mrow>
    </mrow>
    <annotation encoding="StarMath 5.0">({1} nitalic; {0})</annotation>
  </semantics>
</math>
</file>

<file path=Object 150/content.xml><?xml version="1.0" encoding="utf-8"?>
<math xmlns="http://www.w3.org/1998/Math/MathML">
  <semantics>
    <mrow>
      <mfrac>
        <mrow>
          <mo stretchy="false">π</mo>
        </mrow>
        <mrow>
          <mn>2</mn>
        </mrow>
      </mfrac>
      <mover accent="true">
        <mi>i</mi>
        <mo stretchy="false">⃗</mo>
      </mover>
    </mrow>
    <annotation encoding="StarMath 5.0">{%pi }over{2} vec i</annotation>
  </semantics>
</math>
</file>

<file path=Object 151/content.xml><?xml version="1.0" encoding="utf-8"?>
<math xmlns="http://www.w3.org/1998/Math/MathML">
  <semantics>
    <mrow>
      <mi>f</mi>
      <mrow>
        <mrow>
          <mo stretchy="false">(</mo>
          <mrow>
            <mrow>
              <mi>x</mi>
              <mo stretchy="false">+</mo>
              <mstyle mathvariant="normal">
                <mrow>
                  <mrow>
                    <mi mathvariant="normal">T</mi>
                  </mrow>
                </mrow>
              </mstyle>
            </mrow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(x+ nitalic{T})=f(x)</annotation>
  </semantics>
</math>
</file>

<file path=Object 152/content.xml><?xml version="1.0" encoding="utf-8"?>
<math xmlns="http://www.w3.org/1998/Math/MathML">
  <semantics>
    <mrow>
      <mrow>
        <mrow>
          <mn>0</mn>
        </mrow>
        <mo stretchy="false">⩽</mo>
        <mi>sin</mi>
      </mrow>
      <mrow>
        <mrow>
          <mi>x</mi>
          <mo stretchy="false">⩽</mo>
          <mi>x</mi>
        </mrow>
        <mo stretchy="false">⩽</mo>
        <mfrac>
          <mrow>
            <mi>sin</mi>
            <mi>x</mi>
          </mrow>
          <mrow>
            <mi>cos</mi>
            <mi>x</mi>
          </mrow>
        </mfrac>
      </mrow>
    </mrow>
    <annotation encoding="StarMath 5.0">{0} leslant  sin x leslant x leslant { sin x}over{ cos x}</annotation>
  </semantics>
</math>
</file>

<file path=Object 153/content.xml><?xml version="1.0" encoding="utf-8"?>
<math xmlns="http://www.w3.org/1998/Math/MathML">
  <semantics>
    <mrow>
      <mfenced open="[" close="]">
        <mrow>
          <mrow>
            <mo stretchy="false">−</mo>
            <mrow>
              <mfrac>
                <mrow>
                  <mo stretchy="false">π</mo>
                </mrow>
                <mrow>
                  <mn>2</mn>
                </mrow>
              </mfrac>
            </mrow>
          </mrow>
          <mstyle mathvariant="normal">
            <mrow>
              <mi mathvariant="normal">;</mi>
            </mrow>
          </mstyle>
          <mfrac>
            <mrow>
              <mo stretchy="false">π</mo>
            </mrow>
            <mrow>
              <mn>2</mn>
            </mrow>
          </mfrac>
        </mrow>
      </mfenced>
    </mrow>
    <annotation encoding="StarMath 5.0"> left[- {{ %pi}over{2}} nitalic;  { %pi}over{2} right]</annotation>
  </semantics>
</math>
</file>

<file path=Object 154/content.xml><?xml version="1.0" encoding="utf-8"?>
<math xmlns="http://www.w3.org/1998/Math/MathML">
  <semantics>
    <mrow>
      <mrow>
        <mrow>
          <mrow>
            <mn>0</mn>
          </mrow>
          <mo stretchy="false">&lt;</mo>
          <mi>x</mi>
        </mrow>
        <mo stretchy="false">&lt;</mo>
        <mfrac>
          <mrow>
            <mo stretchy="false">π</mo>
          </mrow>
          <mrow>
            <mn>2</mn>
          </mrow>
        </mfrac>
      </mrow>
    </mrow>
    <annotation encoding="StarMath 5.0">{0}&lt;x&lt;{%pi}over{2}</annotation>
  </semantics>
</math>
</file>

<file path=Object 155/content.xml><?xml version="1.0" encoding="utf-8"?>
<math xmlns="http://www.w3.org/1998/Math/MathML">
  <semantics>
    <mrow>
      <mover accent="true">
        <mrow>
          <mstyle mathvariant="normal">
            <mrow>
              <mrow>
                <mi>MM</mi>
              </mrow>
            </mrow>
          </mstyle>
          <mi>'</mi>
        </mrow>
        <mo stretchy="false">⃗</mo>
      </mover>
      <mfenced open="(" close=")">
        <mrow>
          <mtable>
            <mtr>
              <mtd>
                <mrow>
                  <mrow>
                    <mi>k</mi>
                    <mo stretchy="false">×</mo>
                    <mrow>
                      <mn>2</mn>
                    </mrow>
                  </mrow>
                  <mrow>
                    <mo stretchy="false">π</mo>
                  </mrow>
                </mrow>
              </mtd>
            </mtr>
            <mtr>
              <mtd>
                <mrow>
                  <mrow>
                    <mn>0</mn>
                  </mrow>
                </mrow>
              </mtd>
            </mtr>
          </mtable>
        </mrow>
      </mfenced>
    </mrow>
    <annotation encoding="StarMath 5.0"> widevec { nitalic{MM}'} left( matrix{ k times {2}{%pi}##{0} } right)</annotation>
  </semantics>
</math>
</file>

<file path=Object 156/content.xml><?xml version="1.0" encoding="utf-8"?>
<math xmlns="http://www.w3.org/1998/Math/MathML">
  <semantics>
    <mrow>
      <mtext>M</mtext>
      <mrow>
        <mo stretchy="false">(</mo>
        <mrow>
          <mi>t</mi>
        </mrow>
        <mo stretchy="false">)</mo>
      </mrow>
    </mrow>
    <annotation encoding="StarMath 5.0">"M"(t)</annotation>
  </semantics>
</math>
</file>

<file path=Object 157/content.xml><?xml version="1.0" encoding="utf-8"?>
<math xmlns="http://www.w3.org/1998/Math/MathML">
  <semantics>
    <mrow>
      <mrow>
        <mo stretchy="false">(</mo>
        <mrow>
          <mi>x</mi>
          <mrow>
            <mo stretchy="false">(</mo>
            <mrow>
              <mi>t</mi>
            </mrow>
            <mo stretchy="false">)</mo>
          </mrow>
          <mstyle mathvariant="normal">
            <mrow>
              <mi mathvariant="normal">;</mi>
            </mrow>
          </mstyle>
          <mi>y</mi>
          <mrow>
            <mo stretchy="false">(</mo>
            <mrow>
              <mi>t</mi>
            </mrow>
            <mo stretchy="false">)</mo>
          </mrow>
        </mrow>
        <mo stretchy="false">)</mo>
      </mrow>
    </mrow>
    <annotation encoding="StarMath 5.0">(x(t) nitalic; y(t))</annotation>
  </semantics>
</math>
</file>

<file path=Object 158/content.xml><?xml version="1.0" encoding="utf-8"?>
<math xmlns="http://www.w3.org/1998/Math/MathML">
  <semantics>
    <mrow>
      <mrow>
        <mo stretchy="false">[</mo>
        <mo stretchy="false">−</mo>
        <mrow>
          <mo stretchy="false">π</mo>
        </mrow>
      </mrow>
      <mstyle mathvariant="normal">
        <mrow>
          <mi mathvariant="normal">;</mi>
        </mrow>
      </mstyle>
      <mrow>
        <mo stretchy="false">π</mo>
      </mrow>
      <mo stretchy="false">]</mo>
    </mrow>
    <annotation encoding="StarMath 5.0">\[-{%pi} nitalic; {%pi}\]</annotation>
  </semantics>
</math>
</file>

<file path=Object 15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x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=</mo>
                      <mrow>
                        <mrow>
                          <mn>5</mn>
                        </mrow>
                        <mi>cos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y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=</mo>
                      <mrow>
                        <mrow>
                          <mn>3</mn>
                        </mrow>
                        <mi>sin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(t)} = {{5} cos (t)} } `#` { {y(t)} = {{3} sin (t)} }} right none</annotation>
  </semantics>
</math>
</file>

<file path=Object 16/content.xml><?xml version="1.0" encoding="utf-8"?>
<math xmlns="http://www.w3.org/1998/Math/MathML">
  <semantics>
    <mrow>
      <mi>d</mi>
    </mrow>
    <annotation encoding="StarMath 5.0">d</annotation>
  </semantics>
</math>
</file>

<file path=Object 160/content.xml><?xml version="1.0" encoding="utf-8"?>
<math xmlns="http://www.w3.org/1998/Math/MathML">
  <semantics>
    <mrow>
      <mi>x</mi>
    </mrow>
    <annotation encoding="StarMath 5.0">x</annotation>
  </semantics>
</math>
</file>

<file path=Object 161/content.xml><?xml version="1.0" encoding="utf-8"?>
<math xmlns="http://www.w3.org/1998/Math/MathML">
  <semantics>
    <mrow>
      <mi>cos</mi>
      <mrow>
        <mrow>
          <mo stretchy="false">(</mo>
          <mrow>
            <mrow>
              <mi>x</mi>
              <mo stretchy="false">+</mo>
              <mrow>
                <mn>2</mn>
              </mrow>
            </mrow>
            <mo stretchy="false">π</mo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</mrow>
    <annotation encoding="StarMath 5.0"> cos (x+{2} %pi )= cos (x)</annotation>
  </semantics>
</math>
</file>

<file path=Object 162/content.xml><?xml version="1.0" encoding="utf-8"?>
<math xmlns="http://www.w3.org/1998/Math/MathML">
  <semantics>
    <mrow>
      <mrow>
        <mn>2</mn>
      </mrow>
      <mo stretchy="false">π</mo>
    </mrow>
    <annotation encoding="StarMath 5.0">{2} %pi </annotation>
  </semantics>
</math>
</file>

<file path=Object 163/content.xml><?xml version="1.0" encoding="utf-8"?>
<math xmlns="http://www.w3.org/1998/Math/MathML">
  <semantics>
    <mrow>
      <mi>cos</mi>
      <mrow>
        <mrow>
          <mo stretchy="false">(</mo>
          <mrow>
            <mrow>
              <mi>x</mi>
              <mo stretchy="false">+</mo>
              <mi>k</mi>
            </mrow>
            <mrow>
              <mrow>
                <mn>2</mn>
              </mrow>
              <mo stretchy="false">π</mo>
            </mrow>
          </mrow>
          <mo stretchy="false">)</mo>
        </mrow>
        <mo stretchy="false">=</mo>
        <mi>cos</mi>
      </mrow>
      <mrow>
        <mi>x</mi>
      </mrow>
    </mrow>
    <annotation encoding="StarMath 5.0">cos (x+k{{2} %pi })= cos {x}</annotation>
  </semantics>
</math>
</file>

<file path=Object 164/content.xml><?xml version="1.0" encoding="utf-8"?>
<math xmlns="http://www.w3.org/1998/Math/MathML">
  <semantics>
    <mrow>
      <mi>k</mi>
    </mrow>
    <annotation encoding="StarMath 5.0">k</annotation>
  </semantics>
</math>
</file>

<file path=Object 165/content.xml><?xml version="1.0" encoding="utf-8"?>
<math xmlns="http://www.w3.org/1998/Math/MathML">
  <semantics>
    <mrow>
      <mrow>
        <mo stretchy="false">(</mo>
        <mrow>
          <mstyle mathvariant="normal">
            <mrow>
              <mrow>
                <mi mathvariant="normal">O</mi>
              </mrow>
            </mrow>
          </mstyle>
          <mstyle mathvariant="normal">
            <mrow>
              <mi mathvariant="normal">;</mi>
            </mrow>
          </mstyle>
          <mover accent="true">
            <mrow>
              <mi>i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j</mi>
            </mrow>
            <mo stretchy="false">⃗</mo>
          </mover>
        </mrow>
        <mo stretchy="false">)</mo>
      </mrow>
    </mrow>
    <annotation encoding="StarMath 5.0">(nitalic  nitalic{O} nitalic ; vec {i} nitalic , vec {j})</annotation>
  </semantics>
</math>
</file>

<file path=Object 166/content.xml><?xml version="1.0" encoding="utf-8"?>
<math xmlns="http://www.w3.org/1998/Math/MathML">
  <semantics>
    <mrow>
      <mrow>
        <mi>k</mi>
      </mrow>
      <mrow>
        <mrow>
          <mn>2</mn>
          <mo stretchy="false">π</mo>
        </mrow>
      </mrow>
      <mover accent="true">
        <mrow>
          <mi>i</mi>
        </mrow>
        <mo stretchy="false">⃗</mo>
      </mover>
    </mrow>
    <annotation encoding="StarMath 5.0"> {k} {{2%pi}} vec {i}</annotation>
  </semantics>
</math>
</file>

<file path=Object 167/content.xml><?xml version="1.0" encoding="utf-8"?>
<math xmlns="http://www.w3.org/1998/Math/MathML">
  <semantics>
    <mrow>
      <mi>k</mi>
    </mrow>
    <annotation encoding="StarMath 5.0">k</annotation>
  </semantics>
</math>
</file>

<file path=Object 168/content.xml><?xml version="1.0" encoding="utf-8"?>
<math xmlns="http://www.w3.org/1998/Math/MathML">
  <semantics>
    <mrow>
      <mrow>
        <mo stretchy="false">[</mo>
        <mo stretchy="false">−</mo>
        <mrow>
          <mo stretchy="false">π</mo>
        </mrow>
      </mrow>
      <mstyle mathvariant="normal">
        <mrow>
          <mi mathvariant="normal">;</mi>
        </mrow>
      </mstyle>
      <mrow>
        <mo stretchy="false">π</mo>
      </mrow>
      <mo stretchy="false">]</mo>
    </mrow>
    <annotation encoding="StarMath 5.0">\[-{%pi} nitalic; {%pi}\]</annotation>
  </semantics>
</math>
</file>

<file path=Object 16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x</mi>
                        <mrow>
                          <mo stretchy="false">(</mo>
                          <mrow>
                            <mrow>
                              <mo stretchy="false">−</mo>
                              <mi>t</mi>
                            </mrow>
                          </mrow>
                          <mo stretchy="false">)</mo>
                        </mrow>
                      </mrow>
                      <mo stretchy="false">=</mo>
                      <mrow>
                        <mrow>
                          <mn>5</mn>
                        </mrow>
                        <mi>cos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y</mi>
                        <mrow>
                          <mo stretchy="false">(</mo>
                          <mrow>
                            <mrow>
                              <mo stretchy="false">−</mo>
                              <mi>t</mi>
                            </mrow>
                          </mrow>
                          <mo stretchy="false">)</mo>
                        </mrow>
                      </mrow>
                      <mo stretchy="false">=</mo>
                      <mrow>
                        <mrow>
                          <mo stretchy="false">−</mo>
                          <mrow>
                            <mn>3</mn>
                          </mrow>
                        </mrow>
                        <mi>sin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(-t)} = {{5} cos (t)} } `#` { {y(-t)} = {-{3} sin (t)} }} right none</annotation>
  </semantics>
</math>
</file>

<file path=Object 17/content.xml><?xml version="1.0" encoding="utf-8"?>
<math xmlns="http://www.w3.org/1998/Math/MathML">
  <semantics>
    <mrow>
      <mi>x</mi>
    </mrow>
    <annotation encoding="StarMath 5.0">x</annotation>
  </semantics>
</math>
</file>

<file path=Object 170/content.xml><?xml version="1.0" encoding="utf-8"?>
<math xmlns="http://www.w3.org/1998/Math/MathML">
  <semantics>
    <mrow>
      <mtext>M</mtext>
      <mrow>
        <mo stretchy="false">(</mo>
        <mrow>
          <mrow>
            <mo stretchy="false">−</mo>
            <mi>t</mi>
          </mrow>
        </mrow>
        <mo stretchy="false">)</mo>
      </mrow>
    </mrow>
    <annotation encoding="StarMath 5.0">"M"(-t)</annotation>
  </semantics>
</math>
</file>

<file path=Object 171/content.xml><?xml version="1.0" encoding="utf-8"?>
<math xmlns="http://www.w3.org/1998/Math/MathML">
  <semantics>
    <mrow>
      <mi>sin</mi>
      <mrow>
        <mrow>
          <mi>x</mi>
          <mo stretchy="false">⩽</mo>
          <mi>x</mi>
        </mrow>
        <mo stretchy="false">⩽</mo>
        <mi>tan</mi>
      </mrow>
      <mi>x</mi>
    </mrow>
    <annotation encoding="StarMath 5.0"> sin x leslant x leslant  tan x</annotation>
  </semantics>
</math>
</file>

<file path=Object 172/content.xml><?xml version="1.0" encoding="utf-8"?>
<math xmlns="http://www.w3.org/1998/Math/MathML">
  <semantics>
    <mrow>
      <mrow>
        <mrow>
          <mrow>
            <mrow>
              <mn>0</mn>
            </mrow>
            <mo stretchy="false">&lt;</mo>
            <mfrac>
              <mrow>
                <mi>cos</mi>
                <mi>x</mi>
              </mrow>
              <mrow>
                <mi>sin</mi>
                <mi>x</mi>
              </mrow>
            </mfrac>
          </mrow>
          <mo stretchy="false">⩽</mo>
          <mfrac>
            <mrow>
              <mn>1</mn>
            </mrow>
            <mrow>
              <mi>x</mi>
            </mrow>
          </mfrac>
        </mrow>
        <mo stretchy="false">⩽</mo>
        <mfrac>
          <mrow>
            <mn>1</mn>
          </mrow>
          <mrow>
            <mi>sin</mi>
            <mi>x</mi>
          </mrow>
        </mfrac>
      </mrow>
    </mrow>
    <annotation encoding="StarMath 5.0">{0}&lt;{ cos x}over{ sin x} leslant {1}over{x} leslant {1}over{ sin x}</annotation>
  </semantics>
</math>
</file>

<file path=Object 173/content.xml><?xml version="1.0" encoding="utf-8"?>
<math xmlns="http://www.w3.org/1998/Math/MathML">
  <semantics>
    <mrow>
      <mrow>
        <mrow>
          <mrow>
            <mrow>
              <mn>0</mn>
            </mrow>
            <mo stretchy="false">&lt;</mo>
            <mrow>
              <mi>cos</mi>
              <mi>x</mi>
            </mrow>
          </mrow>
          <mo stretchy="false">⩽</mo>
          <mfrac>
            <mrow>
              <mi>sin</mi>
              <mi>x</mi>
            </mrow>
            <mrow>
              <mi>x</mi>
            </mrow>
          </mfrac>
        </mrow>
        <mo stretchy="false">⩽</mo>
        <mrow>
          <mn>1</mn>
        </mrow>
      </mrow>
    </mrow>
    <annotation encoding="StarMath 5.0">{0}&lt;{ cos x} leslant {sin x}over{x} leslant {1}</annotation>
  </semantics>
</math>
</file>

<file path=Object 174/content.xml><?xml version="1.0" encoding="utf-8"?>
<math xmlns="http://www.w3.org/1998/Math/MathML">
  <semantics>
    <mrow>
      <mi>y</mi>
      <mi>'</mi>
      <mrow>
        <mi>'</mi>
        <mo stretchy="false">=</mo>
        <msup>
          <mi>w</mi>
          <mrow>
            <mn>2</mn>
          </mrow>
        </msup>
      </mrow>
      <mi>y</mi>
    </mrow>
    <annotation encoding="StarMath 5.0">y''=w^{2}y</annotation>
  </semantics>
</math>
</file>

<file path=Object 175/content.xml><?xml version="1.0" encoding="utf-8"?>
<math xmlns="http://www.w3.org/1998/Math/MathML">
  <semantics>
    <mrow>
      <mi>w</mi>
    </mrow>
    <annotation encoding="StarMath 5.0">w</annotation>
  </semantics>
</math>
</file>

<file path=Object 176/content.xml><?xml version="1.0" encoding="utf-8"?>
<math xmlns="http://www.w3.org/1998/Math/MathML">
  <semantics>
    <mrow>
      <mi>y</mi>
      <mi>'</mi>
      <mrow>
        <mi>'</mi>
        <mo stretchy="false">=</mo>
        <mrow>
          <mo stretchy="false">−</mo>
          <mi mathvariant="italic">w²y</mi>
        </mrow>
      </mrow>
    </mrow>
    <annotation encoding="StarMath 5.0">y''=-w²y</annotation>
  </semantics>
</math>
</file>

<file path=Object 177/content.xml><?xml version="1.0" encoding="utf-8"?>
<math xmlns="http://www.w3.org/1998/Math/MathML">
  <semantics>
    <mrow>
      <mi>f</mi>
    </mrow>
    <annotation encoding="StarMath 5.0">f</annotation>
  </semantics>
</math>
</file>

<file path=Object 178/content.xml><?xml version="1.0" encoding="utf-8"?>
<math xmlns="http://www.w3.org/1998/Math/MathML">
  <semantics>
    <mrow>
      <mi>f</mi>
      <mi>'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 mathvariant="italic">w²f</mi>
        </mrow>
      </mrow>
      <mrow>
        <mo stretchy="false">(</mo>
        <mrow>
          <mi>x</mi>
        </mrow>
        <mo stretchy="false">)</mo>
      </mrow>
    </mrow>
    <annotation encoding="StarMath 5.0">f''(x)=-w²f(x)</annotation>
  </semantics>
</math>
</file>

<file path=Object 179/content.xml><?xml version="1.0" encoding="utf-8"?>
<math xmlns="http://www.w3.org/1998/Math/MathML">
  <semantics>
    <mrow>
      <mi>cos</mi>
      <mrow>
        <mi>x</mi>
        <mo stretchy="false">=</mo>
        <msqrt>
          <mrow>
            <mrow>
              <mrow>
                <mn>1</mn>
              </mrow>
              <mo stretchy="false">−</mo>
              <msup>
                <mi>sin</mi>
                <mrow>
                  <mn>2</mn>
                </mrow>
              </msup>
            </mrow>
            <mi>x</mi>
          </mrow>
        </msqrt>
      </mrow>
    </mrow>
    <annotation encoding="StarMath 5.0"> cos x= sqrt {{1}- sin ^{2}x}</annotation>
  </semantics>
</math>
</file>

<file path=Object 18/content.xml><?xml version="1.0" encoding="utf-8"?>
<math xmlns="http://www.w3.org/1998/Math/MathML">
  <semantics>
    <mrow>
      <mfenced open="(" close=")">
        <mrow>
          <mtable>
            <mtr>
              <mtd>
                <mrow>
                  <mover accent="true">
                    <mrow>
                      <mi>i</mi>
                    </mrow>
                    <mo stretchy="false">⃗</mo>
                  </mover>
                  <mstyle mathvariant="normal">
                    <mrow>
                      <mi mathvariant="normal">;</mi>
                    </mrow>
                  </mstyle>
                  <mover accent="true">
                    <mrow>
                      <mstyle mathvariant="normal">
                        <mrow>
                          <mrow>
                            <mi>OM</mi>
                          </mrow>
                        </mrow>
                      </mstyle>
                    </mrow>
                    <mo stretchy="false">⃗</mo>
                  </mover>
                </mrow>
              </mtd>
            </mtr>
          </mtable>
        </mrow>
      </mfenced>
    </mrow>
    <annotation encoding="StarMath 5.0"> left(matrix{ vec {i} nitalic;  widevec { nitalic{OM}}}right)</annotation>
  </semantics>
</math>
</file>

<file path=Object 18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row>
              <mi>si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}  } { { sin {x}}} ={0}</annotation>
  </semantics>
</math>
</file>

<file path=Object 18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row>
              <mi>cos</mi>
              <mrow>
                <mi>x</mi>
              </mrow>
            </mrow>
          </mrow>
        </mrow>
        <mo stretchy="false">=</mo>
        <mrow>
          <mn>1</mn>
        </mrow>
      </mrow>
    </mrow>
    <annotation encoding="StarMath 5.0"> lim from{ x rightarrow {0}  } { { cos {x}}} ={1}</annotation>
  </semantics>
</math>
</file>

<file path=Object 18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0</mn>
                  <mtext>+</mtext>
                </msup>
              </mrow>
            </mrow>
          </munder>
          <mrow>
            <mfrac>
              <mrow>
                <mi>sin</mi>
                <mrow>
                  <mi>x</mi>
                </mrow>
              </mrow>
              <mrow>
                <mi>x</mi>
              </mrow>
            </mfrac>
          </mrow>
        </mrow>
        <mo stretchy="false">=</mo>
        <mrow>
          <mn>1</mn>
        </mrow>
      </mrow>
    </mrow>
    <annotation encoding="StarMath 5.0"> lim from{ x rightarrow {0^"+"}  } { { sin {x}}over{x}} ={1}</annotation>
  </semantics>
</math>
</file>

<file path=Object 18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0</mn>
                  <mtext>-</mtext>
                </msup>
              </mrow>
            </mrow>
          </munder>
          <mrow>
            <mfrac>
              <mrow>
                <mi>sin</mi>
                <mrow>
                  <mi>x</mi>
                </mrow>
              </mrow>
              <mrow>
                <mi>x</mi>
              </mrow>
            </mfrac>
          </mrow>
        </mrow>
        <mo stretchy="false">=</mo>
        <mrow>
          <mn>1</mn>
        </mrow>
      </mrow>
    </mrow>
    <annotation encoding="StarMath 5.0"> lim from{ x rightarrow {0^"-"}  } { { sin {x}}over{x}} ={1}</annotation>
  </semantics>
</math>
</file>

<file path=Object 18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frac>
              <mrow>
                <mi>sin</mi>
                <mrow>
                  <mi>x</mi>
                </mrow>
              </mrow>
              <mrow>
                <mi>x</mi>
              </mrow>
            </mfrac>
          </mrow>
        </mrow>
        <mo stretchy="false">=</mo>
        <mrow>
          <mn>1</mn>
        </mrow>
      </mrow>
    </mrow>
    <annotation encoding="StarMath 5.0"> lim from{ x rightarrow {0}  } { { sin {x}}over{x}} ={1}</annotation>
  </semantics>
</math>
</file>

<file path=Object 185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186/content.xml><?xml version="1.0" encoding="utf-8"?>
<math xmlns="http://www.w3.org/1998/Math/MathML">
  <semantics>
    <mrow>
      <mrow>
        <mrow>
          <mrow>
            <mn>0</mn>
          </mrow>
          <mo stretchy="false">&lt;</mo>
          <mi>x</mi>
        </mrow>
        <mo stretchy="false">&lt;</mo>
        <mfrac>
          <mrow>
            <mo stretchy="false">π</mo>
          </mrow>
          <mrow>
            <mn>2</mn>
          </mrow>
        </mfrac>
      </mrow>
    </mrow>
    <annotation encoding="StarMath 5.0">{0}&lt;x&lt;{%pi}over{2}</annotation>
  </semantics>
</math>
</file>

<file path=Object 187/content.xml><?xml version="1.0" encoding="utf-8"?>
<math xmlns="http://www.w3.org/1998/Math/MathML">
  <semantics>
    <mrow>
      <mi>sin</mi>
      <mrow>
        <mrow>
          <mi>x</mi>
          <mo stretchy="false">⩽</mo>
          <mi>x</mi>
        </mrow>
        <mo stretchy="false">⩽</mo>
        <mi>tan</mi>
      </mrow>
      <mi>x</mi>
    </mrow>
    <annotation encoding="StarMath 5.0"> sin x leslant x leslant  tan x</annotation>
  </semantics>
</math>
</file>

<file path=Object 188/content.xml><?xml version="1.0" encoding="utf-8"?>
<math xmlns="http://www.w3.org/1998/Math/MathML">
  <semantics>
    <mrow>
      <mrow>
        <mrow>
          <mn>0</mn>
        </mrow>
        <mo stretchy="false">⩽</mo>
        <mi>sin</mi>
      </mrow>
      <mrow>
        <mrow>
          <mi>x</mi>
          <mo stretchy="false">⩽</mo>
          <mi>x</mi>
        </mrow>
        <mo stretchy="false">⩽</mo>
        <mfrac>
          <mrow>
            <mi>sin</mi>
            <mi>x</mi>
          </mrow>
          <mrow>
            <mi>cos</mi>
            <mi>x</mi>
          </mrow>
        </mfrac>
      </mrow>
    </mrow>
    <annotation encoding="StarMath 5.0">{0} leslant  sin x leslant x leslant { sin x}over{ cos x}</annotation>
  </semantics>
</math>
</file>

<file path=Object 189/content.xml><?xml version="1.0" encoding="utf-8"?>
<math xmlns="http://www.w3.org/1998/Math/MathML">
  <semantics>
    <mrow>
      <mrow>
        <mrow>
          <mn>0</mn>
        </mrow>
        <mo stretchy="false">⩽</mo>
        <mi>sin</mi>
      </mrow>
      <mrow>
        <mi>x</mi>
        <mo stretchy="false">⩽</mo>
        <mi>x</mi>
      </mrow>
    </mrow>
    <annotation encoding="StarMath 5.0">{0} leslant  sin x leslant x </annotation>
  </semantics>
</math>
</file>

<file path=Object 19/content.xml><?xml version="1.0" encoding="utf-8"?>
<math xmlns="http://www.w3.org/1998/Math/MathML">
  <semantics>
    <mrow>
      <mi>d</mi>
    </mrow>
    <annotation encoding="StarMath 5.0">d</annotation>
  </semantics>
</math>
</file>

<file path=Object 19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0</mn>
                  <mtext>+</mtext>
                </msup>
              </mrow>
            </mrow>
          </munder>
          <mrow>
            <mrow>
              <mi>si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^"+"}  } { { sin {x}}} ={0}</annotation>
  </semantics>
</math>
</file>

<file path=Object 191/content.xml><?xml version="1.0" encoding="utf-8"?>
<math xmlns="http://www.w3.org/1998/Math/MathML">
  <semantics>
    <mrow>
      <mfrac>
        <mrow>
          <mrow>
            <mn>1</mn>
          </mrow>
          <mo stretchy="false">×</mo>
          <mrow>
            <mi>sin</mi>
            <mi>x</mi>
          </mrow>
        </mrow>
        <mrow>
          <mn>2</mn>
        </mrow>
      </mfrac>
    </mrow>
    <annotation encoding="StarMath 5.0">{1} times { sin x}over{2}</annotation>
  </semantics>
</math>
</file>

<file path=Object 192/content.xml><?xml version="1.0" encoding="utf-8"?>
<math xmlns="http://www.w3.org/1998/Math/MathML">
  <semantics>
    <mrow>
      <mfrac>
        <mrow>
          <mi>x</mi>
        </mrow>
        <mrow>
          <mn>2</mn>
        </mrow>
      </mfrac>
    </mrow>
    <annotation encoding="StarMath 5.0">{x}over{2}</annotation>
  </semantics>
</math>
</file>

<file path=Object 193/content.xml><?xml version="1.0" encoding="utf-8"?>
<math xmlns="http://www.w3.org/1998/Math/MathML">
  <semantics>
    <mrow>
      <mfrac>
        <mrow>
          <mrow>
            <mn>1</mn>
          </mrow>
          <mo stretchy="false">×</mo>
          <mrow>
            <mi>tan</mi>
            <mi>x</mi>
          </mrow>
        </mrow>
        <mrow>
          <mn>2</mn>
        </mrow>
      </mfrac>
    </mrow>
    <annotation encoding="StarMath 5.0">{1} times { tan x}over{2}</annotation>
  </semantics>
</math>
</file>

<file path=Object 194/content.xml><?xml version="1.0" encoding="utf-8"?>
<math xmlns="http://www.w3.org/1998/Math/MathML">
  <semantics>
    <mrow>
      <mfrac>
        <mrow>
          <mrow>
            <mn>1</mn>
          </mrow>
          <mo stretchy="false">×</mo>
          <mrow>
            <mi>sin</mi>
            <mi>x</mi>
          </mrow>
        </mrow>
        <mrow>
          <mn>2</mn>
        </mrow>
      </mfrac>
    </mrow>
    <annotation encoding="StarMath 5.0">{1} times { sin x}over{2}</annotation>
  </semantics>
</math>
</file>

<file path=Object 195/content.xml><?xml version="1.0" encoding="utf-8"?>
<math xmlns="http://www.w3.org/1998/Math/MathML">
  <semantics>
    <mrow>
      <mfrac>
        <mrow>
          <mi>x</mi>
        </mrow>
        <mrow>
          <mn>2</mn>
        </mrow>
      </mfrac>
    </mrow>
    <annotation encoding="StarMath 5.0">{x}over{2}</annotation>
  </semantics>
</math>
</file>

<file path=Object 196/content.xml><?xml version="1.0" encoding="utf-8"?>
<math xmlns="http://www.w3.org/1998/Math/MathML">
  <semantics>
    <mrow>
      <mfrac>
        <mrow>
          <mrow>
            <mn>1</mn>
          </mrow>
          <mo stretchy="false">×</mo>
          <mrow>
            <mi>tan</mi>
            <mi>x</mi>
          </mrow>
        </mrow>
        <mrow>
          <mn>2</mn>
        </mrow>
      </mfrac>
    </mrow>
    <annotation encoding="StarMath 5.0">{1} times { tan x}over{2}</annotation>
  </semantics>
</math>
</file>

<file path=Object 19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0</mn>
                  <mtext>-</mtext>
                </msup>
              </mrow>
            </mrow>
          </munder>
          <mrow>
            <mrow>
              <mi>si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^"-"}  } { { sin {x}}} ={0}</annotation>
  </semantics>
</math>
</file>

<file path=Object 19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row>
              <mi>si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}  } { { sin {x}}} ={0}</annotation>
  </semantics>
</math>
</file>

<file path=Object 199/content.xml><?xml version="1.0" encoding="utf-8"?>
<math xmlns="http://www.w3.org/1998/Math/MathML">
  <semantics>
    <mrow>
      <mi>sin</mi>
      <mrow>
        <mrow>
          <mn>0</mn>
        </mrow>
        <mo stretchy="false">=</mo>
        <mrow>
          <mn>0</mn>
        </mrow>
      </mrow>
    </mrow>
    <annotation encoding="StarMath 5.0"> sin {0}={0}</annotation>
  </semantics>
</math>
</file>

<file path=Object 2/content.xml><?xml version="1.0" encoding="utf-8"?>
<math xmlns="http://www.w3.org/1998/Math/MathML">
  <semantics>
    <mrow>
      <mi>h</mi>
      <mi>≠</mi>
      <mrow>
        <mn>0</mn>
      </mrow>
    </mrow>
    <annotation encoding="StarMath 5.0">h≠{0}</annotation>
  </semantics>
</math>
</file>

<file path=Object 20/content.xml><?xml version="1.0" encoding="utf-8"?>
<math xmlns="http://www.w3.org/1998/Math/MathML">
  <semantics>
    <mrow>
      <mrow>
        <mo stretchy="false">(</mo>
        <mrow>
          <mrow>
            <mstyle mathvariant="normal">
              <mrow>
                <mrow>
                  <mi mathvariant="normal">A</mi>
                </mrow>
              </mrow>
            </mstyle>
          </mrow>
          <mstyle mathvariant="normal">
            <mrow>
              <mi mathvariant="normal">;</mi>
            </mrow>
          </mstyle>
          <mover accent="true">
            <mrow>
              <mi>j</mi>
            </mrow>
            <mo stretchy="false">⃗</mo>
          </mover>
        </mrow>
        <mo stretchy="false">)</mo>
      </mrow>
    </mrow>
    <annotation encoding="StarMath 5.0">(  { nitalic{A}} nitalic;  vec {j})</annotation>
  </semantics>
</math>
</file>

<file path=Object 200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201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202/content.xml><?xml version="1.0" encoding="utf-8"?>
<math xmlns="http://www.w3.org/1998/Math/MathML">
  <semantics>
    <mrow>
      <mi>y</mi>
      <mi>'</mi>
      <mrow>
        <mi>'</mi>
        <mo stretchy="false">=</mo>
        <mrow>
          <mo stretchy="false">−</mo>
          <mi mathvariant="italic">w²y</mi>
        </mrow>
      </mrow>
    </mrow>
    <annotation encoding="StarMath 5.0">y''=-w²y</annotation>
  </semantics>
</math>
</file>

<file path=Object 203/content.xml><?xml version="1.0" encoding="utf-8"?>
<math xmlns="http://www.w3.org/1998/Math/MathML">
  <semantics>
    <mrow>
      <mtext>M</mtext>
      <mrow>
        <mo stretchy="false">(</mo>
        <mrow>
          <mi>t</mi>
        </mrow>
        <mo stretchy="false">)</mo>
      </mrow>
    </mrow>
    <annotation encoding="StarMath 5.0">"M"(t)</annotation>
  </semantics>
</math>
</file>

<file path=Object 204/content.xml><?xml version="1.0" encoding="utf-8"?>
<math xmlns="http://www.w3.org/1998/Math/MathML">
  <semantics>
    <mrow>
      <mrow>
        <mo stretchy="false">(</mo>
        <mrow>
          <mo stretchy="false">Γ</mo>
        </mrow>
        <mo stretchy="false">)</mo>
      </mrow>
    </mrow>
    <annotation encoding="StarMath 5.0">(%GAMMA )</annotation>
  </semantics>
</math>
</file>

<file path=Object 205/content.xml><?xml version="1.0" encoding="utf-8"?>
<math xmlns="http://www.w3.org/1998/Math/MathML">
  <semantics>
    <mrow>
      <mrow>
        <mo stretchy="false">(</mo>
        <mrow>
          <mtext>O</mtext>
          <mi>x</mi>
        </mrow>
        <mo stretchy="false">)</mo>
      </mrow>
    </mrow>
    <annotation encoding="StarMath 5.0">("O"x)</annotation>
  </semantics>
</math>
</file>

<file path=Object 206/content.xml><?xml version="1.0" encoding="utf-8"?>
<math xmlns="http://www.w3.org/1998/Math/MathML">
  <semantics>
    <mrow>
      <mtext>M</mtext>
      <mrow>
        <mo stretchy="false">(</mo>
        <mrow>
          <mrow>
            <mo stretchy="false">π</mo>
            <mo stretchy="false">−</mo>
            <mi>t</mi>
          </mrow>
        </mrow>
        <mo stretchy="false">)</mo>
      </mrow>
    </mrow>
    <annotation encoding="StarMath 5.0">"M"(%pi-t)</annotation>
  </semantics>
</math>
</file>

<file path=Object 207/content.xml><?xml version="1.0" encoding="utf-8"?>
<math xmlns="http://www.w3.org/1998/Math/MathML">
  <semantics>
    <mrow>
      <mtext>M</mtext>
      <mrow>
        <mo stretchy="false">(</mo>
        <mrow>
          <mi>t</mi>
        </mrow>
        <mo stretchy="false">)</mo>
      </mrow>
    </mrow>
    <annotation encoding="StarMath 5.0">"M"(t)</annotation>
  </semantics>
</math>
</file>

<file path=Object 208/content.xml><?xml version="1.0" encoding="utf-8"?>
<math xmlns="http://www.w3.org/1998/Math/MathML">
  <semantics>
    <mrow>
      <mrow>
        <mo stretchy="false">(</mo>
        <mrow>
          <mo stretchy="false">Γ</mo>
        </mrow>
        <mo stretchy="false">)</mo>
      </mrow>
    </mrow>
    <annotation encoding="StarMath 5.0">(%GAMMA )</annotation>
  </semantics>
</math>
</file>

<file path=Object 209/content.xml><?xml version="1.0" encoding="utf-8"?>
<math xmlns="http://www.w3.org/1998/Math/MathML">
  <semantics>
    <mrow>
      <mrow>
        <mo stretchy="false">(</mo>
        <mrow>
          <mtext>O</mtext>
          <mi>y</mi>
        </mrow>
        <mo stretchy="false">)</mo>
      </mrow>
    </mrow>
    <annotation encoding="StarMath 5.0">("O"y)</annotation>
  </semantics>
</math>
</file>

<file path=Object 21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frac>
              <mrow>
                <mi>sin</mi>
                <mrow>
                  <mi>h</mi>
                </mrow>
              </mrow>
              <mrow>
                <mi>h</mi>
              </mrow>
            </mfrac>
          </mrow>
        </mrow>
        <mo stretchy="false">=</mo>
        <mrow>
          <mn>1</mn>
        </mrow>
      </mrow>
    </mrow>
    <annotation encoding="StarMath 5.0"> lim from{ h rightarrow {0}  } { { sin {h}}over{h}} ={1}</annotation>
  </semantics>
</math>
</file>

<file path=Object 210/content.xml><?xml version="1.0" encoding="utf-8"?>
<math xmlns="http://www.w3.org/1998/Math/MathML">
  <semantics>
    <mrow>
      <mrow>
        <mo stretchy="false">[</mo>
        <mo stretchy="false">−</mo>
        <mrow>
          <mo stretchy="false">π</mo>
        </mrow>
      </mrow>
      <mstyle mathvariant="normal">
        <mrow>
          <mi mathvariant="normal">;</mi>
        </mrow>
      </mstyle>
      <mrow>
        <mo stretchy="false">π</mo>
      </mrow>
      <mo stretchy="false">]</mo>
    </mrow>
    <annotation encoding="StarMath 5.0">\[-{%pi} nitalic; {%pi}\]</annotation>
  </semantics>
</math>
</file>

<file path=Object 21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x</mi>
                        <mrow>
                          <mo stretchy="false">(</mo>
                          <mrow>
                            <mrow>
                              <mo stretchy="false">π</mo>
                              <mo stretchy="false">−</mo>
                              <mi>t</mi>
                            </mrow>
                          </mrow>
                          <mo stretchy="false">)</mo>
                        </mrow>
                      </mrow>
                      <mo stretchy="false">=</mo>
                      <mrow>
                        <mrow>
                          <mo stretchy="false">−</mo>
                          <mrow>
                            <mn>5</mn>
                          </mrow>
                        </mrow>
                        <mi>cos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y</mi>
                        <mrow>
                          <mo stretchy="false">(</mo>
                          <mrow>
                            <mrow>
                              <mo stretchy="false">π</mo>
                              <mo stretchy="false">−</mo>
                              <mi>t</mi>
                            </mrow>
                          </mrow>
                          <mo stretchy="false">)</mo>
                        </mrow>
                      </mrow>
                      <mo stretchy="false">=</mo>
                      <mrow>
                        <mrow>
                          <mn>3</mn>
                        </mrow>
                        <mi>sin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(%pi-t)} = {-{5} cos (t)} } `#` { {y(%pi-t)} = {{3} sin (t)} }} right none</annotation>
  </semantics>
</math>
</file>

<file path=Object 212/content.xml><?xml version="1.0" encoding="utf-8"?>
<math xmlns="http://www.w3.org/1998/Math/MathML">
  <semantics>
    <mrow>
      <mi>x</mi>
      <mi>'</mi>
      <mrow>
        <mo stretchy="false">(</mo>
        <mrow>
          <mi>t</mi>
        </mrow>
        <mo stretchy="false">)</mo>
      </mrow>
    </mrow>
    <annotation encoding="StarMath 5.0">x'(t)</annotation>
  </semantics>
</math>
</file>

<file path=Object 213/content.xml><?xml version="1.0" encoding="utf-8"?>
<math xmlns="http://www.w3.org/1998/Math/MathML">
  <semantics>
    <mrow>
      <mrow>
        <mi>x</mi>
        <mo stretchy="false">+</mo>
        <mtext>T</mtext>
      </mrow>
    </mrow>
    <annotation encoding="StarMath 5.0">x+"T"</annotation>
  </semantics>
</math>
</file>

<file path=Object 214/content.xml><?xml version="1.0" encoding="utf-8"?>
<math xmlns="http://www.w3.org/1998/Math/MathML">
  <semantics>
    <mrow>
      <mi>t</mi>
    </mrow>
    <annotation encoding="StarMath 5.0">t</annotation>
  </semantics>
</math>
</file>

<file path=Object 215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216/content.xml><?xml version="1.0" encoding="utf-8"?>
<math xmlns="http://www.w3.org/1998/Math/MathML">
  <semantics>
    <mrow>
      <mrow>
        <mo stretchy="false">[</mo>
        <mo stretchy="false">−</mo>
        <mrow>
          <mo stretchy="false">π</mo>
        </mrow>
      </mrow>
      <mstyle mathvariant="normal">
        <mrow>
          <mi mathvariant="normal">;</mi>
        </mrow>
      </mstyle>
      <mrow>
        <mo stretchy="false">π</mo>
      </mrow>
      <mo stretchy="false">]</mo>
    </mrow>
    <annotation encoding="StarMath 5.0">\[-{%pi} nitalic; {%pi}\]</annotation>
  </semantics>
</math>
</file>

<file path=Object 21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x</mi>
                        <mi>'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=</mo>
                      <mrow>
                        <mrow>
                          <mo stretchy="false">−</mo>
                          <mrow>
                            <mn>5</mn>
                          </mrow>
                        </mrow>
                        <mi>sin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y</mi>
                        <mi>'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=</mo>
                      <mrow>
                        <mrow>
                          <mn>3</mn>
                        </mrow>
                        <mi>cos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'(t)} = {-{5} sin (t)} } `#` { {y'(t)} = {{3} cos (t)} }} right none</annotation>
  </semantics>
</math>
</file>

<file path=Object 218/content.xml><?xml version="1.0" encoding="utf-8"?>
<math xmlns="http://www.w3.org/1998/Math/MathML">
  <semantics>
    <mrow>
      <mfrac>
        <mrow>
          <mo stretchy="false">π</mo>
        </mrow>
        <mrow>
          <mn>2</mn>
        </mrow>
      </mfrac>
    </mrow>
    <annotation encoding="StarMath 5.0">{%pi}over{2}</annotation>
  </semantics>
</math>
</file>

<file path=Object 219/content.xml><?xml version="1.0" encoding="utf-8"?>
<math xmlns="http://www.w3.org/1998/Math/MathML">
  <semantics>
    <mrow>
      <msub>
        <mi>y</mi>
        <mrow>
          <mn>0</mn>
        </mrow>
      </msub>
    </mrow>
    <annotation encoding="StarMath 5.0">y_{0}</annotation>
  </semantics>
</math>
</file>

<file path=Object 22/content.xml><?xml version="1.0" encoding="utf-8"?>
<math xmlns="http://www.w3.org/1998/Math/MathML">
  <semantics>
    <mrow>
      <mi>x</mi>
    </mrow>
    <annotation encoding="StarMath 5.0">x</annotation>
  </semantics>
</math>
</file>

<file path=Object 220/content.xml><?xml version="1.0" encoding="utf-8"?>
<math xmlns="http://www.w3.org/1998/Math/MathML">
  <semantics>
    <mrow>
      <mi>y</mi>
      <mi>'</mi>
      <mrow>
        <mo stretchy="false">(</mo>
        <mrow>
          <mi>t</mi>
        </mrow>
        <mo stretchy="false">)</mo>
      </mrow>
    </mrow>
    <annotation encoding="StarMath 5.0">y'(t)</annotation>
  </semantics>
</math>
</file>

<file path=Object 221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22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223/content.xml><?xml version="1.0" encoding="utf-8"?>
<math xmlns="http://www.w3.org/1998/Math/MathML">
  <semantics>
    <mrow>
      <mrow>
        <mo stretchy="false">(</mo>
        <mrow>
          <mo stretchy="false">Γ</mo>
        </mrow>
        <mo stretchy="false">)</mo>
      </mrow>
    </mrow>
    <annotation encoding="StarMath 5.0">(%GAMMA )</annotation>
  </semantics>
</math>
</file>

<file path=Object 224/content.xml><?xml version="1.0" encoding="utf-8"?>
<math xmlns="http://www.w3.org/1998/Math/MathML">
  <semantics>
    <mrow>
      <mi>y</mi>
      <msub>
        <mi>'</mi>
        <mrow>
          <mn>0</mn>
        </mrow>
      </msub>
    </mrow>
    <annotation encoding="StarMath 5.0">y'_{0}</annotation>
  </semantics>
</math>
</file>

<file path=Object 225/content.xml><?xml version="1.0" encoding="utf-8"?>
<math xmlns="http://www.w3.org/1998/Math/MathML">
  <semantics>
    <mrow>
      <mfrac>
        <mrow>
          <mo stretchy="false">π</mo>
        </mrow>
        <mrow>
          <mn>6</mn>
        </mrow>
      </mfrac>
    </mrow>
    <annotation encoding="StarMath 5.0">{%pi}over{6}</annotation>
  </semantics>
</math>
</file>

<file path=Object 226/content.xml><?xml version="1.0" encoding="utf-8"?>
<math xmlns="http://www.w3.org/1998/Math/MathML">
  <semantics>
    <mrow>
      <mfrac>
        <mrow>
          <mo stretchy="false">π</mo>
        </mrow>
        <mrow>
          <mn>4</mn>
        </mrow>
      </mfrac>
    </mrow>
    <annotation encoding="StarMath 5.0">{%pi}over{4}</annotation>
  </semantics>
</math>
</file>

<file path=Object 227/content.xml><?xml version="1.0" encoding="utf-8"?>
<math xmlns="http://www.w3.org/1998/Math/MathML">
  <semantics>
    <mrow>
      <mfrac>
        <mrow>
          <mo stretchy="false">π</mo>
        </mrow>
        <mrow>
          <mn>3</mn>
        </mrow>
      </mfrac>
    </mrow>
    <annotation encoding="StarMath 5.0">{%pi}over{3}</annotation>
  </semantics>
</math>
</file>

<file path=Object 228/content.xml><?xml version="1.0" encoding="utf-8"?>
<math xmlns="http://www.w3.org/1998/Math/MathML">
  <semantics>
    <mrow>
      <mfrac>
        <mrow>
          <mo stretchy="false">π</mo>
        </mrow>
        <mrow>
          <mn>2</mn>
        </mrow>
      </mfrac>
    </mrow>
    <annotation encoding="StarMath 5.0">{%pi}over{2}</annotation>
  </semantics>
</math>
</file>

<file path=Object 229/content.xml><?xml version="1.0" encoding="utf-8"?>
<math xmlns="http://www.w3.org/1998/Math/MathML">
  <semantics>
    <mrow>
      <mi>y</mi>
      <mi>'</mi>
      <mrow>
        <mi>'</mi>
        <mo stretchy="false">+</mo>
        <msup>
          <mi>w</mi>
          <mrow>
            <mn>2</mn>
          </mrow>
        </msup>
      </mrow>
      <mrow>
        <mi>y</mi>
        <mo stretchy="false">=</mo>
        <mrow>
          <mn>0</mn>
        </mrow>
      </mrow>
    </mrow>
    <annotation encoding="StarMath 5.0">y''+w^{2}y={0}</annotation>
  </semantics>
</math>
</file>

<file path=Object 23/content.xml><?xml version="1.0" encoding="utf-8"?>
<math xmlns="http://www.w3.org/1998/Math/MathML">
  <semantics>
    <mrow>
      <mi>d</mi>
    </mrow>
    <annotation encoding="StarMath 5.0">d</annotation>
  </semantics>
</math>
</file>

<file path=Object 230/content.xml><?xml version="1.0" encoding="utf-8"?>
<math xmlns="http://www.w3.org/1998/Math/MathML">
  <semantics>
    <mrow>
      <mrow>
        <mo stretchy="false">(</mo>
        <mrow>
          <mo stretchy="false">Γ</mo>
        </mrow>
        <mo stretchy="false">)</mo>
      </mrow>
    </mrow>
    <annotation encoding="StarMath 5.0">(%GAMMA )</annotation>
  </semantics>
</math>
</file>

<file path=Object 231/content.xml><?xml version="1.0" encoding="utf-8"?>
<math xmlns="http://www.w3.org/1998/Math/MathML">
  <semantics>
    <mrow>
      <mi>x</mi>
      <mi>'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0</mn>
        </mrow>
      </mrow>
    </mrow>
    <annotation encoding="StarMath 5.0">x'({0})={0}</annotation>
  </semantics>
</math>
</file>

<file path=Object 232/content.xml><?xml version="1.0" encoding="utf-8"?>
<math xmlns="http://www.w3.org/1998/Math/MathML">
  <semantics>
    <mrow>
      <mtext>M</mtext>
      <mrow>
        <mo stretchy="false">(</mo>
        <mrow>
          <mrow>
            <mn>0</mn>
          </mrow>
        </mrow>
        <mo stretchy="false">)</mo>
      </mrow>
    </mrow>
    <annotation encoding="StarMath 5.0">"M"({0})</annotation>
  </semantics>
</math>
</file>

<file path=Object 233/content.xml><?xml version="1.0" encoding="utf-8"?>
<math xmlns="http://www.w3.org/1998/Math/MathML">
  <semantics>
    <mrow>
      <mi>y</mi>
      <mi>'</mi>
      <mrow>
        <mi>'</mi>
        <mo stretchy="false">+</mo>
        <msup>
          <mi>w</mi>
          <mrow>
            <mn>2</mn>
          </mrow>
        </msup>
      </mrow>
      <mrow>
        <mi>y</mi>
        <mo stretchy="false">=</mo>
        <mrow>
          <mn>0</mn>
        </mrow>
      </mrow>
    </mrow>
    <annotation encoding="StarMath 5.0">y''+w^{2}y={0}</annotation>
  </semantics>
</math>
</file>

<file path=Object 234/content.xml><?xml version="1.0" encoding="utf-8"?>
<math xmlns="http://www.w3.org/1998/Math/MathML">
  <semantics>
    <mrow>
      <mtext>A</mtext>
      <mi>cos</mi>
      <mrow>
        <mrow>
          <mi mathvariant="italic">wx</mi>
        </mrow>
        <mo stretchy="false">+</mo>
        <mtext>B</mtext>
      </mrow>
      <mi>sin</mi>
      <mrow>
        <mi mathvariant="italic">wx</mi>
      </mrow>
    </mrow>
    <annotation encoding="StarMath 5.0">"A" cos {wx}+"B" sin {wx}</annotation>
  </semantics>
</math>
</file>

<file path=Object 235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=</mo>
        <mi>cos</mi>
      </mrow>
      <mrow>
        <mi mathvariant="italic">wx</mi>
      </mrow>
    </mrow>
    <annotation encoding="StarMath 5.0">y(x)= cos {wx}</annotation>
  </semantics>
</math>
</file>

<file path=Object 236/content.xml><?xml version="1.0" encoding="utf-8"?>
<math xmlns="http://www.w3.org/1998/Math/MathML">
  <semantics>
    <mrow>
      <mi>y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w</mi>
        </mrow>
      </mrow>
      <mi>sin</mi>
      <mrow>
        <mi mathvariant="italic">wx</mi>
      </mrow>
    </mrow>
    <annotation encoding="StarMath 5.0">y'(x)=-w sin {wx}</annotation>
  </semantics>
</math>
</file>

<file path=Object 237/content.xml><?xml version="1.0" encoding="utf-8"?>
<math xmlns="http://www.w3.org/1998/Math/MathML">
  <semantics>
    <mrow>
      <mi>y</mi>
      <mi>'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sup>
            <mi>w</mi>
            <mrow>
              <mn>2</mn>
            </mrow>
          </msup>
        </mrow>
      </mrow>
      <mi>cos</mi>
      <mrow>
        <mrow>
          <mi mathvariant="italic">wx</mi>
        </mrow>
        <mo stretchy="false">=</mo>
        <mrow>
          <mo stretchy="false">−</mo>
          <msup>
            <mi>w</mi>
            <mrow>
              <mn>2</mn>
            </mrow>
          </msup>
        </mrow>
      </mrow>
      <mi>y</mi>
      <mrow>
        <mo stretchy="false">(</mo>
        <mrow>
          <mi>x</mi>
        </mrow>
        <mo stretchy="false">)</mo>
      </mrow>
    </mrow>
    <annotation encoding="StarMath 5.0">y''(x)=-w^{2} cos {wx}=-w^{2}y(x)</annotation>
  </semantics>
</math>
</file>

<file path=Object 238/content.xml><?xml version="1.0" encoding="utf-8"?>
<math xmlns="http://www.w3.org/1998/Math/MathML">
  <semantics>
    <mrow>
      <mi>cos</mi>
      <mrow>
        <mi mathvariant="italic">wx</mi>
      </mrow>
    </mrow>
    <annotation encoding="StarMath 5.0"> cos {wx}</annotation>
  </semantics>
</math>
</file>

<file path=Object 239/content.xml><?xml version="1.0" encoding="utf-8"?>
<math xmlns="http://www.w3.org/1998/Math/MathML">
  <semantics>
    <mrow>
      <mi>y</mi>
      <mi>'</mi>
      <mrow>
        <mi>'</mi>
        <mo stretchy="false">+</mo>
        <msup>
          <mi>w</mi>
          <mrow>
            <mn>2</mn>
          </mrow>
        </msup>
      </mrow>
      <mrow>
        <mi>y</mi>
        <mo stretchy="false">=</mo>
        <mrow>
          <mn>0</mn>
        </mrow>
      </mrow>
    </mrow>
    <annotation encoding="StarMath 5.0">y''+w^{2}y={0}</annotation>
  </semantics>
</math>
</file>

<file path=Object 24/content.xml><?xml version="1.0" encoding="utf-8"?>
<math xmlns="http://www.w3.org/1998/Math/MathML">
  <semantics>
    <mrow>
      <mi>x</mi>
    </mrow>
    <annotation encoding="StarMath 5.0">x</annotation>
  </semantics>
</math>
</file>

<file path=Object 240/content.xml><?xml version="1.0" encoding="utf-8"?>
<math xmlns="http://www.w3.org/1998/Math/MathML">
  <semantics>
    <mrow>
      <mi>sin</mi>
      <mrow>
        <mi mathvariant="italic">wx</mi>
      </mrow>
    </mrow>
    <annotation encoding="StarMath 5.0"> sin {wx}</annotation>
  </semantics>
</math>
</file>

<file path=Object 241/content.xml><?xml version="1.0" encoding="utf-8"?>
<math xmlns="http://www.w3.org/1998/Math/MathML">
  <semantics>
    <mrow>
      <mi>y</mi>
      <mi>'</mi>
      <mrow>
        <mi>'</mi>
        <mo stretchy="false">+</mo>
        <msup>
          <mi>w</mi>
          <mrow>
            <mn>2</mn>
          </mrow>
        </msup>
      </mrow>
      <mrow>
        <mi>y</mi>
        <mo stretchy="false">=</mo>
        <mrow>
          <mn>0</mn>
        </mrow>
      </mrow>
    </mrow>
    <annotation encoding="StarMath 5.0">y''+w^{2}y={0}</annotation>
  </semantics>
</math>
</file>

<file path=Object 242/content.xml><?xml version="1.0" encoding="utf-8"?>
<math xmlns="http://www.w3.org/1998/Math/MathML">
  <semantics>
    <mrow>
      <mi>y</mi>
      <mi>'</mi>
      <mrow>
        <mi>'</mi>
        <mo stretchy="false">+</mo>
        <msup>
          <mi>w</mi>
          <mrow>
            <mn>2</mn>
          </mrow>
        </msup>
      </mrow>
      <mrow>
        <mi>y</mi>
        <mo stretchy="false">=</mo>
        <mrow>
          <mn>0</mn>
        </mrow>
      </mrow>
    </mrow>
    <annotation encoding="StarMath 5.0">y''+w^{2}y={0}</annotation>
  </semantics>
</math>
</file>

<file path=Object 243/content.xml><?xml version="1.0" encoding="utf-8"?>
<math xmlns="http://www.w3.org/1998/Math/MathML">
  <semantics>
    <mrow>
      <mtext>A</mtext>
      <mi>cos</mi>
      <mrow>
        <mrow>
          <mi mathvariant="italic">wx</mi>
        </mrow>
        <mo stretchy="false">+</mo>
        <mtext>B</mtext>
      </mrow>
      <mi>sin</mi>
      <mrow>
        <mi mathvariant="italic">wx</mi>
      </mrow>
    </mrow>
    <annotation encoding="StarMath 5.0">"A" cos {wx}+"B" sin {wx}</annotation>
  </semantics>
</math>
</file>

<file path=Object 244/content.xml><?xml version="1.0" encoding="utf-8"?>
<math xmlns="http://www.w3.org/1998/Math/MathML">
  <semantics>
    <mrow>
      <mi>y</mi>
      <mi>'</mi>
      <mrow>
        <mi>'</mi>
        <mo stretchy="false">+</mo>
        <msup>
          <mi>w</mi>
          <mrow>
            <mn>2</mn>
          </mrow>
        </msup>
      </mrow>
      <mrow>
        <mi>y</mi>
        <mo stretchy="false">=</mo>
        <mrow>
          <mn>0</mn>
        </mrow>
      </mrow>
    </mrow>
    <annotation encoding="StarMath 5.0">y''+w^{2}y={0}</annotation>
  </semantics>
</math>
</file>

<file path=Object 245/content.xml><?xml version="1.0" encoding="utf-8"?>
<math xmlns="http://www.w3.org/1998/Math/MathML">
  <semantics>
    <mrow>
      <mi>y</mi>
    </mrow>
    <annotation encoding="StarMath 5.0">y</annotation>
  </semantics>
</math>
</file>

<file path=Object 246/content.xml><?xml version="1.0" encoding="utf-8"?>
<math xmlns="http://www.w3.org/1998/Math/MathML">
  <semantics>
    <mrow>
      <mi>y</mi>
      <mrow>
        <mrow>
          <mo stretchy="false">(</mo>
          <mrow>
            <mrow>
              <mn>0</mn>
            </mrow>
          </mrow>
          <mo stretchy="false">)</mo>
        </mrow>
        <mo stretchy="false">=</mo>
        <mi>y</mi>
      </mrow>
      <mi>'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0</mn>
        </mrow>
      </mrow>
    </mrow>
    <annotation encoding="StarMath 5.0">y({0})=y'({0})={0}</annotation>
  </semantics>
</math>
</file>

<file path=Object 247/content.xml><?xml version="1.0" encoding="utf-8"?>
<math xmlns="http://www.w3.org/1998/Math/MathML">
  <semantics>
    <mrow>
      <mi>y</mi>
      <mi>'</mi>
      <mrow>
        <mi>'</mi>
        <mo stretchy="false">+</mo>
        <msup>
          <mi>w</mi>
          <mrow>
            <mn>2</mn>
          </mrow>
        </msup>
      </mrow>
      <mrow>
        <mi>y</mi>
        <mo stretchy="false">=</mo>
        <mrow>
          <mn>0</mn>
        </mrow>
      </mrow>
    </mrow>
    <annotation encoding="StarMath 5.0">y''+w^{2}y={0}</annotation>
  </semantics>
</math>
</file>

<file path=Object 248/content.xml><?xml version="1.0" encoding="utf-8"?>
<math xmlns="http://www.w3.org/1998/Math/MathML">
  <semantics>
    <mrow>
      <mrow>
        <mi>z</mi>
        <mo stretchy="false">=</mo>
        <msup>
          <mi>w</mi>
          <mrow>
            <mn>2</mn>
          </mrow>
        </msup>
      </mrow>
      <mrow>
        <msup>
          <mi>y</mi>
          <mrow>
            <mn>2</mn>
          </mrow>
        </msup>
        <mo stretchy="false">+</mo>
        <mi>y</mi>
      </mrow>
      <msup>
        <mi>'</mi>
        <mrow>
          <mn>2</mn>
        </mrow>
      </msup>
    </mrow>
    <annotation encoding="StarMath 5.0">z=w^{2}y^{2}+y'^{2}</annotation>
  </semantics>
</math>
</file>

<file path=Object 249/content.xml><?xml version="1.0" encoding="utf-8"?>
<math xmlns="http://www.w3.org/1998/Math/MathML">
  <semantics>
    <mrow>
      <mi>z</mi>
      <mrow>
        <mi>'</mi>
        <mo stretchy="false">=</mo>
        <mrow>
          <mn>2</mn>
        </mrow>
      </mrow>
      <msup>
        <mi>w</mi>
        <mrow>
          <mn>2</mn>
        </mrow>
      </msup>
      <mi>y</mi>
      <mi>'</mi>
      <mrow>
        <mi>y</mi>
        <mo stretchy="false">+</mo>
        <mrow>
          <mn>2</mn>
        </mrow>
      </mrow>
      <mi>y</mi>
      <mi>'</mi>
      <mi>y</mi>
      <mi>'</mi>
      <mi>'</mi>
    </mrow>
    <annotation encoding="StarMath 5.0">z'={2}w^{2}y'y+{2}y'y''</annotation>
  </semantics>
</math>
</file>

<file path=Object 25/content.xml><?xml version="1.0" encoding="utf-8"?>
<math xmlns="http://www.w3.org/1998/Math/MathML">
  <semantics>
    <mrow>
      <mi>d</mi>
    </mrow>
    <annotation encoding="StarMath 5.0">d</annotation>
  </semantics>
</math>
</file>

<file path=Object 250/content.xml><?xml version="1.0" encoding="utf-8"?>
<math xmlns="http://www.w3.org/1998/Math/MathML">
  <semantics>
    <mrow>
      <mi>z</mi>
      <mrow>
        <mi>'</mi>
        <mo stretchy="false">=</mo>
        <mrow>
          <mn>2</mn>
        </mrow>
      </mrow>
      <mi>y</mi>
      <mi>'</mi>
      <mrow>
        <mrow>
          <mo stretchy="false">(</mo>
          <mrow>
            <mi>y</mi>
            <mi>'</mi>
            <mrow>
              <mi>'</mi>
              <mo stretchy="false">+</mo>
              <msup>
                <mi>w</mi>
                <mrow>
                  <mn>2</mn>
                </mrow>
              </msup>
            </mrow>
            <mi>y</mi>
          </mrow>
          <mo stretchy="false">)</mo>
        </mrow>
        <mo stretchy="false">=</mo>
        <mrow>
          <mn>0</mn>
        </mrow>
      </mrow>
    </mrow>
    <annotation encoding="StarMath 5.0">z'={2}y'(y''+w^{2}y)={0}</annotation>
  </semantics>
</math>
</file>

<file path=Object 251/content.xml><?xml version="1.0" encoding="utf-8"?>
<math xmlns="http://www.w3.org/1998/Math/MathML">
  <semantics>
    <mrow>
      <mi>z</mi>
    </mrow>
    <annotation encoding="StarMath 5.0">z</annotation>
  </semantics>
</math>
</file>

<file path=Object 252/content.xml><?xml version="1.0" encoding="utf-8"?>
<math xmlns="http://www.w3.org/1998/Math/MathML">
  <semantics>
    <mrow>
      <mi>y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0</mn>
        </mrow>
      </mrow>
    </mrow>
    <annotation encoding="StarMath 5.0">y({0})={0}</annotation>
  </semantics>
</math>
</file>

<file path=Object 253/content.xml><?xml version="1.0" encoding="utf-8"?>
<math xmlns="http://www.w3.org/1998/Math/MathML">
  <semantics>
    <mrow>
      <mi>y</mi>
      <mi>'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0</mn>
        </mrow>
      </mrow>
    </mrow>
    <annotation encoding="StarMath 5.0">y'({0})={0}</annotation>
  </semantics>
</math>
</file>

<file path=Object 254/content.xml><?xml version="1.0" encoding="utf-8"?>
<math xmlns="http://www.w3.org/1998/Math/MathML">
  <semantics>
    <mrow>
      <mi>z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0</mn>
        </mrow>
      </mrow>
    </mrow>
    <annotation encoding="StarMath 5.0">z({0})={0}</annotation>
  </semantics>
</math>
</file>

<file path=Object 255/content.xml><?xml version="1.0" encoding="utf-8"?>
<math xmlns="http://www.w3.org/1998/Math/MathML">
  <semantics>
    <mrow>
      <mi>z</mi>
    </mrow>
    <annotation encoding="StarMath 5.0">z</annotation>
  </semantics>
</math>
</file>

<file path=Object 256/content.xml><?xml version="1.0" encoding="utf-8"?>
<math xmlns="http://www.w3.org/1998/Math/MathML">
  <semantics>
    <mrow>
      <msup>
        <mi>w</mi>
        <mrow>
          <mn>2</mn>
        </mrow>
      </msup>
      <mrow>
        <msup>
          <mi>y</mi>
          <mrow>
            <mn>2</mn>
          </mrow>
        </msup>
        <mo stretchy="false">+</mo>
        <mi>y</mi>
      </mrow>
      <mrow>
        <msup>
          <mi>'</mi>
          <mrow>
            <mn>2</mn>
          </mrow>
        </msup>
        <mo stretchy="false">=</mo>
        <mrow>
          <mn>0</mn>
        </mrow>
      </mrow>
    </mrow>
    <annotation encoding="StarMath 5.0">w^{2}y^{2}+y'^{2}={0}</annotation>
  </semantics>
</math>
</file>

<file path=Object 257/content.xml><?xml version="1.0" encoding="utf-8"?>
<math xmlns="http://www.w3.org/1998/Math/MathML">
  <semantics>
    <mrow>
      <mi>w</mi>
      <mo stretchy="false">≠</mo>
      <mrow>
        <mn>0</mn>
      </mrow>
    </mrow>
    <annotation encoding="StarMath 5.0">w%notequal {0}</annotation>
  </semantics>
</math>
</file>

<file path=Object 258/content.xml><?xml version="1.0" encoding="utf-8"?>
<math xmlns="http://www.w3.org/1998/Math/MathML">
  <semantics>
    <mrow>
      <mrow>
        <mi>y</mi>
        <mo stretchy="false">=</mo>
        <mi>y</mi>
      </mrow>
      <mrow>
        <mi>'</mi>
        <mo stretchy="false">=</mo>
        <mrow>
          <mn>0</mn>
        </mrow>
      </mrow>
    </mrow>
    <annotation encoding="StarMath 5.0">y=y'={0}</annotation>
  </semantics>
</math>
</file>

<file path=Object 259/content.xml><?xml version="1.0" encoding="utf-8"?>
<math xmlns="http://www.w3.org/1998/Math/MathML">
  <semantics>
    <mrow>
      <mi>y</mi>
    </mrow>
    <annotation encoding="StarMath 5.0">y</annotation>
  </semantics>
</math>
</file>

<file path=Object 26/content.xml><?xml version="1.0" encoding="utf-8"?>
<math xmlns="http://www.w3.org/1998/Math/MathML">
  <semantics>
    <mrow>
      <mrow>
        <mover accent="true">
          <mrow>
            <mstyle mathvariant="normal">
              <mrow>
                <mrow>
                  <mi>AN</mi>
                </mrow>
              </mrow>
            </mstyle>
          </mrow>
          <mo stretchy="false">⃗</mo>
        </mover>
        <mo stretchy="false">=</mo>
        <mi>x</mi>
      </mrow>
      <mover accent="true">
        <mrow>
          <mi>j</mi>
        </mrow>
        <mo stretchy="false">⃗</mo>
      </mover>
    </mrow>
    <annotation encoding="StarMath 5.0"> widevec { nitalic{AN}}=x vec {j}</annotation>
  </semantics>
</math>
</file>

<file path=Object 260/content.xml><?xml version="1.0" encoding="utf-8"?>
<math xmlns="http://www.w3.org/1998/Math/MathML">
  <semantics>
    <mrow>
      <mi>y</mi>
      <mi>'</mi>
      <mrow>
        <mi>'</mi>
        <mo stretchy="false">+</mo>
        <msup>
          <mi>w</mi>
          <mrow>
            <mn>2</mn>
          </mrow>
        </msup>
      </mrow>
      <mrow>
        <mi>y</mi>
        <mo stretchy="false">=</mo>
        <mrow>
          <mn>0</mn>
        </mrow>
      </mrow>
    </mrow>
    <annotation encoding="StarMath 5.0">y''+w^{2}y={0}</annotation>
  </semantics>
</math>
</file>

<file path=Object 261/content.xml><?xml version="1.0" encoding="utf-8"?>
<math xmlns="http://www.w3.org/1998/Math/MathML">
  <semantics>
    <mrow>
      <mi>y</mi>
    </mrow>
    <annotation encoding="StarMath 5.0">y</annotation>
  </semantics>
</math>
</file>

<file path=Object 262/content.xml><?xml version="1.0" encoding="utf-8"?>
<math xmlns="http://www.w3.org/1998/Math/MathML">
  <semantics>
    <mrow>
      <mi>y</mi>
      <mi>'</mi>
      <mrow>
        <mi>'</mi>
        <mo stretchy="false">+</mo>
        <msup>
          <mi>w</mi>
          <mrow>
            <mn>2</mn>
          </mrow>
        </msup>
      </mrow>
      <mrow>
        <mi>y</mi>
        <mo stretchy="false">=</mo>
        <mrow>
          <mn>0</mn>
        </mrow>
      </mrow>
    </mrow>
    <annotation encoding="StarMath 5.0">y''+w^{2}y={0}</annotation>
  </semantics>
</math>
</file>

<file path=Object 263/content.xml><?xml version="1.0" encoding="utf-8"?>
<math xmlns="http://www.w3.org/1998/Math/MathML">
  <semantics>
    <mrow>
      <mi>z</mi>
    </mrow>
    <annotation encoding="StarMath 5.0">z</annotation>
  </semantics>
</math>
</file>

<file path=Object 264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−</mo>
        <mi>y</mi>
      </mrow>
      <mrow>
        <mo stretchy="false">(</mo>
        <mrow>
          <mrow>
            <mn>0</mn>
          </mrow>
        </mrow>
        <mo stretchy="false">)</mo>
      </mrow>
      <mi>cos</mi>
      <mrow>
        <mrow>
          <mi mathvariant="italic">wx</mi>
        </mrow>
        <mo stretchy="false">−</mo>
        <mfrac>
          <mrow>
            <mi>y</mi>
            <mi>'</mi>
            <mrow>
              <mo stretchy="false">(</mo>
              <mrow>
                <mrow>
                  <mn>0</mn>
                </mrow>
              </mrow>
              <mo stretchy="false">)</mo>
            </mrow>
          </mrow>
          <mrow>
            <mi>w</mi>
          </mrow>
        </mfrac>
      </mrow>
      <mi>sin</mi>
      <mrow>
        <mi mathvariant="italic">wx</mi>
      </mrow>
    </mrow>
    <annotation encoding="StarMath 5.0">y(x)-y({0}) cos {wx}-{y'({0})}over{w} sin {wx}</annotation>
  </semantics>
</math>
</file>

<file path=Object 265/content.xml><?xml version="1.0" encoding="utf-8"?>
<math xmlns="http://www.w3.org/1998/Math/MathML">
  <semantics>
    <mrow>
      <mi>y</mi>
      <mi>'</mi>
      <mrow>
        <mi>'</mi>
        <mo stretchy="false">+</mo>
        <msup>
          <mi>w</mi>
          <mrow>
            <mn>2</mn>
          </mrow>
        </msup>
      </mrow>
      <mrow>
        <mi>y</mi>
        <mo stretchy="false">=</mo>
        <mrow>
          <mn>0</mn>
        </mrow>
      </mrow>
    </mrow>
    <annotation encoding="StarMath 5.0">y''+w^{2}y={0}</annotation>
  </semantics>
</math>
</file>

<file path=Object 266/content.xml><?xml version="1.0" encoding="utf-8"?>
<math xmlns="http://www.w3.org/1998/Math/MathML">
  <semantics>
    <mrow>
      <mi>z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0</mn>
        </mrow>
      </mrow>
    </mrow>
    <annotation encoding="StarMath 5.0">z({0})={0}</annotation>
  </semantics>
</math>
</file>

<file path=Object 267/content.xml><?xml version="1.0" encoding="utf-8"?>
<math xmlns="http://www.w3.org/1998/Math/MathML">
  <semantics>
    <mrow>
      <mi>z</mi>
      <mi>'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0</mn>
        </mrow>
      </mrow>
    </mrow>
    <annotation encoding="StarMath 5.0">z'({0})={0}</annotation>
  </semantics>
</math>
</file>

<file path=Object 268/content.xml><?xml version="1.0" encoding="utf-8"?>
<math xmlns="http://www.w3.org/1998/Math/MathML">
  <semantics>
    <mrow>
      <mi>z</mi>
    </mrow>
    <annotation encoding="StarMath 5.0">z</annotation>
  </semantics>
</math>
</file>

<file path=Object 269/content.xml><?xml version="1.0" encoding="utf-8"?>
<math xmlns="http://www.w3.org/1998/Math/MathML">
  <semantics>
    <mrow>
      <mtext>A</mtext>
    </mrow>
    <annotation encoding="StarMath 5.0">"A"</annotation>
  </semantics>
</math>
</file>

<file path=Object 27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⩽</mo>
        <mi>cos</mi>
      </mrow>
      <mrow>
        <mrow>
          <mi>x</mi>
        </mrow>
        <mo stretchy="false">⩽</mo>
        <mrow>
          <mn>1</mn>
        </mrow>
      </mrow>
    </mrow>
    <annotation encoding="StarMath 5.0">-{1} leslant  cos {x} leslant {1}</annotation>
  </semantics>
</math>
</file>

<file path=Object 270/content.xml><?xml version="1.0" encoding="utf-8"?>
<math xmlns="http://www.w3.org/1998/Math/MathML">
  <semantics>
    <mrow>
      <mtext>B</mtext>
    </mrow>
    <annotation encoding="StarMath 5.0">"B"</annotation>
  </semantics>
</math>
</file>

<file path=Object 271/content.xml><?xml version="1.0" encoding="utf-8"?>
<math xmlns="http://www.w3.org/1998/Math/MathML">
  <semantics>
    <mrow>
      <mrow>
        <mtext>A</mtext>
        <mo stretchy="false">=</mo>
        <mi>y</mi>
      </mrow>
      <mrow>
        <mo stretchy="false">(</mo>
        <mrow>
          <mrow>
            <mn>0</mn>
          </mrow>
        </mrow>
        <mo stretchy="false">)</mo>
      </mrow>
    </mrow>
    <annotation encoding="StarMath 5.0">"A"=y({0})</annotation>
  </semantics>
</math>
</file>

<file path=Object 272/content.xml><?xml version="1.0" encoding="utf-8"?>
<math xmlns="http://www.w3.org/1998/Math/MathML">
  <semantics>
    <mrow>
      <mrow>
        <mtext>B</mtext>
        <mo stretchy="false">=</mo>
        <mfrac>
          <mrow>
            <mi>y</mi>
            <mi>'</mi>
            <mrow>
              <mo stretchy="false">(</mo>
              <mrow>
                <mrow>
                  <mn>0</mn>
                </mrow>
              </mrow>
              <mo stretchy="false">)</mo>
            </mrow>
          </mrow>
          <mrow>
            <mi>w</mi>
          </mrow>
        </mfrac>
      </mrow>
    </mrow>
    <annotation encoding="StarMath 5.0">alignc "B"={y'({0})}over{w}</annotation>
  </semantics>
</math>
</file>

<file path=Object 273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=</mo>
        <mtext>A</mtext>
      </mrow>
      <mi>cos</mi>
      <mrow>
        <mrow>
          <mi mathvariant="italic">wx</mi>
        </mrow>
        <mo stretchy="false">+</mo>
        <mtext>B</mtext>
      </mrow>
      <mi>sin</mi>
      <mrow>
        <mi mathvariant="italic">wx</mi>
      </mrow>
    </mrow>
    <annotation encoding="StarMath 5.0">y(x)="A" cos {wx}+"B" sin {wx}</annotation>
  </semantics>
</math>
</file>

<file path=Object 28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⩽</mo>
        <mi>sin</mi>
      </mrow>
      <mrow>
        <mrow>
          <mi>x</mi>
        </mrow>
        <mo stretchy="false">⩽</mo>
        <mrow>
          <mn>1</mn>
        </mrow>
      </mrow>
    </mrow>
    <annotation encoding="StarMath 5.0">-{1} leslant  sin {x} leslant {1}</annotation>
  </semantics>
</math>
</file>

<file path=Object 282/content.xml><?xml version="1.0" encoding="utf-8"?>
<math xmlns="http://www.w3.org/1998/Math/MathML">
  <semantics>
    <mrow>
      <mtext>M</mtext>
      <mfenced open="(" close=")">
        <mrow>
          <mfrac>
            <mrow>
              <mo stretchy="false">π</mo>
            </mrow>
            <mn>2</mn>
          </mfrac>
        </mrow>
      </mfenced>
    </mrow>
    <annotation encoding="StarMath 5.0">"M" left({%pi} over 2 right)</annotation>
  </semantics>
</math>
</file>

<file path=Object 283/content.xml><?xml version="1.0" encoding="utf-8"?>
<math xmlns="http://www.w3.org/1998/Math/MathML">
  <semantics>
    <mrow>
      <mi>y</mi>
      <mi>'</mi>
      <mrow>
        <mfenced open="(" close=")">
          <mrow>
            <mfrac>
              <mrow>
                <mo stretchy="false">π</mo>
              </mrow>
              <mn>2</mn>
            </mfrac>
          </mrow>
        </mfenced>
        <mo stretchy="false">=</mo>
        <mrow>
          <mn>0</mn>
        </mrow>
      </mrow>
    </mrow>
    <annotation encoding="StarMath 5.0">y' left({%pi}over 2 right)={0}</annotation>
  </semantics>
</math>
</file>

<file path=Object 284/content.xml><?xml version="1.0" encoding="utf-8"?>
<math xmlns="http://www.w3.org/1998/Math/MathML">
  <semantics>
    <mrow>
      <mrow>
        <mo stretchy="false">(</mo>
        <mrow>
          <mo stretchy="false">Γ</mo>
        </mrow>
        <mo stretchy="false">)</mo>
      </mrow>
    </mrow>
    <annotation encoding="StarMath 5.0">(%GAMMA )</annotation>
  </semantics>
</math>
</file>

<file path=Object 285/content.xml><?xml version="1.0" encoding="utf-8"?>
<math xmlns="http://www.w3.org/1998/Math/MathML">
  <semantics>
    <mrow>
      <mfenced open="[" close="]">
        <mrow>
          <mrow>
            <mn>0</mn>
          </mrow>
          <mstyle mathvariant="normal">
            <mrow>
              <mi mathvariant="normal">;</mi>
            </mrow>
          </mstyle>
          <mfrac>
            <mrow>
              <mo stretchy="false">π</mo>
            </mrow>
            <mrow>
              <mn>2</mn>
            </mrow>
          </mfrac>
        </mrow>
      </mfenced>
    </mrow>
    <annotation encoding="StarMath 5.0"> left[{0} nitalic; {%pi}over{2} right]</annotation>
  </semantics>
</math>
</file>

<file path=Object 286/content.xml><?xml version="1.0" encoding="utf-8"?>
<math xmlns="http://www.w3.org/1998/Math/MathML">
  <semantics>
    <mrow>
      <mrow>
        <mo stretchy="false">(</mo>
        <mrow>
          <mtext>O</mtext>
          <mi>y</mi>
        </mrow>
        <mo stretchy="false">)</mo>
      </mrow>
    </mrow>
    <annotation encoding="StarMath 5.0">("O"y)</annotation>
  </semantics>
</math>
</file>

<file path=Object 287/content.xml><?xml version="1.0" encoding="utf-8"?>
<math xmlns="http://www.w3.org/1998/Math/MathML">
  <semantics>
    <mrow>
      <mrow>
        <mo stretchy="false">(</mo>
        <mrow>
          <mtext>O</mtext>
          <mi>x</mi>
        </mrow>
        <mo stretchy="false">)</mo>
      </mrow>
    </mrow>
    <annotation encoding="StarMath 5.0">("O"x)</annotation>
  </semantics>
</math>
</file>

<file path=Object 288/content.xml><?xml version="1.0" encoding="utf-8"?>
<math xmlns="http://www.w3.org/1998/Math/MathML">
  <semantics>
    <mrow>
      <mfenced open="[" close="]">
        <mrow>
          <mrow>
            <mn>0</mn>
          </mrow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{0} nitalic; {%pi} right]</annotation>
  </semantics>
</math>
</file>

<file path=Object 289/content.xml><?xml version="1.0" encoding="utf-8"?>
<math xmlns="http://www.w3.org/1998/Math/MathML">
  <semantics>
    <mrow>
      <mfenced open="[" close="]">
        <mrow>
          <mrow>
            <mn>0</mn>
          </mrow>
          <mstyle mathvariant="normal">
            <mrow>
              <mi mathvariant="normal">;</mi>
            </mrow>
          </mstyle>
          <mfrac>
            <mrow>
              <mo stretchy="false">π</mo>
            </mrow>
            <mrow>
              <mn>2</mn>
            </mrow>
          </mfrac>
        </mrow>
      </mfenced>
    </mrow>
    <annotation encoding="StarMath 5.0"> left[{0} nitalic; {%pi}over{2} right]</annotation>
  </semantics>
</math>
</file>

<file path=Object 29/content.xml><?xml version="1.0" encoding="utf-8"?>
<math xmlns="http://www.w3.org/1998/Math/MathML">
  <semantics>
    <mrow>
      <msup>
        <mi>cos</mi>
        <mn>2</mn>
      </msup>
      <mrow>
        <mrow>
          <mi>x</mi>
        </mrow>
        <mo stretchy="false">+</mo>
        <msup>
          <mi>sin</mi>
          <mn>2</mn>
        </msup>
      </mrow>
      <mrow>
        <mrow>
          <mi>x</mi>
        </mrow>
        <mo stretchy="false">=</mo>
        <mrow>
          <mn>1</mn>
        </mrow>
      </mrow>
    </mrow>
    <annotation encoding="StarMath 5.0"> cos ^2{x}+ sin ^2{x}={1}</annotation>
  </semantics>
</math>
</file>

<file path=Object 290/content.xml><?xml version="1.0" encoding="utf-8"?>
<math xmlns="http://www.w3.org/1998/Math/MathML">
  <semantics>
    <mrow>
      <mtext>M</mtext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o stretchy="false">(</mo>
          <mrow>
            <mrow>
              <mn>5</mn>
              <mstyle mathvariant="normal">
                <mrow>
                  <mi mathvariant="normal">;</mi>
                </mrow>
              </mstyle>
              <mn>0</mn>
            </mrow>
          </mrow>
          <mo stretchy="false">)</mo>
        </mrow>
      </mrow>
    </mrow>
    <annotation encoding="StarMath 5.0">"M"({0})=({5 nitalic ;0})</annotation>
  </semantics>
</math>
</file>

<file path=Object 291/content.xml><?xml version="1.0" encoding="utf-8"?>
<math xmlns="http://www.w3.org/1998/Math/MathML">
  <semantics>
    <mrow>
      <mtext>M</mtext>
      <mrow>
        <mfenced open="(" close=")">
          <mrow>
            <mfrac>
              <mrow>
                <mo stretchy="false">π</mo>
              </mrow>
              <mrow>
                <mn>6</mn>
              </mrow>
            </mfrac>
          </mrow>
        </mfenced>
        <mo stretchy="false">=</mo>
        <mfenced open="(" close=")">
          <mrow>
            <mfrac>
              <mrow>
                <mrow>
                  <mn>5</mn>
                </mrow>
                <msqrt>
                  <mrow>
                    <mn>3</mn>
                  </mrow>
                </msqrt>
              </mrow>
              <mrow>
                <mn>2</mn>
              </mrow>
            </mfrac>
            <mstyle mathvariant="normal">
              <mrow>
                <mi mathvariant="normal">;</mi>
              </mrow>
            </mstyle>
            <mfrac>
              <mrow>
                <mn>3</mn>
              </mrow>
              <mrow>
                <mn>2</mn>
              </mrow>
            </mfrac>
          </mrow>
        </mfenced>
      </mrow>
    </mrow>
    <annotation encoding="StarMath 5.0">alignc "M" left({%pi}over{6} right)= left({{5} sqrt {3}}over{2} nitalic; {3}over{2} right)</annotation>
  </semantics>
</math>
</file>

<file path=Object 292/content.xml><?xml version="1.0" encoding="utf-8"?>
<math xmlns="http://www.w3.org/1998/Math/MathML">
  <semantics>
    <mrow>
      <mi>w</mi>
      <mo stretchy="false">≠</mo>
      <mrow>
        <mn>0</mn>
      </mrow>
    </mrow>
    <annotation encoding="StarMath 5.0">w%notequal {0}</annotation>
  </semantics>
</math>
</file>

<file path=Object 293/content.xml><?xml version="1.0" encoding="utf-8"?>
<math xmlns="http://www.w3.org/1998/Math/MathML">
  <semantics>
    <mrow>
      <mtext>M</mtext>
      <mrow>
        <mfenced open="(" close=")">
          <mrow>
            <mfrac>
              <mrow>
                <mo stretchy="false">π</mo>
              </mrow>
              <mrow>
                <mn>4</mn>
              </mrow>
            </mfrac>
          </mrow>
        </mfenced>
        <mo stretchy="false">=</mo>
        <mfenced open="(" close=")">
          <mrow>
            <mfrac>
              <mrow>
                <mrow>
                  <mn>5</mn>
                </mrow>
                <msqrt>
                  <mrow>
                    <mn>2</mn>
                  </mrow>
                </msqrt>
              </mrow>
              <mrow>
                <mn>2</mn>
              </mrow>
            </mfrac>
            <mstyle mathvariant="normal">
              <mrow>
                <mi mathvariant="normal">;</mi>
              </mrow>
            </mstyle>
            <mfrac>
              <mrow>
                <mrow>
                  <mn>3</mn>
                </mrow>
                <msqrt>
                  <mrow>
                    <mn>2</mn>
                  </mrow>
                </msqrt>
              </mrow>
              <mrow>
                <mn>2</mn>
              </mrow>
            </mfrac>
          </mrow>
        </mfenced>
      </mrow>
    </mrow>
    <annotation encoding="StarMath 5.0">alignc "M" left({%pi}over{4} right)= left({{5} sqrt {2}}over{2} nitalic; {{3} sqrt {2}}over{2} right) </annotation>
  </semantics>
</math>
</file>

<file path=Object 294/content.xml><?xml version="1.0" encoding="utf-8"?>
<math xmlns="http://www.w3.org/1998/Math/MathML">
  <semantics>
    <mrow>
      <mtext>M</mtext>
      <mrow>
        <mfenced open="(" close=")">
          <mrow>
            <mfrac>
              <mrow>
                <mo stretchy="false">π</mo>
              </mrow>
              <mrow>
                <mn>3</mn>
              </mrow>
            </mfrac>
          </mrow>
        </mfenced>
        <mo stretchy="false">=</mo>
        <mfenced open="(" close=")">
          <mrow>
            <mfrac>
              <mrow>
                <mn>5</mn>
              </mrow>
              <mrow>
                <mn>2</mn>
              </mrow>
            </mfrac>
            <mstyle mathvariant="normal">
              <mrow>
                <mi mathvariant="normal">;</mi>
              </mrow>
            </mstyle>
            <mfrac>
              <mrow>
                <mrow>
                  <mn>3</mn>
                </mrow>
                <msqrt>
                  <mrow>
                    <mn>3</mn>
                  </mrow>
                </msqrt>
              </mrow>
              <mrow>
                <mn>2</mn>
              </mrow>
            </mfrac>
          </mrow>
        </mfenced>
      </mrow>
    </mrow>
    <annotation encoding="StarMath 5.0"> "M" left({%pi}over{3} right)= left({5}over{2} nitalic; {{3} sqrt {3}}over{2} right)</annotation>
  </semantics>
</math>
</file>

<file path=Object 295/content.xml><?xml version="1.0" encoding="utf-8"?>
<math xmlns="http://www.w3.org/1998/Math/MathML">
  <semantics>
    <mrow>
      <mtext>M</mtext>
      <mrow>
        <mfenced open="(" close=")">
          <mrow>
            <mfrac>
              <mrow>
                <mo stretchy="false">π</mo>
              </mrow>
              <mrow>
                <mn>2</mn>
              </mrow>
            </mfrac>
          </mrow>
        </mfenced>
        <mo stretchy="false">=</mo>
        <mrow>
          <mo stretchy="false">(</mo>
          <mrow>
            <mrow>
              <mn>0</mn>
            </mrow>
            <mstyle mathvariant="normal">
              <mrow>
                <mi mathvariant="normal">;</mi>
              </mrow>
            </mstyle>
            <mrow>
              <mn>3</mn>
            </mrow>
          </mrow>
          <mo stretchy="false">)</mo>
        </mrow>
      </mrow>
    </mrow>
    <annotation encoding="StarMath 5.0">alignc "M" left({%pi}over{2} right)=({0} nitalic; {3})</annotation>
  </semantics>
</math>
</file>

<file path=Object 296/content.xml><?xml version="1.0" encoding="utf-8"?>
<math xmlns="http://www.w3.org/1998/Math/MathML">
  <semantics>
    <mrow>
      <mrow>
        <mo stretchy="false">(</mo>
        <mrow>
          <mo stretchy="false">Γ</mo>
        </mrow>
        <mo stretchy="false">)</mo>
      </mrow>
    </mrow>
    <annotation encoding="StarMath 5.0">(%GAMMA )</annotation>
  </semantics>
</math>
</file>

<file path=Object 297/content.xml><?xml version="1.0" encoding="utf-8"?>
<math xmlns="http://www.w3.org/1998/Math/MathML">
  <semantics>
    <mrow>
      <mtext>A</mtext>
      <mi>cos</mi>
      <mrow>
        <mrow>
          <mi mathvariant="italic">wx</mi>
        </mrow>
        <mo stretchy="false">+</mo>
        <mtext>B</mtext>
      </mrow>
      <mi>sin</mi>
      <mrow>
        <mi mathvariant="italic">wx</mi>
      </mrow>
    </mrow>
    <annotation encoding="StarMath 5.0">"A" cos {wx}+"B" sin {wx}</annotation>
  </semantics>
</math>
</file>

<file path=Object 298/content.xml><?xml version="1.0" encoding="utf-8"?>
<math xmlns="http://www.w3.org/1998/Math/MathML">
  <semantics>
    <mrow>
      <mi>y</mi>
      <mrow>
        <mrow>
          <mo stretchy="false">(</mo>
          <mrow>
            <msub>
              <mi>x</mi>
              <mrow>
                <mn>0</mn>
              </mrow>
            </msub>
          </mrow>
          <mo stretchy="false">)</mo>
        </mrow>
        <mo stretchy="false">=</mo>
        <msub>
          <mi>y</mi>
          <mrow>
            <mn>0</mn>
          </mrow>
        </msub>
      </mrow>
    </mrow>
    <annotation encoding="StarMath 5.0">y(x_{0})=y_{0}</annotation>
  </semantics>
</math>
</file>

<file path=Object 299/content.xml><?xml version="1.0" encoding="utf-8"?>
<math xmlns="http://www.w3.org/1998/Math/MathML">
  <semantics>
    <mrow>
      <mi>y</mi>
      <mi>'</mi>
      <mrow>
        <mrow>
          <mo stretchy="false">(</mo>
          <mrow>
            <msub>
              <mi>x</mi>
              <mrow>
                <mn>0</mn>
              </mrow>
            </msub>
          </mrow>
          <mo stretchy="false">)</mo>
        </mrow>
        <mo stretchy="false">=</mo>
        <mi>y</mi>
      </mrow>
      <msub>
        <mi>'</mi>
        <mrow>
          <mn>0</mn>
        </mrow>
      </msub>
    </mrow>
    <annotation encoding="StarMath 5.0">y'(x_{0})=y'_{0}</annotation>
  </semantics>
</math>
</file>

<file path=Object 3/content.xml><?xml version="1.0" encoding="utf-8"?>
<math xmlns="http://www.w3.org/1998/Math/MathML">
  <semantics>
    <mrow>
      <mi>x</mi>
    </mrow>
    <annotation encoding="StarMath 5.0">x</annotation>
  </semantics>
</math>
</file>

<file path=Object 30/content.xml><?xml version="1.0" encoding="utf-8"?>
<math xmlns="http://www.w3.org/1998/Math/MathML">
  <semantics>
    <mrow>
      <mi>sin</mi>
      <mi>'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 sin '({0})={1}</annotation>
  </semantics>
</math>
</file>

<file path=Object 31/content.xml><?xml version="1.0" encoding="utf-8"?>
<math xmlns="http://www.w3.org/1998/Math/MathML">
  <semantics>
    <mrow>
      <mi>x</mi>
    </mrow>
    <annotation encoding="StarMath 5.0">x</annotation>
  </semantics>
</math>
</file>

<file path=Object 32/content.xml><?xml version="1.0" encoding="utf-8"?>
<math xmlns="http://www.w3.org/1998/Math/MathML">
  <semantics>
    <mrow>
      <mi>sin</mi>
      <mi>'</mi>
      <mrow>
        <mrow>
          <mo stretchy="false">(</mo>
          <mrow>
            <mi>x</mi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</mrow>
    <annotation encoding="StarMath 5.0"> sin '(x)= cos (x)</annotation>
  </semantics>
</math>
</file>

<file path=Object 33/content.xml><?xml version="1.0" encoding="utf-8"?>
<math xmlns="http://www.w3.org/1998/Math/MathML">
  <semantics>
    <mrow>
      <mi>a</mi>
    </mrow>
    <annotation encoding="StarMath 5.0">a</annotation>
  </semantics>
</math>
</file>

<file path=Object 34/content.xml><?xml version="1.0" encoding="utf-8"?>
<math xmlns="http://www.w3.org/1998/Math/MathML">
  <semantics>
    <mrow>
      <mi>a</mi>
    </mrow>
    <annotation encoding="StarMath 5.0">a</annotation>
  </semantics>
</math>
</file>

<file path=Object 35/content.xml><?xml version="1.0" encoding="utf-8"?>
<math xmlns="http://www.w3.org/1998/Math/MathML">
  <semantics>
    <mrow>
      <mi>h</mi>
    </mrow>
    <annotation encoding="StarMath 5.0">h</annotation>
  </semantics>
</math>
</file>

<file path=Object 36/content.xml><?xml version="1.0" encoding="utf-8"?>
<math xmlns="http://www.w3.org/1998/Math/MathML">
  <semantics>
    <mrow>
      <mfrac>
        <mrow>
          <mi>sin</mi>
          <mrow>
            <mrow>
              <mo stretchy="false">(</mo>
              <mrow>
                <mrow>
                  <mi>a</mi>
                  <mo stretchy="false">+</mo>
                  <mi>h</mi>
                </mrow>
              </mrow>
              <mo stretchy="false">)</mo>
            </mrow>
            <mo stretchy="false">−</mo>
            <mi>sin</mi>
          </mrow>
          <mrow>
            <mi>a</mi>
          </mrow>
        </mrow>
        <mrow>
          <mi>h</mi>
        </mrow>
      </mfrac>
    </mrow>
    <annotation encoding="StarMath 5.0">{ sin (a+h)- sin {a}}over{h}</annotation>
  </semantics>
</math>
</file>

<file path=Object 37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frac>
              <mrow>
                <mrow>
                  <mi>sin</mi>
                  <mrow>
                    <mfrac>
                      <mrow>
                        <mi>h</mi>
                      </mrow>
                      <mrow>
                        <mn>2</mn>
                      </mrow>
                    </mfrac>
                  </mrow>
                </mrow>
              </mrow>
              <mrow>
                <mfrac>
                  <mi>h</mi>
                  <mn>2</mn>
                </mfrac>
              </mrow>
            </mfrac>
          </mrow>
        </mrow>
        <mo stretchy="false">=</mo>
        <mn>1</mn>
      </mrow>
    </mrow>
    <annotation encoding="StarMath 5.0"> lim from{ h rightarrow {0} } { { { sin {{h}over{2}}} }over{h over 2} } = 1</annotation>
  </semantics>
</math>
</file>

<file path=Object 38/content.xml><?xml version="1.0" encoding="utf-8"?>
<math xmlns="http://www.w3.org/1998/Math/MathML">
  <semantics>
    <mrow>
      <mi>h</mi>
      <mi>≠</mi>
      <mrow>
        <mn>0</mn>
      </mrow>
    </mrow>
    <annotation encoding="StarMath 5.0">h≠{0}</annotation>
  </semantics>
</math>
</file>

<file path=Object 39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frac>
              <mrow>
                <mi>sin</mi>
                <mrow>
                  <mrow>
                    <mo stretchy="false">(</mo>
                    <mrow>
                      <mrow>
                        <mi>a</mi>
                        <mo stretchy="false">+</mo>
                        <mi>h</mi>
                      </mrow>
                    </mrow>
                    <mo stretchy="false">)</mo>
                  </mrow>
                  <mo stretchy="false">−</mo>
                  <mi>sin</mi>
                </mrow>
                <mrow>
                  <mi>a</mi>
                </mrow>
              </mrow>
              <mrow>
                <mi>h</mi>
              </mrow>
            </mfrac>
          </mrow>
        </mrow>
        <mo stretchy="false">=</mo>
        <mi>cos</mi>
      </mrow>
      <mrow>
        <mi>a</mi>
      </mrow>
    </mrow>
    <annotation encoding="StarMath 5.0"> lim from{ h rightarrow {0} } {  { sin (a+h)- sin {a}}over{h}} = cos {a}</annotation>
  </semantics>
</math>
</file>

<file path=Object 4/content.xml><?xml version="1.0" encoding="utf-8"?>
<math xmlns="http://www.w3.org/1998/Math/MathML">
  <semantics>
    <mrow>
      <mrow>
        <mfrac>
          <mrow>
            <mi>sin</mi>
            <mrow>
              <mrow>
                <mi>h</mi>
              </mrow>
              <mo stretchy="false">−</mo>
              <mi>sin</mi>
            </mrow>
            <mrow>
              <mn>0</mn>
            </mrow>
          </mrow>
          <mrow>
            <mi>h</mi>
          </mrow>
        </mfrac>
        <mo stretchy="false">=</mo>
        <mfrac>
          <mrow>
            <mi>sin</mi>
            <mrow>
              <mi>h</mi>
            </mrow>
          </mrow>
          <mrow>
            <mi>h</mi>
          </mrow>
        </mfrac>
      </mrow>
    </mrow>
    <annotation encoding="StarMath 5.0">{ sin {h}- sin {0}}over{h}={ sin {h}}over{h}</annotation>
  </semantics>
</math>
</file>

<file path=Object 40/content.xml><?xml version="1.0" encoding="utf-8"?>
<math xmlns="http://www.w3.org/1998/Math/MathML">
  <semantics>
    <mrow>
      <mrow>
        <mrow>
          <mfrac>
            <mrow>
              <mi>sin</mi>
              <mrow>
                <mrow>
                  <mo stretchy="false">(</mo>
                  <mrow>
                    <mrow>
                      <mi>a</mi>
                      <mo stretchy="false">+</mo>
                      <mi>h</mi>
                    </mrow>
                  </mrow>
                  <mo stretchy="false">)</mo>
                </mrow>
                <mo stretchy="false">−</mo>
                <mi>sin</mi>
              </mrow>
              <mrow>
                <mi>a</mi>
              </mrow>
            </mrow>
            <mrow>
              <mi>h</mi>
            </mrow>
          </mfrac>
          <mo stretchy="false">=</mo>
          <mfrac>
            <mrow>
              <mi>sin</mi>
              <mrow>
                <mi>a</mi>
              </mrow>
              <mi>cos</mi>
              <mrow>
                <mrow>
                  <mi>h</mi>
                </mrow>
                <mo stretchy="false">+</mo>
                <mi>sin</mi>
              </mrow>
              <mrow>
                <mi>h</mi>
              </mrow>
              <mi>cos</mi>
              <mrow>
                <mrow>
                  <mi>a</mi>
                </mrow>
                <mo stretchy="false">−</mo>
                <mi>sin</mi>
              </mrow>
              <mrow>
                <mi>a</mi>
              </mrow>
            </mrow>
            <mrow>
              <mi>h</mi>
            </mrow>
          </mfrac>
        </mrow>
        <mo stretchy="false">=</mo>
        <mfrac>
          <mrow>
            <mi>sin</mi>
            <mrow>
              <mi>h</mi>
            </mrow>
            <mi>cos</mi>
            <mrow>
              <mrow>
                <mi>a</mi>
              </mrow>
              <mo stretchy="false">−</mo>
              <mrow>
                <mo stretchy="false">(</mo>
                <mrow>
                  <mrow>
                    <mrow>
                      <mn>1</mn>
                    </mrow>
                    <mo stretchy="false">−</mo>
                    <mi>cos</mi>
                  </mrow>
                  <mrow>
                    <mi>h</mi>
                  </mrow>
                </mrow>
                <mo stretchy="false">)</mo>
              </mrow>
            </mrow>
            <mi>sin</mi>
            <mrow>
              <mi>a</mi>
            </mrow>
          </mrow>
          <mrow>
            <mi>h</mi>
          </mrow>
        </mfrac>
      </mrow>
    </mrow>
    <annotation encoding="StarMath 5.0">{ sin (a+h)- sin {a}}over{h}={ sin {a} cos {h}+ sin {h} cos {a}- sin {a}}over{h}={ sin {h} cos {a}-({1}- cos {h}) sin {a}}over{h}</annotation>
  </semantics>
</math>
</file>

<file path=Object 41/content.xml><?xml version="1.0" encoding="utf-8"?>
<math xmlns="http://www.w3.org/1998/Math/MathML">
  <semantics>
    <mrow>
      <mi>cos</mi>
      <mrow>
        <mrow>
          <mo stretchy="false">(</mo>
          <mrow>
            <mrow>
              <mn>2</mn>
            </mrow>
            <mi>x</mi>
          </mrow>
          <mo stretchy="false">)</mo>
        </mrow>
        <mo stretchy="false">=</mo>
        <mrow>
          <mrow>
            <mn>1</mn>
          </mrow>
          <mo stretchy="false">−</mo>
          <mrow>
            <mn>2</mn>
          </mrow>
        </mrow>
      </mrow>
      <msup>
        <mi>sin</mi>
        <mn>2</mn>
      </msup>
      <mi>x</mi>
    </mrow>
    <annotation encoding="StarMath 5.0"> cos ({2}x)={1}-{2} sin ^2 x</annotation>
  </semantics>
</math>
</file>

<file path=Object 42/content.xml><?xml version="1.0" encoding="utf-8"?>
<math xmlns="http://www.w3.org/1998/Math/MathML">
  <semantics>
    <mrow>
      <mrow>
        <mrow>
          <mn>1</mn>
        </mrow>
        <mo stretchy="false">−</mo>
        <mi>cos</mi>
      </mrow>
      <mrow>
        <mrow>
          <mo stretchy="false">(</mo>
          <mrow>
            <mrow>
              <mn>2</mn>
            </mrow>
            <mi>x</mi>
          </mrow>
          <mo stretchy="false">)</mo>
        </mrow>
        <mo stretchy="false">=</mo>
        <mrow>
          <mn>2</mn>
        </mrow>
      </mrow>
      <msup>
        <mi>sin</mi>
        <mn>2</mn>
      </msup>
      <mrow>
        <mi>x</mi>
      </mrow>
    </mrow>
    <annotation encoding="StarMath 5.0">{1}- cos ({2}x)={2} sin ^2{x}</annotation>
  </semantics>
</math>
</file>

<file path=Object 43/content.xml><?xml version="1.0" encoding="utf-8"?>
<math xmlns="http://www.w3.org/1998/Math/MathML">
  <semantics>
    <mrow>
      <mrow>
        <mn>2</mn>
      </mrow>
      <mrow>
        <mi>x</mi>
        <mo stretchy="false">=</mo>
        <mi>h</mi>
      </mrow>
    </mrow>
    <annotation encoding="StarMath 5.0">{2}x=h</annotation>
  </semantics>
</math>
</file>

<file path=Object 44/content.xml><?xml version="1.0" encoding="utf-8"?>
<math xmlns="http://www.w3.org/1998/Math/MathML">
  <semantics>
    <mrow>
      <mrow>
        <mrow>
          <mn>1</mn>
        </mrow>
        <mo stretchy="false">−</mo>
        <mi>cos</mi>
      </mrow>
      <mrow>
        <mrow>
          <mi>h</mi>
        </mrow>
        <mo stretchy="false">=</mo>
        <mrow>
          <mn>2</mn>
        </mrow>
      </mrow>
      <mrow>
        <msup>
          <mi>sin</mi>
          <mn>2</mn>
        </msup>
        <mrow>
          <mfrac>
            <mrow>
              <mi>h</mi>
            </mrow>
            <mrow>
              <mn>2</mn>
            </mrow>
          </mfrac>
        </mrow>
      </mrow>
    </mrow>
    <annotation encoding="StarMath 5.0">{1}- cos {h}={2}{ sin ^2{{h}over{2}}}</annotation>
  </semantics>
</math>
</file>

<file path=Object 45/content.xml><?xml version="1.0" encoding="utf-8"?>
<math xmlns="http://www.w3.org/1998/Math/MathML">
  <semantics>
    <mrow>
      <mi>sin</mi>
      <mrow>
        <mrow>
          <mo stretchy="false">(</mo>
          <mrow>
            <mrow>
              <mn>2</mn>
            </mrow>
            <mi>x</mi>
          </mrow>
          <mo stretchy="false">)</mo>
        </mrow>
        <mo stretchy="false">=</mo>
        <mrow>
          <mn>2</mn>
        </mrow>
      </mrow>
      <mrow>
        <mi>sin</mi>
        <mrow>
          <mi>x</mi>
        </mrow>
      </mrow>
      <mi>cos</mi>
      <mrow>
        <mi>x</mi>
      </mrow>
    </mrow>
    <annotation encoding="StarMath 5.0"> sin ({2}x)={2}{ sin {x}} cos {x}</annotation>
  </semantics>
</math>
</file>

<file path=Object 46/content.xml><?xml version="1.0" encoding="utf-8"?>
<math xmlns="http://www.w3.org/1998/Math/MathML">
  <semantics>
    <mrow>
      <mrow>
        <mn>2</mn>
      </mrow>
      <mrow>
        <mi>x</mi>
        <mo stretchy="false">=</mo>
        <mi>h</mi>
      </mrow>
    </mrow>
    <annotation encoding="StarMath 5.0">{2}x=h</annotation>
  </semantics>
</math>
</file>

<file path=Object 47/content.xml><?xml version="1.0" encoding="utf-8"?>
<math xmlns="http://www.w3.org/1998/Math/MathML">
  <semantics>
    <mrow>
      <mi>sin</mi>
      <mrow>
        <mrow>
          <mi>h</mi>
        </mrow>
        <mo stretchy="false">=</mo>
        <mrow>
          <mn>2</mn>
        </mrow>
      </mrow>
      <mrow>
        <mi>sin</mi>
        <mrow>
          <mfrac>
            <mrow>
              <mi>h</mi>
            </mrow>
            <mrow>
              <mn>2</mn>
            </mrow>
          </mfrac>
        </mrow>
      </mrow>
      <mi>cos</mi>
      <mrow>
        <mfrac>
          <mrow>
            <mi>h</mi>
          </mrow>
          <mrow>
            <mn>2</mn>
          </mrow>
        </mfrac>
      </mrow>
    </mrow>
    <annotation encoding="StarMath 5.0"> sin {h}={2}{ sin {{h}over{2}}} cos {{h}over{2}}</annotation>
  </semantics>
</math>
</file>

<file path=Object 48/content.xml><?xml version="1.0" encoding="utf-8"?>
<math xmlns="http://www.w3.org/1998/Math/MathML">
  <semantics>
    <mrow>
      <mrow>
        <mrow>
          <mfrac>
            <mrow>
              <mi>sin</mi>
              <mrow>
                <mrow>
                  <mo stretchy="false">(</mo>
                  <mrow>
                    <mrow>
                      <mi>a</mi>
                      <mo stretchy="false">+</mo>
                      <mi>h</mi>
                    </mrow>
                  </mrow>
                  <mo stretchy="false">)</mo>
                </mrow>
                <mo stretchy="false">−</mo>
                <mi>sin</mi>
              </mrow>
              <mrow>
                <mi>a</mi>
              </mrow>
            </mrow>
            <mrow>
              <mi>h</mi>
            </mrow>
          </mfrac>
          <mo stretchy="false">=</mo>
          <mfrac>
            <mrow>
              <mrow>
                <mn>2</mn>
              </mrow>
              <mrow>
                <mi>sin</mi>
                <mrow>
                  <mfrac>
                    <mrow>
                      <mi>h</mi>
                    </mrow>
                    <mrow>
                      <mn>2</mn>
                    </mrow>
                  </mfrac>
                </mrow>
              </mrow>
              <mi>cos</mi>
              <mrow>
                <mfrac>
                  <mrow>
                    <mi>h</mi>
                  </mrow>
                  <mrow>
                    <mn>2</mn>
                  </mrow>
                </mfrac>
              </mrow>
              <mi>cos</mi>
              <mrow>
                <mrow>
                  <mi>a</mi>
                </mrow>
                <mo stretchy="false">−</mo>
                <mn>2</mn>
              </mrow>
              <mrow>
                <msup>
                  <mi>sin</mi>
                  <mn>2</mn>
                </msup>
                <mrow>
                  <mfrac>
                    <mrow>
                      <mi>h</mi>
                    </mrow>
                    <mrow>
                      <mn>2</mn>
                    </mrow>
                  </mfrac>
                </mrow>
              </mrow>
              <mi>sin</mi>
              <mrow>
                <mi>a</mi>
              </mrow>
            </mrow>
            <mrow>
              <mi>h</mi>
            </mrow>
          </mfrac>
        </mrow>
        <mo stretchy="false">=</mo>
        <mfrac>
          <mrow>
            <mrow>
              <mn>2</mn>
            </mrow>
            <mrow>
              <mi>sin</mi>
              <mrow>
                <mfrac>
                  <mrow>
                    <mi>h</mi>
                  </mrow>
                  <mrow>
                    <mn>2</mn>
                  </mrow>
                </mfrac>
              </mrow>
            </mrow>
            <mfenced open="[" close="]">
              <mrow>
                <mi>cos</mi>
                <mrow>
                  <mfrac>
                    <mrow>
                      <mi>h</mi>
                    </mrow>
                    <mrow>
                      <mn>2</mn>
                    </mrow>
                  </mfrac>
                </mrow>
                <mi>cos</mi>
                <mrow>
                  <mrow>
                    <mi>a</mi>
                  </mrow>
                  <mo stretchy="false">−</mo>
                  <mrow>
                    <mi>sin</mi>
                    <mrow>
                      <mfrac>
                        <mrow>
                          <mi>h</mi>
                        </mrow>
                        <mrow>
                          <mn>2</mn>
                        </mrow>
                      </mfrac>
                    </mrow>
                  </mrow>
                </mrow>
                <mi>sin</mi>
                <mrow>
                  <mi>a</mi>
                </mrow>
              </mrow>
            </mfenced>
          </mrow>
          <mrow>
            <mi>h</mi>
          </mrow>
        </mfrac>
      </mrow>
    </mrow>
    <annotation encoding="StarMath 5.0">{ sin (a+h)- sin {a}}over{h}={ {2}{ sin {{h}over{2}}} cos {{h}over{2}} cos {a}-2{ sin^2 {{h}over{2}}} sin {a}}over{h}={ {2}{ sin {{h}over{2}}} left[cos {{h}over{2}} cos {a}-{ sin {{h}over{2}}} sin {a}right]}over{h}</annotation>
  </semantics>
</math>
</file>

<file path=Object 49/content.xml><?xml version="1.0" encoding="utf-8"?>
<math xmlns="http://www.w3.org/1998/Math/MathML">
  <semantics>
    <mrow>
      <mi>x</mi>
    </mrow>
    <annotation encoding="StarMath 5.0">x</annotation>
  </semantics>
</math>
</file>

<file path=Object 5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i>cos</mi>
            <mfenced open="(" close=")">
              <mrow>
                <mrow>
                  <mi>a</mi>
                  <mo stretchy="false">+</mo>
                  <mfrac>
                    <mrow>
                      <mi>h</mi>
                    </mrow>
                    <mrow>
                      <mn>2</mn>
                    </mrow>
                  </mfrac>
                </mrow>
              </mrow>
            </mfenced>
          </mrow>
        </mrow>
        <mo stretchy="false">=</mo>
        <mi>cos</mi>
      </mrow>
      <mrow>
        <mi>a</mi>
      </mrow>
    </mrow>
    <annotation encoding="StarMath 5.0"> lim from{ h rightarrow {0} } {  cos  left(a+{h}over{2} right)} = cos {a}</annotation>
  </semantics>
</math>
</file>

<file path=Object 50/content.xml><?xml version="1.0" encoding="utf-8"?>
<math xmlns="http://www.w3.org/1998/Math/MathML">
  <semantics>
    <mrow>
      <mi>sin</mi>
      <mi>'</mi>
      <mrow>
        <mrow>
          <mo stretchy="false">(</mo>
          <mrow>
            <mi>x</mi>
          </mrow>
          <mo stretchy="false">)</mo>
        </mrow>
        <mo stretchy="false">=</mo>
        <mi>cos</mi>
      </mrow>
      <mrow>
        <mi>x</mi>
      </mrow>
    </mrow>
    <annotation encoding="StarMath 5.0"> sin '(x)= cos {x}</annotation>
  </semantics>
</math>
</file>

<file path=Object 51/content.xml><?xml version="1.0" encoding="utf-8"?>
<math xmlns="http://www.w3.org/1998/Math/MathML">
  <semantics>
    <mrow>
      <mi>cos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sin</mi>
        </mrow>
      </mrow>
      <mrow>
        <mi>x</mi>
      </mrow>
    </mrow>
    <annotation encoding="StarMath 5.0"> cos '(x)=- sin {x}</annotation>
  </semantics>
</math>
</file>

<file path=Object 52/content.xml><?xml version="1.0" encoding="utf-8"?>
<math xmlns="http://www.w3.org/1998/Math/MathML">
  <semantics>
    <mrow>
      <mi>x</mi>
    </mrow>
    <annotation encoding="StarMath 5.0">x</annotation>
  </semantics>
</math>
</file>

<file path=Object 53/content.xml><?xml version="1.0" encoding="utf-8"?>
<math xmlns="http://www.w3.org/1998/Math/MathML">
  <semantics>
    <mrow>
      <mi>cos</mi>
      <mrow>
        <mrow>
          <mi>x</mi>
        </mrow>
        <mo stretchy="false">=</mo>
        <mi>sin</mi>
      </mrow>
      <mfenced open="(" close=")">
        <mrow>
          <mrow>
            <mi>x</mi>
            <mo stretchy="false">+</mo>
            <mfrac>
              <mrow>
                <mo stretchy="false">π</mo>
              </mrow>
              <mrow>
                <mn>2</mn>
              </mrow>
            </mfrac>
          </mrow>
        </mrow>
      </mfenced>
    </mrow>
    <annotation encoding="StarMath 5.0"> cos {x}= sin  left(x+ {%pi }over{2} right)</annotation>
  </semantics>
</math>
</file>

<file path=Object 54/content.xml><?xml version="1.0" encoding="utf-8"?>
<math xmlns="http://www.w3.org/1998/Math/MathML">
  <semantics>
    <mrow>
      <mi>f</mi>
    </mrow>
    <annotation encoding="StarMath 5.0">f</annotation>
  </semantics>
</math>
</file>

<file path=Object 55/content.xml><?xml version="1.0" encoding="utf-8"?>
<math xmlns="http://www.w3.org/1998/Math/MathML">
  <semantics>
    <mrow>
      <mi>x</mi>
    </mrow>
    <annotation encoding="StarMath 5.0">x</annotation>
  </semantics>
</math>
</file>

<file path=Object 56/content.xml><?xml version="1.0" encoding="utf-8"?>
<math xmlns="http://www.w3.org/1998/Math/MathML">
  <semantics>
    <mrow>
      <mi>sin</mi>
      <mfenced open="(" close=")">
        <mrow>
          <mrow>
            <mi>x</mi>
            <mo stretchy="false">+</mo>
            <mfrac>
              <mrow>
                <mo stretchy="false">π</mo>
              </mrow>
              <mrow>
                <mn>2</mn>
              </mrow>
            </mfrac>
          </mrow>
        </mrow>
      </mfenced>
    </mrow>
    <annotation encoding="StarMath 5.0"> sin  left(x+ {%pi }over{2} right)</annotation>
  </semantics>
</math>
</file>

<file path=Object 57/content.xml><?xml version="1.0" encoding="utf-8"?>
<math xmlns="http://www.w3.org/1998/Math/MathML">
  <semantics>
    <mrow>
      <mi>x</mi>
    </mrow>
    <annotation encoding="StarMath 5.0">x</annotation>
  </semantics>
</math>
</file>

<file path=Object 58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row>
            <mn>1</mn>
          </mrow>
          <mo stretchy="false">×</mo>
          <mi>sin</mi>
        </mrow>
      </mrow>
      <mi>'</mi>
      <mrow>
        <mfenced open="(" close=")">
          <mrow>
            <mrow>
              <mi>x</mi>
              <mo stretchy="false">+</mo>
              <mfrac>
                <mrow>
                  <mo stretchy="false">π</mo>
                </mrow>
                <mrow>
                  <mn>2</mn>
                </mrow>
              </mfrac>
            </mrow>
          </mrow>
        </mfenced>
        <mo stretchy="false">=</mo>
        <mi>cos</mi>
      </mrow>
      <mrow>
        <mfenced open="(" close=")">
          <mrow>
            <mrow>
              <mi>x</mi>
              <mo stretchy="false">+</mo>
              <mfrac>
                <mrow>
                  <mo stretchy="false">π</mo>
                </mrow>
                <mrow>
                  <mn>2</mn>
                </mrow>
              </mfrac>
            </mrow>
          </mrow>
        </mfenced>
        <mo stretchy="false">=</mo>
        <mrow>
          <mo stretchy="false">−</mo>
          <mi>sin</mi>
        </mrow>
      </mrow>
      <mrow>
        <mi>x</mi>
      </mrow>
    </mrow>
    <annotation encoding="StarMath 5.0">f'(x)={1} times  sin ' left(x+ {%pi }over{2} right)= cos  left(x+ {%pi }over{2} right)=- sin {x}</annotation>
  </semantics>
</math>
</file>

<file path=Object 59/content.xml><?xml version="1.0" encoding="utf-8"?>
<math xmlns="http://www.w3.org/1998/Math/MathML">
  <semantics>
    <mrow>
      <mi>cos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sin</mi>
        </mrow>
      </mrow>
      <mrow>
        <mi>x</mi>
      </mrow>
    </mrow>
    <annotation encoding="StarMath 5.0"> cos '(x)=- sin {x}</annotation>
  </semantics>
</math>
</file>

<file path=Object 6/content.xml><?xml version="1.0" encoding="utf-8"?>
<math xmlns="http://www.w3.org/1998/Math/MathML">
  <semantics>
    <mrow>
      <mi>cos</mi>
      <mrow>
        <mi>x</mi>
      </mrow>
    </mrow>
    <annotation encoding="StarMath 5.0"> cos {x}</annotation>
  </semantics>
</math>
</file>

<file path=Object 60/content.xml><?xml version="1.0" encoding="utf-8"?>
<math xmlns="http://www.w3.org/1998/Math/MathML">
  <semantics>
    <mrow>
      <mfenced open="[" close="]">
        <mrow>
          <mrow>
            <mn>0</mn>
          </mrow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{0} nitalic;  {%pi } right]</annotation>
  </semantics>
</math>
</file>

<file path=Object 61/content.xml><?xml version="1.0" encoding="utf-8"?>
<math xmlns="http://www.w3.org/1998/Math/MathML">
  <semantics>
    <mrow>
      <mi>x</mi>
    </mrow>
    <annotation encoding="StarMath 5.0">x</annotation>
  </semantics>
</math>
</file>

<file path=Object 62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0 nitalic;  { %pi} right]</annotation>
  </semantics>
</math>
</file>

<file path=Object 63/content.xml><?xml version="1.0" encoding="utf-8"?>
<math xmlns="http://www.w3.org/1998/Math/MathML">
  <semantics>
    <mrow>
      <mi>sin</mi>
      <mi>'</mi>
      <mrow>
        <mrow>
          <mo stretchy="false">(</mo>
          <mrow>
            <mi>x</mi>
          </mrow>
          <mo stretchy="false">)</mo>
        </mrow>
        <mo stretchy="false">=</mo>
        <mi>cos</mi>
      </mrow>
      <mrow>
        <mi>x</mi>
      </mrow>
    </mrow>
    <annotation encoding="StarMath 5.0"> sin '(x)= cos {x}</annotation>
  </semantics>
</math>
</file>

<file path=Object 64/content.xml><?xml version="1.0" encoding="utf-8"?>
<math xmlns="http://www.w3.org/1998/Math/MathML">
  <semantics>
    <mrow>
      <mi>cos</mi>
      <mrow>
        <mrow>
          <mo stretchy="false">(</mo>
          <mrow>
            <mi>x</mi>
          </mrow>
          <mo stretchy="false">)</mo>
        </mrow>
        <mo stretchy="false">⩾</mo>
        <mrow>
          <mn>0</mn>
        </mrow>
      </mrow>
    </mrow>
    <annotation encoding="StarMath 5.0"> cos (x) geslant {0}</annotation>
  </semantics>
</math>
</file>

<file path=Object 65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frac>
            <mrow>
              <mo stretchy="false">π</mo>
            </mrow>
            <mrow>
              <mn>2</mn>
            </mrow>
          </mfrac>
        </mrow>
      </mfenced>
    </mrow>
    <annotation encoding="StarMath 5.0"> left[0 nitalic;  { %pi}over{2} right]</annotation>
  </semantics>
</math>
</file>

<file path=Object 66/content.xml><?xml version="1.0" encoding="utf-8"?>
<math xmlns="http://www.w3.org/1998/Math/MathML">
  <semantics>
    <mrow>
      <mi>cos</mi>
      <mrow>
        <mrow>
          <mi>x</mi>
        </mrow>
        <mo stretchy="false">⩽</mo>
        <mrow>
          <mn>0</mn>
        </mrow>
      </mrow>
    </mrow>
    <annotation encoding="StarMath 5.0"> cos {x} leslant {0}</annotation>
  </semantics>
</math>
</file>

<file path=Object 67/content.xml><?xml version="1.0" encoding="utf-8"?>
<math xmlns="http://www.w3.org/1998/Math/MathML">
  <semantics>
    <mrow>
      <mfenced open="[" close="]">
        <mrow>
          <mfrac>
            <mrow>
              <mo stretchy="false">π</mo>
            </mrow>
            <mrow>
              <mn>2</mn>
            </mrow>
          </mfrac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 {%pi }over{2} nitalic; {%pi } right]</annotation>
  </semantics>
</math>
</file>

<file path=Object 68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frac>
            <mrow>
              <mo stretchy="false">π</mo>
            </mrow>
            <mrow>
              <mn>2</mn>
            </mrow>
          </mfrac>
        </mrow>
      </mfenced>
    </mrow>
    <annotation encoding="StarMath 5.0"> left[0 nitalic;  { %pi}over{2} right]</annotation>
  </semantics>
</math>
</file>

<file path=Object 69/content.xml><?xml version="1.0" encoding="utf-8"?>
<math xmlns="http://www.w3.org/1998/Math/MathML">
  <semantics>
    <mrow>
      <mfenced open="[" close="]">
        <mrow>
          <mfrac>
            <mrow>
              <mo stretchy="false">π</mo>
            </mrow>
            <mrow>
              <mn>2</mn>
            </mrow>
          </mfrac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 {%pi }over{2} nitalic; {%pi } right]</annotation>
  </semantics>
</math>
</file>

<file path=Object 7/content.xml><?xml version="1.0" encoding="utf-8"?>
<math xmlns="http://www.w3.org/1998/Math/MathML">
  <semantics>
    <mrow>
      <mi>x</mi>
    </mrow>
    <annotation encoding="StarMath 5.0">x</annotation>
  </semantics>
</math>
</file>

<file path=Object 70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71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72/content.xml><?xml version="1.0" encoding="utf-8"?>
<math xmlns="http://www.w3.org/1998/Math/MathML">
  <semantics>
    <mrow>
      <mi>sin</mi>
      <mi>'</mi>
      <mrow>
        <mo stretchy="false">(</mo>
        <mrow>
          <mi>x</mi>
        </mrow>
        <mo stretchy="false">)</mo>
      </mrow>
    </mrow>
    <annotation encoding="StarMath 5.0"> sin '(x)</annotation>
  </semantics>
</math>
</file>

<file path=Object 73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</mrow>
    <annotation encoding="StarMath 5.0"> sin (x)</annotation>
  </semantics>
</math>
</file>

<file path=Object 74/content.xml><?xml version="1.0" encoding="utf-8"?>
<math xmlns="http://www.w3.org/1998/Math/MathML">
  <semantics>
    <mrow>
      <mfrac>
        <mo stretchy="false">π</mo>
        <mn>2</mn>
      </mfrac>
    </mrow>
    <annotation encoding="StarMath 5.0">%pi over 2</annotation>
  </semantics>
</math>
</file>

<file path=Object 75/content.xml><?xml version="1.0" encoding="utf-8"?>
<math xmlns="http://www.w3.org/1998/Math/MathML">
  <semantics>
    <mrow>
      <mrow>
        <mo stretchy="false">π</mo>
      </mrow>
    </mrow>
    <annotation encoding="StarMath 5.0">{%pi}</annotation>
  </semantics>
</math>
</file>

<file path=Object 76/content.xml><?xml version="1.0" encoding="utf-8"?>
<math xmlns="http://www.w3.org/1998/Math/MathML">
  <semantics>
    <mrow>
      <mrow>
        <mo stretchy="false">[</mo>
        <mo stretchy="false">−</mo>
        <mo stretchy="false">π</mo>
      </mrow>
      <mstyle mathvariant="normal">
        <mrow>
          <mi mathvariant="normal">;</mi>
        </mrow>
      </mstyle>
      <mo stretchy="false">π</mo>
      <mo stretchy="false">]</mo>
    </mrow>
    <annotation encoding="StarMath 5.0">\[- %pi  nitalic;  %pi \]</annotation>
  </semantics>
</math>
</file>

<file path=Object 77/content.xml><?xml version="1.0" encoding="utf-8"?>
<math xmlns="http://www.w3.org/1998/Math/MathML">
  <semantics>
    <mrow>
      <mi>x</mi>
    </mrow>
    <annotation encoding="StarMath 5.0">x</annotation>
  </semantics>
</math>
</file>

<file path=Object 78/content.xml><?xml version="1.0" encoding="utf-8"?>
<math xmlns="http://www.w3.org/1998/Math/MathML">
  <semantics>
    <mrow>
      <mi>sin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row>
          <mo stretchy="false">−</mo>
          <mi>sin</mi>
        </mrow>
      </mrow>
      <mrow>
        <mo stretchy="false">(</mo>
        <mrow>
          <mi>x</mi>
        </mrow>
        <mo stretchy="false">)</mo>
      </mrow>
    </mrow>
    <annotation encoding="StarMath 5.0"> sin (-x)=- sin (x)</annotation>
  </semantics>
</math>
</file>

<file path=Object 79/content.xml><?xml version="1.0" encoding="utf-8"?>
<math xmlns="http://www.w3.org/1998/Math/MathML">
  <semantics>
    <mrow>
      <mi>f</mi>
    </mrow>
    <annotation encoding="StarMath 5.0">f</annotation>
  </semantics>
</math>
</file>

<file path=Object 8/content.xml><?xml version="1.0" encoding="utf-8"?>
<math xmlns="http://www.w3.org/1998/Math/MathML">
  <semantics>
    <mrow>
      <mi>cos</mi>
      <mrow>
        <mi>x</mi>
      </mrow>
    </mrow>
    <annotation encoding="StarMath 5.0"> cos {x}</annotation>
  </semantics>
</math>
</file>

<file path=Object 80/content.xml><?xml version="1.0" encoding="utf-8"?>
<math xmlns="http://www.w3.org/1998/Math/MathML">
  <semantics>
    <mrow>
      <mi>f</mi>
    </mrow>
    <annotation encoding="StarMath 5.0">f</annotation>
  </semantics>
</math>
</file>

<file path=Object 81/content.xml><?xml version="1.0" encoding="utf-8"?>
<math xmlns="http://www.w3.org/1998/Math/MathML">
  <semantics>
    <mrow>
      <mi>x</mi>
    </mrow>
    <annotation encoding="StarMath 5.0">x</annotation>
  </semantics>
</math>
</file>

<file path=Object 82/content.xml><?xml version="1.0" encoding="utf-8"?>
<math xmlns="http://www.w3.org/1998/Math/MathML">
  <semantics>
    <mrow>
      <mrow>
        <mo stretchy="false">(</mo>
        <mrow>
          <mrow>
            <mo stretchy="false">−</mo>
            <mi>x</mi>
          </mrow>
        </mrow>
        <mo stretchy="false">)</mo>
      </mrow>
    </mrow>
    <annotation encoding="StarMath 5.0">(-x)</annotation>
  </semantics>
</math>
</file>

<file path=Object 83/content.xml><?xml version="1.0" encoding="utf-8"?>
<math xmlns="http://www.w3.org/1998/Math/MathML">
  <semantics>
    <mrow>
      <mi>f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row>
          <mo stretchy="false">−</mo>
          <mi>f</mi>
        </mrow>
      </mrow>
      <mrow>
        <mo stretchy="false">(</mo>
        <mrow>
          <mi>x</mi>
        </mrow>
        <mo stretchy="false">)</mo>
      </mrow>
    </mrow>
    <annotation encoding="StarMath 5.0">f(-x)=-f(x)</annotation>
  </semantics>
</math>
</file>

<file path=Object 84/content.xml><?xml version="1.0" encoding="utf-8"?>
<math xmlns="http://www.w3.org/1998/Math/MathML">
  <semantics>
    <mrow>
      <mfrac>
        <mrow>
          <mi>sin</mi>
          <mrow>
            <mi>x</mi>
          </mrow>
        </mrow>
        <mi>x</mi>
      </mfrac>
    </mrow>
    <annotation encoding="StarMath 5.0">{sin{x}} over x</annotation>
  </semantics>
</math>
</file>

<file path=Object 85/content.xml><?xml version="1.0" encoding="utf-8"?>
<math xmlns="http://www.w3.org/1998/Math/MathML">
  <semantics>
    <mrow>
      <mi>cos</mi>
      <mi>x</mi>
    </mrow>
    <annotation encoding="StarMath 5.0">cos x</annotation>
  </semantics>
</math>
</file>

<file path=Object 86/content.xml><?xml version="1.0" encoding="utf-8"?>
<math xmlns="http://www.w3.org/1998/Math/MathML">
  <semantics>
    <mrow>
      <mi>sin</mi>
      <mi>x</mi>
    </mrow>
    <annotation encoding="StarMath 5.0">sin x</annotation>
  </semantics>
</math>
</file>

<file path=Object 87/content.xml><?xml version="1.0" encoding="utf-8"?>
<math xmlns="http://www.w3.org/1998/Math/MathML">
  <semantics>
    <mrow>
      <mi>f</mi>
    </mrow>
    <annotation encoding="StarMath 5.0">f</annotation>
  </semantics>
</math>
</file>

<file path=Object 88/content.xml><?xml version="1.0" encoding="utf-8"?>
<math xmlns="http://www.w3.org/1998/Math/MathML">
  <semantics>
    <mrow>
      <mi>f</mi>
    </mrow>
    <annotation encoding="StarMath 5.0">f</annotation>
  </semantics>
</math>
</file>

<file path=Object 89/content.xml><?xml version="1.0" encoding="utf-8"?>
<math xmlns="http://www.w3.org/1998/Math/MathML">
  <semantics>
    <mrow>
      <mi>x</mi>
    </mrow>
    <annotation encoding="StarMath 5.0">x</annotation>
  </semantics>
</math>
</file>

<file path=Object 9/content.xml><?xml version="1.0" encoding="utf-8"?>
<math xmlns="http://www.w3.org/1998/Math/MathML">
  <semantics>
    <mrow>
      <mi>x</mi>
    </mrow>
    <annotation encoding="StarMath 5.0">x</annotation>
  </semantics>
</math>
</file>

<file path=Object 90/content.xml><?xml version="1.0" encoding="utf-8"?>
<math xmlns="http://www.w3.org/1998/Math/MathML">
  <semantics>
    <mrow>
      <mrow>
        <mo stretchy="false">(</mo>
        <mrow>
          <mstyle mathvariant="normal">
            <mrow>
              <mrow>
                <mi mathvariant="normal">O</mi>
              </mrow>
            </mrow>
          </mstyle>
          <mstyle mathvariant="normal">
            <mrow>
              <mi mathvariant="normal">;</mi>
            </mrow>
          </mstyle>
          <mover accent="true">
            <mrow>
              <mi>i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j</mi>
            </mrow>
            <mo stretchy="false">⃗</mo>
          </mover>
        </mrow>
        <mo stretchy="false">)</mo>
      </mrow>
    </mrow>
    <annotation encoding="StarMath 5.0">(nitalic  nitalic{O} nitalic ; vec {i} nitalic , vec {j})</annotation>
  </semantics>
</math>
</file>

<file path=Object 91/content.xml><?xml version="1.0" encoding="utf-8"?>
<math xmlns="http://www.w3.org/1998/Math/MathML">
  <semantics>
    <mrow>
      <mstyle mathvariant="normal">
        <mrow>
          <mrow>
            <mi mathvariant="normal">T</mi>
          </mrow>
        </mrow>
      </mstyle>
      <mover accent="true">
        <mrow>
          <mi>i</mi>
        </mrow>
        <mo stretchy="false">⃗</mo>
      </mover>
    </mrow>
    <annotation encoding="StarMath 5.0"> nitalic{T} widevec {i}</annotation>
  </semantics>
</math>
</file>

<file path=Object 92/content.xml><?xml version="1.0" encoding="utf-8"?>
<math xmlns="http://www.w3.org/1998/Math/MathML">
  <semantics>
    <mrow>
      <mi>f</mi>
    </mrow>
    <annotation encoding="StarMath 5.0">f</annotation>
  </semantics>
</math>
</file>

<file path=Object 93/content.xml><?xml version="1.0" encoding="utf-8"?>
<math xmlns="http://www.w3.org/1998/Math/MathML">
  <semantics>
    <mrow>
      <mi>x</mi>
    </mrow>
    <annotation encoding="StarMath 5.0">x</annotation>
  </semantics>
</math>
</file>

<file path=Object 94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row>
        <mo stretchy="false">(</mo>
        <mrow>
          <mi>x</mi>
          <mstyle mathvariant="normal">
            <mrow>
              <mi mathvariant="normal">;</mi>
            </mrow>
          </mstyle>
          <mi>sin</mi>
          <mrow>
            <mi>x</mi>
          </mrow>
        </mrow>
        <mo stretchy="false">)</mo>
      </mrow>
    </mrow>
    <annotation encoding="StarMath 5.0"> nitalic{M}(x nitalic;  sin {x})</annotation>
  </semantics>
</math>
</file>

<file path=Object 95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  <mrow>
        <mo stretchy="false">(</mo>
        <mrow>
          <mrow>
            <mo stretchy="false">−</mo>
            <mi>x</mi>
          </mrow>
          <mstyle mathvariant="normal">
            <mrow>
              <mi mathvariant="normal">;</mi>
            </mrow>
          </mstyle>
          <mi>sin</mi>
          <mrow>
            <mo stretchy="false">(</mo>
            <mrow>
              <mrow>
                <mo stretchy="false">−</mo>
                <mi>x</mi>
              </mrow>
            </mrow>
            <mo stretchy="false">)</mo>
          </mrow>
        </mrow>
        <mo stretchy="false">)</mo>
      </mrow>
    </mrow>
    <annotation encoding="StarMath 5.0"> nitalic{M}'(-x nitalic;  sin (-x))</annotation>
  </semantics>
</math>
</file>

<file path=Object 96/content.xml><?xml version="1.0" encoding="utf-8"?>
<math xmlns="http://www.w3.org/1998/Math/MathML">
  <semantics>
    <mrow>
      <mrow>
        <mfrac>
          <mrow>
            <mrow>
              <mi>x</mi>
              <mo stretchy="false">+</mo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</mrow>
          </mrow>
          <mrow>
            <mn>2</mn>
          </mrow>
        </mfrac>
        <mo stretchy="false">=</mo>
        <mrow>
          <mn>0</mn>
        </mrow>
      </mrow>
    </mrow>
    <annotation encoding="StarMath 5.0">{x+(-x)}over{2}={0}</annotation>
  </semantics>
</math>
</file>

<file path=Object 97/content.xml><?xml version="1.0" encoding="utf-8"?>
<math xmlns="http://www.w3.org/1998/Math/MathML">
  <semantics>
    <mrow>
      <mrow>
        <mrow>
          <mfrac>
            <mrow>
              <mi>sin</mi>
              <mrow>
                <mrow>
                  <mi>x</mi>
                </mrow>
                <mo stretchy="false">+</mo>
                <mi>sin</mi>
              </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</mrow>
            <mrow>
              <mn>2</mn>
            </mrow>
          </mfrac>
          <mo stretchy="false">=</mo>
          <mfrac>
            <mrow>
              <mi>sin</mi>
              <mrow>
                <mrow>
                  <mi>x</mi>
                </mrow>
                <mo stretchy="false">−</mo>
                <mi>sin</mi>
              </mrow>
              <mrow>
                <mi>x</mi>
              </mrow>
            </mrow>
            <mrow>
              <mn>2</mn>
            </mrow>
          </mfrac>
        </mrow>
        <mo stretchy="false">=</mo>
        <mrow>
          <mn>0</mn>
        </mrow>
      </mrow>
    </mrow>
    <annotation encoding="StarMath 5.0">{ sin {x}+ sin (-x)}over{2}={ sin {x}- sin {x}}over{2}={0}</annotation>
  </semantics>
</math>
</file>

<file path=Object 98/content.xml><?xml version="1.0" encoding="utf-8"?>
<math xmlns="http://www.w3.org/1998/Math/MathML">
  <semantics>
    <mrow>
      <mo stretchy="false">[</mo>
      <mstyle mathvariant="normal">
        <mrow>
          <mrow>
            <mi>MM</mi>
          </mrow>
        </mrow>
      </mstyle>
      <mi>'</mi>
      <mo stretchy="false">]</mo>
    </mrow>
    <annotation encoding="StarMath 5.0">\[ nitalic{MM}'\]</annotation>
  </semantics>
</math>
</file>

<file path=Object 99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